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oto Serif Tibetan" svg:font-family="'Noto Serif Tibet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1528in"/>
    </style:style>
    <style:style style:name="co3" style:family="table-column">
      <style:table-column-properties fo:break-before="auto" style:column-width="0.9583in"/>
    </style:style>
    <style:style style:name="co5" style:family="table-column">
      <style:table-column-properties fo:break-before="auto" style:column-width="0.1in"/>
    </style:style>
    <style:style style:name="co4" style:family="table-column">
      <style:table-column-properties fo:break-before="auto" style:column-width="0.8925in"/>
    </style:style>
    <style:style style:name="co6" style:family="table-column">
      <style:table-column-properties fo:break-before="auto" style:column-width="0.3661in"/>
    </style:style>
    <style:style style:name="co7" style:family="table-column">
      <style:table-column-properties fo:break-before="auto" style:column-width="0.789in"/>
    </style:style>
    <style:style style:name="co8" style:family="table-column">
      <style:table-column-properties fo:break-before="auto" style:column-width="0.8563in"/>
    </style:style>
    <style:style style:name="co9" style:family="table-column">
      <style:table-column-properties fo:break-before="auto" style:column-width="0.4508in"/>
    </style:style>
    <style:style style:name="co10" style:family="table-column">
      <style:table-column-properties fo:break-before="auto" style:column-width="0.5181in"/>
    </style:style>
    <style:style style:name="co11" style:family="table-column">
      <style:table-column-properties fo:break-before="auto" style:column-width="0.6783in"/>
    </style:style>
    <style:style style:name="co12" style:family="table-column">
      <style:table-column-properties fo:break-before="auto" style:column-width="0.8819in"/>
    </style:style>
    <style:style style:name="co13" style:family="table-column">
      <style:table-column-properties fo:break-before="auto" style:column-width="0.848in"/>
    </style:style>
    <style:style style:name="co14" style:family="table-column">
      <style:table-column-properties fo:break-before="auto" style:column-width="1.889in"/>
    </style:style>
    <style:style style:name="co15" style:family="table-column">
      <style:table-column-properties fo:break-before="auto" style:column-width="0.4756in"/>
    </style:style>
    <style:style style:name="co16" style:family="table-column">
      <style:table-column-properties fo:break-before="auto" style:column-width="0.4083in"/>
    </style:style>
    <style:style style:name="co17" style:family="table-column">
      <style:table-column-properties fo:break-before="auto" style:column-width="2.0071in"/>
    </style:style>
    <style:style style:name="co19" style:family="table-column">
      <style:table-column-properties fo:break-before="auto" style:column-width="1.948in"/>
    </style:style>
    <style:style style:name="co20" style:family="table-column">
      <style:table-column-properties fo:break-before="auto" style:column-width="0.3992in"/>
    </style:style>
    <style:style style:name="co21" style:family="table-column">
      <style:table-column-properties fo:break-before="auto" style:column-width="0.3909in"/>
    </style:style>
    <style:style style:name="co22" style:family="table-column">
      <style:table-column-properties fo:break-before="auto" style:column-width="0.4925in"/>
    </style:style>
    <style:style style:name="co23" style:family="table-column">
      <style:table-column-properties fo:break-before="auto" style:column-width="0.9835in"/>
    </style:style>
    <style:style style:name="co24" style:family="table-column">
      <style:table-column-properties fo:break-before="auto" style:column-width="0.9409in"/>
    </style:style>
    <style:style style:name="co25" style:family="table-column">
      <style:table-column-properties fo:break-before="auto" style:column-width="0.5in"/>
    </style:style>
    <style:style style:name="ro1" style:family="table-row">
      <style:table-row-properties style:row-height="0.1866in" fo:break-before="auto" style:use-optimal-row-height="true"/>
    </style:style>
    <style:style style:name="ro2" style:family="table-row">
      <style:table-row-properties style:row-height="0.1in" fo:break-before="auto" style:use-optimal-row-height="false"/>
    </style:style>
    <style:style style:name="ro3" style:family="table-row">
      <style:table-row-properties style:row-height="0.05in" fo:break-before="auto" style:use-optimal-row-height="false"/>
    </style:style>
    <style:style style:name="ro4" style:family="table-row">
      <style:table-row-properties style:row-height="0.4043in" fo:break-before="auto" style:use-optimal-row-height="true"/>
    </style:style>
    <style:style style:name="ro5" style:family="table-row">
      <style:table-row-properties style:row-height="0.19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fo:background-color="#9999ff"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text-properties fo:font-size="6pt" fo:font-weight="bold" style:font-size-asian="6pt" style:font-weight-asian="bold" style:font-size-complex="6pt" style:font-weight-complex="bold"/>
    </style:style>
    <style:style style:name="ce4" style:family="table-cell" style:parent-style-name="Default">
      <style:table-cell-properties style:text-align-source="fix" style:repeat-content="false" style:vertical-align="middle"/>
      <style:paragraph-properties fo:text-align="center" fo:margin-left="0in"/>
      <style:text-properties fo:font-size="9pt" style:font-size-asian="9pt" style:font-size-complex="9pt"/>
    </style:style>
    <style:style style:name="ce5" style:family="table-cell" style:parent-style-name="Default">
      <style:table-cell-properties style:text-align-source="fix" style:repeat-content="false" style:vertical-align="middle"/>
      <style:paragraph-properties fo:text-align="start" fo:margin-left="0.0693in"/>
      <style:text-properties style:font-name-complex="Noto Serif Tibetan"/>
    </style:style>
    <style:style style:name="ce6" style:family="table-cell" style:parent-style-name="Default">
      <style:table-cell-properties fo:background-color="#9999ff" style:text-align-source="fix" style:repeat-content="false" style:vertical-align="middle"/>
      <style:paragraph-properties fo:text-align="start" fo:margin-left="0.0693in"/>
      <style:text-properties style:font-name-complex="Noto Serif Tibetan"/>
    </style:style>
    <style:style style:name="ce7" style:family="table-cell" style:parent-style-name="Default">
      <style:table-cell-properties style:text-align-source="fix" style:repeat-content="false"/>
      <style:paragraph-properties fo:text-align="start" fo:margin-left="0.0693in"/>
      <style:text-properties style:font-name="Noto Serif Tibetan" style:font-name-complex="Noto Serif Tibetan"/>
    </style:style>
    <style:style style:name="ce8" style:family="table-cell" style:parent-style-name="Default">
      <style:table-cell-properties style:text-align-source="fix" style:repeat-content="false"/>
      <style:paragraph-properties fo:text-align="start" fo:margin-left="0.0693in"/>
      <style:text-properties style:font-name="Arial" style:font-name-complex="Noto Serif Tibetan"/>
    </style:style>
    <style:style style:name="ce9" style:family="table-cell" style:parent-style-name="Default">
      <style:table-cell-properties style:text-align-source="fix" style:repeat-content="false"/>
      <style:paragraph-properties fo:text-align="start" fo:margin-left="0.0693in"/>
      <style:text-properties style:font-name-complex="Noto Serif Tibetan"/>
    </style:style>
  </office:automatic-styles>
  <office:body>
    <office:spreadsheet>
      <table:table table:name="Sheet1" table:style-name="ta1" table:print="false">
        <office:forms form:automatic-focus="false" form:apply-design-mode="false"/>
        <table:table-column table:style-name="co2" table:default-cell-style-name="ce1"/>
        <table:table-column table:style-name="co3" table:default-cell-style-name="ce1"/>
        <table:table-column table:style-name="co5" table:default-cell-style-name="ce1"/>
        <table:table-column table:style-name="co4" table:number-columns-repeated="2" table:default-cell-style-name="ce1"/>
        <table:table-column table:style-name="co6" table:default-cell-style-name="ce1"/>
        <table:table-column table:style-name="co4" table:default-cell-style-name="ce1"/>
        <table:table-column table:style-name="co7" table:default-cell-style-name="ce1"/>
        <table:table-column table:style-name="co8" table:number-columns-repeated="2" table:default-cell-style-name="ce1"/>
        <table:table-column table:style-name="co5" table:default-cell-style-name="ce1"/>
        <table:table-column table:style-name="co3" table:number-columns-repeated="2" table:default-cell-style-name="ce1"/>
        <table:table-column table:style-name="co5" table:default-cell-style-name="ce1"/>
        <table:table-column table:style-name="co9" table:default-cell-style-name="ce1"/>
        <table:table-column table:style-name="co10" table:default-cell-style-name="ce1"/>
        <table:table-column table:style-name="co5" table:default-cell-style-name="ce1"/>
        <table:table-column table:style-name="co3" table:number-columns-repeated="2" table:default-cell-style-name="ce1"/>
        <table:table-column table:style-name="co5" table:default-cell-style-name="ce1"/>
        <table:table-column table:style-name="co11" table:default-cell-style-name="ce1"/>
        <table:table-column table:style-name="co5" table:default-cell-style-name="ce1"/>
        <table:table-column table:style-name="co3" table:default-cell-style-name="ce1"/>
        <table:table-column table:style-name="co5" table:default-cell-style-name="ce1"/>
        <table:table-column table:style-name="co12" table:default-cell-style-name="ce1"/>
        <table:table-column table:style-name="co9" table:default-cell-style-name="ce1"/>
        <table:table-column table:style-name="co13" table:default-cell-style-name="ce1"/>
        <table:table-column table:style-name="co5" table:default-cell-style-name="ce1"/>
        <table:table-column table:style-name="co14" table:default-cell-style-name="ce1"/>
        <table:table-column table:style-name="co15" table:default-cell-style-name="ce1"/>
        <table:table-column table:style-name="co4" table:default-cell-style-name="ce5"/>
        <table:table-column table:style-name="co4" table:number-columns-repeated="993" table:default-cell-style-name="ce1"/>
        <table:table-row table:style-name="ro1">
          <table:table-cell office:value-type="float" office:value="147483647" table:number-columns-spanned="2" table:number-rows-spanned="1">
            <text:p>147483647</text:p>
          </table:table-cell>
          <table:covered-table-cell/>
          <table:table-cell table:number-columns-repeated="5"/>
          <table:table-cell office:value-type="string">
            <text:p>volume</text:p>
          </table:table-cell>
          <table:table-cell office:value-type="string">
            <text:p>vol number</text:p>
          </table:table-cell>
          <table:table-cell office:value-type="string">
            <text:p>pages total</text:p>
          </table:table-cell>
          <table:table-cell table:number-columns-repeated="4"/>
          <table:table-cell office:value-type="string">
            <text:p>page</text:p>
          </table:table-cell>
          <table:table-cell office:value-type="string">
            <text:p>image</text:p>
          </table:table-cell>
          <table:table-cell table:number-columns-repeated="4"/>
          <table:table-cell table:style-name="ce3" office:value-type="string" table:number-columns-spanned="1" table:number-rows-spanned="2">
            <text:p>bdo:EtextLine</text:p>
            <text:p>bdo:seqNum</text:p>
          </table:table-cell>
          <table:table-cell/>
          <table:table-cell office:value-type="string">
            <text:p>Q</text:p>
          </table:table-cell>
          <table:table-cell/>
          <table:table-cell table:style-name="ce3" office:value-type="string">
            <text:p>bdo:sliceStartChar</text:p>
          </table:table-cell>
          <table:table-cell/>
          <table:table-cell table:style-name="ce3" office:value-type="string">
            <text:p>bdo:sliceEndChar</text:p>
          </table:table-cell>
          <table:table-cell/>
          <table:table-cell table:style-name="ce4" office:value-type="string">
            <text:p>prefixed name for bdo:EtextSlice</text:p>
          </table:table-cell>
          <table:table-cell/>
          <table:table-cell office:value-type="string">
            <text:p>bdo:chunkContents</text:p>
          </table:table-cell>
          <table:table-cell table:number-columns-repeated="993"/>
        </table:table-row>
        <table:table-row table:style-name="ro2">
          <table:table-cell table:number-columns-repeated="20"/>
          <table:covered-table-cell/>
          <table:table-cell table:number-columns-repeated="1003"/>
        </table:table-row>
        <table:table-row table:style-name="ro1">
          <table:table-cell table:number-columns-repeated="5"/>
          <table:table-cell/>
          <table:table-cell table:number-columns-repeated="2"/>
          <table:table-cell/>
          <table:table-cell table:number-columns-repeated="1015"/>
        </table:table-row>
        <table:table-row table:style-name="ro1">
          <table:table-cell office:value-type="float" office:value="2000000000">
            <text:p>2000000000</text:p>
          </table:table-cell>
          <table:table-cell office:value-type="float" office:value="2000399999">
            <text:p>2000399999</text:p>
          </table:table-cell>
          <table:table-cell table:number-columns-repeated="3"/>
          <table:table-cell table:formula="of:=[.F3]+1" office:value-type="float" office:value="1">
            <text:p>1</text:p>
          </table:table-cell>
          <table:table-cell/>
          <table:table-cell table:formula="of:=CONCATENATE(&quot;I1KG&quot;;ROW()+9123)" office:value-type="string" office:string-value="I1KG9127">
            <text:p>I1KG9127</text:p>
          </table:table-cell>
          <table:table-cell table:formula="of:=[.I3]+1" office:value-type="float" office:value="1">
            <text:p>1</text:p>
          </table:table-cell>
          <table:table-cell office:value-type="float" office:value="622">
            <text:p>622</text:p>
          </table:table-cell>
          <table:table-cell table:number-columns-repeated="1014"/>
        </table:table-row>
        <table:table-row table:style-name="ro1">
          <table:table-cell office:value-type="float" office:value="2000400000">
            <text:p>2000400000</text:p>
          </table:table-cell>
          <table:table-cell office:value-type="float" office:value="2000799999">
            <text:p>2000799999</text:p>
          </table:table-cell>
          <table:table-cell table:number-columns-repeated="3"/>
          <table:table-cell table:formula="of:=[.F4]+1" office:value-type="float" office:value="2">
            <text:p>2</text:p>
          </table:table-cell>
          <table:table-cell/>
          <table:table-cell table:formula="of:=CONCATENATE(&quot;I1KG&quot;;ROW()+9123)" office:value-type="string" office:string-value="I1KG9128">
            <text:p>I1KG9128</text:p>
          </table:table-cell>
          <table:table-cell table:formula="of:=[.I4]+1" office:value-type="float" office:value="2">
            <text:p>2</text:p>
          </table:table-cell>
          <table:table-cell office:value-type="float" office:value="634">
            <text:p>634</text:p>
          </table:table-cell>
          <table:table-cell table:number-columns-repeated="1014"/>
        </table:table-row>
        <table:table-row table:style-name="ro1">
          <table:table-cell office:value-type="float" office:value="2000800000">
            <text:p>2000800000</text:p>
          </table:table-cell>
          <table:table-cell office:value-type="float" office:value="2001199999">
            <text:p>2001199999</text:p>
          </table:table-cell>
          <table:table-cell table:number-columns-repeated="3"/>
          <table:table-cell table:formula="of:=[.F5]+1" office:value-type="float" office:value="3">
            <text:p>3</text:p>
          </table:table-cell>
          <table:table-cell/>
          <table:table-cell table:formula="of:=CONCATENATE(&quot;I1KG&quot;;ROW()+9123)" office:value-type="string" office:string-value="I1KG9129">
            <text:p>I1KG9129</text:p>
          </table:table-cell>
          <table:table-cell table:formula="of:=[.I5]+1" office:value-type="float" office:value="3">
            <text:p>3</text:p>
          </table:table-cell>
          <table:table-cell office:value-type="float" office:value="588">
            <text:p>588</text:p>
          </table:table-cell>
          <table:table-cell table:number-columns-repeated="1014"/>
        </table:table-row>
        <table:table-row table:style-name="ro1">
          <table:table-cell office:value-type="float" office:value="2001200000">
            <text:p>2001200000</text:p>
          </table:table-cell>
          <table:table-cell office:value-type="float" office:value="2001599999">
            <text:p>2001599999</text:p>
          </table:table-cell>
          <table:table-cell table:number-columns-repeated="3"/>
          <table:table-cell table:formula="of:=[.F6]+1" office:value-type="float" office:value="4">
            <text:p>4</text:p>
          </table:table-cell>
          <table:table-cell/>
          <table:table-cell table:formula="of:=CONCATENATE(&quot;I1KG&quot;;ROW()+9123)" office:value-type="string" office:string-value="I1KG9130">
            <text:p>I1KG9130</text:p>
          </table:table-cell>
          <table:table-cell table:formula="of:=[.I6]+1" office:value-type="float" office:value="4">
            <text:p>4</text:p>
          </table:table-cell>
          <table:table-cell office:value-type="float" office:value="606">
            <text:p>606</text:p>
          </table:table-cell>
          <table:table-cell table:number-columns-repeated="1014"/>
        </table:table-row>
        <table:table-row table:style-name="ro1">
          <table:table-cell office:value-type="float" office:value="2001600000">
            <text:p>2001600000</text:p>
          </table:table-cell>
          <table:table-cell office:value-type="float" office:value="2001999999">
            <text:p>2001999999</text:p>
          </table:table-cell>
          <table:table-cell table:number-columns-repeated="3"/>
          <table:table-cell table:formula="of:=[.F7]+1" office:value-type="float" office:value="5">
            <text:p>5</text:p>
          </table:table-cell>
          <table:table-cell/>
          <table:table-cell table:formula="of:=CONCATENATE(&quot;I1KG&quot;;ROW()+9123)" office:value-type="string" office:string-value="I1KG9131">
            <text:p>I1KG9131</text:p>
          </table:table-cell>
          <table:table-cell table:formula="of:=[.I7]+1" office:value-type="float" office:value="5">
            <text:p>5</text:p>
          </table:table-cell>
          <table:table-cell office:value-type="float" office:value="583">
            <text:p>583</text:p>
          </table:table-cell>
          <table:table-cell table:number-columns-repeated="1014"/>
        </table:table-row>
        <table:table-row table:style-name="ro1">
          <table:table-cell office:value-type="float" office:value="2002000000">
            <text:p>2002000000</text:p>
          </table:table-cell>
          <table:table-cell office:value-type="float" office:value="2002399999">
            <text:p>2002399999</text:p>
          </table:table-cell>
          <table:table-cell table:number-columns-repeated="3"/>
          <table:table-cell table:formula="of:=[.F8]+1" office:value-type="float" office:value="6">
            <text:p>6</text:p>
          </table:table-cell>
          <table:table-cell/>
          <table:table-cell table:formula="of:=CONCATENATE(&quot;I1KG&quot;;ROW()+9123)" office:value-type="string" office:string-value="I1KG9132">
            <text:p>I1KG9132</text:p>
          </table:table-cell>
          <table:table-cell table:formula="of:=[.I8]+1" office:value-type="float" office:value="6">
            <text:p>6</text:p>
          </table:table-cell>
          <table:table-cell office:value-type="float" office:value="574">
            <text:p>574</text:p>
          </table:table-cell>
          <table:table-cell table:number-columns-repeated="1014"/>
        </table:table-row>
        <table:table-row table:style-name="ro1">
          <table:table-cell office:value-type="float" office:value="2002400000">
            <text:p>2002400000</text:p>
          </table:table-cell>
          <table:table-cell office:value-type="float" office:value="2002799999">
            <text:p>2002799999</text:p>
          </table:table-cell>
          <table:table-cell table:number-columns-repeated="3"/>
          <table:table-cell table:formula="of:=[.F9]+1" office:value-type="float" office:value="7">
            <text:p>7</text:p>
          </table:table-cell>
          <table:table-cell/>
          <table:table-cell table:formula="of:=CONCATENATE(&quot;I1KG&quot;;ROW()+9123)" office:value-type="string" office:string-value="I1KG9133">
            <text:p>I1KG9133</text:p>
          </table:table-cell>
          <table:table-cell table:formula="of:=[.I9]+1" office:value-type="float" office:value="7">
            <text:p>7</text:p>
          </table:table-cell>
          <table:table-cell office:value-type="float" office:value="541">
            <text:p>541</text:p>
          </table:table-cell>
          <table:table-cell table:number-columns-repeated="1014"/>
        </table:table-row>
        <table:table-row table:style-name="ro1">
          <table:table-cell office:value-type="float" office:value="2002800000">
            <text:p>2002800000</text:p>
          </table:table-cell>
          <table:table-cell office:value-type="float" office:value="2003199999">
            <text:p>2003199999</text:p>
          </table:table-cell>
          <table:table-cell table:number-columns-repeated="3"/>
          <table:table-cell table:formula="of:=[.F10]+1" office:value-type="float" office:value="8">
            <text:p>8</text:p>
          </table:table-cell>
          <table:table-cell/>
          <table:table-cell table:formula="of:=CONCATENATE(&quot;I1KG&quot;;ROW()+9123)" office:value-type="string" office:string-value="I1KG9134">
            <text:p>I1KG9134</text:p>
          </table:table-cell>
          <table:table-cell table:formula="of:=[.I10]+1" office:value-type="float" office:value="8">
            <text:p>8</text:p>
          </table:table-cell>
          <table:table-cell office:value-type="float" office:value="538">
            <text:p>538</text:p>
          </table:table-cell>
          <table:table-cell table:number-columns-repeated="1014"/>
        </table:table-row>
        <table:table-row table:style-name="ro1">
          <table:table-cell office:value-type="float" office:value="2003200000">
            <text:p>2003200000</text:p>
          </table:table-cell>
          <table:table-cell office:value-type="float" office:value="2003599999">
            <text:p>2003599999</text:p>
          </table:table-cell>
          <table:table-cell table:number-columns-repeated="3"/>
          <table:table-cell table:formula="of:=[.F11]+1" office:value-type="float" office:value="9">
            <text:p>9</text:p>
          </table:table-cell>
          <table:table-cell/>
          <table:table-cell table:formula="of:=CONCATENATE(&quot;I1KG&quot;;ROW()+9123)" office:value-type="string" office:string-value="I1KG9135">
            <text:p>I1KG9135</text:p>
          </table:table-cell>
          <table:table-cell table:formula="of:=[.I11]+1" office:value-type="float" office:value="9">
            <text:p>9</text:p>
          </table:table-cell>
          <table:table-cell office:value-type="float" office:value="656">
            <text:p>656</text:p>
          </table:table-cell>
          <table:table-cell table:number-columns-repeated="1014"/>
        </table:table-row>
        <table:table-row table:style-name="ro1">
          <table:table-cell office:value-type="float" office:value="2003600000">
            <text:p>2003600000</text:p>
          </table:table-cell>
          <table:table-cell office:value-type="float" office:value="2003999999">
            <text:p>2003999999</text:p>
          </table:table-cell>
          <table:table-cell table:number-columns-repeated="3"/>
          <table:table-cell table:formula="of:=[.F12]+1" office:value-type="float" office:value="10">
            <text:p>10</text:p>
          </table:table-cell>
          <table:table-cell/>
          <table:table-cell table:formula="of:=CONCATENATE(&quot;I1KG&quot;;ROW()+9123)" office:value-type="string" office:string-value="I1KG9136">
            <text:p>I1KG9136</text:p>
          </table:table-cell>
          <table:table-cell table:formula="of:=[.I12]+1" office:value-type="float" office:value="10">
            <text:p>10</text:p>
          </table:table-cell>
          <table:table-cell office:value-type="float" office:value="619">
            <text:p>619</text:p>
          </table:table-cell>
          <table:table-cell table:number-columns-repeated="1014"/>
        </table:table-row>
        <table:table-row table:style-name="ro1">
          <table:table-cell office:value-type="float" office:value="2004000000">
            <text:p>2004000000</text:p>
          </table:table-cell>
          <table:table-cell office:value-type="float" office:value="2004399999">
            <text:p>2004399999</text:p>
          </table:table-cell>
          <table:table-cell table:number-columns-repeated="3"/>
          <table:table-cell table:formula="of:=[.F13]+1" office:value-type="float" office:value="11">
            <text:p>11</text:p>
          </table:table-cell>
          <table:table-cell/>
          <table:table-cell table:formula="of:=CONCATENATE(&quot;I1KG&quot;;ROW()+9123)" office:value-type="string" office:string-value="I1KG9137">
            <text:p>I1KG9137</text:p>
          </table:table-cell>
          <table:table-cell table:formula="of:=[.I13]+1" office:value-type="float" office:value="11">
            <text:p>11</text:p>
          </table:table-cell>
          <table:table-cell office:value-type="float" office:value="666">
            <text:p>666</text:p>
          </table:table-cell>
          <table:table-cell table:number-columns-repeated="1014"/>
        </table:table-row>
        <table:table-row table:style-name="ro1">
          <table:table-cell office:value-type="float" office:value="2004400000">
            <text:p>2004400000</text:p>
          </table:table-cell>
          <table:table-cell office:value-type="float" office:value="2004799999">
            <text:p>2004799999</text:p>
          </table:table-cell>
          <table:table-cell table:number-columns-repeated="3"/>
          <table:table-cell table:formula="of:=[.F14]+1" office:value-type="float" office:value="12">
            <text:p>12</text:p>
          </table:table-cell>
          <table:table-cell/>
          <table:table-cell table:formula="of:=CONCATENATE(&quot;I1KG&quot;;ROW()+9123)" office:value-type="string" office:string-value="I1KG9138">
            <text:p>I1KG9138</text:p>
          </table:table-cell>
          <table:table-cell table:formula="of:=[.I14]+1" office:value-type="float" office:value="12">
            <text:p>12</text:p>
          </table:table-cell>
          <table:table-cell office:value-type="float" office:value="604">
            <text:p>604</text:p>
          </table:table-cell>
          <table:table-cell table:number-columns-repeated="1014"/>
        </table:table-row>
        <table:table-row table:style-name="ro1">
          <table:table-cell office:value-type="float" office:value="2004800000">
            <text:p>2004800000</text:p>
          </table:table-cell>
          <table:table-cell office:value-type="float" office:value="2005199999">
            <text:p>2005199999</text:p>
          </table:table-cell>
          <table:table-cell table:number-columns-repeated="3"/>
          <table:table-cell table:formula="of:=[.F15]+1" office:value-type="float" office:value="13">
            <text:p>13</text:p>
          </table:table-cell>
          <table:table-cell/>
          <table:table-cell table:formula="of:=CONCATENATE(&quot;I1KG&quot;;ROW()+9123)" office:value-type="string" office:string-value="I1KG9139">
            <text:p>I1KG9139</text:p>
          </table:table-cell>
          <table:table-cell table:formula="of:=[.I15]+1" office:value-type="float" office:value="13">
            <text:p>13</text:p>
          </table:table-cell>
          <table:table-cell office:value-type="float" office:value="474">
            <text:p>474</text:p>
          </table:table-cell>
          <table:table-cell table:number-columns-repeated="1014"/>
        </table:table-row>
        <table:table-row table:style-name="ro1">
          <table:table-cell office:value-type="float" office:value="2005200000">
            <text:p>2005200000</text:p>
          </table:table-cell>
          <table:table-cell office:value-type="float" office:value="2005599999">
            <text:p>2005599999</text:p>
          </table:table-cell>
          <table:table-cell table:number-columns-repeated="3"/>
          <table:table-cell table:formula="of:=[.F16]+1" office:value-type="float" office:value="14">
            <text:p>14</text:p>
          </table:table-cell>
          <table:table-cell/>
          <table:table-cell table:formula="of:=CONCATENATE(&quot;I1KG&quot;;ROW()+9123)" office:value-type="string" office:string-value="I1KG9140">
            <text:p>I1KG9140</text:p>
          </table:table-cell>
          <table:table-cell table:formula="of:=[.I16]+1" office:value-type="float" office:value="14">
            <text:p>14</text:p>
          </table:table-cell>
          <table:table-cell office:value-type="float" office:value="788">
            <text:p>788</text:p>
          </table:table-cell>
          <table:table-cell table:number-columns-repeated="1014"/>
        </table:table-row>
        <table:table-row table:style-name="ro1">
          <table:table-cell office:value-type="float" office:value="2005600000">
            <text:p>2005600000</text:p>
          </table:table-cell>
          <table:table-cell office:value-type="float" office:value="2005999999">
            <text:p>2005999999</text:p>
          </table:table-cell>
          <table:table-cell table:number-columns-repeated="3"/>
          <table:table-cell table:formula="of:=[.F17]+1" office:value-type="float" office:value="15">
            <text:p>15</text:p>
          </table:table-cell>
          <table:table-cell/>
          <table:table-cell table:formula="of:=CONCATENATE(&quot;I1KG&quot;;ROW()+9123)" office:value-type="string" office:string-value="I1KG9141">
            <text:p>I1KG9141</text:p>
          </table:table-cell>
          <table:table-cell table:formula="of:=[.I17]+1" office:value-type="float" office:value="15">
            <text:p>15</text:p>
          </table:table-cell>
          <table:table-cell office:value-type="float" office:value="803">
            <text:p>803</text:p>
          </table:table-cell>
          <table:table-cell table:number-columns-repeated="1014"/>
        </table:table-row>
        <table:table-row table:style-name="ro1">
          <table:table-cell office:value-type="float" office:value="2006000000">
            <text:p>2006000000</text:p>
          </table:table-cell>
          <table:table-cell office:value-type="float" office:value="2006399999">
            <text:p>2006399999</text:p>
          </table:table-cell>
          <table:table-cell table:number-columns-repeated="3"/>
          <table:table-cell table:formula="of:=[.F18]+1" office:value-type="float" office:value="16">
            <text:p>16</text:p>
          </table:table-cell>
          <table:table-cell/>
          <table:table-cell table:formula="of:=CONCATENATE(&quot;I1KG&quot;;ROW()+9123)" office:value-type="string" office:string-value="I1KG9142">
            <text:p>I1KG9142</text:p>
          </table:table-cell>
          <table:table-cell table:formula="of:=[.I18]+1" office:value-type="float" office:value="16">
            <text:p>16</text:p>
          </table:table-cell>
          <table:table-cell office:value-type="float" office:value="784">
            <text:p>784</text:p>
          </table:table-cell>
          <table:table-cell table:number-columns-repeated="1014"/>
        </table:table-row>
        <table:table-row table:style-name="ro1">
          <table:table-cell office:value-type="float" office:value="2006400000">
            <text:p>2006400000</text:p>
          </table:table-cell>
          <table:table-cell office:value-type="float" office:value="2006799999">
            <text:p>2006799999</text:p>
          </table:table-cell>
          <table:table-cell table:number-columns-repeated="3"/>
          <table:table-cell table:formula="of:=[.F19]+1" office:value-type="float" office:value="17">
            <text:p>17</text:p>
          </table:table-cell>
          <table:table-cell/>
          <table:table-cell table:formula="of:=CONCATENATE(&quot;I1KG&quot;;ROW()+9123)" office:value-type="string" office:string-value="I1KG9143">
            <text:p>I1KG9143</text:p>
          </table:table-cell>
          <table:table-cell table:formula="of:=[.I19]+1" office:value-type="float" office:value="17">
            <text:p>17</text:p>
          </table:table-cell>
          <table:table-cell office:value-type="float" office:value="762">
            <text:p>762</text:p>
          </table:table-cell>
          <table:table-cell table:number-columns-repeated="1014"/>
        </table:table-row>
        <table:table-row table:style-name="ro1">
          <table:table-cell office:value-type="float" office:value="2006800000">
            <text:p>2006800000</text:p>
          </table:table-cell>
          <table:table-cell office:value-type="float" office:value="2007199999">
            <text:p>2007199999</text:p>
          </table:table-cell>
          <table:table-cell table:number-columns-repeated="3"/>
          <table:table-cell table:formula="of:=[.F20]+1" office:value-type="float" office:value="18">
            <text:p>18</text:p>
          </table:table-cell>
          <table:table-cell/>
          <table:table-cell table:formula="of:=CONCATENATE(&quot;I1KG&quot;;ROW()+9123)" office:value-type="string" office:string-value="I1KG9144">
            <text:p>I1KG9144</text:p>
          </table:table-cell>
          <table:table-cell table:formula="of:=[.I20]+1" office:value-type="float" office:value="18">
            <text:p>18</text:p>
          </table:table-cell>
          <table:table-cell office:value-type="float" office:value="790">
            <text:p>790</text:p>
          </table:table-cell>
          <table:table-cell table:number-columns-repeated="1014"/>
        </table:table-row>
        <table:table-row table:style-name="ro1">
          <table:table-cell office:value-type="float" office:value="2007200000">
            <text:p>2007200000</text:p>
          </table:table-cell>
          <table:table-cell office:value-type="float" office:value="2007599999">
            <text:p>2007599999</text:p>
          </table:table-cell>
          <table:table-cell table:number-columns-repeated="3"/>
          <table:table-cell table:formula="of:=[.F21]+1" office:value-type="float" office:value="19">
            <text:p>19</text:p>
          </table:table-cell>
          <table:table-cell/>
          <table:table-cell table:formula="of:=CONCATENATE(&quot;I1KG&quot;;ROW()+9123)" office:value-type="string" office:string-value="I1KG9145">
            <text:p>I1KG9145</text:p>
          </table:table-cell>
          <table:table-cell table:formula="of:=[.I21]+1" office:value-type="float" office:value="19">
            <text:p>19</text:p>
          </table:table-cell>
          <table:table-cell office:value-type="float" office:value="761">
            <text:p>761</text:p>
          </table:table-cell>
          <table:table-cell table:number-columns-repeated="1014"/>
        </table:table-row>
        <table:table-row table:style-name="ro1">
          <table:table-cell office:value-type="float" office:value="2007600000">
            <text:p>2007600000</text:p>
          </table:table-cell>
          <table:table-cell office:value-type="float" office:value="2007999999">
            <text:p>2007999999</text:p>
          </table:table-cell>
          <table:table-cell table:number-columns-repeated="3"/>
          <table:table-cell table:formula="of:=[.F22]+1" office:value-type="float" office:value="20">
            <text:p>20</text:p>
          </table:table-cell>
          <table:table-cell/>
          <table:table-cell table:formula="of:=CONCATENATE(&quot;I1KG&quot;;ROW()+9123)" office:value-type="string" office:string-value="I1KG9146">
            <text:p>I1KG9146</text:p>
          </table:table-cell>
          <table:table-cell table:formula="of:=[.I22]+1" office:value-type="float" office:value="20">
            <text:p>20</text:p>
          </table:table-cell>
          <table:table-cell office:value-type="float" office:value="796">
            <text:p>796</text:p>
          </table:table-cell>
          <table:table-cell table:number-columns-repeated="1014"/>
        </table:table-row>
        <table:table-row table:style-name="ro1">
          <table:table-cell office:value-type="float" office:value="2008000000">
            <text:p>2008000000</text:p>
          </table:table-cell>
          <table:table-cell office:value-type="float" office:value="2008399999">
            <text:p>2008399999</text:p>
          </table:table-cell>
          <table:table-cell table:number-columns-repeated="3"/>
          <table:table-cell table:formula="of:=[.F23]+1" office:value-type="float" office:value="21">
            <text:p>21</text:p>
          </table:table-cell>
          <table:table-cell/>
          <table:table-cell table:formula="of:=CONCATENATE(&quot;I1KG&quot;;ROW()+9123)" office:value-type="string" office:string-value="I1KG9147">
            <text:p>I1KG9147</text:p>
          </table:table-cell>
          <table:table-cell table:formula="of:=[.I23]+1" office:value-type="float" office:value="21">
            <text:p>21</text:p>
          </table:table-cell>
          <table:table-cell office:value-type="float" office:value="778">
            <text:p>778</text:p>
          </table:table-cell>
          <table:table-cell table:number-columns-repeated="1014"/>
        </table:table-row>
        <table:table-row table:style-name="ro1">
          <table:table-cell office:value-type="float" office:value="2008400000">
            <text:p>2008400000</text:p>
          </table:table-cell>
          <table:table-cell office:value-type="float" office:value="2008799999">
            <text:p>2008799999</text:p>
          </table:table-cell>
          <table:table-cell table:number-columns-repeated="3"/>
          <table:table-cell table:formula="of:=[.F24]+1" office:value-type="float" office:value="22">
            <text:p>22</text:p>
          </table:table-cell>
          <table:table-cell/>
          <table:table-cell table:formula="of:=CONCATENATE(&quot;I1KG&quot;;ROW()+9123)" office:value-type="string" office:string-value="I1KG9148">
            <text:p>I1KG9148</text:p>
          </table:table-cell>
          <table:table-cell table:formula="of:=[.I24]+1" office:value-type="float" office:value="22">
            <text:p>22</text:p>
          </table:table-cell>
          <table:table-cell office:value-type="float" office:value="768">
            <text:p>768</text:p>
          </table:table-cell>
          <table:table-cell table:number-columns-repeated="1014"/>
        </table:table-row>
        <table:table-row table:style-name="ro1">
          <table:table-cell office:value-type="float" office:value="2008800000">
            <text:p>2008800000</text:p>
          </table:table-cell>
          <table:table-cell office:value-type="float" office:value="2009199999">
            <text:p>2009199999</text:p>
          </table:table-cell>
          <table:table-cell table:number-columns-repeated="3"/>
          <table:table-cell table:formula="of:=[.F25]+1" office:value-type="float" office:value="23">
            <text:p>23</text:p>
          </table:table-cell>
          <table:table-cell/>
          <table:table-cell table:formula="of:=CONCATENATE(&quot;I1KG&quot;;ROW()+9123)" office:value-type="string" office:string-value="I1KG9149">
            <text:p>I1KG9149</text:p>
          </table:table-cell>
          <table:table-cell table:formula="of:=[.I25]+1" office:value-type="float" office:value="23">
            <text:p>23</text:p>
          </table:table-cell>
          <table:table-cell office:value-type="float" office:value="774">
            <text:p>774</text:p>
          </table:table-cell>
          <table:table-cell table:number-columns-repeated="1014"/>
        </table:table-row>
        <table:table-row table:style-name="ro1">
          <table:table-cell office:value-type="float" office:value="2009200000">
            <text:p>2009200000</text:p>
          </table:table-cell>
          <table:table-cell office:value-type="float" office:value="2009599999">
            <text:p>2009599999</text:p>
          </table:table-cell>
          <table:table-cell table:number-columns-repeated="3"/>
          <table:table-cell table:formula="of:=[.F26]+1" office:value-type="float" office:value="24">
            <text:p>24</text:p>
          </table:table-cell>
          <table:table-cell/>
          <table:table-cell table:formula="of:=CONCATENATE(&quot;I1KG&quot;;ROW()+9123)" office:value-type="string" office:string-value="I1KG9150">
            <text:p>I1KG9150</text:p>
          </table:table-cell>
          <table:table-cell table:formula="of:=[.I26]+1" office:value-type="float" office:value="24">
            <text:p>24</text:p>
          </table:table-cell>
          <table:table-cell office:value-type="float" office:value="779">
            <text:p>779</text:p>
          </table:table-cell>
          <table:table-cell table:number-columns-repeated="1014"/>
        </table:table-row>
        <table:table-row table:style-name="ro1">
          <table:table-cell office:value-type="float" office:value="2009600000">
            <text:p>2009600000</text:p>
          </table:table-cell>
          <table:table-cell office:value-type="float" office:value="2009999999">
            <text:p>2009999999</text:p>
          </table:table-cell>
          <table:table-cell table:number-columns-repeated="3"/>
          <table:table-cell table:formula="of:=[.F27]+1" office:value-type="float" office:value="25">
            <text:p>25</text:p>
          </table:table-cell>
          <table:table-cell/>
          <table:table-cell table:formula="of:=CONCATENATE(&quot;I1KG&quot;;ROW()+9123)" office:value-type="string" office:string-value="I1KG9151">
            <text:p>I1KG9151</text:p>
          </table:table-cell>
          <table:table-cell table:formula="of:=[.I27]+1" office:value-type="float" office:value="25">
            <text:p>25</text:p>
          </table:table-cell>
          <table:table-cell office:value-type="float" office:value="790">
            <text:p>790</text:p>
          </table:table-cell>
          <table:table-cell table:number-columns-repeated="1014"/>
        </table:table-row>
        <table:table-row table:style-name="ro1">
          <table:table-cell office:value-type="float" office:value="2010000000">
            <text:p>2010000000</text:p>
          </table:table-cell>
          <table:table-cell office:value-type="float" office:value="2010399999">
            <text:p>2010399999</text:p>
          </table:table-cell>
          <table:table-cell table:number-columns-repeated="3"/>
          <table:table-cell table:formula="of:=[.F28]+1" office:value-type="float" office:value="26">
            <text:p>26</text:p>
          </table:table-cell>
          <table:table-cell/>
          <table:table-cell table:formula="of:=CONCATENATE(&quot;I1KG&quot;;ROW()+9123)" office:value-type="string" office:string-value="I1KG9152">
            <text:p>I1KG9152</text:p>
          </table:table-cell>
          <table:table-cell table:formula="of:=[.I28]+1" office:value-type="float" office:value="26">
            <text:p>26</text:p>
          </table:table-cell>
          <table:table-cell office:value-type="float" office:value="764">
            <text:p>764</text:p>
          </table:table-cell>
          <table:table-cell table:number-columns-repeated="1014"/>
        </table:table-row>
        <table:table-row table:style-name="ro1">
          <table:table-cell office:value-type="float" office:value="2010400000">
            <text:p>2010400000</text:p>
          </table:table-cell>
          <table:table-cell office:value-type="float" office:value="2010799999">
            <text:p>2010799999</text:p>
          </table:table-cell>
          <table:table-cell table:number-columns-repeated="3"/>
          <table:table-cell table:formula="of:=[.F29]+1" office:value-type="float" office:value="27">
            <text:p>27</text:p>
          </table:table-cell>
          <table:table-cell/>
          <table:table-cell table:formula="of:=CONCATENATE(&quot;I1KG&quot;;ROW()+9123)" office:value-type="string" office:string-value="I1KG9153">
            <text:p>I1KG9153</text:p>
          </table:table-cell>
          <table:table-cell table:formula="of:=[.I29]+1" office:value-type="float" office:value="27">
            <text:p>27</text:p>
          </table:table-cell>
          <table:table-cell office:value-type="float" office:value="786">
            <text:p>786</text:p>
          </table:table-cell>
          <table:table-cell table:number-columns-repeated="1014"/>
        </table:table-row>
        <table:table-row table:style-name="ro1">
          <table:table-cell office:value-type="float" office:value="2010800000">
            <text:p>2010800000</text:p>
          </table:table-cell>
          <table:table-cell office:value-type="float" office:value="2011199999">
            <text:p>2011199999</text:p>
          </table:table-cell>
          <table:table-cell table:number-columns-repeated="3"/>
          <table:table-cell table:formula="of:=[.F30]+1" office:value-type="float" office:value="28">
            <text:p>28</text:p>
          </table:table-cell>
          <table:table-cell/>
          <table:table-cell table:formula="of:=CONCATENATE(&quot;I1KG&quot;;ROW()+9123)" office:value-type="string" office:string-value="I1KG9154">
            <text:p>I1KG9154</text:p>
          </table:table-cell>
          <table:table-cell table:formula="of:=[.I30]+1" office:value-type="float" office:value="28">
            <text:p>28</text:p>
          </table:table-cell>
          <table:table-cell office:value-type="float" office:value="762">
            <text:p>762</text:p>
          </table:table-cell>
          <table:table-cell table:number-columns-repeated="1014"/>
        </table:table-row>
        <table:table-row table:style-name="ro1">
          <table:table-cell office:value-type="float" office:value="2011200000">
            <text:p>2011200000</text:p>
          </table:table-cell>
          <table:table-cell office:value-type="float" office:value="2011599999">
            <text:p>2011599999</text:p>
          </table:table-cell>
          <table:table-cell table:number-columns-repeated="3"/>
          <table:table-cell table:formula="of:=[.F31]+1" office:value-type="float" office:value="29">
            <text:p>29</text:p>
          </table:table-cell>
          <table:table-cell/>
          <table:table-cell table:formula="of:=CONCATENATE(&quot;I1KG&quot;;ROW()+9123)" office:value-type="string" office:string-value="I1KG9155">
            <text:p>I1KG9155</text:p>
          </table:table-cell>
          <table:table-cell table:formula="of:=[.I31]+1" office:value-type="float" office:value="29">
            <text:p>29</text:p>
          </table:table-cell>
          <table:table-cell office:value-type="float" office:value="600">
            <text:p>600</text:p>
          </table:table-cell>
          <table:table-cell table:number-columns-repeated="1014"/>
        </table:table-row>
        <table:table-row table:style-name="ro1">
          <table:table-cell office:value-type="float" office:value="2011600000">
            <text:p>2011600000</text:p>
          </table:table-cell>
          <table:table-cell office:value-type="float" office:value="2011999999">
            <text:p>2011999999</text:p>
          </table:table-cell>
          <table:table-cell table:number-columns-repeated="3"/>
          <table:table-cell table:formula="of:=[.F32]+1" office:value-type="float" office:value="30">
            <text:p>30</text:p>
          </table:table-cell>
          <table:table-cell/>
          <table:table-cell table:formula="of:=CONCATENATE(&quot;I1KG&quot;;ROW()+9123)" office:value-type="string" office:string-value="I1KG9156">
            <text:p>I1KG9156</text:p>
          </table:table-cell>
          <table:table-cell table:formula="of:=[.I32]+1" office:value-type="float" office:value="30">
            <text:p>30</text:p>
          </table:table-cell>
          <table:table-cell office:value-type="float" office:value="608">
            <text:p>608</text:p>
          </table:table-cell>
          <table:table-cell table:number-columns-repeated="1014"/>
        </table:table-row>
        <table:table-row table:style-name="ro1">
          <table:table-cell office:value-type="float" office:value="2012000000">
            <text:p>2012000000</text:p>
          </table:table-cell>
          <table:table-cell office:value-type="float" office:value="2012399999">
            <text:p>2012399999</text:p>
          </table:table-cell>
          <table:table-cell table:number-columns-repeated="3"/>
          <table:table-cell table:formula="of:=[.F33]+1" office:value-type="float" office:value="31">
            <text:p>31</text:p>
          </table:table-cell>
          <table:table-cell/>
          <table:table-cell table:formula="of:=CONCATENATE(&quot;I1KG&quot;;ROW()+9123)" office:value-type="string" office:string-value="I1KG9157">
            <text:p>I1KG9157</text:p>
          </table:table-cell>
          <table:table-cell table:formula="of:=[.I33]+1" office:value-type="float" office:value="31">
            <text:p>31</text:p>
          </table:table-cell>
          <table:table-cell office:value-type="float" office:value="594">
            <text:p>594</text:p>
          </table:table-cell>
          <table:table-cell table:number-columns-repeated="1014"/>
        </table:table-row>
        <table:table-row table:style-name="ro1">
          <table:table-cell office:value-type="float" office:value="2012400000">
            <text:p>2012400000</text:p>
          </table:table-cell>
          <table:table-cell office:value-type="float" office:value="2012799999">
            <text:p>2012799999</text:p>
          </table:table-cell>
          <table:table-cell table:number-columns-repeated="3"/>
          <table:table-cell table:formula="of:=[.F34]+1" office:value-type="float" office:value="32">
            <text:p>32</text:p>
          </table:table-cell>
          <table:table-cell/>
          <table:table-cell table:formula="of:=CONCATENATE(&quot;I1KG&quot;;ROW()+9123)" office:value-type="string" office:string-value="I1KG9158">
            <text:p>I1KG9158</text:p>
          </table:table-cell>
          <table:table-cell table:formula="of:=[.I34]+1" office:value-type="float" office:value="32">
            <text:p>32</text:p>
          </table:table-cell>
          <table:table-cell office:value-type="float" office:value="612">
            <text:p>612</text:p>
          </table:table-cell>
          <table:table-cell table:number-columns-repeated="1014"/>
        </table:table-row>
        <table:table-row table:style-name="ro1">
          <table:table-cell office:value-type="float" office:value="2012800000">
            <text:p>2012800000</text:p>
          </table:table-cell>
          <table:table-cell office:value-type="float" office:value="2013199999">
            <text:p>2013199999</text:p>
          </table:table-cell>
          <table:table-cell table:number-columns-repeated="3"/>
          <table:table-cell table:formula="of:=[.F35]+1" office:value-type="float" office:value="33">
            <text:p>33</text:p>
          </table:table-cell>
          <table:table-cell/>
          <table:table-cell table:formula="of:=CONCATENATE(&quot;I1KG&quot;;ROW()+9123)" office:value-type="string" office:string-value="I1KG9159">
            <text:p>I1KG9159</text:p>
          </table:table-cell>
          <table:table-cell table:formula="of:=[.I35]+1" office:value-type="float" office:value="33">
            <text:p>33</text:p>
          </table:table-cell>
          <table:table-cell office:value-type="float" office:value="572">
            <text:p>572</text:p>
          </table:table-cell>
          <table:table-cell table:number-columns-repeated="1014"/>
        </table:table-row>
        <table:table-row table:style-name="ro1">
          <table:table-cell office:value-type="float" office:value="2013200000">
            <text:p>2013200000</text:p>
          </table:table-cell>
          <table:table-cell office:value-type="float" office:value="2013599999">
            <text:p>2013599999</text:p>
          </table:table-cell>
          <table:table-cell table:number-columns-repeated="3"/>
          <table:table-cell table:formula="of:=[.F36]+1" office:value-type="float" office:value="34">
            <text:p>34</text:p>
          </table:table-cell>
          <table:table-cell/>
          <table:table-cell table:formula="of:=CONCATENATE(&quot;I1KG&quot;;ROW()+9123)" office:value-type="string" office:string-value="I1KG9160">
            <text:p>I1KG9160</text:p>
          </table:table-cell>
          <table:table-cell table:formula="of:=[.I36]+1" office:value-type="float" office:value="34">
            <text:p>34</text:p>
          </table:table-cell>
          <table:table-cell office:value-type="float" office:value="568">
            <text:p>568</text:p>
          </table:table-cell>
          <table:table-cell table:number-columns-repeated="1014"/>
        </table:table-row>
        <table:table-row table:style-name="ro1">
          <table:table-cell office:value-type="float" office:value="2013600000">
            <text:p>2013600000</text:p>
          </table:table-cell>
          <table:table-cell office:value-type="float" office:value="2013999999">
            <text:p>2013999999</text:p>
          </table:table-cell>
          <table:table-cell table:number-columns-repeated="3"/>
          <table:table-cell table:formula="of:=[.F37]+1" office:value-type="float" office:value="35">
            <text:p>35</text:p>
          </table:table-cell>
          <table:table-cell/>
          <table:table-cell table:formula="of:=CONCATENATE(&quot;I1KG&quot;;ROW()+9123)" office:value-type="string" office:string-value="I1KG9161">
            <text:p>I1KG9161</text:p>
          </table:table-cell>
          <table:table-cell table:formula="of:=[.I37]+1" office:value-type="float" office:value="35">
            <text:p>35</text:p>
          </table:table-cell>
          <table:table-cell office:value-type="float" office:value="786">
            <text:p>786</text:p>
          </table:table-cell>
          <table:table-cell table:number-columns-repeated="1014"/>
        </table:table-row>
        <table:table-row table:style-name="ro1">
          <table:table-cell office:value-type="float" office:value="2014000000">
            <text:p>2014000000</text:p>
          </table:table-cell>
          <table:table-cell office:value-type="float" office:value="2014399999">
            <text:p>2014399999</text:p>
          </table:table-cell>
          <table:table-cell table:number-columns-repeated="3"/>
          <table:table-cell table:formula="of:=[.F38]+1" office:value-type="float" office:value="36">
            <text:p>36</text:p>
          </table:table-cell>
          <table:table-cell/>
          <table:table-cell table:formula="of:=CONCATENATE(&quot;I1KG&quot;;ROW()+9123)" office:value-type="string" office:string-value="I1KG9162">
            <text:p>I1KG9162</text:p>
          </table:table-cell>
          <table:table-cell table:formula="of:=[.I38]+1" office:value-type="float" office:value="36">
            <text:p>36</text:p>
          </table:table-cell>
          <table:table-cell office:value-type="float" office:value="792">
            <text:p>792</text:p>
          </table:table-cell>
          <table:table-cell table:number-columns-repeated="1014"/>
        </table:table-row>
        <table:table-row table:style-name="ro1">
          <table:table-cell office:value-type="float" office:value="2014400000">
            <text:p>2014400000</text:p>
          </table:table-cell>
          <table:table-cell office:value-type="float" office:value="2014799999">
            <text:p>2014799999</text:p>
          </table:table-cell>
          <table:table-cell table:number-columns-repeated="3"/>
          <table:table-cell table:formula="of:=[.F39]+1" office:value-type="float" office:value="37">
            <text:p>37</text:p>
          </table:table-cell>
          <table:table-cell/>
          <table:table-cell table:formula="of:=CONCATENATE(&quot;I1KG&quot;;ROW()+9123)" office:value-type="string" office:string-value="I1KG9163">
            <text:p>I1KG9163</text:p>
          </table:table-cell>
          <table:table-cell table:formula="of:=[.I39]+1" office:value-type="float" office:value="37">
            <text:p>37</text:p>
          </table:table-cell>
          <table:table-cell office:value-type="float" office:value="792">
            <text:p>792</text:p>
          </table:table-cell>
          <table:table-cell table:number-columns-repeated="1014"/>
        </table:table-row>
        <table:table-row table:style-name="ro1">
          <table:table-cell office:value-type="float" office:value="2014800000">
            <text:p>2014800000</text:p>
          </table:table-cell>
          <table:table-cell office:value-type="float" office:value="2015199999">
            <text:p>2015199999</text:p>
          </table:table-cell>
          <table:table-cell table:number-columns-repeated="3"/>
          <table:table-cell office:value-type="float" office:value="38">
            <text:p>38</text:p>
          </table:table-cell>
          <table:table-cell/>
          <table:table-cell office:value-type="string">
            <text:p>I1KG9164</text:p>
          </table:table-cell>
          <table:table-cell office:value-type="float" office:value="38">
            <text:p>38</text:p>
          </table:table-cell>
          <table:table-cell office:value-type="float" office:value="726">
            <text:p>726</text:p>
          </table:table-cell>
          <table:table-cell/>
          <table:table-cell office:value-type="float" office:value="2014800000">
            <text:p>2014800000</text:p>
          </table:table-cell>
          <table:table-cell office:value-type="float" office:value="2014800399">
            <text:p>2014800399</text:p>
          </table:table-cell>
          <table:table-cell/>
          <table:table-cell office:value-type="string">
            <text:p>1a</text:p>
          </table:table-cell>
          <table:table-cell office:value-type="float" office:value="3">
            <text:p>3</text:p>
          </table:table-cell>
          <table:table-cell table:number-columns-repeated="1008"/>
        </table:table-row>
        <table:table-row table:style-name="ro1">
          <table:table-cell table:number-columns-repeated="11"/>
          <table:table-cell office:value-type="float" office:value="2014800400">
            <text:p>2014800400</text:p>
          </table:table-cell>
          <table:table-cell office:value-type="float" office:value="2014800799">
            <text:p>2014800799</text:p>
          </table:table-cell>
          <table:table-cell/>
          <table:table-cell office:value-type="string">
            <text:p>1b</text:p>
          </table:table-cell>
          <table:table-cell office:value-type="float" office:value="4">
            <text:p>4</text:p>
          </table:table-cell>
          <table:table-cell table:number-columns-repeated="1008"/>
        </table:table-row>
        <table:table-row table:style-name="ro1">
          <table:table-cell table:number-columns-repeated="11"/>
          <table:table-cell office:value-type="float" office:value="2014800800">
            <text:p>2014800800</text:p>
          </table:table-cell>
          <table:table-cell office:value-type="float" office:value="2014801199">
            <text:p>2014801199</text:p>
          </table:table-cell>
          <table:table-cell/>
          <table:table-cell office:value-type="string">
            <text:p>2a</text:p>
          </table:table-cell>
          <table:table-cell office:value-type="float" office:value="5">
            <text:p>5</text:p>
          </table:table-cell>
          <table:table-cell table:number-columns-repeated="1008"/>
        </table:table-row>
        <table:table-row table:style-name="ro1">
          <table:table-cell table:number-columns-repeated="11"/>
          <table:table-cell office:value-type="float" office:value="2014801200">
            <text:p>2014801200</text:p>
          </table:table-cell>
          <table:table-cell office:value-type="float" office:value="2014801599">
            <text:p>2014801599</text:p>
          </table:table-cell>
          <table:table-cell/>
          <table:table-cell office:value-type="string">
            <text:p>2b</text:p>
          </table:table-cell>
          <table:table-cell office:value-type="float" office:value="6">
            <text:p>6</text:p>
          </table:table-cell>
          <table:table-cell table:number-columns-repeated="1008"/>
        </table:table-row>
        <table:table-row table:style-name="ro1">
          <table:table-cell table:number-columns-repeated="11"/>
          <table:table-cell office:value-type="float" office:value="2014801600">
            <text:p>2014801600</text:p>
          </table:table-cell>
          <table:table-cell office:value-type="float" office:value="2014801999">
            <text:p>2014801999</text:p>
          </table:table-cell>
          <table:table-cell/>
          <table:table-cell office:value-type="string">
            <text:p>3a</text:p>
          </table:table-cell>
          <table:table-cell office:value-type="float" office:value="7">
            <text:p>7</text:p>
          </table:table-cell>
          <table:table-cell table:number-columns-repeated="1008"/>
        </table:table-row>
        <table:table-row table:style-name="ro1">
          <table:table-cell table:number-columns-repeated="11"/>
          <table:table-cell office:value-type="float" office:value="2014802000">
            <text:p>2014802000</text:p>
          </table:table-cell>
          <table:table-cell office:value-type="float" office:value="2014802399">
            <text:p>2014802399</text:p>
          </table:table-cell>
          <table:table-cell/>
          <table:table-cell office:value-type="string">
            <text:p>3b</text:p>
          </table:table-cell>
          <table:table-cell office:value-type="float" office:value="8">
            <text:p>8</text:p>
          </table:table-cell>
          <table:table-cell table:number-columns-repeated="1008"/>
        </table:table-row>
        <table:table-row table:style-name="ro1">
          <table:table-cell table:number-columns-repeated="11"/>
          <table:table-cell office:value-type="float" office:value="2014802400">
            <text:p>2014802400</text:p>
          </table:table-cell>
          <table:table-cell office:value-type="float" office:value="2014802799">
            <text:p>2014802799</text:p>
          </table:table-cell>
          <table:table-cell/>
          <table:table-cell office:value-type="string">
            <text:p>4a</text:p>
          </table:table-cell>
          <table:table-cell office:value-type="float" office:value="9">
            <text:p>9</text:p>
          </table:table-cell>
          <table:table-cell table:number-columns-repeated="1008"/>
        </table:table-row>
        <table:table-row table:style-name="ro1">
          <table:table-cell table:number-columns-repeated="11"/>
          <table:table-cell office:value-type="float" office:value="2014802800">
            <text:p>2014802800</text:p>
          </table:table-cell>
          <table:table-cell office:value-type="float" office:value="2014803199">
            <text:p>2014803199</text:p>
          </table:table-cell>
          <table:table-cell/>
          <table:table-cell office:value-type="string">
            <text:p>4b</text:p>
          </table:table-cell>
          <table:table-cell office:value-type="float" office:value="10">
            <text:p>10</text:p>
          </table:table-cell>
          <table:table-cell table:number-columns-repeated="1008"/>
        </table:table-row>
        <table:table-row table:style-name="ro1">
          <table:table-cell table:number-columns-repeated="11"/>
          <table:table-cell office:value-type="float" office:value="2014803200">
            <text:p>2014803200</text:p>
          </table:table-cell>
          <table:table-cell office:value-type="float" office:value="2014803599">
            <text:p>2014803599</text:p>
          </table:table-cell>
          <table:table-cell/>
          <table:table-cell office:value-type="string">
            <text:p>5a</text:p>
          </table:table-cell>
          <table:table-cell office:value-type="float" office:value="11">
            <text:p>11</text:p>
          </table:table-cell>
          <table:table-cell table:number-columns-repeated="1008"/>
        </table:table-row>
        <table:table-row table:style-name="ro1">
          <table:table-cell table:number-columns-repeated="11"/>
          <table:table-cell office:value-type="float" office:value="2014803600">
            <text:p>2014803600</text:p>
          </table:table-cell>
          <table:table-cell office:value-type="float" office:value="2014803999">
            <text:p>2014803999</text:p>
          </table:table-cell>
          <table:table-cell/>
          <table:table-cell office:value-type="string">
            <text:p>5b</text:p>
          </table:table-cell>
          <table:table-cell office:value-type="float" office:value="12">
            <text:p>12</text:p>
          </table:table-cell>
          <table:table-cell table:number-columns-repeated="1008"/>
        </table:table-row>
        <table:table-row table:style-name="ro1">
          <table:table-cell table:number-columns-repeated="11"/>
          <table:table-cell office:value-type="float" office:value="2014804000">
            <text:p>2014804000</text:p>
          </table:table-cell>
          <table:table-cell office:value-type="float" office:value="2014804399">
            <text:p>2014804399</text:p>
          </table:table-cell>
          <table:table-cell/>
          <table:table-cell office:value-type="string">
            <text:p>6a</text:p>
          </table:table-cell>
          <table:table-cell office:value-type="float" office:value="13">
            <text:p>13</text:p>
          </table:table-cell>
          <table:table-cell table:number-columns-repeated="1008"/>
        </table:table-row>
        <table:table-row table:style-name="ro1">
          <table:table-cell table:number-columns-repeated="11"/>
          <table:table-cell office:value-type="float" office:value="2014804400">
            <text:p>2014804400</text:p>
          </table:table-cell>
          <table:table-cell office:value-type="float" office:value="2014804799">
            <text:p>2014804799</text:p>
          </table:table-cell>
          <table:table-cell/>
          <table:table-cell office:value-type="string">
            <text:p>6b</text:p>
          </table:table-cell>
          <table:table-cell office:value-type="float" office:value="14">
            <text:p>14</text:p>
          </table:table-cell>
          <table:table-cell table:number-columns-repeated="1008"/>
        </table:table-row>
        <table:table-row table:style-name="ro1">
          <table:table-cell table:number-columns-repeated="11"/>
          <table:table-cell office:value-type="float" office:value="2014804800">
            <text:p>2014804800</text:p>
          </table:table-cell>
          <table:table-cell office:value-type="float" office:value="2014805199">
            <text:p>2014805199</text:p>
          </table:table-cell>
          <table:table-cell/>
          <table:table-cell office:value-type="string">
            <text:p>7a</text:p>
          </table:table-cell>
          <table:table-cell office:value-type="float" office:value="15">
            <text:p>15</text:p>
          </table:table-cell>
          <table:table-cell table:number-columns-repeated="1008"/>
        </table:table-row>
        <table:table-row table:style-name="ro1">
          <table:table-cell table:number-columns-repeated="11"/>
          <table:table-cell office:value-type="float" office:value="2014805200">
            <text:p>2014805200</text:p>
          </table:table-cell>
          <table:table-cell office:value-type="float" office:value="2014805599">
            <text:p>2014805599</text:p>
          </table:table-cell>
          <table:table-cell/>
          <table:table-cell office:value-type="string">
            <text:p>7b</text:p>
          </table:table-cell>
          <table:table-cell office:value-type="float" office:value="16">
            <text:p>16</text:p>
          </table:table-cell>
          <table:table-cell table:number-columns-repeated="1008"/>
        </table:table-row>
        <table:table-row table:style-name="ro1">
          <table:table-cell table:number-columns-repeated="11"/>
          <table:table-cell office:value-type="float" office:value="2014805600">
            <text:p>2014805600</text:p>
          </table:table-cell>
          <table:table-cell office:value-type="float" office:value="2014805999">
            <text:p>2014805999</text:p>
          </table:table-cell>
          <table:table-cell/>
          <table:table-cell office:value-type="string">
            <text:p>8a</text:p>
          </table:table-cell>
          <table:table-cell office:value-type="float" office:value="17">
            <text:p>17</text:p>
          </table:table-cell>
          <table:table-cell table:number-columns-repeated="1008"/>
        </table:table-row>
        <table:table-row table:style-name="ro1">
          <table:table-cell table:number-columns-repeated="11"/>
          <table:table-cell office:value-type="float" office:value="2014806000">
            <text:p>2014806000</text:p>
          </table:table-cell>
          <table:table-cell office:value-type="float" office:value="2014806399">
            <text:p>2014806399</text:p>
          </table:table-cell>
          <table:table-cell/>
          <table:table-cell office:value-type="string">
            <text:p>8b</text:p>
          </table:table-cell>
          <table:table-cell office:value-type="float" office:value="18">
            <text:p>18</text:p>
          </table:table-cell>
          <table:table-cell table:number-columns-repeated="1008"/>
        </table:table-row>
        <table:table-row table:style-name="ro1">
          <table:table-cell table:number-columns-repeated="11"/>
          <table:table-cell office:value-type="float" office:value="2014806400">
            <text:p>2014806400</text:p>
          </table:table-cell>
          <table:table-cell office:value-type="float" office:value="2014806799">
            <text:p>2014806799</text:p>
          </table:table-cell>
          <table:table-cell/>
          <table:table-cell office:value-type="string">
            <text:p>9a</text:p>
          </table:table-cell>
          <table:table-cell office:value-type="float" office:value="19">
            <text:p>19</text:p>
          </table:table-cell>
          <table:table-cell table:number-columns-repeated="1008"/>
        </table:table-row>
        <table:table-row table:style-name="ro1">
          <table:table-cell table:number-columns-repeated="11"/>
          <table:table-cell office:value-type="float" office:value="2014806800">
            <text:p>2014806800</text:p>
          </table:table-cell>
          <table:table-cell office:value-type="float" office:value="2014807199">
            <text:p>2014807199</text:p>
          </table:table-cell>
          <table:table-cell/>
          <table:table-cell office:value-type="string">
            <text:p>9b</text:p>
          </table:table-cell>
          <table:table-cell office:value-type="float" office:value="20">
            <text:p>20</text:p>
          </table:table-cell>
          <table:table-cell table:number-columns-repeated="1008"/>
        </table:table-row>
        <table:table-row table:style-name="ro1">
          <table:table-cell table:number-columns-repeated="11"/>
          <table:table-cell office:value-type="float" office:value="2014807200">
            <text:p>2014807200</text:p>
          </table:table-cell>
          <table:table-cell office:value-type="float" office:value="2014807599">
            <text:p>2014807599</text:p>
          </table:table-cell>
          <table:table-cell/>
          <table:table-cell office:value-type="string">
            <text:p>10a</text:p>
          </table:table-cell>
          <table:table-cell office:value-type="float" office:value="21">
            <text:p>21</text:p>
          </table:table-cell>
          <table:table-cell table:number-columns-repeated="1008"/>
        </table:table-row>
        <table:table-row table:style-name="ro1">
          <table:table-cell table:number-columns-repeated="11"/>
          <table:table-cell office:value-type="float" office:value="2014807600">
            <text:p>2014807600</text:p>
          </table:table-cell>
          <table:table-cell office:value-type="float" office:value="2014807999">
            <text:p>2014807999</text:p>
          </table:table-cell>
          <table:table-cell/>
          <table:table-cell office:value-type="string">
            <text:p>10b</text:p>
          </table:table-cell>
          <table:table-cell office:value-type="float" office:value="22">
            <text:p>22</text:p>
          </table:table-cell>
          <table:table-cell table:number-columns-repeated="1008"/>
        </table:table-row>
        <table:table-row table:style-name="ro1">
          <table:table-cell table:number-columns-repeated="11"/>
          <table:table-cell office:value-type="float" office:value="2014808000">
            <text:p>2014808000</text:p>
          </table:table-cell>
          <table:table-cell office:value-type="float" office:value="2014808399">
            <text:p>2014808399</text:p>
          </table:table-cell>
          <table:table-cell/>
          <table:table-cell office:value-type="string">
            <text:p>11a</text:p>
          </table:table-cell>
          <table:table-cell office:value-type="float" office:value="23">
            <text:p>23</text:p>
          </table:table-cell>
          <table:table-cell table:number-columns-repeated="1008"/>
        </table:table-row>
        <table:table-row table:style-name="ro1">
          <table:table-cell table:number-columns-repeated="11"/>
          <table:table-cell office:value-type="float" office:value="2014808400">
            <text:p>2014808400</text:p>
          </table:table-cell>
          <table:table-cell office:value-type="float" office:value="2014808799">
            <text:p>2014808799</text:p>
          </table:table-cell>
          <table:table-cell/>
          <table:table-cell office:value-type="string">
            <text:p>11b</text:p>
          </table:table-cell>
          <table:table-cell office:value-type="float" office:value="24">
            <text:p>24</text:p>
          </table:table-cell>
          <table:table-cell table:number-columns-repeated="1008"/>
        </table:table-row>
        <table:table-row table:style-name="ro1">
          <table:table-cell table:number-columns-repeated="11"/>
          <table:table-cell office:value-type="float" office:value="2014808800">
            <text:p>2014808800</text:p>
          </table:table-cell>
          <table:table-cell office:value-type="float" office:value="2014809199">
            <text:p>2014809199</text:p>
          </table:table-cell>
          <table:table-cell/>
          <table:table-cell office:value-type="string">
            <text:p>12a</text:p>
          </table:table-cell>
          <table:table-cell office:value-type="float" office:value="25">
            <text:p>25</text:p>
          </table:table-cell>
          <table:table-cell table:number-columns-repeated="1008"/>
        </table:table-row>
        <table:table-row table:style-name="ro1">
          <table:table-cell table:number-columns-repeated="11"/>
          <table:table-cell office:value-type="float" office:value="2014809200">
            <text:p>2014809200</text:p>
          </table:table-cell>
          <table:table-cell office:value-type="float" office:value="2014809599">
            <text:p>2014809599</text:p>
          </table:table-cell>
          <table:table-cell/>
          <table:table-cell office:value-type="string">
            <text:p>12b</text:p>
          </table:table-cell>
          <table:table-cell office:value-type="float" office:value="26">
            <text:p>26</text:p>
          </table:table-cell>
          <table:table-cell table:number-columns-repeated="1008"/>
        </table:table-row>
        <table:table-row table:style-name="ro1">
          <table:table-cell table:number-columns-repeated="11"/>
          <table:table-cell office:value-type="float" office:value="2014809600">
            <text:p>2014809600</text:p>
          </table:table-cell>
          <table:table-cell office:value-type="float" office:value="2014809999">
            <text:p>2014809999</text:p>
          </table:table-cell>
          <table:table-cell/>
          <table:table-cell office:value-type="string">
            <text:p>13a</text:p>
          </table:table-cell>
          <table:table-cell office:value-type="float" office:value="27">
            <text:p>27</text:p>
          </table:table-cell>
          <table:table-cell table:number-columns-repeated="1008"/>
        </table:table-row>
        <table:table-row table:style-name="ro1">
          <table:table-cell table:number-columns-repeated="11"/>
          <table:table-cell office:value-type="float" office:value="2014810000">
            <text:p>2014810000</text:p>
          </table:table-cell>
          <table:table-cell office:value-type="float" office:value="2014810399">
            <text:p>2014810399</text:p>
          </table:table-cell>
          <table:table-cell/>
          <table:table-cell office:value-type="string">
            <text:p>13b</text:p>
          </table:table-cell>
          <table:table-cell office:value-type="float" office:value="28">
            <text:p>28</text:p>
          </table:table-cell>
          <table:table-cell table:number-columns-repeated="1008"/>
        </table:table-row>
        <table:table-row table:style-name="ro1">
          <table:table-cell table:number-columns-repeated="11"/>
          <table:table-cell office:value-type="float" office:value="2014810400">
            <text:p>2014810400</text:p>
          </table:table-cell>
          <table:table-cell office:value-type="float" office:value="2014810799">
            <text:p>2014810799</text:p>
          </table:table-cell>
          <table:table-cell/>
          <table:table-cell office:value-type="string">
            <text:p>14a</text:p>
          </table:table-cell>
          <table:table-cell office:value-type="float" office:value="29">
            <text:p>29</text:p>
          </table:table-cell>
          <table:table-cell table:number-columns-repeated="1008"/>
        </table:table-row>
        <table:table-row table:style-name="ro1">
          <table:table-cell table:number-columns-repeated="11"/>
          <table:table-cell office:value-type="float" office:value="2014810800">
            <text:p>2014810800</text:p>
          </table:table-cell>
          <table:table-cell office:value-type="float" office:value="2014811199">
            <text:p>2014811199</text:p>
          </table:table-cell>
          <table:table-cell/>
          <table:table-cell office:value-type="string">
            <text:p>14b</text:p>
          </table:table-cell>
          <table:table-cell office:value-type="float" office:value="30">
            <text:p>30</text:p>
          </table:table-cell>
          <table:table-cell table:number-columns-repeated="1008"/>
        </table:table-row>
        <table:table-row table:style-name="ro1">
          <table:table-cell table:number-columns-repeated="11"/>
          <table:table-cell office:value-type="float" office:value="2014811200">
            <text:p>2014811200</text:p>
          </table:table-cell>
          <table:table-cell office:value-type="float" office:value="2014811599">
            <text:p>2014811599</text:p>
          </table:table-cell>
          <table:table-cell/>
          <table:table-cell office:value-type="string">
            <text:p>15a</text:p>
          </table:table-cell>
          <table:table-cell office:value-type="float" office:value="31">
            <text:p>31</text:p>
          </table:table-cell>
          <table:table-cell table:number-columns-repeated="1008"/>
        </table:table-row>
        <table:table-row table:style-name="ro1">
          <table:table-cell table:number-columns-repeated="11"/>
          <table:table-cell office:value-type="float" office:value="2014811600">
            <text:p>2014811600</text:p>
          </table:table-cell>
          <table:table-cell office:value-type="float" office:value="2014811999">
            <text:p>2014811999</text:p>
          </table:table-cell>
          <table:table-cell/>
          <table:table-cell office:value-type="string">
            <text:p>15b</text:p>
          </table:table-cell>
          <table:table-cell office:value-type="float" office:value="32">
            <text:p>32</text:p>
          </table:table-cell>
          <table:table-cell table:number-columns-repeated="1008"/>
        </table:table-row>
        <table:table-row table:style-name="ro1">
          <table:table-cell table:number-columns-repeated="11"/>
          <table:table-cell office:value-type="float" office:value="2014812000">
            <text:p>2014812000</text:p>
          </table:table-cell>
          <table:table-cell office:value-type="float" office:value="2014812399">
            <text:p>2014812399</text:p>
          </table:table-cell>
          <table:table-cell/>
          <table:table-cell office:value-type="string">
            <text:p>16a</text:p>
          </table:table-cell>
          <table:table-cell office:value-type="float" office:value="33">
            <text:p>33</text:p>
          </table:table-cell>
          <table:table-cell table:number-columns-repeated="1008"/>
        </table:table-row>
        <table:table-row table:style-name="ro1">
          <table:table-cell table:number-columns-repeated="11"/>
          <table:table-cell office:value-type="float" office:value="2014812400">
            <text:p>2014812400</text:p>
          </table:table-cell>
          <table:table-cell office:value-type="float" office:value="2014812799">
            <text:p>2014812799</text:p>
          </table:table-cell>
          <table:table-cell/>
          <table:table-cell office:value-type="string">
            <text:p>16b</text:p>
          </table:table-cell>
          <table:table-cell office:value-type="float" office:value="34">
            <text:p>34</text:p>
          </table:table-cell>
          <table:table-cell table:number-columns-repeated="1008"/>
        </table:table-row>
        <table:table-row table:style-name="ro1">
          <table:table-cell table:number-columns-repeated="11"/>
          <table:table-cell office:value-type="float" office:value="2014812800">
            <text:p>2014812800</text:p>
          </table:table-cell>
          <table:table-cell office:value-type="float" office:value="2014813199">
            <text:p>2014813199</text:p>
          </table:table-cell>
          <table:table-cell/>
          <table:table-cell office:value-type="string">
            <text:p>17a</text:p>
          </table:table-cell>
          <table:table-cell office:value-type="float" office:value="35">
            <text:p>35</text:p>
          </table:table-cell>
          <table:table-cell table:number-columns-repeated="1008"/>
        </table:table-row>
        <table:table-row table:style-name="ro1">
          <table:table-cell table:number-columns-repeated="11"/>
          <table:table-cell office:value-type="float" office:value="2014813200">
            <text:p>2014813200</text:p>
          </table:table-cell>
          <table:table-cell office:value-type="float" office:value="2014813599">
            <text:p>2014813599</text:p>
          </table:table-cell>
          <table:table-cell/>
          <table:table-cell office:value-type="string">
            <text:p>17b</text:p>
          </table:table-cell>
          <table:table-cell office:value-type="float" office:value="36">
            <text:p>36</text:p>
          </table:table-cell>
          <table:table-cell table:number-columns-repeated="1008"/>
        </table:table-row>
        <table:table-row table:style-name="ro1">
          <table:table-cell table:number-columns-repeated="11"/>
          <table:table-cell office:value-type="float" office:value="2014813600">
            <text:p>2014813600</text:p>
          </table:table-cell>
          <table:table-cell office:value-type="float" office:value="2014813999">
            <text:p>2014813999</text:p>
          </table:table-cell>
          <table:table-cell/>
          <table:table-cell office:value-type="string">
            <text:p>18a</text:p>
          </table:table-cell>
          <table:table-cell office:value-type="float" office:value="37">
            <text:p>37</text:p>
          </table:table-cell>
          <table:table-cell table:number-columns-repeated="1008"/>
        </table:table-row>
        <table:table-row table:style-name="ro1">
          <table:table-cell table:number-columns-repeated="11"/>
          <table:table-cell office:value-type="float" office:value="2014814000">
            <text:p>2014814000</text:p>
          </table:table-cell>
          <table:table-cell office:value-type="float" office:value="2014814399">
            <text:p>2014814399</text:p>
          </table:table-cell>
          <table:table-cell/>
          <table:table-cell office:value-type="string">
            <text:p>18b</text:p>
          </table:table-cell>
          <table:table-cell office:value-type="float" office:value="38">
            <text:p>38</text:p>
          </table:table-cell>
          <table:table-cell table:number-columns-repeated="1008"/>
        </table:table-row>
        <table:table-row table:style-name="ro1">
          <table:table-cell table:number-columns-repeated="11"/>
          <table:table-cell office:value-type="float" office:value="2014814400">
            <text:p>2014814400</text:p>
          </table:table-cell>
          <table:table-cell office:value-type="float" office:value="2014814799">
            <text:p>2014814799</text:p>
          </table:table-cell>
          <table:table-cell/>
          <table:table-cell office:value-type="string">
            <text:p>19a</text:p>
          </table:table-cell>
          <table:table-cell office:value-type="float" office:value="39">
            <text:p>39</text:p>
          </table:table-cell>
          <table:table-cell table:number-columns-repeated="1008"/>
        </table:table-row>
        <table:table-row table:style-name="ro1">
          <table:table-cell table:number-columns-repeated="11"/>
          <table:table-cell office:value-type="float" office:value="2014814800">
            <text:p>2014814800</text:p>
          </table:table-cell>
          <table:table-cell office:value-type="float" office:value="2014815199">
            <text:p>2014815199</text:p>
          </table:table-cell>
          <table:table-cell/>
          <table:table-cell office:value-type="string">
            <text:p>19b</text:p>
          </table:table-cell>
          <table:table-cell office:value-type="float" office:value="40">
            <text:p>40</text:p>
          </table:table-cell>
          <table:table-cell table:number-columns-repeated="1008"/>
        </table:table-row>
        <table:table-row table:style-name="ro1">
          <table:table-cell table:number-columns-repeated="11"/>
          <table:table-cell office:value-type="float" office:value="2014815200">
            <text:p>2014815200</text:p>
          </table:table-cell>
          <table:table-cell office:value-type="float" office:value="2014815599">
            <text:p>2014815599</text:p>
          </table:table-cell>
          <table:table-cell/>
          <table:table-cell office:value-type="string">
            <text:p>20a</text:p>
          </table:table-cell>
          <table:table-cell office:value-type="float" office:value="41">
            <text:p>41</text:p>
          </table:table-cell>
          <table:table-cell table:number-columns-repeated="1008"/>
        </table:table-row>
        <table:table-row table:style-name="ro1">
          <table:table-cell table:number-columns-repeated="11"/>
          <table:table-cell office:value-type="float" office:value="2014815600">
            <text:p>2014815600</text:p>
          </table:table-cell>
          <table:table-cell office:value-type="float" office:value="2014815999">
            <text:p>2014815999</text:p>
          </table:table-cell>
          <table:table-cell/>
          <table:table-cell office:value-type="string">
            <text:p>20b</text:p>
          </table:table-cell>
          <table:table-cell office:value-type="float" office:value="42">
            <text:p>42</text:p>
          </table:table-cell>
          <table:table-cell table:number-columns-repeated="1008"/>
        </table:table-row>
        <table:table-row table:style-name="ro1">
          <table:table-cell table:number-columns-repeated="11"/>
          <table:table-cell office:value-type="float" office:value="2014816000">
            <text:p>2014816000</text:p>
          </table:table-cell>
          <table:table-cell office:value-type="float" office:value="2014816399">
            <text:p>2014816399</text:p>
          </table:table-cell>
          <table:table-cell/>
          <table:table-cell office:value-type="string">
            <text:p>21a</text:p>
          </table:table-cell>
          <table:table-cell office:value-type="float" office:value="43">
            <text:p>43</text:p>
          </table:table-cell>
          <table:table-cell table:number-columns-repeated="1008"/>
        </table:table-row>
        <table:table-row table:style-name="ro1">
          <table:table-cell table:number-columns-repeated="11"/>
          <table:table-cell office:value-type="float" office:value="2014816400">
            <text:p>2014816400</text:p>
          </table:table-cell>
          <table:table-cell office:value-type="float" office:value="2014816799">
            <text:p>2014816799</text:p>
          </table:table-cell>
          <table:table-cell/>
          <table:table-cell office:value-type="string">
            <text:p>21b</text:p>
          </table:table-cell>
          <table:table-cell office:value-type="float" office:value="44">
            <text:p>44</text:p>
          </table:table-cell>
          <table:table-cell table:number-columns-repeated="1008"/>
        </table:table-row>
        <table:table-row table:style-name="ro1">
          <table:table-cell table:number-columns-repeated="11"/>
          <table:table-cell office:value-type="float" office:value="2014816800">
            <text:p>2014816800</text:p>
          </table:table-cell>
          <table:table-cell office:value-type="float" office:value="2014817199">
            <text:p>2014817199</text:p>
          </table:table-cell>
          <table:table-cell/>
          <table:table-cell office:value-type="string">
            <text:p>22a</text:p>
          </table:table-cell>
          <table:table-cell office:value-type="float" office:value="45">
            <text:p>45</text:p>
          </table:table-cell>
          <table:table-cell table:number-columns-repeated="1008"/>
        </table:table-row>
        <table:table-row table:style-name="ro1">
          <table:table-cell table:number-columns-repeated="11"/>
          <table:table-cell office:value-type="float" office:value="2014817200">
            <text:p>2014817200</text:p>
          </table:table-cell>
          <table:table-cell office:value-type="float" office:value="2014817599">
            <text:p>2014817599</text:p>
          </table:table-cell>
          <table:table-cell/>
          <table:table-cell office:value-type="string">
            <text:p>22b</text:p>
          </table:table-cell>
          <table:table-cell office:value-type="float" office:value="46">
            <text:p>46</text:p>
          </table:table-cell>
          <table:table-cell table:number-columns-repeated="1008"/>
        </table:table-row>
        <table:table-row table:style-name="ro1">
          <table:table-cell table:number-columns-repeated="11"/>
          <table:table-cell office:value-type="float" office:value="2014817600">
            <text:p>2014817600</text:p>
          </table:table-cell>
          <table:table-cell office:value-type="float" office:value="2014817999">
            <text:p>2014817999</text:p>
          </table:table-cell>
          <table:table-cell/>
          <table:table-cell office:value-type="string">
            <text:p>23a</text:p>
          </table:table-cell>
          <table:table-cell office:value-type="float" office:value="47">
            <text:p>47</text:p>
          </table:table-cell>
          <table:table-cell table:number-columns-repeated="1008"/>
        </table:table-row>
        <table:table-row table:style-name="ro1">
          <table:table-cell table:number-columns-repeated="11"/>
          <table:table-cell office:value-type="float" office:value="2014818000">
            <text:p>2014818000</text:p>
          </table:table-cell>
          <table:table-cell office:value-type="float" office:value="2014818399">
            <text:p>2014818399</text:p>
          </table:table-cell>
          <table:table-cell/>
          <table:table-cell office:value-type="string">
            <text:p>23b</text:p>
          </table:table-cell>
          <table:table-cell office:value-type="float" office:value="48">
            <text:p>48</text:p>
          </table:table-cell>
          <table:table-cell table:number-columns-repeated="1008"/>
        </table:table-row>
        <table:table-row table:style-name="ro1">
          <table:table-cell table:number-columns-repeated="11"/>
          <table:table-cell office:value-type="float" office:value="2014818400">
            <text:p>2014818400</text:p>
          </table:table-cell>
          <table:table-cell office:value-type="float" office:value="2014818799">
            <text:p>2014818799</text:p>
          </table:table-cell>
          <table:table-cell/>
          <table:table-cell office:value-type="string">
            <text:p>24a</text:p>
          </table:table-cell>
          <table:table-cell office:value-type="float" office:value="49">
            <text:p>49</text:p>
          </table:table-cell>
          <table:table-cell table:number-columns-repeated="1008"/>
        </table:table-row>
        <table:table-row table:style-name="ro1">
          <table:table-cell table:number-columns-repeated="11"/>
          <table:table-cell office:value-type="float" office:value="2014818800">
            <text:p>2014818800</text:p>
          </table:table-cell>
          <table:table-cell office:value-type="float" office:value="2014819199">
            <text:p>2014819199</text:p>
          </table:table-cell>
          <table:table-cell/>
          <table:table-cell office:value-type="string">
            <text:p>24b</text:p>
          </table:table-cell>
          <table:table-cell office:value-type="float" office:value="50">
            <text:p>50</text:p>
          </table:table-cell>
          <table:table-cell table:number-columns-repeated="1008"/>
        </table:table-row>
        <table:table-row table:style-name="ro1">
          <table:table-cell table:number-columns-repeated="11"/>
          <table:table-cell office:value-type="float" office:value="2014819200">
            <text:p>2014819200</text:p>
          </table:table-cell>
          <table:table-cell office:value-type="float" office:value="2014819599">
            <text:p>2014819599</text:p>
          </table:table-cell>
          <table:table-cell/>
          <table:table-cell office:value-type="string">
            <text:p>25a</text:p>
          </table:table-cell>
          <table:table-cell office:value-type="float" office:value="51">
            <text:p>51</text:p>
          </table:table-cell>
          <table:table-cell table:number-columns-repeated="1008"/>
        </table:table-row>
        <table:table-row table:style-name="ro1">
          <table:table-cell table:number-columns-repeated="11"/>
          <table:table-cell office:value-type="float" office:value="2014819600">
            <text:p>2014819600</text:p>
          </table:table-cell>
          <table:table-cell office:value-type="float" office:value="2014819999">
            <text:p>2014819999</text:p>
          </table:table-cell>
          <table:table-cell/>
          <table:table-cell office:value-type="string">
            <text:p>25b</text:p>
          </table:table-cell>
          <table:table-cell office:value-type="float" office:value="52">
            <text:p>52</text:p>
          </table:table-cell>
          <table:table-cell table:number-columns-repeated="1008"/>
        </table:table-row>
        <table:table-row table:style-name="ro1">
          <table:table-cell table:number-columns-repeated="11"/>
          <table:table-cell office:value-type="float" office:value="2014820000">
            <text:p>2014820000</text:p>
          </table:table-cell>
          <table:table-cell office:value-type="float" office:value="2014820399">
            <text:p>2014820399</text:p>
          </table:table-cell>
          <table:table-cell/>
          <table:table-cell office:value-type="string">
            <text:p>26a</text:p>
          </table:table-cell>
          <table:table-cell office:value-type="float" office:value="53">
            <text:p>53</text:p>
          </table:table-cell>
          <table:table-cell table:number-columns-repeated="1008"/>
        </table:table-row>
        <table:table-row table:style-name="ro1">
          <table:table-cell table:number-columns-repeated="11"/>
          <table:table-cell office:value-type="float" office:value="2014820400">
            <text:p>2014820400</text:p>
          </table:table-cell>
          <table:table-cell office:value-type="float" office:value="2014820799">
            <text:p>2014820799</text:p>
          </table:table-cell>
          <table:table-cell/>
          <table:table-cell office:value-type="string">
            <text:p>26b</text:p>
          </table:table-cell>
          <table:table-cell office:value-type="float" office:value="54">
            <text:p>54</text:p>
          </table:table-cell>
          <table:table-cell table:number-columns-repeated="1008"/>
        </table:table-row>
        <table:table-row table:style-name="ro1">
          <table:table-cell table:number-columns-repeated="11"/>
          <table:table-cell office:value-type="float" office:value="2014820800">
            <text:p>2014820800</text:p>
          </table:table-cell>
          <table:table-cell office:value-type="float" office:value="2014821199">
            <text:p>2014821199</text:p>
          </table:table-cell>
          <table:table-cell/>
          <table:table-cell office:value-type="string">
            <text:p>27a</text:p>
          </table:table-cell>
          <table:table-cell office:value-type="float" office:value="55">
            <text:p>55</text:p>
          </table:table-cell>
          <table:table-cell table:number-columns-repeated="1008"/>
        </table:table-row>
        <table:table-row table:style-name="ro1">
          <table:table-cell table:number-columns-repeated="11"/>
          <table:table-cell office:value-type="float" office:value="2014821200">
            <text:p>2014821200</text:p>
          </table:table-cell>
          <table:table-cell office:value-type="float" office:value="2014821599">
            <text:p>2014821599</text:p>
          </table:table-cell>
          <table:table-cell/>
          <table:table-cell office:value-type="string">
            <text:p>27b</text:p>
          </table:table-cell>
          <table:table-cell office:value-type="float" office:value="56">
            <text:p>56</text:p>
          </table:table-cell>
          <table:table-cell table:number-columns-repeated="1008"/>
        </table:table-row>
        <table:table-row table:style-name="ro1">
          <table:table-cell table:number-columns-repeated="11"/>
          <table:table-cell office:value-type="float" office:value="2014821600">
            <text:p>2014821600</text:p>
          </table:table-cell>
          <table:table-cell office:value-type="float" office:value="2014821999">
            <text:p>2014821999</text:p>
          </table:table-cell>
          <table:table-cell/>
          <table:table-cell office:value-type="string">
            <text:p>28a</text:p>
          </table:table-cell>
          <table:table-cell office:value-type="float" office:value="57">
            <text:p>57</text:p>
          </table:table-cell>
          <table:table-cell table:number-columns-repeated="1008"/>
        </table:table-row>
        <table:table-row table:style-name="ro1">
          <table:table-cell table:number-columns-repeated="11"/>
          <table:table-cell office:value-type="float" office:value="2014822000">
            <text:p>2014822000</text:p>
          </table:table-cell>
          <table:table-cell office:value-type="float" office:value="2014822399">
            <text:p>2014822399</text:p>
          </table:table-cell>
          <table:table-cell/>
          <table:table-cell office:value-type="string">
            <text:p>28b</text:p>
          </table:table-cell>
          <table:table-cell office:value-type="float" office:value="58">
            <text:p>58</text:p>
          </table:table-cell>
          <table:table-cell table:number-columns-repeated="1008"/>
        </table:table-row>
        <table:table-row table:style-name="ro1">
          <table:table-cell table:number-columns-repeated="11"/>
          <table:table-cell office:value-type="float" office:value="2014822400">
            <text:p>2014822400</text:p>
          </table:table-cell>
          <table:table-cell office:value-type="float" office:value="2014822799">
            <text:p>2014822799</text:p>
          </table:table-cell>
          <table:table-cell/>
          <table:table-cell office:value-type="string">
            <text:p>29a</text:p>
          </table:table-cell>
          <table:table-cell office:value-type="float" office:value="59">
            <text:p>59</text:p>
          </table:table-cell>
          <table:table-cell table:number-columns-repeated="1008"/>
        </table:table-row>
        <table:table-row table:style-name="ro1">
          <table:table-cell table:number-columns-repeated="11"/>
          <table:table-cell office:value-type="float" office:value="2014822800">
            <text:p>2014822800</text:p>
          </table:table-cell>
          <table:table-cell office:value-type="float" office:value="2014823199">
            <text:p>2014823199</text:p>
          </table:table-cell>
          <table:table-cell/>
          <table:table-cell office:value-type="string">
            <text:p>29b</text:p>
          </table:table-cell>
          <table:table-cell office:value-type="float" office:value="60">
            <text:p>60</text:p>
          </table:table-cell>
          <table:table-cell table:number-columns-repeated="1008"/>
        </table:table-row>
        <table:table-row table:style-name="ro1">
          <table:table-cell table:number-columns-repeated="11"/>
          <table:table-cell office:value-type="float" office:value="2014823200">
            <text:p>2014823200</text:p>
          </table:table-cell>
          <table:table-cell office:value-type="float" office:value="2014823599">
            <text:p>2014823599</text:p>
          </table:table-cell>
          <table:table-cell/>
          <table:table-cell office:value-type="string">
            <text:p>30a</text:p>
          </table:table-cell>
          <table:table-cell office:value-type="float" office:value="61">
            <text:p>61</text:p>
          </table:table-cell>
          <table:table-cell table:number-columns-repeated="1008"/>
        </table:table-row>
        <table:table-row table:style-name="ro1">
          <table:table-cell table:number-columns-repeated="11"/>
          <table:table-cell office:value-type="float" office:value="2014823600">
            <text:p>2014823600</text:p>
          </table:table-cell>
          <table:table-cell office:value-type="float" office:value="2014823999">
            <text:p>2014823999</text:p>
          </table:table-cell>
          <table:table-cell/>
          <table:table-cell office:value-type="string">
            <text:p>30b</text:p>
          </table:table-cell>
          <table:table-cell office:value-type="float" office:value="62">
            <text:p>62</text:p>
          </table:table-cell>
          <table:table-cell table:number-columns-repeated="1008"/>
        </table:table-row>
        <table:table-row table:style-name="ro1">
          <table:table-cell table:number-columns-repeated="11"/>
          <table:table-cell office:value-type="float" office:value="2014824000">
            <text:p>2014824000</text:p>
          </table:table-cell>
          <table:table-cell office:value-type="float" office:value="2014824399">
            <text:p>2014824399</text:p>
          </table:table-cell>
          <table:table-cell/>
          <table:table-cell office:value-type="string">
            <text:p>31a</text:p>
          </table:table-cell>
          <table:table-cell office:value-type="float" office:value="63">
            <text:p>63</text:p>
          </table:table-cell>
          <table:table-cell table:number-columns-repeated="1008"/>
        </table:table-row>
        <table:table-row table:style-name="ro1">
          <table:table-cell table:number-columns-repeated="11"/>
          <table:table-cell office:value-type="float" office:value="2014824400">
            <text:p>2014824400</text:p>
          </table:table-cell>
          <table:table-cell office:value-type="float" office:value="2014824799">
            <text:p>2014824799</text:p>
          </table:table-cell>
          <table:table-cell/>
          <table:table-cell office:value-type="string">
            <text:p>31b</text:p>
          </table:table-cell>
          <table:table-cell office:value-type="float" office:value="64">
            <text:p>64</text:p>
          </table:table-cell>
          <table:table-cell table:number-columns-repeated="1008"/>
        </table:table-row>
        <table:table-row table:style-name="ro1">
          <table:table-cell table:number-columns-repeated="11"/>
          <table:table-cell office:value-type="float" office:value="2014824800">
            <text:p>2014824800</text:p>
          </table:table-cell>
          <table:table-cell office:value-type="float" office:value="2014825199">
            <text:p>2014825199</text:p>
          </table:table-cell>
          <table:table-cell/>
          <table:table-cell office:value-type="string">
            <text:p>32a</text:p>
          </table:table-cell>
          <table:table-cell office:value-type="float" office:value="65">
            <text:p>65</text:p>
          </table:table-cell>
          <table:table-cell table:number-columns-repeated="1008"/>
        </table:table-row>
        <table:table-row table:style-name="ro1">
          <table:table-cell table:number-columns-repeated="11"/>
          <table:table-cell office:value-type="float" office:value="2014825200">
            <text:p>2014825200</text:p>
          </table:table-cell>
          <table:table-cell office:value-type="float" office:value="2014825599">
            <text:p>2014825599</text:p>
          </table:table-cell>
          <table:table-cell/>
          <table:table-cell office:value-type="string">
            <text:p>32b</text:p>
          </table:table-cell>
          <table:table-cell office:value-type="float" office:value="66">
            <text:p>66</text:p>
          </table:table-cell>
          <table:table-cell table:number-columns-repeated="1008"/>
        </table:table-row>
        <table:table-row table:style-name="ro1">
          <table:table-cell table:number-columns-repeated="11"/>
          <table:table-cell office:value-type="float" office:value="2014825600">
            <text:p>2014825600</text:p>
          </table:table-cell>
          <table:table-cell office:value-type="float" office:value="2014825999">
            <text:p>2014825999</text:p>
          </table:table-cell>
          <table:table-cell/>
          <table:table-cell office:value-type="string">
            <text:p>33a</text:p>
          </table:table-cell>
          <table:table-cell office:value-type="float" office:value="67">
            <text:p>67</text:p>
          </table:table-cell>
          <table:table-cell table:number-columns-repeated="1008"/>
        </table:table-row>
        <table:table-row table:style-name="ro1">
          <table:table-cell table:number-columns-repeated="11"/>
          <table:table-cell office:value-type="float" office:value="2014826000">
            <text:p>2014826000</text:p>
          </table:table-cell>
          <table:table-cell office:value-type="float" office:value="2014826399">
            <text:p>2014826399</text:p>
          </table:table-cell>
          <table:table-cell/>
          <table:table-cell office:value-type="string">
            <text:p>33b</text:p>
          </table:table-cell>
          <table:table-cell office:value-type="float" office:value="68">
            <text:p>68</text:p>
          </table:table-cell>
          <table:table-cell table:number-columns-repeated="1008"/>
        </table:table-row>
        <table:table-row table:style-name="ro1">
          <table:table-cell table:number-columns-repeated="11"/>
          <table:table-cell office:value-type="float" office:value="2014826400">
            <text:p>2014826400</text:p>
          </table:table-cell>
          <table:table-cell office:value-type="float" office:value="2014826799">
            <text:p>2014826799</text:p>
          </table:table-cell>
          <table:table-cell/>
          <table:table-cell office:value-type="string">
            <text:p>34a</text:p>
          </table:table-cell>
          <table:table-cell office:value-type="float" office:value="69">
            <text:p>69</text:p>
          </table:table-cell>
          <table:table-cell table:number-columns-repeated="1008"/>
        </table:table-row>
        <table:table-row table:style-name="ro1">
          <table:table-cell table:number-columns-repeated="11"/>
          <table:table-cell office:value-type="float" office:value="2014826800">
            <text:p>2014826800</text:p>
          </table:table-cell>
          <table:table-cell office:value-type="float" office:value="2014827199">
            <text:p>2014827199</text:p>
          </table:table-cell>
          <table:table-cell/>
          <table:table-cell office:value-type="string">
            <text:p>34b</text:p>
          </table:table-cell>
          <table:table-cell office:value-type="float" office:value="70">
            <text:p>70</text:p>
          </table:table-cell>
          <table:table-cell table:number-columns-repeated="1008"/>
        </table:table-row>
        <table:table-row table:style-name="ro1">
          <table:table-cell table:number-columns-repeated="11"/>
          <table:table-cell office:value-type="float" office:value="2014827200">
            <text:p>2014827200</text:p>
          </table:table-cell>
          <table:table-cell office:value-type="float" office:value="2014827599">
            <text:p>2014827599</text:p>
          </table:table-cell>
          <table:table-cell/>
          <table:table-cell office:value-type="string">
            <text:p>35a</text:p>
          </table:table-cell>
          <table:table-cell office:value-type="float" office:value="71">
            <text:p>71</text:p>
          </table:table-cell>
          <table:table-cell table:number-columns-repeated="1008"/>
        </table:table-row>
        <table:table-row table:style-name="ro1">
          <table:table-cell table:number-columns-repeated="11"/>
          <table:table-cell office:value-type="float" office:value="2014827600">
            <text:p>2014827600</text:p>
          </table:table-cell>
          <table:table-cell office:value-type="float" office:value="2014827999">
            <text:p>2014827999</text:p>
          </table:table-cell>
          <table:table-cell/>
          <table:table-cell office:value-type="string">
            <text:p>35b</text:p>
          </table:table-cell>
          <table:table-cell office:value-type="float" office:value="72">
            <text:p>72</text:p>
          </table:table-cell>
          <table:table-cell table:number-columns-repeated="1008"/>
        </table:table-row>
        <table:table-row table:style-name="ro1">
          <table:table-cell table:number-columns-repeated="11"/>
          <table:table-cell office:value-type="float" office:value="2014828000">
            <text:p>2014828000</text:p>
          </table:table-cell>
          <table:table-cell office:value-type="float" office:value="2014828399">
            <text:p>2014828399</text:p>
          </table:table-cell>
          <table:table-cell/>
          <table:table-cell office:value-type="string">
            <text:p>36a</text:p>
          </table:table-cell>
          <table:table-cell office:value-type="float" office:value="73">
            <text:p>73</text:p>
          </table:table-cell>
          <table:table-cell table:number-columns-repeated="1008"/>
        </table:table-row>
        <table:table-row table:style-name="ro1">
          <table:table-cell table:number-columns-repeated="11"/>
          <table:table-cell office:value-type="float" office:value="2014828400">
            <text:p>2014828400</text:p>
          </table:table-cell>
          <table:table-cell office:value-type="float" office:value="2014828799">
            <text:p>2014828799</text:p>
          </table:table-cell>
          <table:table-cell/>
          <table:table-cell office:value-type="string">
            <text:p>36b</text:p>
          </table:table-cell>
          <table:table-cell office:value-type="float" office:value="74">
            <text:p>74</text:p>
          </table:table-cell>
          <table:table-cell table:number-columns-repeated="1008"/>
        </table:table-row>
        <table:table-row table:style-name="ro1">
          <table:table-cell table:number-columns-repeated="11"/>
          <table:table-cell office:value-type="float" office:value="2014828800">
            <text:p>2014828800</text:p>
          </table:table-cell>
          <table:table-cell office:value-type="float" office:value="2014829199">
            <text:p>2014829199</text:p>
          </table:table-cell>
          <table:table-cell/>
          <table:table-cell office:value-type="string">
            <text:p>37a</text:p>
          </table:table-cell>
          <table:table-cell office:value-type="float" office:value="75">
            <text:p>75</text:p>
          </table:table-cell>
          <table:table-cell table:number-columns-repeated="1008"/>
        </table:table-row>
        <table:table-row table:style-name="ro1">
          <table:table-cell table:number-columns-repeated="11"/>
          <table:table-cell office:value-type="float" office:value="2014829200">
            <text:p>2014829200</text:p>
          </table:table-cell>
          <table:table-cell office:value-type="float" office:value="2014829599">
            <text:p>2014829599</text:p>
          </table:table-cell>
          <table:table-cell/>
          <table:table-cell office:value-type="string">
            <text:p>37b</text:p>
          </table:table-cell>
          <table:table-cell office:value-type="float" office:value="76">
            <text:p>76</text:p>
          </table:table-cell>
          <table:table-cell table:number-columns-repeated="1008"/>
        </table:table-row>
        <table:table-row table:style-name="ro1">
          <table:table-cell table:number-columns-repeated="11"/>
          <table:table-cell office:value-type="float" office:value="2014829600">
            <text:p>2014829600</text:p>
          </table:table-cell>
          <table:table-cell office:value-type="float" office:value="2014829999">
            <text:p>2014829999</text:p>
          </table:table-cell>
          <table:table-cell/>
          <table:table-cell office:value-type="string">
            <text:p>38a</text:p>
          </table:table-cell>
          <table:table-cell office:value-type="float" office:value="77">
            <text:p>77</text:p>
          </table:table-cell>
          <table:table-cell table:number-columns-repeated="1008"/>
        </table:table-row>
        <table:table-row table:style-name="ro1">
          <table:table-cell table:number-columns-repeated="11"/>
          <table:table-cell office:value-type="float" office:value="2014830000">
            <text:p>2014830000</text:p>
          </table:table-cell>
          <table:table-cell office:value-type="float" office:value="2014830399">
            <text:p>2014830399</text:p>
          </table:table-cell>
          <table:table-cell/>
          <table:table-cell office:value-type="string">
            <text:p>38b</text:p>
          </table:table-cell>
          <table:table-cell office:value-type="float" office:value="78">
            <text:p>78</text:p>
          </table:table-cell>
          <table:table-cell table:number-columns-repeated="1008"/>
        </table:table-row>
        <table:table-row table:style-name="ro1">
          <table:table-cell table:number-columns-repeated="11"/>
          <table:table-cell office:value-type="float" office:value="2014830400">
            <text:p>2014830400</text:p>
          </table:table-cell>
          <table:table-cell office:value-type="float" office:value="2014830799">
            <text:p>2014830799</text:p>
          </table:table-cell>
          <table:table-cell/>
          <table:table-cell office:value-type="string">
            <text:p>39a</text:p>
          </table:table-cell>
          <table:table-cell office:value-type="float" office:value="79">
            <text:p>79</text:p>
          </table:table-cell>
          <table:table-cell table:number-columns-repeated="1008"/>
        </table:table-row>
        <table:table-row table:style-name="ro1">
          <table:table-cell table:number-columns-repeated="11"/>
          <table:table-cell office:value-type="float" office:value="2014830800">
            <text:p>2014830800</text:p>
          </table:table-cell>
          <table:table-cell office:value-type="float" office:value="2014831199">
            <text:p>2014831199</text:p>
          </table:table-cell>
          <table:table-cell/>
          <table:table-cell office:value-type="string">
            <text:p>39b</text:p>
          </table:table-cell>
          <table:table-cell office:value-type="float" office:value="80">
            <text:p>80</text:p>
          </table:table-cell>
          <table:table-cell table:number-columns-repeated="1008"/>
        </table:table-row>
        <table:table-row table:style-name="ro1">
          <table:table-cell table:number-columns-repeated="11"/>
          <table:table-cell office:value-type="float" office:value="2014831200">
            <text:p>2014831200</text:p>
          </table:table-cell>
          <table:table-cell office:value-type="float" office:value="2014831599">
            <text:p>2014831599</text:p>
          </table:table-cell>
          <table:table-cell/>
          <table:table-cell office:value-type="string">
            <text:p>40a</text:p>
          </table:table-cell>
          <table:table-cell office:value-type="float" office:value="81">
            <text:p>81</text:p>
          </table:table-cell>
          <table:table-cell table:number-columns-repeated="1008"/>
        </table:table-row>
        <table:table-row table:style-name="ro1">
          <table:table-cell table:number-columns-repeated="11"/>
          <table:table-cell office:value-type="float" office:value="2014831600">
            <text:p>2014831600</text:p>
          </table:table-cell>
          <table:table-cell office:value-type="float" office:value="2014831999">
            <text:p>2014831999</text:p>
          </table:table-cell>
          <table:table-cell/>
          <table:table-cell office:value-type="string">
            <text:p>40b</text:p>
          </table:table-cell>
          <table:table-cell office:value-type="float" office:value="82">
            <text:p>82</text:p>
          </table:table-cell>
          <table:table-cell table:number-columns-repeated="1008"/>
        </table:table-row>
        <table:table-row table:style-name="ro1">
          <table:table-cell table:number-columns-repeated="11"/>
          <table:table-cell office:value-type="float" office:value="2014832000">
            <text:p>2014832000</text:p>
          </table:table-cell>
          <table:table-cell office:value-type="float" office:value="2014832399">
            <text:p>2014832399</text:p>
          </table:table-cell>
          <table:table-cell/>
          <table:table-cell office:value-type="string">
            <text:p>41a</text:p>
          </table:table-cell>
          <table:table-cell office:value-type="float" office:value="83">
            <text:p>83</text:p>
          </table:table-cell>
          <table:table-cell table:number-columns-repeated="1008"/>
        </table:table-row>
        <table:table-row table:style-name="ro1">
          <table:table-cell table:number-columns-repeated="11"/>
          <table:table-cell office:value-type="float" office:value="2014832400">
            <text:p>2014832400</text:p>
          </table:table-cell>
          <table:table-cell office:value-type="float" office:value="2014832799">
            <text:p>2014832799</text:p>
          </table:table-cell>
          <table:table-cell/>
          <table:table-cell office:value-type="string">
            <text:p>41b</text:p>
          </table:table-cell>
          <table:table-cell office:value-type="float" office:value="84">
            <text:p>84</text:p>
          </table:table-cell>
          <table:table-cell table:number-columns-repeated="1008"/>
        </table:table-row>
        <table:table-row table:style-name="ro1">
          <table:table-cell table:number-columns-repeated="11"/>
          <table:table-cell office:value-type="float" office:value="2014832800">
            <text:p>2014832800</text:p>
          </table:table-cell>
          <table:table-cell office:value-type="float" office:value="2014833199">
            <text:p>2014833199</text:p>
          </table:table-cell>
          <table:table-cell/>
          <table:table-cell office:value-type="string">
            <text:p>42a</text:p>
          </table:table-cell>
          <table:table-cell office:value-type="float" office:value="85">
            <text:p>85</text:p>
          </table:table-cell>
          <table:table-cell table:number-columns-repeated="1008"/>
        </table:table-row>
        <table:table-row table:style-name="ro1">
          <table:table-cell table:number-columns-repeated="11"/>
          <table:table-cell office:value-type="float" office:value="2014833200">
            <text:p>2014833200</text:p>
          </table:table-cell>
          <table:table-cell office:value-type="float" office:value="2014833599">
            <text:p>2014833599</text:p>
          </table:table-cell>
          <table:table-cell/>
          <table:table-cell office:value-type="string">
            <text:p>42b</text:p>
          </table:table-cell>
          <table:table-cell office:value-type="float" office:value="86">
            <text:p>86</text:p>
          </table:table-cell>
          <table:table-cell table:number-columns-repeated="1008"/>
        </table:table-row>
        <table:table-row table:style-name="ro1">
          <table:table-cell table:number-columns-repeated="11"/>
          <table:table-cell office:value-type="float" office:value="2014833600">
            <text:p>2014833600</text:p>
          </table:table-cell>
          <table:table-cell office:value-type="float" office:value="2014833999">
            <text:p>2014833999</text:p>
          </table:table-cell>
          <table:table-cell/>
          <table:table-cell office:value-type="string">
            <text:p>43a</text:p>
          </table:table-cell>
          <table:table-cell office:value-type="float" office:value="87">
            <text:p>87</text:p>
          </table:table-cell>
          <table:table-cell table:number-columns-repeated="1008"/>
        </table:table-row>
        <table:table-row table:style-name="ro1">
          <table:table-cell table:number-columns-repeated="11"/>
          <table:table-cell office:value-type="float" office:value="2014834000">
            <text:p>2014834000</text:p>
          </table:table-cell>
          <table:table-cell office:value-type="float" office:value="2014834399">
            <text:p>2014834399</text:p>
          </table:table-cell>
          <table:table-cell/>
          <table:table-cell office:value-type="string">
            <text:p>43b</text:p>
          </table:table-cell>
          <table:table-cell office:value-type="float" office:value="88">
            <text:p>88</text:p>
          </table:table-cell>
          <table:table-cell table:number-columns-repeated="1008"/>
        </table:table-row>
        <table:table-row table:style-name="ro1">
          <table:table-cell table:number-columns-repeated="11"/>
          <table:table-cell office:value-type="float" office:value="2014834400">
            <text:p>2014834400</text:p>
          </table:table-cell>
          <table:table-cell office:value-type="float" office:value="2014834799">
            <text:p>2014834799</text:p>
          </table:table-cell>
          <table:table-cell/>
          <table:table-cell office:value-type="string">
            <text:p>44a</text:p>
          </table:table-cell>
          <table:table-cell office:value-type="float" office:value="89">
            <text:p>89</text:p>
          </table:table-cell>
          <table:table-cell table:number-columns-repeated="1008"/>
        </table:table-row>
        <table:table-row table:style-name="ro1">
          <table:table-cell table:number-columns-repeated="11"/>
          <table:table-cell office:value-type="float" office:value="2014834800">
            <text:p>2014834800</text:p>
          </table:table-cell>
          <table:table-cell office:value-type="float" office:value="2014835199">
            <text:p>2014835199</text:p>
          </table:table-cell>
          <table:table-cell/>
          <table:table-cell office:value-type="string">
            <text:p>44b</text:p>
          </table:table-cell>
          <table:table-cell office:value-type="float" office:value="90">
            <text:p>90</text:p>
          </table:table-cell>
          <table:table-cell table:number-columns-repeated="1008"/>
        </table:table-row>
        <table:table-row table:style-name="ro1">
          <table:table-cell table:number-columns-repeated="11"/>
          <table:table-cell office:value-type="float" office:value="2014835200">
            <text:p>2014835200</text:p>
          </table:table-cell>
          <table:table-cell office:value-type="float" office:value="2014835599">
            <text:p>2014835599</text:p>
          </table:table-cell>
          <table:table-cell/>
          <table:table-cell office:value-type="string">
            <text:p>45a</text:p>
          </table:table-cell>
          <table:table-cell office:value-type="float" office:value="91">
            <text:p>91</text:p>
          </table:table-cell>
          <table:table-cell table:number-columns-repeated="1008"/>
        </table:table-row>
        <table:table-row table:style-name="ro1">
          <table:table-cell table:number-columns-repeated="11"/>
          <table:table-cell office:value-type="float" office:value="2014835600">
            <text:p>2014835600</text:p>
          </table:table-cell>
          <table:table-cell office:value-type="float" office:value="2014835999">
            <text:p>2014835999</text:p>
          </table:table-cell>
          <table:table-cell/>
          <table:table-cell office:value-type="string">
            <text:p>45b</text:p>
          </table:table-cell>
          <table:table-cell office:value-type="float" office:value="92">
            <text:p>92</text:p>
          </table:table-cell>
          <table:table-cell table:number-columns-repeated="1008"/>
        </table:table-row>
        <table:table-row table:style-name="ro1">
          <table:table-cell table:number-columns-repeated="11"/>
          <table:table-cell office:value-type="float" office:value="2014836000">
            <text:p>2014836000</text:p>
          </table:table-cell>
          <table:table-cell office:value-type="float" office:value="2014836399">
            <text:p>2014836399</text:p>
          </table:table-cell>
          <table:table-cell/>
          <table:table-cell office:value-type="string">
            <text:p>46a</text:p>
          </table:table-cell>
          <table:table-cell office:value-type="float" office:value="93">
            <text:p>93</text:p>
          </table:table-cell>
          <table:table-cell table:number-columns-repeated="1008"/>
        </table:table-row>
        <table:table-row table:style-name="ro1">
          <table:table-cell table:number-columns-repeated="11"/>
          <table:table-cell office:value-type="float" office:value="2014836400">
            <text:p>2014836400</text:p>
          </table:table-cell>
          <table:table-cell office:value-type="float" office:value="2014836799">
            <text:p>2014836799</text:p>
          </table:table-cell>
          <table:table-cell/>
          <table:table-cell office:value-type="string">
            <text:p>46b</text:p>
          </table:table-cell>
          <table:table-cell office:value-type="float" office:value="94">
            <text:p>94</text:p>
          </table:table-cell>
          <table:table-cell table:number-columns-repeated="1008"/>
        </table:table-row>
        <table:table-row table:style-name="ro1">
          <table:table-cell table:number-columns-repeated="11"/>
          <table:table-cell office:value-type="float" office:value="2014836800">
            <text:p>2014836800</text:p>
          </table:table-cell>
          <table:table-cell office:value-type="float" office:value="2014837199">
            <text:p>2014837199</text:p>
          </table:table-cell>
          <table:table-cell/>
          <table:table-cell office:value-type="string">
            <text:p>47a</text:p>
          </table:table-cell>
          <table:table-cell office:value-type="float" office:value="95">
            <text:p>95</text:p>
          </table:table-cell>
          <table:table-cell table:number-columns-repeated="1008"/>
        </table:table-row>
        <table:table-row table:style-name="ro1">
          <table:table-cell table:number-columns-repeated="11"/>
          <table:table-cell office:value-type="float" office:value="2014837200">
            <text:p>2014837200</text:p>
          </table:table-cell>
          <table:table-cell office:value-type="float" office:value="2014837599">
            <text:p>2014837599</text:p>
          </table:table-cell>
          <table:table-cell/>
          <table:table-cell office:value-type="string">
            <text:p>47b</text:p>
          </table:table-cell>
          <table:table-cell office:value-type="float" office:value="96">
            <text:p>96</text:p>
          </table:table-cell>
          <table:table-cell table:number-columns-repeated="1008"/>
        </table:table-row>
        <table:table-row table:style-name="ro1">
          <table:table-cell table:number-columns-repeated="11"/>
          <table:table-cell office:value-type="float" office:value="2014837600">
            <text:p>2014837600</text:p>
          </table:table-cell>
          <table:table-cell office:value-type="float" office:value="2014837999">
            <text:p>2014837999</text:p>
          </table:table-cell>
          <table:table-cell/>
          <table:table-cell office:value-type="string">
            <text:p>48a</text:p>
          </table:table-cell>
          <table:table-cell office:value-type="float" office:value="97">
            <text:p>97</text:p>
          </table:table-cell>
          <table:table-cell table:number-columns-repeated="1008"/>
        </table:table-row>
        <table:table-row table:style-name="ro1">
          <table:table-cell table:number-columns-repeated="11"/>
          <table:table-cell office:value-type="float" office:value="2014838000">
            <text:p>2014838000</text:p>
          </table:table-cell>
          <table:table-cell office:value-type="float" office:value="2014838399">
            <text:p>2014838399</text:p>
          </table:table-cell>
          <table:table-cell/>
          <table:table-cell office:value-type="string">
            <text:p>48b</text:p>
          </table:table-cell>
          <table:table-cell office:value-type="float" office:value="98">
            <text:p>98</text:p>
          </table:table-cell>
          <table:table-cell table:number-columns-repeated="1008"/>
        </table:table-row>
        <table:table-row table:style-name="ro1">
          <table:table-cell table:number-columns-repeated="11"/>
          <table:table-cell office:value-type="float" office:value="2014838400">
            <text:p>2014838400</text:p>
          </table:table-cell>
          <table:table-cell office:value-type="float" office:value="2014838799">
            <text:p>2014838799</text:p>
          </table:table-cell>
          <table:table-cell/>
          <table:table-cell office:value-type="string">
            <text:p>49a</text:p>
          </table:table-cell>
          <table:table-cell office:value-type="float" office:value="99">
            <text:p>99</text:p>
          </table:table-cell>
          <table:table-cell table:number-columns-repeated="1008"/>
        </table:table-row>
        <table:table-row table:style-name="ro1">
          <table:table-cell table:number-columns-repeated="11"/>
          <table:table-cell office:value-type="float" office:value="2014838800">
            <text:p>2014838800</text:p>
          </table:table-cell>
          <table:table-cell office:value-type="float" office:value="2014839199">
            <text:p>2014839199</text:p>
          </table:table-cell>
          <table:table-cell/>
          <table:table-cell office:value-type="string">
            <text:p>49b</text:p>
          </table:table-cell>
          <table:table-cell office:value-type="float" office:value="100">
            <text:p>100</text:p>
          </table:table-cell>
          <table:table-cell table:number-columns-repeated="1008"/>
        </table:table-row>
        <table:table-row table:style-name="ro1">
          <table:table-cell table:number-columns-repeated="11"/>
          <table:table-cell office:value-type="float" office:value="2014839200">
            <text:p>2014839200</text:p>
          </table:table-cell>
          <table:table-cell office:value-type="float" office:value="2014839599">
            <text:p>2014839599</text:p>
          </table:table-cell>
          <table:table-cell/>
          <table:table-cell office:value-type="string">
            <text:p>50a</text:p>
          </table:table-cell>
          <table:table-cell office:value-type="float" office:value="101">
            <text:p>101</text:p>
          </table:table-cell>
          <table:table-cell table:number-columns-repeated="1008"/>
        </table:table-row>
        <table:table-row table:style-name="ro1">
          <table:table-cell table:number-columns-repeated="11"/>
          <table:table-cell office:value-type="float" office:value="2014839600">
            <text:p>2014839600</text:p>
          </table:table-cell>
          <table:table-cell office:value-type="float" office:value="2014839999">
            <text:p>2014839999</text:p>
          </table:table-cell>
          <table:table-cell/>
          <table:table-cell office:value-type="string">
            <text:p>50b</text:p>
          </table:table-cell>
          <table:table-cell office:value-type="float" office:value="102">
            <text:p>102</text:p>
          </table:table-cell>
          <table:table-cell table:number-columns-repeated="1008"/>
        </table:table-row>
        <table:table-row table:style-name="ro1">
          <table:table-cell table:number-columns-repeated="11"/>
          <table:table-cell office:value-type="float" office:value="2014840000">
            <text:p>2014840000</text:p>
          </table:table-cell>
          <table:table-cell office:value-type="float" office:value="2014840399">
            <text:p>2014840399</text:p>
          </table:table-cell>
          <table:table-cell/>
          <table:table-cell office:value-type="string">
            <text:p>51a</text:p>
          </table:table-cell>
          <table:table-cell office:value-type="float" office:value="103">
            <text:p>103</text:p>
          </table:table-cell>
          <table:table-cell table:number-columns-repeated="1008"/>
        </table:table-row>
        <table:table-row table:style-name="ro1">
          <table:table-cell table:number-columns-repeated="11"/>
          <table:table-cell office:value-type="float" office:value="2014840400">
            <text:p>2014840400</text:p>
          </table:table-cell>
          <table:table-cell office:value-type="float" office:value="2014840799">
            <text:p>2014840799</text:p>
          </table:table-cell>
          <table:table-cell/>
          <table:table-cell office:value-type="string">
            <text:p>51b</text:p>
          </table:table-cell>
          <table:table-cell office:value-type="float" office:value="104">
            <text:p>104</text:p>
          </table:table-cell>
          <table:table-cell table:number-columns-repeated="1008"/>
        </table:table-row>
        <table:table-row table:style-name="ro1">
          <table:table-cell table:number-columns-repeated="11"/>
          <table:table-cell office:value-type="float" office:value="2014840800">
            <text:p>2014840800</text:p>
          </table:table-cell>
          <table:table-cell office:value-type="float" office:value="2014841199">
            <text:p>2014841199</text:p>
          </table:table-cell>
          <table:table-cell/>
          <table:table-cell office:value-type="string">
            <text:p>52a</text:p>
          </table:table-cell>
          <table:table-cell office:value-type="float" office:value="105">
            <text:p>105</text:p>
          </table:table-cell>
          <table:table-cell table:number-columns-repeated="1008"/>
        </table:table-row>
        <table:table-row table:style-name="ro1">
          <table:table-cell table:number-columns-repeated="11"/>
          <table:table-cell office:value-type="float" office:value="2014841200">
            <text:p>2014841200</text:p>
          </table:table-cell>
          <table:table-cell office:value-type="float" office:value="2014841599">
            <text:p>2014841599</text:p>
          </table:table-cell>
          <table:table-cell/>
          <table:table-cell office:value-type="string">
            <text:p>52b</text:p>
          </table:table-cell>
          <table:table-cell office:value-type="float" office:value="106">
            <text:p>106</text:p>
          </table:table-cell>
          <table:table-cell table:number-columns-repeated="1008"/>
        </table:table-row>
        <table:table-row table:style-name="ro1">
          <table:table-cell table:number-columns-repeated="11"/>
          <table:table-cell office:value-type="float" office:value="2014841600">
            <text:p>2014841600</text:p>
          </table:table-cell>
          <table:table-cell office:value-type="float" office:value="2014841999">
            <text:p>2014841999</text:p>
          </table:table-cell>
          <table:table-cell/>
          <table:table-cell office:value-type="string">
            <text:p>53a</text:p>
          </table:table-cell>
          <table:table-cell office:value-type="float" office:value="107">
            <text:p>107</text:p>
          </table:table-cell>
          <table:table-cell table:number-columns-repeated="1008"/>
        </table:table-row>
        <table:table-row table:style-name="ro1">
          <table:table-cell table:number-columns-repeated="11"/>
          <table:table-cell office:value-type="float" office:value="2014842000">
            <text:p>2014842000</text:p>
          </table:table-cell>
          <table:table-cell office:value-type="float" office:value="2014842399">
            <text:p>2014842399</text:p>
          </table:table-cell>
          <table:table-cell/>
          <table:table-cell office:value-type="string">
            <text:p>53b</text:p>
          </table:table-cell>
          <table:table-cell office:value-type="float" office:value="108">
            <text:p>108</text:p>
          </table:table-cell>
          <table:table-cell table:number-columns-repeated="1008"/>
        </table:table-row>
        <table:table-row table:style-name="ro1">
          <table:table-cell table:number-columns-repeated="11"/>
          <table:table-cell office:value-type="float" office:value="2014842400">
            <text:p>2014842400</text:p>
          </table:table-cell>
          <table:table-cell office:value-type="float" office:value="2014842799">
            <text:p>2014842799</text:p>
          </table:table-cell>
          <table:table-cell/>
          <table:table-cell office:value-type="string">
            <text:p>54a</text:p>
          </table:table-cell>
          <table:table-cell office:value-type="float" office:value="109">
            <text:p>109</text:p>
          </table:table-cell>
          <table:table-cell table:number-columns-repeated="1008"/>
        </table:table-row>
        <table:table-row table:style-name="ro1">
          <table:table-cell table:number-columns-repeated="11"/>
          <table:table-cell office:value-type="float" office:value="2014842800">
            <text:p>2014842800</text:p>
          </table:table-cell>
          <table:table-cell office:value-type="float" office:value="2014843199">
            <text:p>2014843199</text:p>
          </table:table-cell>
          <table:table-cell/>
          <table:table-cell office:value-type="string">
            <text:p>54b</text:p>
          </table:table-cell>
          <table:table-cell office:value-type="float" office:value="110">
            <text:p>110</text:p>
          </table:table-cell>
          <table:table-cell table:number-columns-repeated="1008"/>
        </table:table-row>
        <table:table-row table:style-name="ro1">
          <table:table-cell table:number-columns-repeated="11"/>
          <table:table-cell office:value-type="float" office:value="2014843200">
            <text:p>2014843200</text:p>
          </table:table-cell>
          <table:table-cell office:value-type="float" office:value="2014843599">
            <text:p>2014843599</text:p>
          </table:table-cell>
          <table:table-cell/>
          <table:table-cell office:value-type="string">
            <text:p>55a</text:p>
          </table:table-cell>
          <table:table-cell office:value-type="float" office:value="111">
            <text:p>111</text:p>
          </table:table-cell>
          <table:table-cell table:number-columns-repeated="1008"/>
        </table:table-row>
        <table:table-row table:style-name="ro1">
          <table:table-cell table:number-columns-repeated="11"/>
          <table:table-cell office:value-type="float" office:value="2014843600">
            <text:p>2014843600</text:p>
          </table:table-cell>
          <table:table-cell office:value-type="float" office:value="2014843999">
            <text:p>2014843999</text:p>
          </table:table-cell>
          <table:table-cell/>
          <table:table-cell office:value-type="string">
            <text:p>55b</text:p>
          </table:table-cell>
          <table:table-cell office:value-type="float" office:value="112">
            <text:p>112</text:p>
          </table:table-cell>
          <table:table-cell table:number-columns-repeated="1008"/>
        </table:table-row>
        <table:table-row table:style-name="ro1">
          <table:table-cell table:number-columns-repeated="11"/>
          <table:table-cell office:value-type="float" office:value="2014844000">
            <text:p>2014844000</text:p>
          </table:table-cell>
          <table:table-cell office:value-type="float" office:value="2014844399">
            <text:p>2014844399</text:p>
          </table:table-cell>
          <table:table-cell/>
          <table:table-cell office:value-type="string">
            <text:p>56a</text:p>
          </table:table-cell>
          <table:table-cell office:value-type="float" office:value="113">
            <text:p>113</text:p>
          </table:table-cell>
          <table:table-cell table:number-columns-repeated="1008"/>
        </table:table-row>
        <table:table-row table:style-name="ro1">
          <table:table-cell table:number-columns-repeated="11"/>
          <table:table-cell office:value-type="float" office:value="2014844400">
            <text:p>2014844400</text:p>
          </table:table-cell>
          <table:table-cell office:value-type="float" office:value="2014844799">
            <text:p>2014844799</text:p>
          </table:table-cell>
          <table:table-cell/>
          <table:table-cell office:value-type="string">
            <text:p>56b</text:p>
          </table:table-cell>
          <table:table-cell office:value-type="float" office:value="114">
            <text:p>114</text:p>
          </table:table-cell>
          <table:table-cell table:number-columns-repeated="1008"/>
        </table:table-row>
        <table:table-row table:style-name="ro1">
          <table:table-cell table:number-columns-repeated="11"/>
          <table:table-cell office:value-type="float" office:value="2014844800">
            <text:p>2014844800</text:p>
          </table:table-cell>
          <table:table-cell office:value-type="float" office:value="2014845199">
            <text:p>2014845199</text:p>
          </table:table-cell>
          <table:table-cell/>
          <table:table-cell office:value-type="string">
            <text:p>57a</text:p>
          </table:table-cell>
          <table:table-cell office:value-type="float" office:value="115">
            <text:p>115</text:p>
          </table:table-cell>
          <table:table-cell table:number-columns-repeated="1008"/>
        </table:table-row>
        <table:table-row table:style-name="ro1">
          <table:table-cell table:number-columns-repeated="11"/>
          <table:table-cell office:value-type="float" office:value="2014845200">
            <text:p>2014845200</text:p>
          </table:table-cell>
          <table:table-cell office:value-type="float" office:value="2014845599">
            <text:p>2014845599</text:p>
          </table:table-cell>
          <table:table-cell/>
          <table:table-cell office:value-type="string">
            <text:p>57b</text:p>
          </table:table-cell>
          <table:table-cell office:value-type="float" office:value="116">
            <text:p>116</text:p>
          </table:table-cell>
          <table:table-cell table:number-columns-repeated="1008"/>
        </table:table-row>
        <table:table-row table:style-name="ro1">
          <table:table-cell table:number-columns-repeated="11"/>
          <table:table-cell office:value-type="float" office:value="2014845600">
            <text:p>2014845600</text:p>
          </table:table-cell>
          <table:table-cell office:value-type="float" office:value="2014845999">
            <text:p>2014845999</text:p>
          </table:table-cell>
          <table:table-cell/>
          <table:table-cell office:value-type="string">
            <text:p>58a</text:p>
          </table:table-cell>
          <table:table-cell office:value-type="float" office:value="117">
            <text:p>117</text:p>
          </table:table-cell>
          <table:table-cell table:number-columns-repeated="1008"/>
        </table:table-row>
        <table:table-row table:style-name="ro1">
          <table:table-cell table:number-columns-repeated="11"/>
          <table:table-cell office:value-type="float" office:value="2014846000">
            <text:p>2014846000</text:p>
          </table:table-cell>
          <table:table-cell office:value-type="float" office:value="2014846399">
            <text:p>2014846399</text:p>
          </table:table-cell>
          <table:table-cell/>
          <table:table-cell office:value-type="string">
            <text:p>58b</text:p>
          </table:table-cell>
          <table:table-cell office:value-type="float" office:value="118">
            <text:p>118</text:p>
          </table:table-cell>
          <table:table-cell table:number-columns-repeated="1008"/>
        </table:table-row>
        <table:table-row table:style-name="ro1">
          <table:table-cell table:number-columns-repeated="11"/>
          <table:table-cell office:value-type="float" office:value="2014846400">
            <text:p>2014846400</text:p>
          </table:table-cell>
          <table:table-cell office:value-type="float" office:value="2014846799">
            <text:p>2014846799</text:p>
          </table:table-cell>
          <table:table-cell/>
          <table:table-cell office:value-type="string">
            <text:p>59a</text:p>
          </table:table-cell>
          <table:table-cell office:value-type="float" office:value="119">
            <text:p>119</text:p>
          </table:table-cell>
          <table:table-cell table:number-columns-repeated="1008"/>
        </table:table-row>
        <table:table-row table:style-name="ro1">
          <table:table-cell table:number-columns-repeated="11"/>
          <table:table-cell office:value-type="float" office:value="2014846800">
            <text:p>2014846800</text:p>
          </table:table-cell>
          <table:table-cell office:value-type="float" office:value="2014847199">
            <text:p>2014847199</text:p>
          </table:table-cell>
          <table:table-cell/>
          <table:table-cell office:value-type="string">
            <text:p>59b</text:p>
          </table:table-cell>
          <table:table-cell office:value-type="float" office:value="120">
            <text:p>120</text:p>
          </table:table-cell>
          <table:table-cell table:number-columns-repeated="1008"/>
        </table:table-row>
        <table:table-row table:style-name="ro1">
          <table:table-cell table:number-columns-repeated="11"/>
          <table:table-cell office:value-type="float" office:value="2014847200">
            <text:p>2014847200</text:p>
          </table:table-cell>
          <table:table-cell office:value-type="float" office:value="2014847599">
            <text:p>2014847599</text:p>
          </table:table-cell>
          <table:table-cell/>
          <table:table-cell office:value-type="string">
            <text:p>60a</text:p>
          </table:table-cell>
          <table:table-cell office:value-type="float" office:value="121">
            <text:p>121</text:p>
          </table:table-cell>
          <table:table-cell table:number-columns-repeated="1008"/>
        </table:table-row>
        <table:table-row table:style-name="ro1">
          <table:table-cell table:number-columns-repeated="11"/>
          <table:table-cell office:value-type="float" office:value="2014847600">
            <text:p>2014847600</text:p>
          </table:table-cell>
          <table:table-cell office:value-type="float" office:value="2014847999">
            <text:p>2014847999</text:p>
          </table:table-cell>
          <table:table-cell/>
          <table:table-cell office:value-type="string">
            <text:p>60b</text:p>
          </table:table-cell>
          <table:table-cell office:value-type="float" office:value="122">
            <text:p>122</text:p>
          </table:table-cell>
          <table:table-cell table:number-columns-repeated="1008"/>
        </table:table-row>
        <table:table-row table:style-name="ro1">
          <table:table-cell table:number-columns-repeated="11"/>
          <table:table-cell office:value-type="float" office:value="2014848000">
            <text:p>2014848000</text:p>
          </table:table-cell>
          <table:table-cell office:value-type="float" office:value="2014848399">
            <text:p>2014848399</text:p>
          </table:table-cell>
          <table:table-cell/>
          <table:table-cell office:value-type="string">
            <text:p>61a</text:p>
          </table:table-cell>
          <table:table-cell office:value-type="float" office:value="123">
            <text:p>123</text:p>
          </table:table-cell>
          <table:table-cell table:number-columns-repeated="1008"/>
        </table:table-row>
        <table:table-row table:style-name="ro1">
          <table:table-cell table:number-columns-repeated="11"/>
          <table:table-cell office:value-type="float" office:value="2014848400">
            <text:p>2014848400</text:p>
          </table:table-cell>
          <table:table-cell office:value-type="float" office:value="2014848799">
            <text:p>2014848799</text:p>
          </table:table-cell>
          <table:table-cell/>
          <table:table-cell office:value-type="string">
            <text:p>61b</text:p>
          </table:table-cell>
          <table:table-cell office:value-type="float" office:value="124">
            <text:p>124</text:p>
          </table:table-cell>
          <table:table-cell table:number-columns-repeated="1008"/>
        </table:table-row>
        <table:table-row table:style-name="ro1">
          <table:table-cell table:number-columns-repeated="11"/>
          <table:table-cell office:value-type="float" office:value="2014848800">
            <text:p>2014848800</text:p>
          </table:table-cell>
          <table:table-cell office:value-type="float" office:value="2014849199">
            <text:p>2014849199</text:p>
          </table:table-cell>
          <table:table-cell/>
          <table:table-cell office:value-type="string">
            <text:p>62a</text:p>
          </table:table-cell>
          <table:table-cell office:value-type="float" office:value="125">
            <text:p>125</text:p>
          </table:table-cell>
          <table:table-cell table:number-columns-repeated="1008"/>
        </table:table-row>
        <table:table-row table:style-name="ro1">
          <table:table-cell table:number-columns-repeated="11"/>
          <table:table-cell office:value-type="float" office:value="2014849200">
            <text:p>2014849200</text:p>
          </table:table-cell>
          <table:table-cell office:value-type="float" office:value="2014849599">
            <text:p>2014849599</text:p>
          </table:table-cell>
          <table:table-cell/>
          <table:table-cell office:value-type="string">
            <text:p>62b</text:p>
          </table:table-cell>
          <table:table-cell office:value-type="float" office:value="126">
            <text:p>126</text:p>
          </table:table-cell>
          <table:table-cell table:number-columns-repeated="1008"/>
        </table:table-row>
        <table:table-row table:style-name="ro1">
          <table:table-cell table:number-columns-repeated="11"/>
          <table:table-cell office:value-type="float" office:value="2014849600">
            <text:p>2014849600</text:p>
          </table:table-cell>
          <table:table-cell office:value-type="float" office:value="2014849999">
            <text:p>2014849999</text:p>
          </table:table-cell>
          <table:table-cell/>
          <table:table-cell office:value-type="string">
            <text:p>63a</text:p>
          </table:table-cell>
          <table:table-cell office:value-type="float" office:value="127">
            <text:p>127</text:p>
          </table:table-cell>
          <table:table-cell table:number-columns-repeated="1008"/>
        </table:table-row>
        <table:table-row table:style-name="ro1">
          <table:table-cell table:number-columns-repeated="11"/>
          <table:table-cell office:value-type="float" office:value="2014850000">
            <text:p>2014850000</text:p>
          </table:table-cell>
          <table:table-cell office:value-type="float" office:value="2014850399">
            <text:p>2014850399</text:p>
          </table:table-cell>
          <table:table-cell/>
          <table:table-cell office:value-type="string">
            <text:p>63b</text:p>
          </table:table-cell>
          <table:table-cell office:value-type="float" office:value="128">
            <text:p>128</text:p>
          </table:table-cell>
          <table:table-cell table:number-columns-repeated="1008"/>
        </table:table-row>
        <table:table-row table:style-name="ro1">
          <table:table-cell table:number-columns-repeated="11"/>
          <table:table-cell office:value-type="float" office:value="2014850400">
            <text:p>2014850400</text:p>
          </table:table-cell>
          <table:table-cell office:value-type="float" office:value="2014850799">
            <text:p>2014850799</text:p>
          </table:table-cell>
          <table:table-cell/>
          <table:table-cell office:value-type="string">
            <text:p>64a</text:p>
          </table:table-cell>
          <table:table-cell office:value-type="float" office:value="129">
            <text:p>129</text:p>
          </table:table-cell>
          <table:table-cell table:number-columns-repeated="1008"/>
        </table:table-row>
        <table:table-row table:style-name="ro1">
          <table:table-cell table:number-columns-repeated="11"/>
          <table:table-cell office:value-type="float" office:value="2014850800">
            <text:p>2014850800</text:p>
          </table:table-cell>
          <table:table-cell office:value-type="float" office:value="2014851199">
            <text:p>2014851199</text:p>
          </table:table-cell>
          <table:table-cell/>
          <table:table-cell office:value-type="string">
            <text:p>64b</text:p>
          </table:table-cell>
          <table:table-cell office:value-type="float" office:value="130">
            <text:p>130</text:p>
          </table:table-cell>
          <table:table-cell table:number-columns-repeated="1008"/>
        </table:table-row>
        <table:table-row table:style-name="ro1">
          <table:table-cell table:number-columns-repeated="11"/>
          <table:table-cell office:value-type="float" office:value="2014851200">
            <text:p>2014851200</text:p>
          </table:table-cell>
          <table:table-cell office:value-type="float" office:value="2014851599">
            <text:p>2014851599</text:p>
          </table:table-cell>
          <table:table-cell/>
          <table:table-cell office:value-type="string">
            <text:p>65a</text:p>
          </table:table-cell>
          <table:table-cell office:value-type="float" office:value="131">
            <text:p>131</text:p>
          </table:table-cell>
          <table:table-cell table:number-columns-repeated="1008"/>
        </table:table-row>
        <table:table-row table:style-name="ro1">
          <table:table-cell table:number-columns-repeated="11"/>
          <table:table-cell office:value-type="float" office:value="2014851600">
            <text:p>2014851600</text:p>
          </table:table-cell>
          <table:table-cell office:value-type="float" office:value="2014851999">
            <text:p>2014851999</text:p>
          </table:table-cell>
          <table:table-cell/>
          <table:table-cell office:value-type="string">
            <text:p>65b</text:p>
          </table:table-cell>
          <table:table-cell office:value-type="float" office:value="132">
            <text:p>132</text:p>
          </table:table-cell>
          <table:table-cell table:number-columns-repeated="1008"/>
        </table:table-row>
        <table:table-row table:style-name="ro1">
          <table:table-cell table:number-columns-repeated="11"/>
          <table:table-cell office:value-type="float" office:value="2014852000">
            <text:p>2014852000</text:p>
          </table:table-cell>
          <table:table-cell office:value-type="float" office:value="2014852399">
            <text:p>2014852399</text:p>
          </table:table-cell>
          <table:table-cell/>
          <table:table-cell office:value-type="string">
            <text:p>66a</text:p>
          </table:table-cell>
          <table:table-cell office:value-type="float" office:value="133">
            <text:p>133</text:p>
          </table:table-cell>
          <table:table-cell table:number-columns-repeated="1008"/>
        </table:table-row>
        <table:table-row table:style-name="ro1">
          <table:table-cell table:number-columns-repeated="11"/>
          <table:table-cell office:value-type="float" office:value="2014852400">
            <text:p>2014852400</text:p>
          </table:table-cell>
          <table:table-cell office:value-type="float" office:value="2014852799">
            <text:p>2014852799</text:p>
          </table:table-cell>
          <table:table-cell/>
          <table:table-cell office:value-type="string">
            <text:p>66b</text:p>
          </table:table-cell>
          <table:table-cell office:value-type="float" office:value="134">
            <text:p>134</text:p>
          </table:table-cell>
          <table:table-cell table:number-columns-repeated="1008"/>
        </table:table-row>
        <table:table-row table:style-name="ro1">
          <table:table-cell table:number-columns-repeated="11"/>
          <table:table-cell office:value-type="float" office:value="2014852800">
            <text:p>2014852800</text:p>
          </table:table-cell>
          <table:table-cell office:value-type="float" office:value="2014853199">
            <text:p>2014853199</text:p>
          </table:table-cell>
          <table:table-cell/>
          <table:table-cell office:value-type="string">
            <text:p>67a</text:p>
          </table:table-cell>
          <table:table-cell office:value-type="float" office:value="135">
            <text:p>135</text:p>
          </table:table-cell>
          <table:table-cell table:number-columns-repeated="1008"/>
        </table:table-row>
        <table:table-row table:style-name="ro1">
          <table:table-cell table:number-columns-repeated="11"/>
          <table:table-cell office:value-type="float" office:value="2014853200">
            <text:p>2014853200</text:p>
          </table:table-cell>
          <table:table-cell office:value-type="float" office:value="2014853599">
            <text:p>2014853599</text:p>
          </table:table-cell>
          <table:table-cell/>
          <table:table-cell office:value-type="string">
            <text:p>67b</text:p>
          </table:table-cell>
          <table:table-cell office:value-type="float" office:value="136">
            <text:p>136</text:p>
          </table:table-cell>
          <table:table-cell table:number-columns-repeated="1008"/>
        </table:table-row>
        <table:table-row table:style-name="ro1">
          <table:table-cell table:number-columns-repeated="11"/>
          <table:table-cell office:value-type="float" office:value="2014853600">
            <text:p>2014853600</text:p>
          </table:table-cell>
          <table:table-cell office:value-type="float" office:value="2014853999">
            <text:p>2014853999</text:p>
          </table:table-cell>
          <table:table-cell/>
          <table:table-cell office:value-type="string">
            <text:p>68a</text:p>
          </table:table-cell>
          <table:table-cell office:value-type="float" office:value="137">
            <text:p>137</text:p>
          </table:table-cell>
          <table:table-cell table:number-columns-repeated="1008"/>
        </table:table-row>
        <table:table-row table:style-name="ro1">
          <table:table-cell table:number-columns-repeated="1024"/>
        </table:table-row>
        <table:table-row table:style-name="ro1">
          <table:table-cell table:number-columns-repeated="22"/>
          <table:table-cell office:value-type="float" office:value="2014853993">
            <text:p>2014853993</text:p>
          </table:table-cell>
          <table:table-cell table:number-columns-repeated="6"/>
          <table:table-cell office:value-type="string">
            <text:p>part</text:p>
          </table:table-cell>
          <table:table-cell office:value-type="string">
            <text:p>ཇི་ལྟར་ནན་ཏན་དུ་བགྱི་བ་དྲིས་ཤིག་ཅེས་</text:p>
          </table:table-cell>
          <table:table-cell table:number-columns-repeated="993"/>
        </table:table-row>
        <table:table-row table:style-name="ro1">
          <table:table-cell table:number-columns-repeated="22"/>
          <table:table-cell office:value-type="float" office:value="2014853995">
            <text:p>2014853995</text:p>
          </table:table-cell>
          <table:table-cell table:number-columns-repeated="6"/>
          <table:table-cell office:value-type="string">
            <text:p>compl</text:p>
          </table:table-cell>
          <table:table-cell office:value-type="string">
            <text:p>ཇི་ལྟར་ནན་ཏན་དུ་བགྱི་བ་དྲིས་ཤིག་ཅེས་ནས་དེའི་ཚེ། </text:p>
          </table:table-cell>
          <table:table-cell table:number-columns-repeated="993"/>
        </table:table-row>
        <table:table-row table:style-name="ro1">
          <table:table-cell table:number-columns-repeated="1024"/>
        </table:table-row>
        <table:table-row table:style-name="ro1">
          <table:table-cell table:number-columns-repeated="11"/>
          <table:table-cell office:value-type="float" office:value="2014854000">
            <text:p>2014854000</text:p>
          </table:table-cell>
          <table:table-cell office:value-type="float" office:value="2014854399">
            <text:p>2014854399</text:p>
          </table:table-cell>
          <table:table-cell/>
          <table:table-cell office:value-type="string">
            <text:p>68b</text:p>
          </table:table-cell>
          <table:table-cell office:value-type="float" office:value="138">
            <text:p>138</text:p>
          </table:table-cell>
          <table:table-cell/>
          <table:table-cell office:value-type="float" office:value="2014854000">
            <text:p>2014854000</text:p>
          </table:table-cell>
          <table:table-cell office:value-type="float" office:value="2014854039">
            <text:p>2014854039</text:p>
          </table:table-cell>
          <table:table-cell/>
          <table:table-cell office:value-type="float" office:value="1">
            <text:p>1</text:p>
          </table:table-cell>
          <table:table-cell/>
          <table:table-cell office:value-type="float" office:value="2014854000">
            <text:p>2014854000</text:p>
          </table:table-cell>
          <table:table-cell/>
          <table:table-cell office:value-type="float" office:value="204841">
            <text:p>204841</text:p>
          </table:table-cell>
          <table:table-cell table:formula="of:=[.AA180]-[.Y180]" office:value-type="float" office:value="209">
            <text:p>209</text:p>
          </table:table-cell>
          <table:table-cell office:value-type="float" office:value="205050">
            <text:p>205050</text:p>
          </table:table-cell>
          <table:table-cell/>
          <table:table-cell office:value-type="string">
            <text:p>bdr:ELBE8584B9E811C2CA</text:p>
          </table:table-cell>
          <table:table-cell table:formula="of:=LEN([.AE180])" office:value-type="float" office:value="209">
            <text:p>209</text:p>
          </table:table-cell>
          <table:table-cell office:value-type="string">
            <text:p>ནས་དེའི་ཚེ། ཚིགས་སུ་བཅད་པ་འདི་གཉིས་སྨྲས་སོ། །སོང་ཤིག་ནོར་བཟངས་དཔལ་གྱི་ཆུ་རྒྱལ་དཔུང་ཞིག་ན། །མཁས་པ་རྣམས་ཀྱིས་རི་རྒྱལ་གྲུ་འཛིན་མཛེས་པ་ཡོད། །རིན་ཆེན་རྒྱུས་བྱས་ཤིང་དང་ནགས་ཚལ་མེ་ཏོག་མང་། །བཟའ་ཤིང་ར་བ་རྫིང་དང་ཆུ་བྲན་</text:p>
          </table:table-cell>
          <table:table-cell table:number-columns-repeated="993"/>
        </table:table-row>
        <table:table-row table:style-name="ro1">
          <table:table-cell table:number-columns-repeated="22"/>
          <table:table-cell office:value-type="float" office:value="2014854002">
            <text:p>2014854002</text:p>
          </table:table-cell>
          <table:table-cell table:number-columns-repeated="6"/>
          <table:table-cell office:value-type="string">
            <text:p>part</text:p>
          </table:table-cell>
          <table:table-cell office:value-type="string">
            <text:p>ནས་དེའི་ཚེ།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005">
            <text:p>2014854005</text:p>
          </table:table-cell>
          <table:table-cell table:number-columns-repeated="6"/>
          <table:table-cell office:value-type="string">
            <text:p>compl</text:p>
          </table:table-cell>
          <table:table-cell office:value-type="string">
            <text:p>ཚིགས་སུ་བཅད་པ་འདི་གཉིས་སྨྲས་སོ། །</text:p>
          </table:table-cell>
          <table:table-cell table:number-columns-repeated="993"/>
        </table:table-row>
        <table:table-row table:style-name="ro1">
          <table:table-cell table:number-columns-repeated="22"/>
          <table:table-cell office:value-type="float" office:value="2014854010">
            <text:p>2014854010</text:p>
          </table:table-cell>
          <table:table-cell table:number-columns-repeated="6"/>
          <table:table-cell office:value-type="string">
            <text:p>compl</text:p>
          </table:table-cell>
          <table:table-cell office:value-type="string">
            <text:p>སོང་ཤིག་ནོར་བཟངས་དཔལ་གྱི་ཆུ་རྒྱལ་དཔུང་ཞིག་ན། །</text:p>
          </table:table-cell>
          <table:table-cell table:number-columns-repeated="993"/>
        </table:table-row>
        <table:table-row table:style-name="ro1">
          <table:table-cell table:number-columns-repeated="22"/>
          <table:table-cell office:value-type="float" office:value="2014854015">
            <text:p>2014854015</text:p>
          </table:table-cell>
          <table:table-cell table:number-columns-repeated="6"/>
          <table:table-cell office:value-type="string">
            <text:p>compl</text:p>
          </table:table-cell>
          <table:table-cell office:value-type="string">
            <text:p>མཁས་པ་རྣམས་ཀྱིས་རི་རྒྱལ་གྲུ་འཛིན་མཛེས་པ་ཡོད། །</text:p>
          </table:table-cell>
          <table:table-cell table:number-columns-repeated="993"/>
        </table:table-row>
        <table:table-row table:style-name="ro1">
          <table:table-cell table:number-columns-repeated="22"/>
          <table:table-cell office:value-type="float" office:value="2014854020">
            <text:p>2014854020</text:p>
          </table:table-cell>
          <table:table-cell table:number-columns-repeated="6"/>
          <table:table-cell office:value-type="string">
            <text:p>compl</text:p>
          </table:table-cell>
          <table:table-cell office:value-type="string">
            <text:p>རིན་ཆེན་རྒྱུས་བྱས་ཤིང་དང་ནགས་ཚལ་མེ་ཏོག་མང་།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033">
            <text:p>2014854033</text:p>
          </table:table-cell>
          <table:table-cell table:number-columns-repeated="6"/>
          <table:table-cell office:value-type="string">
            <text:p>part</text:p>
          </table:table-cell>
          <table:table-cell office:value-type="string">
            <text:p>བཟའ་ཤིང་ར་བ་རྫིང་དང་ཆུ་བྲན་</text:p>
          </table:table-cell>
          <table:table-cell table:number-columns-repeated="993"/>
        </table:table-row>
        <table:table-row table:style-name="ro1">
          <table:table-cell table:number-columns-repeated="22"/>
          <table:table-cell office:value-type="float" office:value="2014854035">
            <text:p>2014854035</text:p>
          </table:table-cell>
          <table:table-cell table:number-columns-repeated="6"/>
          <table:table-cell office:value-type="string">
            <text:p>compl</text:p>
          </table:table-cell>
          <table:table-cell office:value-type="string">
            <text:p>བཟའ་ཤིང་ར་བ་རྫིང་དང་ཆུ་བྲན་འབབ་པར་ལྡན། །</text:p>
          </table:table-cell>
          <table:table-cell table:number-columns-repeated="993"/>
        </table:table-row>
        <table:table-row table:style-name="ro1">
          <table:table-cell table:number-columns-repeated="1024"/>
        </table:table-row>
        <table:table-row table:style-name="ro1">
          <table:table-cell table:number-columns-repeated="17"/>
          <table:table-cell office:value-type="float" office:value="2014854040">
            <text:p>2014854040</text:p>
          </table:table-cell>
          <table:table-cell office:value-type="float" office:value="2014854079">
            <text:p>2014854079</text:p>
          </table:table-cell>
          <table:table-cell/>
          <table:table-cell office:value-type="float" office:value="2">
            <text:p>2</text:p>
          </table:table-cell>
          <table:table-cell/>
          <table:table-cell office:value-type="float" office:value="2014854040">
            <text:p>2014854040</text:p>
          </table:table-cell>
          <table:table-cell/>
          <table:table-cell office:value-type="float" office:value="205051">
            <text:p>205051</text:p>
          </table:table-cell>
          <table:table-cell table:formula="of:=[.AA191]-[.Y191]" office:value-type="float" office:value="196">
            <text:p>196</text:p>
          </table:table-cell>
          <table:table-cell office:value-type="float" office:value="205247">
            <text:p>205247</text:p>
          </table:table-cell>
          <table:table-cell/>
          <table:table-cell office:value-type="string">
            <text:p>bdr:ELD4063F98AFCD1A0B</text:p>
          </table:table-cell>
          <table:table-cell table:formula="of:=LEN([.AE191])" office:value-type="float" office:value="196">
            <text:p>196</text:p>
          </table:table-cell>
          <table:table-cell office:value-type="string">
            <text:p>འབབ་པར་ལྡན། །རི་མཆོག་དེ་ལ་བརྟན་པར་སྤྱན་རས་གཟིགས་ཀྱི་དབང་། །འགྲོ་བ་རྣམས་ལ་ཕན་པའི་དོན་དུ་རྣམ་པར་སྤྱོད། །དེའི་གན་སོང་དང་ནོར་བཟངས་ཁྱོད་ལ་མགོན་པོ་ཡིས། །ཡོན་ཏན་རྒྱ་ཆེན་ཚུལ་ལ་འཇུག་པ་སྟོན་པར་བྱེད། །དེ་ནས་</text:p>
          </table:table-cell>
          <table:table-cell table:number-columns-repeated="993"/>
        </table:table-row>
        <table:table-row table:style-name="ro1">
          <table:table-cell table:number-columns-repeated="22"/>
          <table:table-cell office:value-type="float" office:value="2014854042">
            <text:p>2014854042</text:p>
          </table:table-cell>
          <table:table-cell table:number-columns-repeated="6"/>
          <table:table-cell office:value-type="string">
            <text:p>part</text:p>
          </table:table-cell>
          <table:table-cell office:value-type="string">
            <text:p>འབབ་པར་ལྡན།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045">
            <text:p>2014854045</text:p>
          </table:table-cell>
          <table:table-cell table:number-columns-repeated="6"/>
          <table:table-cell office:value-type="string">
            <text:p>compl</text:p>
          </table:table-cell>
          <table:table-cell office:value-type="string">
            <text:p>རི་མཆོག་དེ་ལ་བརྟན་པར་སྤྱན་རས་གཟིགས་ཀྱི་དབང་། །</text:p>
          </table:table-cell>
          <table:table-cell table:number-columns-repeated="993"/>
        </table:table-row>
        <table:table-row table:style-name="ro1">
          <table:table-cell table:number-columns-repeated="22"/>
          <table:table-cell office:value-type="float" office:value="2014854050">
            <text:p>2014854050</text:p>
          </table:table-cell>
          <table:table-cell table:number-columns-repeated="6"/>
          <table:table-cell office:value-type="string">
            <text:p>compl</text:p>
          </table:table-cell>
          <table:table-cell office:value-type="string">
            <text:p>འགྲོ་བ་རྣམས་ལ་ཕན་པའི་དོན་དུ་རྣམ་པར་སྤྱོད། །</text:p>
          </table:table-cell>
          <table:table-cell table:number-columns-repeated="993"/>
        </table:table-row>
        <table:table-row table:style-name="ro1">
          <table:table-cell table:number-columns-repeated="22"/>
          <table:table-cell office:value-type="float" office:value="2014854055">
            <text:p>2014854055</text:p>
          </table:table-cell>
          <table:table-cell table:number-columns-repeated="6"/>
          <table:table-cell office:value-type="string">
            <text:p>compl</text:p>
          </table:table-cell>
          <table:table-cell office:value-type="string">
            <text:p>དེའི་གན་སོང་དང་ནོར་བཟངས་ཁྱོད་ལ་མགོན་པོ་ཡིས། །</text:p>
          </table:table-cell>
          <table:table-cell table:number-columns-repeated="993"/>
        </table:table-row>
        <table:table-row table:style-name="ro1">
          <table:table-cell table:number-columns-repeated="22"/>
          <table:table-cell office:value-type="float" office:value="2014854060">
            <text:p>2014854060</text:p>
          </table:table-cell>
          <table:table-cell table:number-columns-repeated="6"/>
          <table:table-cell office:value-type="string">
            <text:p>compl</text:p>
          </table:table-cell>
          <table:table-cell office:value-type="string">
            <text:p>ཡོན་ཏན་རྒྱ་ཆེན་ཚུལ་ལ་འཇུག་པ་སྟོན་པར་བྱེད།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073">
            <text:p>2014854073</text:p>
          </table:table-cell>
          <table:table-cell table:number-columns-repeated="6"/>
          <table:table-cell office:value-type="string">
            <text:p>part</text:p>
          </table:table-cell>
          <table:table-cell office:value-type="string">
            <text:p>དེ་ནས་</text:p>
          </table:table-cell>
          <table:table-cell table:number-columns-repeated="993"/>
        </table:table-row>
        <table:table-row table:style-name="ro1">
          <table:table-cell table:number-columns-repeated="22"/>
          <table:table-cell office:value-type="float" office:value="2014854075">
            <text:p>2014854075</text:p>
          </table:table-cell>
          <table:table-cell table:number-columns-repeated="6"/>
          <table:table-cell office:value-type="string">
            <text:p>compl</text:p>
          </table:table-cell>
          <table:table-cell office:value-type="string">
            <text:p>དེ་ནས་ཚོང་དཔོན་གྱི་བུ་ནོར་བཟངས་ཀྱིས་ཁྱིམ་བདག་ནན་ཁུགས་ཀྱི་རྐང་པ་གཉིས་ལ་སྤྱི་བོས་ཕྱག་འཚལ་ནས། </text:p>
          </table:table-cell>
          <table:table-cell table:number-columns-repeated="993"/>
        </table:table-row>
        <table:table-row table:style-name="ro1">
          <table:table-cell table:number-columns-repeated="1024"/>
        </table:table-row>
        <table:table-row table:style-name="ro1">
          <table:table-cell table:number-columns-repeated="17"/>
          <table:table-cell office:value-type="float" office:value="2014854080">
            <text:p>2014854080</text:p>
          </table:table-cell>
          <table:table-cell office:value-type="float" office:value="2014854119">
            <text:p>2014854119</text:p>
          </table:table-cell>
          <table:table-cell/>
          <table:table-cell office:value-type="float" office:value="3">
            <text:p>3</text:p>
          </table:table-cell>
          <table:table-cell/>
          <table:table-cell office:value-type="float" office:value="2014854080">
            <text:p>2014854080</text:p>
          </table:table-cell>
          <table:table-cell/>
          <table:table-cell office:value-type="float" office:value="205248">
            <text:p>205248</text:p>
          </table:table-cell>
          <table:table-cell table:formula="of:=[.AA202]-[.Y202]" office:value-type="float" office:value="190">
            <text:p>190</text:p>
          </table:table-cell>
          <table:table-cell office:value-type="float" office:value="205438">
            <text:p>205438</text:p>
          </table:table-cell>
          <table:table-cell/>
          <table:table-cell office:value-type="string">
            <text:p>bdr:EL0CF6D2307075396D</text:p>
          </table:table-cell>
          <table:table-cell table:formula="of:=LEN([.AE202])" office:value-type="float" office:value="190">
            <text:p>190</text:p>
          </table:table-cell>
          <table:table-cell office:value-type="string">
            <text:p>ཚོང་དཔོན་གྱི་བུ་ནོར་བཟངས་ཀྱིས་ཁྱིམ་བདག་ནན་ཁུགས་ཀྱི་རྐང་པ་གཉིས་ལ་སྤྱི་བོས་ཕྱག་འཚལ་ནས། ཁྱིམ་བདག་ནན་ཁུགས་ལ་ལན་བརྒྱ་སྟོང་དུ་མར་གཡས་ཕྱོགས་སུ་བསྐོར་བ་བྱས་ཏེ། ཡང་དང་ཡང་བལྟས་ནས་ཁྱིམ་བདག་ནན་ཁུགས་ཀྱི་</text:p>
          </table:table-cell>
          <table:table-cell table:number-columns-repeated="993"/>
        </table:table-row>
        <table:table-row table:style-name="ro1">
          <table:table-cell table:number-columns-repeated="22"/>
          <table:table-cell office:value-type="float" office:value="2014854082">
            <text:p>2014854082</text:p>
          </table:table-cell>
          <table:table-cell table:number-columns-repeated="6"/>
          <table:table-cell office:value-type="string">
            <text:p>part</text:p>
          </table:table-cell>
          <table:table-cell office:value-type="string">
            <text:p>ཚོང་དཔོན་གྱི་བུ་ནོར་བཟངས་ཀྱིས་ཁྱིམ་བདག་ནན་ཁུགས་ཀྱི་རྐང་པ་གཉིས་ལ་སྤྱི་བོས་ཕྱག་འཚལ་ནས།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085">
            <text:p>2014854085</text:p>
          </table:table-cell>
          <table:table-cell table:number-columns-repeated="6"/>
          <table:table-cell office:value-type="string">
            <text:p>compl</text:p>
          </table:table-cell>
          <table:table-cell office:value-type="string">
            <text:p>ཁྱིམ་བདག་ནན་ཁུགས་ལ་ལན་བརྒྱ་སྟོང་དུ་མར་གཡས་ཕྱོགས་སུ་བསྐོར་བ་བྱས་ཏེ།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113">
            <text:p>2014854113</text:p>
          </table:table-cell>
          <table:table-cell table:number-columns-repeated="6"/>
          <table:table-cell office:value-type="string">
            <text:p>part</text:p>
          </table:table-cell>
          <table:table-cell office:value-type="string">
            <text:p>ཡང་དང་ཡང་བལྟས་ནས་ཁྱིམ་བདག་ནན་ཁུགས་ཀྱི་</text:p>
          </table:table-cell>
          <table:table-cell table:number-columns-repeated="993"/>
        </table:table-row>
        <table:table-row table:style-name="ro1">
          <table:table-cell table:number-columns-repeated="22"/>
          <table:table-cell office:value-type="float" office:value="2014854115">
            <text:p>2014854115</text:p>
          </table:table-cell>
          <table:table-cell table:number-columns-repeated="6"/>
          <table:table-cell office:value-type="string">
            <text:p>compl</text:p>
          </table:table-cell>
          <table:table-cell office:value-type="string">
            <text:p>ཡང་དང་ཡང་བལྟས་ནས་ཁྱིམ་བདག་ནན་ཁུགས་ཀྱི་དྲུང་ནས་སོང་ངོ་།། །།</text:p>
          </table:table-cell>
          <table:table-cell table:number-columns-repeated="993"/>
        </table:table-row>
        <table:table-row table:style-name="ro1">
          <table:table-cell table:number-columns-repeated="1024"/>
        </table:table-row>
        <table:table-row table:style-name="ro1">
          <table:table-cell table:number-columns-repeated="17"/>
          <table:table-cell office:value-type="float" office:value="2014854120">
            <text:p>2014854120</text:p>
          </table:table-cell>
          <table:table-cell office:value-type="float" office:value="2014854159">
            <text:p>2014854159</text:p>
          </table:table-cell>
          <table:table-cell/>
          <table:table-cell office:value-type="float" office:value="4">
            <text:p>4</text:p>
          </table:table-cell>
          <table:table-cell/>
          <table:table-cell office:value-type="float" office:value="2014854120">
            <text:p>2014854120</text:p>
          </table:table-cell>
          <table:table-cell/>
          <table:table-cell office:value-type="float" office:value="205439">
            <text:p>205439</text:p>
          </table:table-cell>
          <table:table-cell table:formula="of:=[.AA210]-[.Y210]" office:value-type="float" office:value="175">
            <text:p>175</text:p>
          </table:table-cell>
          <table:table-cell office:value-type="float" office:value="205614">
            <text:p>205614</text:p>
          </table:table-cell>
          <table:table-cell/>
          <table:table-cell office:value-type="string">
            <text:p>bdr:ELBADAA73F918A7112</text:p>
          </table:table-cell>
          <table:table-cell table:formula="of:=LEN([.AE210])" office:value-type="float" office:value="175">
            <text:p>175</text:p>
          </table:table-cell>
          <table:table-cell office:value-type="string">
            <text:p>དྲུང་ནས་སོང་ངོ་།། །།སངས་རྒྱས་རྨད་གཅད་ཅེས་བྱ་བ་ཤིན་ཏུ་རྒྱས་པ་ཆེན་པོའི་མདོ།། བམ་པོ་ལྔ་པ། །དེ་ནས་ཚོང་དཔོན་གྱི་བུ་ནོར་བཟངས་ཁྱིམ་བདག་ནན་ཁུགས་ཀྱི་གདམས་ངག་རྗེས་སུ་སེམས་ཤིང་། བྱང་ཆུབ་</text:p>
          </table:table-cell>
          <table:table-cell table:number-columns-repeated="993"/>
        </table:table-row>
        <table:table-row table:style-name="ro1">
          <table:table-cell table:number-columns-repeated="22"/>
          <table:table-cell office:value-type="float" office:value="2014854122">
            <text:p>2014854122</text:p>
          </table:table-cell>
          <table:table-cell table:number-columns-repeated="6"/>
          <table:table-cell office:value-type="string">
            <text:p>part</text:p>
          </table:table-cell>
          <table:table-cell office:value-type="string">
            <text:p>དྲུང་ནས་སོང་ངོ་།། །།</text:p>
          </table:table-cell>
          <table:table-cell table:number-columns-repeated="993"/>
        </table:table-row>
        <table:table-row table:style-name="ro1">
          <table:table-cell table:number-columns-repeated="1024"/>
        </table:table-row>
        <table:table-row table:style-name="ro3">
          <table:table-cell table:style-name="ce2" table:number-columns-repeated="30"/>
          <table:table-cell table:style-name="ce6"/>
          <table:table-cell table:style-name="ce2" table:number-columns-repeated="993"/>
        </table:table-row>
        <table:table-row table:style-name="ro1">
          <table:table-cell table:number-columns-repeated="22"/>
          <table:table-cell office:value-type="float" office:value="2014854125">
            <text:p>2014854125</text:p>
          </table:table-cell>
          <table:table-cell table:number-columns-repeated="6"/>
          <table:table-cell office:value-type="string">
            <text:p>compl</text:p>
          </table:table-cell>
          <table:table-cell office:value-type="string">
            <text:p>སངས་རྒྱས་རྨད་གཅད་ཅེས་བྱ་བ་ཤིན་ཏུ་རྒྱས་པ་ཆེན་པོའི་མདོ།། </text:p>
          </table:table-cell>
          <table:table-cell table:number-columns-repeated="993"/>
        </table:table-row>
        <table:table-row table:style-name="ro1">
          <table:table-cell table:number-columns-repeated="30"/>
          <table:table-cell office:value-type="string">
            <text:p>sangs rgyas rmad gcad ces bya ba shin tu rgyas pa chen po'i mdo//_</text:p>
          </table:table-cell>
          <table:table-cell table:number-columns-repeated="993"/>
        </table:table-row>
        <table:table-row table:style-name="ro4">
          <table:table-cell table:number-columns-repeated="22"/>
          <table:table-cell office:value-type="float" office:value="2014854127">
            <text:p>2014854127</text:p>
          </table:table-cell>
          <table:table-cell/>
          <table:table-cell office:value-type="float" office:value="205459">
            <text:p>205459</text:p>
          </table:table-cell>
          <table:table-cell table:formula="of:=[.AA216]-[.Y216]" office:value-type="float" office:value="1205">
            <text:p>1205</text:p>
          </table:table-cell>
          <table:table-cell office:value-type="float" office:value="206664">
            <text:p>206664</text:p>
          </table:table-cell>
          <table:table-cell/>
          <table:table-cell office:value-type="string">
            <text:p>bdr:EC99193BEF80B2B4EF</text:p>
          </table:table-cell>
          <table:table-cell table:formula="of:=LEN([.AE216])" office:value-type="float" office:value="1212">
            <text:p>1212</text:p>
          </table:table-cell>
          <table:table-cell office:value-type="string">
            <text:p>སངས་རྒྱས་རྨད་གཅད་ཅེས་བྱ་བ་ཤིན་ཏུ་རྒྱས་པ་ཆེན་པོའི་མདོ།། བམ་པོ་ལྔ་པ། །དེ་ནས་ཚོང་དཔོན་གྱི་བུ་ནོར་བཟངས་ཁྱིམ་བདག་ནན་ཁུགས་ཀྱི་གདམས་ངག་རྗེས་སུ་སེམས་ཤིང་། བྱང་ཆུབ་\nསེམས་དཔའི་མོས་པའི་མཛོད་དེ་ནི་ཤེས་པར་བྱེད། བྱང་ཆུབ་སེམས་དཔའི་རྗེས་སུ་དྲན་པའི་སྟོབས་དེ་ནི་རྗེས་སུ་དྲན་པར་བྱེད། སངས་རྒྱས་ཀྱི་ཚུལ་གཅིག་ནས་གཅིག་ཏུ་བརྒྱུད་པའི་སྟོབས་ནི་ཡང་དག་པར་འཛིན། སངས་རྒྱས་གཅིག་ནས་\nགཅིག་ཏུ་བརྒྱུད་པའི་མཚམས་ནི་ཁོང་དུ་ཆུད་པར་བྱེད། རྣས་ཐོས་པའི་སངས་རྒྱས་ཀྱི་མཚན་དེ་དག་གི་རྗེས་སུ་ནི་འབྲང་། སངས་རྒྱས་ཀྱི་ཆོས་བསྟན་པའི་ཚུལ་དེ་དང་ནི་འཐུན་པར་བྱེད། སངས་རྒྱས་ཀྱིས་ཡང་དག་པར་བསྒྲུབ་པའི་རྒྱན་དེ་ནི་ཁོང་དུ་ཆུད་\nཔར་བྱེད། སངས་རྒྱས་མངོན་པར་རྫོགས་པར་འཚང་རྒྱ་བའི་ཁྱུ་མཆོག་གི་མཐུ་ཕྱུང་བ་དེ་ལ་ནི་ཡིད་ཆེས་པར་བྱེད། དེ་བཞིན་གཤེགས་པའི་ཕྲིན་ལས་བསམ་གྱིས་མི་ཁྱབ་པ་དེ་ནི་མངོན་དུ་བྱེད་ཅིང་། མཐར་གྱིས་རི་གྲུ་འཛིན་གང་ན་བ་དེར་\n\nསོང་ནས། རི་གྲུ་འཛིན་གྱི་སྟེང་དུ་ཕྱིན་ཏེ། བྱང་ཆུབ་སེམས་དཔའི་སྤྱན་རས་གཟིགས་ཀྱི་དབང་པོ་ཡོངས་སུ་རྨེད་ཅིང་ཚོལ་ཚོལ་བ་ལས། ནུབ་ཕྱོགས་ལོགས་ཀྱི་རིའི་སྨན་ལྗོངས་མཚོ་དང་། མཚེའུ་དང་འབབ་ཆུས་མཛེས་པར་གྱུར་པ། བཻཌཱུརྱ་\nསྔོན་པོའི་དཀྱིལ་འཁོར་ལྟར་སྔོ་ཞིང་འཇམ་ལ་གཞོན་པའི་སྤང་། ནགས་ཚལ་ཆེན་པོའི་མཐོངས་ན་འདུག་པ་ཞིག་ན། རིན་པོ་ཆེའི་རྡོ་རྗེའི་རྡོ་སྟེགསཤིག་ལ་སྐྱིལ་མོ་ཀྲུང་བཅས་ཏེ་འདུག་ཅིང་། རིན་པོ་ཆེ་སྣ་ཚོགས་ཀྱི་རྡོ་སྟེགས་ལ་འཁོད་པའི་བྱང་ཆུབ་སེམས་\nདཔའི་ཚོགས་དཔག་ཏུ་མེད་པས།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130">
            <text:p>2014854130</text:p>
          </table:table-cell>
          <table:table-cell table:number-columns-repeated="6"/>
          <table:table-cell office:value-type="string">
            <text:p>compl</text:p>
          </table:table-cell>
          <table:table-cell office:value-type="string">
            <text:p>བམ་པོ་ལྔ་པ། །</text:p>
          </table:table-cell>
          <table:table-cell table:number-columns-repeated="993"/>
        </table:table-row>
        <table:table-row table:style-name="ro1">
          <table:table-cell table:number-columns-repeated="22"/>
          <table:table-cell office:value-type="float" office:value="2014854135">
            <text:p>2014854135</text:p>
          </table:table-cell>
          <table:table-cell table:number-columns-repeated="6"/>
          <table:table-cell office:value-type="string">
            <text:p>compl</text:p>
          </table:table-cell>
          <table:table-cell office:value-type="string">
            <text:p>དེ་ནས་ཚོང་དཔོན་གྱི་བུ་ནོར་བཟངས་ཁྱིམ་བདག་ནན་ཁུགས་ཀྱི་གདམས་ངག་རྗེས་སུ་སེམས་ཤིང་། </text:p>
          </table:table-cell>
          <table:table-cell table:number-columns-repeated="993"/>
        </table:table-row>
        <table:table-row table:style-name="ro1">
          <table:table-cell table:number-columns-repeated="1024"/>
        </table:table-row>
        <table:table-row table:style-name="ro1">
          <table:table-cell table:number-columns-repeated="22"/>
          <table:table-cell office:value-type="float" office:value="2014854153">
            <text:p>2014854153</text:p>
          </table:table-cell>
          <table:table-cell table:number-columns-repeated="6"/>
          <table:table-cell office:value-type="string">
            <text:p>part</text:p>
          </table:table-cell>
          <table:table-cell office:value-type="string">
            <text:p>བྱང་ཆུབ་</text:p>
          </table:table-cell>
          <table:table-cell table:number-columns-repeated="993"/>
        </table:table-row>
        <table:table-row table:style-name="ro1">
          <table:table-cell table:number-columns-repeated="22"/>
          <table:table-cell office:value-type="float" office:value="2014854155">
            <text:p>2014854155</text:p>
          </table:table-cell>
          <table:table-cell table:number-columns-repeated="6"/>
          <table:table-cell office:value-type="string">
            <text:p>compl</text:p>
          </table:table-cell>
          <table:table-cell office:value-type="string">
            <text:p>བྱང་ཆུབ་སེམས་དཔའི་མོས་པའི་མཛོད་དེ་ནི་ཤེས་པར་བྱེད། </text:p>
          </table:table-cell>
          <table:table-cell table:number-columns-repeated="993"/>
        </table:table-row>
        <table:table-row table:style-name="ro1">
          <table:table-cell table:number-columns-repeated="1024"/>
        </table:table-row>
        <table:table-row table:style-name="ro5">
          <table:table-cell table:number-columns-repeated="17"/>
          <table:table-cell office:value-type="float" office:value="2014854160">
            <text:p>2014854160</text:p>
          </table:table-cell>
          <table:table-cell office:value-type="float" office:value="2014854199">
            <text:p>2014854199</text:p>
          </table:table-cell>
          <table:table-cell/>
          <table:table-cell office:value-type="float" office:value="5">
            <text:p>5</text:p>
          </table:table-cell>
          <table:table-cell/>
          <table:table-cell office:value-type="float" office:value="2014854160">
            <text:p>2014854160</text:p>
          </table:table-cell>
          <table:table-cell/>
          <table:table-cell office:value-type="float" office:value="205615">
            <text:p>205615</text:p>
          </table:table-cell>
          <table:table-cell table:formula="of:=[.AA224]-[.Y224]" office:value-type="float" office:value="194">
            <text:p>194</text:p>
          </table:table-cell>
          <table:table-cell office:value-type="float" office:value="205809">
            <text:p>205809</text:p>
          </table:table-cell>
          <table:table-cell/>
          <table:table-cell office:value-type="string">
            <text:p>bdr:ELDB79AE9094A5B9E1</text:p>
          </table:table-cell>
          <table:table-cell table:formula="of:=LEN([.AE224])" office:value-type="float" office:value="194">
            <text:p>194</text:p>
          </table:table-cell>
          <table:table-cell office:value-type="string">
            <text:p>སེམས་དཔའི་མོས་པའི་མཛོད་དེ་ནི་ཤེས་པར་བྱེད། བྱང་ཆུབ་སེམས་དཔའི་རྗེས་སུ་དྲན་པའི་སྟོབས་དེ་ནི་རྗེས་སུ་དྲན་པར་བྱེད། སངས་རྒྱས་ཀྱི་ཚུལ་གཅིག་ནས་གཅིག་ཏུ་བརྒྱུད་པའི་སྟོབས་ནི་ཡང་དག་པར་འཛིན། སངས་རྒྱས་གཅིག་ནས་</text:p>
          </table:table-cell>
          <table:table-cell table:number-columns-repeated="993"/>
        </table:table-row>
        <table:table-row table:style-name="ro1">
          <table:table-cell table:number-columns-repeated="22"/>
          <table:table-cell office:value-type="float" office:value="2014854162">
            <text:p>2014854162</text:p>
          </table:table-cell>
          <table:table-cell table:number-columns-repeated="6"/>
          <table:table-cell office:value-type="string">
            <text:p>part</text:p>
          </table:table-cell>
          <table:table-cell office:value-type="string">
            <text:p>སེམས་དཔའི་མོས་པའི་མཛོད་དེ་ནི་ཤེས་པར་བྱེད། </text:p>
          </table:table-cell>
          <table:table-cell table:number-columns-repeated="993"/>
        </table:table-row>
        <table:table-row table:style-name="ro1">
          <table:table-cell table:number-columns-repeated="29"/>
          <table:table-cell office:value-type="string">
            <text:p>compl</text:p>
          </table:table-cell>
          <table:table-cell office:value-type="string">
            <text:p>བྱང་ཆུབ་སེམས་དཔའི་རྗེས་སུ་དྲན་པའི་སྟོབས་དེ་ནི་རྗེས་སུ་དྲན་པར་བྱེད། </text:p>
          </table:table-cell>
          <table:table-cell table:number-columns-repeated="993"/>
        </table:table-row>
        <table:table-row table:style-name="ro1">
          <table:table-cell table:number-columns-repeated="29"/>
          <table:table-cell office:value-type="string">
            <text:p>compl</text:p>
          </table:table-cell>
          <table:table-cell office:value-type="string">
            <text:p>སངས་རྒྱས་ཀྱི་ཚུལ་གཅིག་ནས་གཅིག་ཏུ་བརྒྱུད་པའི་སྟོབས་ནི་ཡང་དག་པར་འཛིན། </text:p>
          </table:table-cell>
          <table:table-cell table:number-columns-repeated="993"/>
        </table:table-row>
        <table:table-row table:style-name="ro1" table:number-rows-repeated="2">
          <table:table-cell table:number-columns-repeated="1024"/>
        </table:table-row>
        <table:table-row table:style-name="ro1">
          <table:table-cell table:number-columns-repeated="29"/>
          <table:table-cell office:value-type="string">
            <text:p>part</text:p>
          </table:table-cell>
          <table:table-cell office:value-type="string">
            <text:p>སངས་རྒྱས་གཅིག་ནས་</text:p>
          </table:table-cell>
          <table:table-cell table:number-columns-repeated="993"/>
        </table:table-row>
        <table:table-row table:style-name="ro1">
          <table:table-cell table:number-columns-repeated="1024"/>
        </table:table-row>
        <table:table-row table:style-name="ro1">
          <table:table-cell table:number-columns-repeated="17"/>
          <table:table-cell office:value-type="float" office:value="2014854200">
            <text:p>2014854200</text:p>
          </table:table-cell>
          <table:table-cell office:value-type="float" office:value="2014854239">
            <text:p>2014854239</text:p>
          </table:table-cell>
          <table:table-cell/>
          <table:table-cell office:value-type="float" office:value="6">
            <text:p>6</text:p>
          </table:table-cell>
          <table:table-cell/>
          <table:table-cell office:value-type="float" office:value="2014854200">
            <text:p>2014854200</text:p>
          </table:table-cell>
          <table:table-cell/>
          <table:table-cell office:value-type="float" office:value="205810">
            <text:p>205810</text:p>
          </table:table-cell>
          <table:table-cell table:formula="of:=[.AA232]-[.Y232]" office:value-type="float" office:value="212">
            <text:p>212</text:p>
          </table:table-cell>
          <table:table-cell office:value-type="float" office:value="206022">
            <text:p>206022</text:p>
          </table:table-cell>
          <table:table-cell/>
          <table:table-cell office:value-type="string">
            <text:p>bdr:EL9417D37CFC118873</text:p>
          </table:table-cell>
          <table:table-cell table:formula="of:=LEN([.AE232])" office:value-type="float" office:value="212">
            <text:p>212</text:p>
          </table:table-cell>
          <table:table-cell office:value-type="string">
            <text:p>གཅིག་ཏུ་བརྒྱུད་པའི་མཚམས་ནི་ཁོང་དུ་ཆུད་པར་བྱེད། རྣས་ཐོས་པའི་སངས་རྒྱས་ཀྱི་མཚན་དེ་དག་གི་རྗེས་སུ་ནི་འབྲང་། སངས་རྒྱས་ཀྱི་ཆོས་བསྟན་པའི་ཚུལ་དེ་དང་ནི་འཐུན་པར་བྱེད། སངས་རྒྱས་ཀྱིས་ཡང་དག་པར་བསྒྲུབ་པའི་རྒྱན་དེ་ནི་ཁོང་དུ་ཆུད་</text:p>
          </table:table-cell>
          <table:table-cell table:number-columns-repeated="993"/>
        </table:table-row>
        <table:table-row table:style-name="ro1">
          <table:table-cell table:number-columns-repeated="17"/>
          <table:table-cell office:value-type="float" office:value="2014854240">
            <text:p>2014854240</text:p>
          </table:table-cell>
          <table:table-cell office:value-type="float" office:value="2014854279">
            <text:p>2014854279</text:p>
          </table:table-cell>
          <table:table-cell/>
          <table:table-cell office:value-type="float" office:value="7">
            <text:p>7</text:p>
          </table:table-cell>
          <table:table-cell/>
          <table:table-cell office:value-type="float" office:value="2014854240">
            <text:p>2014854240</text:p>
          </table:table-cell>
          <table:table-cell table:number-columns-repeated="6"/>
          <table:table-cell table:formula="of:=LEN([.AE233])" office:value-type="float" office:value="196">
            <text:p>196</text:p>
          </table:table-cell>
          <table:table-cell office:value-type="string">
            <text:p>པར་བྱེད། སངས་རྒྱས་མངོན་པར་རྫོགས་པར་འཚང་རྒྱ་བའི་ཁྱུ་མཆོག་གི་མཐུ་ཕྱུང་བ་དེ་ལ་ནི་ཡིད་ཆེས་པར་བྱེད། དེ་བཞིན་གཤེགས་པའི་ཕྲིན་ལས་བསམ་གྱིས་མི་ཁྱབ་པ་དེ་ནི་མངོན་དུ་བྱེད་ཅིང་། མཐར་གྱིས་རི་གྲུ་འཛིན་གང་ན་བ་དེར་</text:p>
          </table:table-cell>
          <table:table-cell table:number-columns-repeated="993"/>
        </table:table-row>
        <table:table-row table:style-name="ro1">
          <table:table-cell table:number-columns-repeated="11"/>
          <table:table-cell office:value-type="float" office:value="2014854400">
            <text:p>2014854400</text:p>
          </table:table-cell>
          <table:table-cell office:value-type="float" office:value="2014854039">
            <text:p>2014854039</text:p>
          </table:table-cell>
          <table:table-cell/>
          <table:table-cell office:value-type="string">
            <text:p>69a</text:p>
          </table:table-cell>
          <table:table-cell office:value-type="float" office:value="139">
            <text:p>139</text:p>
          </table:table-cell>
          <table:table-cell table:number-columns-repeated="4"/>
          <table:table-cell office:value-type="float" office:value="1">
            <text:p>1</text:p>
          </table:table-cell>
          <table:table-cell table:number-columns-repeated="8"/>
          <table:table-cell table:formula="of:=LEN([.AE234])" office:value-type="float" office:value="199">
            <text:p>199</text:p>
          </table:table-cell>
          <table:table-cell office:value-type="string">
            <text:p>སོང་ནས། རི་གྲུ་འཛིན་གྱི་སྟེང་དུ་ཕྱིན་ཏེ། བྱང་ཆུབ་སེམས་དཔའི་སྤྱན་རས་གཟིགས་ཀྱི་དབང་པོ་ཡོངས་སུ་རྨེད་ཅིང་ཚོལ་ཚོལ་བ་ལས། ནུབ་ཕྱོགས་ལོགས་ཀྱི་རིའི་སྨན་ལྗོངས་མཚོ་དང་། མཚེའུ་དང་འབབ་ཆུས་མཛེས་པར་གྱུར་པ། བཻཌཱུརྱ་</text:p>
          </table:table-cell>
          <table:table-cell table:number-columns-repeated="993"/>
        </table:table-row>
        <table:table-row table:style-name="ro1">
          <table:table-cell table:number-columns-repeated="11"/>
          <table:table-cell office:value-type="string">
            <text:p>=L177+400</text:p>
          </table:table-cell>
          <table:table-cell office:value-type="string">
            <text:p>=L179-1</text:p>
          </table:table-cell>
          <table:table-cell table:number-columns-repeated="7"/>
          <table:table-cell office:value-type="float" office:value="2">
            <text:p>2</text:p>
          </table:table-cell>
          <table:table-cell table:number-columns-repeated="8"/>
          <table:table-cell table:formula="of:=LEN([.AE235])" office:value-type="float" office:value="217">
            <text:p>217</text:p>
          </table:table-cell>
          <table:table-cell office:value-type="string">
            <text:p>སྔོན་པོའི་དཀྱིལ་འཁོར་ལྟར་སྔོ་ཞིང་འཇམ་ལ་གཞོན་པའི་སྤང་། ནགས་ཚལ་ཆེན་པོའི་མཐོངས་ན་འདུག་པ་ཞིག་ན། རིན་པོ་ཆེའི་རྡོ་རྗེའི་རྡོ་སྟེགསཤིག་ལ་སྐྱིལ་མོ་ཀྲུང་བཅས་ཏེ་འདུག་ཅིང་། རིན་པོ་ཆེ་སྣ་ཚོགས་ཀྱི་རྡོ་སྟེགས་ལ་འཁོད་པའི་བྱང་ཆུབ་སེམས་</text:p>
          </table:table-cell>
          <table:table-cell table:number-columns-repeated="993"/>
        </table:table-row>
        <table:table-row table:style-name="ro1">
          <table:table-cell table:number-columns-repeated="1024"/>
        </table:table-row>
        <table:table-row table:style-name="ro1">
          <table:table-cell table:number-columns-repeated="28"/>
          <table:table-cell office:value-type="string">
            <text:p>bdr:EC?</text:p>
          </table:table-cell>
          <table:table-cell table:number-columns-repeated="995"/>
        </table:table-row>
        <table:table-row table:style-name="ro1">
          <table:table-cell table:number-columns-repeated="1024"/>
        </table:table-row>
        <table:table-row table:style-name="ro1">
          <table:table-cell table:number-columns-repeated="20"/>
          <table:table-cell office:value-type="float" office:value="3">
            <text:p>3</text:p>
          </table:table-cell>
          <table:table-cell table:number-columns-repeated="8"/>
          <table:table-cell table:formula="of:=LEN([.AE239])" office:value-type="float" office:value="200">
            <text:p>200</text:p>
          </table:table-cell>
          <table:table-cell office:value-type="string">
            <text:p>དཔའི་ཚོགས་དཔག་ཏུ་མེད་པས། ཀུན་ནས་བསྐོར་ཅིང་ཆོས་སྟོན་ཏེ། ཆོས་ཀྱི་རྣམ་གྲངས་འགྲོ་བ་ཐམས་ཅད་ཡོངས་སུ་སྡུད་པའི་ཡུལ་བྱམས་པ་ཆེན་པོ་དང་། སྙིང་རྗེ་ཆེན་པོའི་སྒོ་གསལ་བར་སྟོན་པ་ཞེས་བ་བ་ཡང་དག་པར་སྟོན་ཅིང་འདུག་པ་མཐོང་</text:p>
          </table:table-cell>
          <table:table-cell table:number-columns-repeated="993"/>
        </table:table-row>
        <table:table-row table:style-name="ro1" table:number-rows-repeated="4">
          <table:table-cell table:number-columns-repeated="1024"/>
        </table:table-row>
        <table:table-row table:style-name="ro1" table:number-rows-repeated="6">
          <table:table-cell table:style-name="Default" table:number-columns-repeated="2"/>
          <table:table-cell table:number-columns-repeated="1022"/>
        </table:table-row>
        <table:table-row table:style-name="ro1">
          <table:table-cell office:value-type="float" office:value="2015200000">
            <text:p>2015200000</text:p>
          </table:table-cell>
          <table:table-cell office:value-type="float" office:value="2015599999">
            <text:p>2015599999</text:p>
          </table:table-cell>
          <table:table-cell table:number-columns-repeated="3"/>
          <table:table-cell office:value-type="float" office:value="39">
            <text:p>39</text:p>
          </table:table-cell>
          <table:table-cell/>
          <table:table-cell office:value-type="string">
            <text:p>I1KG9165</text:p>
          </table:table-cell>
          <table:table-cell office:value-type="float" office:value="39">
            <text:p>39</text:p>
          </table:table-cell>
          <table:table-cell office:value-type="float" office:value="540">
            <text:p>540</text:p>
          </table:table-cell>
          <table:table-cell table:number-columns-repeated="1014"/>
        </table:table-row>
        <table:table-row table:style-name="ro1">
          <table:table-cell office:value-type="float" office:value="2015600000">
            <text:p>2015600000</text:p>
          </table:table-cell>
          <table:table-cell office:value-type="float" office:value="2015999999">
            <text:p>2015999999</text:p>
          </table:table-cell>
          <table:table-cell table:number-columns-repeated="3"/>
          <table:table-cell table:formula="of:=[.F250]+1" office:value-type="float" office:value="40">
            <text:p>40</text:p>
          </table:table-cell>
          <table:table-cell/>
          <table:table-cell table:formula="of:=CONCATENATE(&quot;I1KG&quot;;ROW()+9123)" office:value-type="string" office:string-value="I1KG9374">
            <text:p>I1KG9374</text:p>
          </table:table-cell>
          <table:table-cell table:formula="of:=[.I250]+1" office:value-type="float" office:value="40">
            <text:p>40</text:p>
          </table:table-cell>
          <table:table-cell office:value-type="float" office:value="590">
            <text:p>590</text:p>
          </table:table-cell>
          <table:table-cell table:number-columns-repeated="1014"/>
        </table:table-row>
        <table:table-row table:style-name="ro1">
          <table:table-cell office:value-type="float" office:value="2016000000">
            <text:p>2016000000</text:p>
          </table:table-cell>
          <table:table-cell office:value-type="float" office:value="2016399999">
            <text:p>2016399999</text:p>
          </table:table-cell>
          <table:table-cell table:number-columns-repeated="3"/>
          <table:table-cell table:formula="of:=[.F251]+1" office:value-type="float" office:value="41">
            <text:p>41</text:p>
          </table:table-cell>
          <table:table-cell/>
          <table:table-cell table:formula="of:=CONCATENATE(&quot;I1KG&quot;;ROW()+9123)" office:value-type="string" office:string-value="I1KG9375">
            <text:p>I1KG9375</text:p>
          </table:table-cell>
          <table:table-cell table:formula="of:=[.I251]+1" office:value-type="float" office:value="41">
            <text:p>41</text:p>
          </table:table-cell>
          <table:table-cell office:value-type="float" office:value="594">
            <text:p>594</text:p>
          </table:table-cell>
          <table:table-cell table:number-columns-repeated="1014"/>
        </table:table-row>
        <table:table-row table:style-name="ro1">
          <table:table-cell office:value-type="float" office:value="2016400000">
            <text:p>2016400000</text:p>
          </table:table-cell>
          <table:table-cell office:value-type="float" office:value="2016799999">
            <text:p>2016799999</text:p>
          </table:table-cell>
          <table:table-cell table:number-columns-repeated="3"/>
          <table:table-cell table:formula="of:=[.F252]+1" office:value-type="float" office:value="42">
            <text:p>42</text:p>
          </table:table-cell>
          <table:table-cell/>
          <table:table-cell table:formula="of:=CONCATENATE(&quot;I1KG&quot;;ROW()+9123)" office:value-type="string" office:string-value="I1KG9376">
            <text:p>I1KG9376</text:p>
          </table:table-cell>
          <table:table-cell table:formula="of:=[.I252]+1" office:value-type="float" office:value="42">
            <text:p>42</text:p>
          </table:table-cell>
          <table:table-cell office:value-type="float" office:value="571">
            <text:p>571</text:p>
          </table:table-cell>
          <table:table-cell table:number-columns-repeated="1014"/>
        </table:table-row>
        <table:table-row table:style-name="ro1">
          <table:table-cell office:value-type="float" office:value="2016800000">
            <text:p>2016800000</text:p>
          </table:table-cell>
          <table:table-cell office:value-type="float" office:value="2017199999">
            <text:p>2017199999</text:p>
          </table:table-cell>
          <table:table-cell table:number-columns-repeated="3"/>
          <table:table-cell table:formula="of:=[.F253]+1" office:value-type="float" office:value="43">
            <text:p>43</text:p>
          </table:table-cell>
          <table:table-cell/>
          <table:table-cell table:formula="of:=CONCATENATE(&quot;I1KG&quot;;ROW()+9123)" office:value-type="string" office:string-value="I1KG9377">
            <text:p>I1KG9377</text:p>
          </table:table-cell>
          <table:table-cell table:formula="of:=[.I253]+1" office:value-type="float" office:value="43">
            <text:p>43</text:p>
          </table:table-cell>
          <table:table-cell office:value-type="float" office:value="618">
            <text:p>618</text:p>
          </table:table-cell>
          <table:table-cell table:number-columns-repeated="1014"/>
        </table:table-row>
        <table:table-row table:style-name="ro1">
          <table:table-cell office:value-type="float" office:value="2017200000">
            <text:p>2017200000</text:p>
          </table:table-cell>
          <table:table-cell office:value-type="float" office:value="2017599999">
            <text:p>2017599999</text:p>
          </table:table-cell>
          <table:table-cell table:number-columns-repeated="3"/>
          <table:table-cell table:formula="of:=[.F254]+1" office:value-type="float" office:value="44">
            <text:p>44</text:p>
          </table:table-cell>
          <table:table-cell/>
          <table:table-cell table:formula="of:=CONCATENATE(&quot;I1KG&quot;;ROW()+9123)" office:value-type="string" office:string-value="I1KG9378">
            <text:p>I1KG9378</text:p>
          </table:table-cell>
          <table:table-cell table:formula="of:=[.I254]+1" office:value-type="float" office:value="44">
            <text:p>44</text:p>
          </table:table-cell>
          <table:table-cell office:value-type="float" office:value="598">
            <text:p>598</text:p>
          </table:table-cell>
          <table:table-cell table:number-columns-repeated="1014"/>
        </table:table-row>
        <table:table-row table:style-name="ro1">
          <table:table-cell office:value-type="float" office:value="2017600000">
            <text:p>2017600000</text:p>
          </table:table-cell>
          <table:table-cell office:value-type="float" office:value="2017999999">
            <text:p>2017999999</text:p>
          </table:table-cell>
          <table:table-cell table:number-columns-repeated="3"/>
          <table:table-cell table:formula="of:=[.F255]+1" office:value-type="float" office:value="45">
            <text:p>45</text:p>
          </table:table-cell>
          <table:table-cell/>
          <table:table-cell table:formula="of:=CONCATENATE(&quot;I1KG&quot;;ROW()+9123)" office:value-type="string" office:string-value="I1KG9379">
            <text:p>I1KG9379</text:p>
          </table:table-cell>
          <table:table-cell table:formula="of:=[.I255]+1" office:value-type="float" office:value="45">
            <text:p>45</text:p>
          </table:table-cell>
          <table:table-cell office:value-type="float" office:value="680">
            <text:p>680</text:p>
          </table:table-cell>
          <table:table-cell table:number-columns-repeated="1014"/>
        </table:table-row>
        <table:table-row table:style-name="ro1">
          <table:table-cell office:value-type="float" office:value="2018000000">
            <text:p>2018000000</text:p>
          </table:table-cell>
          <table:table-cell office:value-type="float" office:value="2018399999">
            <text:p>2018399999</text:p>
          </table:table-cell>
          <table:table-cell table:number-columns-repeated="3"/>
          <table:table-cell table:formula="of:=[.F256]+1" office:value-type="float" office:value="46">
            <text:p>46</text:p>
          </table:table-cell>
          <table:table-cell/>
          <table:table-cell table:formula="of:=CONCATENATE(&quot;I1KG&quot;;ROW()+9123)" office:value-type="string" office:string-value="I1KG9380">
            <text:p>I1KG9380</text:p>
          </table:table-cell>
          <table:table-cell table:formula="of:=[.I256]+1" office:value-type="float" office:value="46">
            <text:p>46</text:p>
          </table:table-cell>
          <table:table-cell office:value-type="float" office:value="556">
            <text:p>556</text:p>
          </table:table-cell>
          <table:table-cell table:number-columns-repeated="1014"/>
        </table:table-row>
        <table:table-row table:style-name="ro1">
          <table:table-cell office:value-type="float" office:value="2018400000">
            <text:p>2018400000</text:p>
          </table:table-cell>
          <table:table-cell office:value-type="float" office:value="2018799999">
            <text:p>2018799999</text:p>
          </table:table-cell>
          <table:table-cell table:number-columns-repeated="3"/>
          <table:table-cell table:formula="of:=[.F257]+1" office:value-type="float" office:value="47">
            <text:p>47</text:p>
          </table:table-cell>
          <table:table-cell/>
          <table:table-cell table:formula="of:=CONCATENATE(&quot;I1KG&quot;;ROW()+9123)" office:value-type="string" office:string-value="I1KG9381">
            <text:p>I1KG9381</text:p>
          </table:table-cell>
          <table:table-cell table:formula="of:=[.I257]+1" office:value-type="float" office:value="47">
            <text:p>47</text:p>
          </table:table-cell>
          <table:table-cell office:value-type="float" office:value="606">
            <text:p>606</text:p>
          </table:table-cell>
          <table:table-cell table:number-columns-repeated="1014"/>
        </table:table-row>
        <table:table-row table:style-name="ro1">
          <table:table-cell office:value-type="float" office:value="2018800000">
            <text:p>2018800000</text:p>
          </table:table-cell>
          <table:table-cell office:value-type="float" office:value="2019199999">
            <text:p>2019199999</text:p>
          </table:table-cell>
          <table:table-cell table:number-columns-repeated="3"/>
          <table:table-cell table:formula="of:=[.F258]+1" office:value-type="float" office:value="48">
            <text:p>48</text:p>
          </table:table-cell>
          <table:table-cell/>
          <table:table-cell table:formula="of:=CONCATENATE(&quot;I1KG&quot;;ROW()+9123)" office:value-type="string" office:string-value="I1KG9382">
            <text:p>I1KG9382</text:p>
          </table:table-cell>
          <table:table-cell table:formula="of:=[.I258]+1" office:value-type="float" office:value="48">
            <text:p>48</text:p>
          </table:table-cell>
          <table:table-cell office:value-type="float" office:value="574">
            <text:p>574</text:p>
          </table:table-cell>
          <table:table-cell table:number-columns-repeated="1014"/>
        </table:table-row>
        <table:table-row table:style-name="ro1">
          <table:table-cell office:value-type="float" office:value="2019200000">
            <text:p>2019200000</text:p>
          </table:table-cell>
          <table:table-cell office:value-type="float" office:value="2019599999">
            <text:p>2019599999</text:p>
          </table:table-cell>
          <table:table-cell table:number-columns-repeated="3"/>
          <table:table-cell table:formula="of:=[.F259]+1" office:value-type="float" office:value="49">
            <text:p>49</text:p>
          </table:table-cell>
          <table:table-cell/>
          <table:table-cell table:formula="of:=CONCATENATE(&quot;I1KG&quot;;ROW()+9123)" office:value-type="string" office:string-value="I1KG9383">
            <text:p>I1KG9383</text:p>
          </table:table-cell>
          <table:table-cell table:formula="of:=[.I259]+1" office:value-type="float" office:value="49">
            <text:p>49</text:p>
          </table:table-cell>
          <table:table-cell office:value-type="float" office:value="582">
            <text:p>582</text:p>
          </table:table-cell>
          <table:table-cell table:number-columns-repeated="1014"/>
        </table:table-row>
        <table:table-row table:style-name="ro1">
          <table:table-cell office:value-type="float" office:value="2019600000">
            <text:p>2019600000</text:p>
          </table:table-cell>
          <table:table-cell office:value-type="float" office:value="2019999999">
            <text:p>2019999999</text:p>
          </table:table-cell>
          <table:table-cell table:number-columns-repeated="3"/>
          <table:table-cell table:formula="of:=[.F260]+1" office:value-type="float" office:value="50">
            <text:p>50</text:p>
          </table:table-cell>
          <table:table-cell/>
          <table:table-cell table:formula="of:=CONCATENATE(&quot;I1KG&quot;;ROW()+9123)" office:value-type="string" office:string-value="I1KG9384">
            <text:p>I1KG9384</text:p>
          </table:table-cell>
          <table:table-cell table:formula="of:=[.I260]+1" office:value-type="float" office:value="50">
            <text:p>50</text:p>
          </table:table-cell>
          <table:table-cell office:value-type="float" office:value="592">
            <text:p>592</text:p>
          </table:table-cell>
          <table:table-cell table:number-columns-repeated="1014"/>
        </table:table-row>
        <table:table-row table:style-name="ro1">
          <table:table-cell office:value-type="float" office:value="2020000000">
            <text:p>2020000000</text:p>
          </table:table-cell>
          <table:table-cell office:value-type="float" office:value="2020399999">
            <text:p>2020399999</text:p>
          </table:table-cell>
          <table:table-cell table:number-columns-repeated="3"/>
          <table:table-cell table:formula="of:=[.F261]+1" office:value-type="float" office:value="51">
            <text:p>51</text:p>
          </table:table-cell>
          <table:table-cell/>
          <table:table-cell table:formula="of:=CONCATENATE(&quot;I1KG&quot;;ROW()+9123)" office:value-type="string" office:string-value="I1KG9385">
            <text:p>I1KG9385</text:p>
          </table:table-cell>
          <table:table-cell table:formula="of:=[.I261]+1" office:value-type="float" office:value="51">
            <text:p>51</text:p>
          </table:table-cell>
          <table:table-cell office:value-type="float" office:value="596">
            <text:p>596</text:p>
          </table:table-cell>
          <table:table-cell table:number-columns-repeated="1014"/>
        </table:table-row>
        <table:table-row table:style-name="ro1">
          <table:table-cell office:value-type="float" office:value="2020400000">
            <text:p>2020400000</text:p>
          </table:table-cell>
          <table:table-cell office:value-type="float" office:value="2020799999">
            <text:p>2020799999</text:p>
          </table:table-cell>
          <table:table-cell table:number-columns-repeated="3"/>
          <table:table-cell table:formula="of:=[.F262]+1" office:value-type="float" office:value="52">
            <text:p>52</text:p>
          </table:table-cell>
          <table:table-cell/>
          <table:table-cell table:formula="of:=CONCATENATE(&quot;I1KG&quot;;ROW()+9123)" office:value-type="string" office:string-value="I1KG9386">
            <text:p>I1KG9386</text:p>
          </table:table-cell>
          <table:table-cell table:formula="of:=[.I262]+1" office:value-type="float" office:value="52">
            <text:p>52</text:p>
          </table:table-cell>
          <table:table-cell office:value-type="float" office:value="678">
            <text:p>678</text:p>
          </table:table-cell>
          <table:table-cell table:number-columns-repeated="1014"/>
        </table:table-row>
        <table:table-row table:style-name="ro1">
          <table:table-cell office:value-type="float" office:value="2020800000">
            <text:p>2020800000</text:p>
          </table:table-cell>
          <table:table-cell office:value-type="float" office:value="2021199999">
            <text:p>2021199999</text:p>
          </table:table-cell>
          <table:table-cell table:number-columns-repeated="3"/>
          <table:table-cell table:formula="of:=[.F263]+1" office:value-type="float" office:value="53">
            <text:p>53</text:p>
          </table:table-cell>
          <table:table-cell/>
          <table:table-cell table:formula="of:=CONCATENATE(&quot;I1KG&quot;;ROW()+9123)" office:value-type="string" office:string-value="I1KG9387">
            <text:p>I1KG9387</text:p>
          </table:table-cell>
          <table:table-cell table:formula="of:=[.I263]+1" office:value-type="float" office:value="53">
            <text:p>53</text:p>
          </table:table-cell>
          <table:table-cell office:value-type="float" office:value="678">
            <text:p>678</text:p>
          </table:table-cell>
          <table:table-cell table:number-columns-repeated="1014"/>
        </table:table-row>
        <table:table-row table:style-name="ro1">
          <table:table-cell office:value-type="float" office:value="2021200000">
            <text:p>2021200000</text:p>
          </table:table-cell>
          <table:table-cell office:value-type="float" office:value="2021599999">
            <text:p>2021599999</text:p>
          </table:table-cell>
          <table:table-cell table:number-columns-repeated="3"/>
          <table:table-cell table:formula="of:=[.F264]+1" office:value-type="float" office:value="54">
            <text:p>54</text:p>
          </table:table-cell>
          <table:table-cell/>
          <table:table-cell table:formula="of:=CONCATENATE(&quot;I1KG&quot;;ROW()+9123)" office:value-type="string" office:string-value="I1KG9388">
            <text:p>I1KG9388</text:p>
          </table:table-cell>
          <table:table-cell table:formula="of:=[.I264]+1" office:value-type="float" office:value="54">
            <text:p>54</text:p>
          </table:table-cell>
          <table:table-cell office:value-type="float" office:value="590">
            <text:p>590</text:p>
          </table:table-cell>
          <table:table-cell table:number-columns-repeated="1014"/>
        </table:table-row>
        <table:table-row table:style-name="ro1">
          <table:table-cell office:value-type="float" office:value="2021600000">
            <text:p>2021600000</text:p>
          </table:table-cell>
          <table:table-cell office:value-type="float" office:value="2021999999">
            <text:p>2021999999</text:p>
          </table:table-cell>
          <table:table-cell table:number-columns-repeated="3"/>
          <table:table-cell table:formula="of:=[.F265]+1" office:value-type="float" office:value="55">
            <text:p>55</text:p>
          </table:table-cell>
          <table:table-cell/>
          <table:table-cell table:formula="of:=CONCATENATE(&quot;I1KG&quot;;ROW()+9123)" office:value-type="string" office:string-value="I1KG9389">
            <text:p>I1KG9389</text:p>
          </table:table-cell>
          <table:table-cell table:formula="of:=[.I265]+1" office:value-type="float" office:value="55">
            <text:p>55</text:p>
          </table:table-cell>
          <table:table-cell office:value-type="float" office:value="632">
            <text:p>632</text:p>
          </table:table-cell>
          <table:table-cell table:number-columns-repeated="1014"/>
        </table:table-row>
        <table:table-row table:style-name="ro1">
          <table:table-cell office:value-type="float" office:value="2022000000">
            <text:p>2022000000</text:p>
          </table:table-cell>
          <table:table-cell office:value-type="float" office:value="2022399999">
            <text:p>2022399999</text:p>
          </table:table-cell>
          <table:table-cell table:number-columns-repeated="3"/>
          <table:table-cell table:formula="of:=[.F266]+1" office:value-type="float" office:value="56">
            <text:p>56</text:p>
          </table:table-cell>
          <table:table-cell/>
          <table:table-cell table:formula="of:=CONCATENATE(&quot;I1KG&quot;;ROW()+9123)" office:value-type="string" office:string-value="I1KG9390">
            <text:p>I1KG9390</text:p>
          </table:table-cell>
          <table:table-cell table:formula="of:=[.I266]+1" office:value-type="float" office:value="56">
            <text:p>56</text:p>
          </table:table-cell>
          <table:table-cell office:value-type="float" office:value="600">
            <text:p>600</text:p>
          </table:table-cell>
          <table:table-cell table:number-columns-repeated="1014"/>
        </table:table-row>
        <table:table-row table:style-name="ro1">
          <table:table-cell office:value-type="float" office:value="2022400000">
            <text:p>2022400000</text:p>
          </table:table-cell>
          <table:table-cell office:value-type="float" office:value="2022799999">
            <text:p>2022799999</text:p>
          </table:table-cell>
          <table:table-cell table:number-columns-repeated="3"/>
          <table:table-cell table:formula="of:=[.F267]+1" office:value-type="float" office:value="57">
            <text:p>57</text:p>
          </table:table-cell>
          <table:table-cell/>
          <table:table-cell table:formula="of:=CONCATENATE(&quot;I1KG&quot;;ROW()+9123)" office:value-type="string" office:string-value="I1KG9391">
            <text:p>I1KG9391</text:p>
          </table:table-cell>
          <table:table-cell table:formula="of:=[.I267]+1" office:value-type="float" office:value="57">
            <text:p>57</text:p>
          </table:table-cell>
          <table:table-cell office:value-type="float" office:value="688">
            <text:p>688</text:p>
          </table:table-cell>
          <table:table-cell table:number-columns-repeated="1014"/>
        </table:table-row>
        <table:table-row table:style-name="ro1">
          <table:table-cell office:value-type="float" office:value="2022800000">
            <text:p>2022800000</text:p>
          </table:table-cell>
          <table:table-cell office:value-type="float" office:value="2023199999">
            <text:p>2023199999</text:p>
          </table:table-cell>
          <table:table-cell table:number-columns-repeated="3"/>
          <table:table-cell table:formula="of:=[.F268]+1" office:value-type="float" office:value="58">
            <text:p>58</text:p>
          </table:table-cell>
          <table:table-cell/>
          <table:table-cell table:formula="of:=CONCATENATE(&quot;I1KG&quot;;ROW()+9123)" office:value-type="string" office:string-value="I1KG9392">
            <text:p>I1KG9392</text:p>
          </table:table-cell>
          <table:table-cell table:formula="of:=[.I268]+1" office:value-type="float" office:value="58">
            <text:p>58</text:p>
          </table:table-cell>
          <table:table-cell office:value-type="float" office:value="636">
            <text:p>636</text:p>
          </table:table-cell>
          <table:table-cell table:number-columns-repeated="1014"/>
        </table:table-row>
        <table:table-row table:style-name="ro1">
          <table:table-cell office:value-type="float" office:value="2023200000">
            <text:p>2023200000</text:p>
          </table:table-cell>
          <table:table-cell office:value-type="float" office:value="2023599999">
            <text:p>2023599999</text:p>
          </table:table-cell>
          <table:table-cell table:number-columns-repeated="3"/>
          <table:table-cell table:formula="of:=[.F269]+1" office:value-type="float" office:value="59">
            <text:p>59</text:p>
          </table:table-cell>
          <table:table-cell/>
          <table:table-cell table:formula="of:=CONCATENATE(&quot;I1KG&quot;;ROW()+9123)" office:value-type="string" office:string-value="I1KG9393">
            <text:p>I1KG9393</text:p>
          </table:table-cell>
          <table:table-cell table:formula="of:=[.I269]+1" office:value-type="float" office:value="59">
            <text:p>59</text:p>
          </table:table-cell>
          <table:table-cell table:number-columns-repeated="1015"/>
        </table:table-row>
        <table:table-row table:style-name="ro1">
          <table:table-cell office:value-type="float" office:value="2023600000">
            <text:p>2023600000</text:p>
          </table:table-cell>
          <table:table-cell office:value-type="float" office:value="2023999999">
            <text:p>2023999999</text:p>
          </table:table-cell>
          <table:table-cell table:number-columns-repeated="3"/>
          <table:table-cell table:formula="of:=[.F270]+1" office:value-type="float" office:value="60">
            <text:p>60</text:p>
          </table:table-cell>
          <table:table-cell/>
          <table:table-cell table:formula="of:=CONCATENATE(&quot;I1KG&quot;;ROW()+9123)" office:value-type="string" office:string-value="I1KG9394">
            <text:p>I1KG9394</text:p>
          </table:table-cell>
          <table:table-cell table:formula="of:=[.I270]+1" office:value-type="float" office:value="60">
            <text:p>60</text:p>
          </table:table-cell>
          <table:table-cell table:number-columns-repeated="1015"/>
        </table:table-row>
        <table:table-row table:style-name="ro1">
          <table:table-cell office:value-type="float" office:value="2024000000">
            <text:p>2024000000</text:p>
          </table:table-cell>
          <table:table-cell office:value-type="float" office:value="2024399999">
            <text:p>2024399999</text:p>
          </table:table-cell>
          <table:table-cell table:number-columns-repeated="3"/>
          <table:table-cell table:formula="of:=[.F271]+1" office:value-type="float" office:value="61">
            <text:p>61</text:p>
          </table:table-cell>
          <table:table-cell/>
          <table:table-cell table:formula="of:=CONCATENATE(&quot;I1KG&quot;;ROW()+9123)" office:value-type="string" office:string-value="I1KG9395">
            <text:p>I1KG9395</text:p>
          </table:table-cell>
          <table:table-cell table:formula="of:=[.I271]+1" office:value-type="float" office:value="61">
            <text:p>61</text:p>
          </table:table-cell>
          <table:table-cell table:number-columns-repeated="1015"/>
        </table:table-row>
        <table:table-row table:style-name="ro1">
          <table:table-cell office:value-type="float" office:value="2024400000">
            <text:p>2024400000</text:p>
          </table:table-cell>
          <table:table-cell office:value-type="float" office:value="2024799999">
            <text:p>2024799999</text:p>
          </table:table-cell>
          <table:table-cell table:number-columns-repeated="3"/>
          <table:table-cell table:formula="of:=[.F272]+1" office:value-type="float" office:value="62">
            <text:p>62</text:p>
          </table:table-cell>
          <table:table-cell/>
          <table:table-cell table:formula="of:=CONCATENATE(&quot;I1KG&quot;;ROW()+9123)" office:value-type="string" office:string-value="I1KG9396">
            <text:p>I1KG9396</text:p>
          </table:table-cell>
          <table:table-cell table:formula="of:=[.I272]+1" office:value-type="float" office:value="62">
            <text:p>62</text:p>
          </table:table-cell>
          <table:table-cell table:number-columns-repeated="1015"/>
        </table:table-row>
        <table:table-row table:style-name="ro1">
          <table:table-cell office:value-type="float" office:value="2024800000">
            <text:p>2024800000</text:p>
          </table:table-cell>
          <table:table-cell office:value-type="float" office:value="2025199999">
            <text:p>2025199999</text:p>
          </table:table-cell>
          <table:table-cell table:number-columns-repeated="3"/>
          <table:table-cell table:formula="of:=[.F273]+1" office:value-type="float" office:value="63">
            <text:p>63</text:p>
          </table:table-cell>
          <table:table-cell/>
          <table:table-cell table:formula="of:=CONCATENATE(&quot;I1KG&quot;;ROW()+9123)" office:value-type="string" office:string-value="I1KG9397">
            <text:p>I1KG9397</text:p>
          </table:table-cell>
          <table:table-cell table:formula="of:=[.I273]+1" office:value-type="float" office:value="63">
            <text:p>63</text:p>
          </table:table-cell>
          <table:table-cell table:number-columns-repeated="1015"/>
        </table:table-row>
        <table:table-row table:style-name="ro1">
          <table:table-cell office:value-type="float" office:value="2025200000">
            <text:p>2025200000</text:p>
          </table:table-cell>
          <table:table-cell office:value-type="float" office:value="2025599999">
            <text:p>2025599999</text:p>
          </table:table-cell>
          <table:table-cell table:number-columns-repeated="3"/>
          <table:table-cell table:formula="of:=[.F274]+1" office:value-type="float" office:value="64">
            <text:p>64</text:p>
          </table:table-cell>
          <table:table-cell/>
          <table:table-cell table:formula="of:=CONCATENATE(&quot;I1KG&quot;;ROW()+9123)" office:value-type="string" office:string-value="I1KG9398">
            <text:p>I1KG9398</text:p>
          </table:table-cell>
          <table:table-cell table:formula="of:=[.I274]+1" office:value-type="float" office:value="64">
            <text:p>64</text:p>
          </table:table-cell>
          <table:table-cell table:number-columns-repeated="1015"/>
        </table:table-row>
        <table:table-row table:style-name="ro1">
          <table:table-cell office:value-type="float" office:value="2025600000">
            <text:p>2025600000</text:p>
          </table:table-cell>
          <table:table-cell office:value-type="float" office:value="2025999999">
            <text:p>2025999999</text:p>
          </table:table-cell>
          <table:table-cell table:number-columns-repeated="3"/>
          <table:table-cell table:formula="of:=[.F275]+1" office:value-type="float" office:value="65">
            <text:p>65</text:p>
          </table:table-cell>
          <table:table-cell/>
          <table:table-cell table:formula="of:=CONCATENATE(&quot;I1KG&quot;;ROW()+9123)" office:value-type="string" office:string-value="I1KG9399">
            <text:p>I1KG9399</text:p>
          </table:table-cell>
          <table:table-cell table:formula="of:=[.I275]+1" office:value-type="float" office:value="65">
            <text:p>65</text:p>
          </table:table-cell>
          <table:table-cell table:number-columns-repeated="1015"/>
        </table:table-row>
        <table:table-row table:style-name="ro1">
          <table:table-cell office:value-type="float" office:value="2026000000">
            <text:p>2026000000</text:p>
          </table:table-cell>
          <table:table-cell office:value-type="float" office:value="2026399999">
            <text:p>2026399999</text:p>
          </table:table-cell>
          <table:table-cell table:number-columns-repeated="3"/>
          <table:table-cell table:formula="of:=[.F276]+1" office:value-type="float" office:value="66">
            <text:p>66</text:p>
          </table:table-cell>
          <table:table-cell/>
          <table:table-cell table:formula="of:=CONCATENATE(&quot;I1KG&quot;;ROW()+9123)" office:value-type="string" office:string-value="I1KG9400">
            <text:p>I1KG9400</text:p>
          </table:table-cell>
          <table:table-cell table:formula="of:=[.I276]+1" office:value-type="float" office:value="66">
            <text:p>66</text:p>
          </table:table-cell>
          <table:table-cell table:number-columns-repeated="1015"/>
        </table:table-row>
        <table:table-row table:style-name="ro1">
          <table:table-cell office:value-type="float" office:value="2026400000">
            <text:p>2026400000</text:p>
          </table:table-cell>
          <table:table-cell office:value-type="float" office:value="2026799999">
            <text:p>2026799999</text:p>
          </table:table-cell>
          <table:table-cell table:number-columns-repeated="3"/>
          <table:table-cell table:formula="of:=[.F277]+1" office:value-type="float" office:value="67">
            <text:p>67</text:p>
          </table:table-cell>
          <table:table-cell/>
          <table:table-cell table:formula="of:=CONCATENATE(&quot;I1KG&quot;;ROW()+9123)" office:value-type="string" office:string-value="I1KG9401">
            <text:p>I1KG9401</text:p>
          </table:table-cell>
          <table:table-cell table:formula="of:=[.I277]+1" office:value-type="float" office:value="67">
            <text:p>67</text:p>
          </table:table-cell>
          <table:table-cell table:number-columns-repeated="1015"/>
        </table:table-row>
        <table:table-row table:style-name="ro1">
          <table:table-cell office:value-type="float" office:value="2026800000">
            <text:p>2026800000</text:p>
          </table:table-cell>
          <table:table-cell office:value-type="float" office:value="2027199999">
            <text:p>2027199999</text:p>
          </table:table-cell>
          <table:table-cell table:number-columns-repeated="3"/>
          <table:table-cell table:formula="of:=[.F278]+1" office:value-type="float" office:value="68">
            <text:p>68</text:p>
          </table:table-cell>
          <table:table-cell/>
          <table:table-cell table:formula="of:=CONCATENATE(&quot;I1KG&quot;;ROW()+9123)" office:value-type="string" office:string-value="I1KG9402">
            <text:p>I1KG9402</text:p>
          </table:table-cell>
          <table:table-cell table:formula="of:=[.I278]+1" office:value-type="float" office:value="68">
            <text:p>68</text:p>
          </table:table-cell>
          <table:table-cell table:number-columns-repeated="1015"/>
        </table:table-row>
        <table:table-row table:style-name="ro1">
          <table:table-cell office:value-type="float" office:value="2027200000">
            <text:p>2027200000</text:p>
          </table:table-cell>
          <table:table-cell office:value-type="float" office:value="2027599999">
            <text:p>2027599999</text:p>
          </table:table-cell>
          <table:table-cell table:number-columns-repeated="3"/>
          <table:table-cell table:formula="of:=[.F279]+1" office:value-type="float" office:value="69">
            <text:p>69</text:p>
          </table:table-cell>
          <table:table-cell/>
          <table:table-cell table:formula="of:=CONCATENATE(&quot;I1KG&quot;;ROW()+9123)" office:value-type="string" office:string-value="I1KG9403">
            <text:p>I1KG9403</text:p>
          </table:table-cell>
          <table:table-cell table:formula="of:=[.I279]+1" office:value-type="float" office:value="69">
            <text:p>69</text:p>
          </table:table-cell>
          <table:table-cell table:number-columns-repeated="1015"/>
        </table:table-row>
        <table:table-row table:style-name="ro1">
          <table:table-cell office:value-type="float" office:value="2027600000">
            <text:p>2027600000</text:p>
          </table:table-cell>
          <table:table-cell office:value-type="float" office:value="2027999999">
            <text:p>2027999999</text:p>
          </table:table-cell>
          <table:table-cell table:number-columns-repeated="3"/>
          <table:table-cell table:formula="of:=[.F280]+1" office:value-type="float" office:value="70">
            <text:p>70</text:p>
          </table:table-cell>
          <table:table-cell/>
          <table:table-cell table:formula="of:=CONCATENATE(&quot;I1KG&quot;;ROW()+9123)" office:value-type="string" office:string-value="I1KG9404">
            <text:p>I1KG9404</text:p>
          </table:table-cell>
          <table:table-cell table:formula="of:=[.I280]+1" office:value-type="float" office:value="70">
            <text:p>70</text:p>
          </table:table-cell>
          <table:table-cell table:number-columns-repeated="1015"/>
        </table:table-row>
        <table:table-row table:style-name="ro1">
          <table:table-cell office:value-type="float" office:value="2028000000">
            <text:p>2028000000</text:p>
          </table:table-cell>
          <table:table-cell office:value-type="float" office:value="2028399999">
            <text:p>2028399999</text:p>
          </table:table-cell>
          <table:table-cell table:number-columns-repeated="3"/>
          <table:table-cell table:formula="of:=[.F281]+1" office:value-type="float" office:value="71">
            <text:p>71</text:p>
          </table:table-cell>
          <table:table-cell/>
          <table:table-cell table:formula="of:=CONCATENATE(&quot;I1KG&quot;;ROW()+9123)" office:value-type="string" office:string-value="I1KG9405">
            <text:p>I1KG9405</text:p>
          </table:table-cell>
          <table:table-cell table:formula="of:=[.I281]+1" office:value-type="float" office:value="71">
            <text:p>71</text:p>
          </table:table-cell>
          <table:table-cell table:number-columns-repeated="1015"/>
        </table:table-row>
        <table:table-row table:style-name="ro1">
          <table:table-cell office:value-type="float" office:value="2028400000">
            <text:p>2028400000</text:p>
          </table:table-cell>
          <table:table-cell office:value-type="float" office:value="2028799999">
            <text:p>2028799999</text:p>
          </table:table-cell>
          <table:table-cell table:number-columns-repeated="3"/>
          <table:table-cell table:formula="of:=[.F282]+1" office:value-type="float" office:value="72">
            <text:p>72</text:p>
          </table:table-cell>
          <table:table-cell/>
          <table:table-cell table:formula="of:=CONCATENATE(&quot;I1KG&quot;;ROW()+9123)" office:value-type="string" office:string-value="I1KG9406">
            <text:p>I1KG9406</text:p>
          </table:table-cell>
          <table:table-cell table:formula="of:=[.I282]+1" office:value-type="float" office:value="72">
            <text:p>72</text:p>
          </table:table-cell>
          <table:table-cell table:number-columns-repeated="1015"/>
        </table:table-row>
        <table:table-row table:style-name="ro1">
          <table:table-cell office:value-type="float" office:value="2028800000">
            <text:p>2028800000</text:p>
          </table:table-cell>
          <table:table-cell office:value-type="float" office:value="2029199999">
            <text:p>2029199999</text:p>
          </table:table-cell>
          <table:table-cell table:number-columns-repeated="3"/>
          <table:table-cell table:formula="of:=[.F283]+1" office:value-type="float" office:value="73">
            <text:p>73</text:p>
          </table:table-cell>
          <table:table-cell/>
          <table:table-cell table:formula="of:=CONCATENATE(&quot;I1KG&quot;;ROW()+9123)" office:value-type="string" office:string-value="I1KG9407">
            <text:p>I1KG9407</text:p>
          </table:table-cell>
          <table:table-cell table:formula="of:=[.I283]+1" office:value-type="float" office:value="73">
            <text:p>73</text:p>
          </table:table-cell>
          <table:table-cell table:number-columns-repeated="1015"/>
        </table:table-row>
        <table:table-row table:style-name="ro1">
          <table:table-cell office:value-type="float" office:value="2029200000">
            <text:p>2029200000</text:p>
          </table:table-cell>
          <table:table-cell office:value-type="float" office:value="2029599999">
            <text:p>2029599999</text:p>
          </table:table-cell>
          <table:table-cell table:number-columns-repeated="3"/>
          <table:table-cell table:formula="of:=[.F284]+1" office:value-type="float" office:value="74">
            <text:p>74</text:p>
          </table:table-cell>
          <table:table-cell/>
          <table:table-cell table:formula="of:=CONCATENATE(&quot;I1KG&quot;;ROW()+9123)" office:value-type="string" office:string-value="I1KG9408">
            <text:p>I1KG9408</text:p>
          </table:table-cell>
          <table:table-cell table:formula="of:=[.I284]+1" office:value-type="float" office:value="74">
            <text:p>74</text:p>
          </table:table-cell>
          <table:table-cell table:number-columns-repeated="1015"/>
        </table:table-row>
        <table:table-row table:style-name="ro1">
          <table:table-cell office:value-type="float" office:value="2029600000">
            <text:p>2029600000</text:p>
          </table:table-cell>
          <table:table-cell office:value-type="float" office:value="2029999999">
            <text:p>2029999999</text:p>
          </table:table-cell>
          <table:table-cell table:number-columns-repeated="3"/>
          <table:table-cell table:formula="of:=[.F285]+1" office:value-type="float" office:value="75">
            <text:p>75</text:p>
          </table:table-cell>
          <table:table-cell/>
          <table:table-cell table:formula="of:=CONCATENATE(&quot;I1KG&quot;;ROW()+9123)" office:value-type="string" office:string-value="I1KG9409">
            <text:p>I1KG9409</text:p>
          </table:table-cell>
          <table:table-cell table:formula="of:=[.I285]+1" office:value-type="float" office:value="75">
            <text:p>75</text:p>
          </table:table-cell>
          <table:table-cell table:number-columns-repeated="1015"/>
        </table:table-row>
        <table:table-row table:style-name="ro1">
          <table:table-cell office:value-type="float" office:value="2030000000">
            <text:p>2030000000</text:p>
          </table:table-cell>
          <table:table-cell office:value-type="float" office:value="2030399999">
            <text:p>2030399999</text:p>
          </table:table-cell>
          <table:table-cell table:number-columns-repeated="3"/>
          <table:table-cell table:formula="of:=[.F286]+1" office:value-type="float" office:value="76">
            <text:p>76</text:p>
          </table:table-cell>
          <table:table-cell/>
          <table:table-cell table:formula="of:=CONCATENATE(&quot;I1KG&quot;;ROW()+9123)" office:value-type="string" office:string-value="I1KG9410">
            <text:p>I1KG9410</text:p>
          </table:table-cell>
          <table:table-cell table:formula="of:=[.I286]+1" office:value-type="float" office:value="76">
            <text:p>76</text:p>
          </table:table-cell>
          <table:table-cell table:number-columns-repeated="1015"/>
        </table:table-row>
        <table:table-row table:style-name="ro1">
          <table:table-cell office:value-type="float" office:value="2030400000">
            <text:p>2030400000</text:p>
          </table:table-cell>
          <table:table-cell office:value-type="float" office:value="2030799999">
            <text:p>2030799999</text:p>
          </table:table-cell>
          <table:table-cell table:number-columns-repeated="3"/>
          <table:table-cell table:formula="of:=[.F287]+1" office:value-type="float" office:value="77">
            <text:p>77</text:p>
          </table:table-cell>
          <table:table-cell/>
          <table:table-cell table:formula="of:=CONCATENATE(&quot;I1KG&quot;;ROW()+9123)" office:value-type="string" office:string-value="I1KG9411">
            <text:p>I1KG9411</text:p>
          </table:table-cell>
          <table:table-cell table:formula="of:=[.I287]+1" office:value-type="float" office:value="77">
            <text:p>77</text:p>
          </table:table-cell>
          <table:table-cell table:number-columns-repeated="1015"/>
        </table:table-row>
        <table:table-row table:style-name="ro1">
          <table:table-cell office:value-type="float" office:value="2030800000">
            <text:p>2030800000</text:p>
          </table:table-cell>
          <table:table-cell office:value-type="float" office:value="2031199999">
            <text:p>2031199999</text:p>
          </table:table-cell>
          <table:table-cell table:number-columns-repeated="3"/>
          <table:table-cell table:formula="of:=[.F288]+1" office:value-type="float" office:value="78">
            <text:p>78</text:p>
          </table:table-cell>
          <table:table-cell/>
          <table:table-cell table:formula="of:=CONCATENATE(&quot;I1KG&quot;;ROW()+9123)" office:value-type="string" office:string-value="I1KG9412">
            <text:p>I1KG9412</text:p>
          </table:table-cell>
          <table:table-cell table:formula="of:=[.I288]+1" office:value-type="float" office:value="78">
            <text:p>78</text:p>
          </table:table-cell>
          <table:table-cell table:number-columns-repeated="1015"/>
        </table:table-row>
        <table:table-row table:style-name="ro1">
          <table:table-cell office:value-type="float" office:value="2031200000">
            <text:p>2031200000</text:p>
          </table:table-cell>
          <table:table-cell office:value-type="float" office:value="2031599999">
            <text:p>2031599999</text:p>
          </table:table-cell>
          <table:table-cell table:number-columns-repeated="3"/>
          <table:table-cell table:formula="of:=[.F289]+1" office:value-type="float" office:value="79">
            <text:p>79</text:p>
          </table:table-cell>
          <table:table-cell/>
          <table:table-cell table:formula="of:=CONCATENATE(&quot;I1KG&quot;;ROW()+9123)" office:value-type="string" office:string-value="I1KG9413">
            <text:p>I1KG9413</text:p>
          </table:table-cell>
          <table:table-cell table:formula="of:=[.I289]+1" office:value-type="float" office:value="79">
            <text:p>79</text:p>
          </table:table-cell>
          <table:table-cell table:number-columns-repeated="1015"/>
        </table:table-row>
        <table:table-row table:style-name="ro1">
          <table:table-cell office:value-type="float" office:value="2031600000">
            <text:p>2031600000</text:p>
          </table:table-cell>
          <table:table-cell office:value-type="float" office:value="2031999999">
            <text:p>2031999999</text:p>
          </table:table-cell>
          <table:table-cell table:number-columns-repeated="3"/>
          <table:table-cell table:formula="of:=[.F290]+1" office:value-type="float" office:value="80">
            <text:p>80</text:p>
          </table:table-cell>
          <table:table-cell/>
          <table:table-cell table:formula="of:=CONCATENATE(&quot;I1KG&quot;;ROW()+9123)" office:value-type="string" office:string-value="I1KG9414">
            <text:p>I1KG9414</text:p>
          </table:table-cell>
          <table:table-cell table:formula="of:=[.I290]+1" office:value-type="float" office:value="80">
            <text:p>80</text:p>
          </table:table-cell>
          <table:table-cell table:number-columns-repeated="1015"/>
        </table:table-row>
        <table:table-row table:style-name="ro1">
          <table:table-cell office:value-type="float" office:value="2032000000">
            <text:p>2032000000</text:p>
          </table:table-cell>
          <table:table-cell office:value-type="float" office:value="2032399999">
            <text:p>2032399999</text:p>
          </table:table-cell>
          <table:table-cell table:number-columns-repeated="3"/>
          <table:table-cell table:formula="of:=[.F291]+1" office:value-type="float" office:value="81">
            <text:p>81</text:p>
          </table:table-cell>
          <table:table-cell/>
          <table:table-cell table:formula="of:=CONCATENATE(&quot;I1KG&quot;;ROW()+9123)" office:value-type="string" office:string-value="I1KG9415">
            <text:p>I1KG9415</text:p>
          </table:table-cell>
          <table:table-cell table:formula="of:=[.I291]+1" office:value-type="float" office:value="81">
            <text:p>81</text:p>
          </table:table-cell>
          <table:table-cell table:number-columns-repeated="1015"/>
        </table:table-row>
        <table:table-row table:style-name="ro1">
          <table:table-cell office:value-type="float" office:value="2032400000">
            <text:p>2032400000</text:p>
          </table:table-cell>
          <table:table-cell office:value-type="float" office:value="2032799999">
            <text:p>2032799999</text:p>
          </table:table-cell>
          <table:table-cell table:number-columns-repeated="3"/>
          <table:table-cell table:formula="of:=[.F292]+1" office:value-type="float" office:value="82">
            <text:p>82</text:p>
          </table:table-cell>
          <table:table-cell/>
          <table:table-cell table:formula="of:=CONCATENATE(&quot;I1KG&quot;;ROW()+9123)" office:value-type="string" office:string-value="I1KG9416">
            <text:p>I1KG9416</text:p>
          </table:table-cell>
          <table:table-cell table:formula="of:=[.I292]+1" office:value-type="float" office:value="82">
            <text:p>82</text:p>
          </table:table-cell>
          <table:table-cell table:number-columns-repeated="1015"/>
        </table:table-row>
        <table:table-row table:style-name="ro1">
          <table:table-cell office:value-type="float" office:value="2032800000">
            <text:p>2032800000</text:p>
          </table:table-cell>
          <table:table-cell office:value-type="float" office:value="2033199999">
            <text:p>2033199999</text:p>
          </table:table-cell>
          <table:table-cell table:number-columns-repeated="3"/>
          <table:table-cell table:formula="of:=[.F293]+1" office:value-type="float" office:value="83">
            <text:p>83</text:p>
          </table:table-cell>
          <table:table-cell/>
          <table:table-cell table:formula="of:=CONCATENATE(&quot;I1KG&quot;;ROW()+9123)" office:value-type="string" office:string-value="I1KG9417">
            <text:p>I1KG9417</text:p>
          </table:table-cell>
          <table:table-cell table:formula="of:=[.I293]+1" office:value-type="float" office:value="83">
            <text:p>83</text:p>
          </table:table-cell>
          <table:table-cell table:number-columns-repeated="1015"/>
        </table:table-row>
        <table:table-row table:style-name="ro1">
          <table:table-cell office:value-type="float" office:value="2033200000">
            <text:p>2033200000</text:p>
          </table:table-cell>
          <table:table-cell office:value-type="float" office:value="2033599999">
            <text:p>2033599999</text:p>
          </table:table-cell>
          <table:table-cell table:number-columns-repeated="3"/>
          <table:table-cell table:formula="of:=[.F294]+1" office:value-type="float" office:value="84">
            <text:p>84</text:p>
          </table:table-cell>
          <table:table-cell/>
          <table:table-cell table:formula="of:=CONCATENATE(&quot;I1KG&quot;;ROW()+9123)" office:value-type="string" office:string-value="I1KG9418">
            <text:p>I1KG9418</text:p>
          </table:table-cell>
          <table:table-cell table:formula="of:=[.I294]+1" office:value-type="float" office:value="84">
            <text:p>84</text:p>
          </table:table-cell>
          <table:table-cell table:number-columns-repeated="1015"/>
        </table:table-row>
        <table:table-row table:style-name="ro1">
          <table:table-cell office:value-type="float" office:value="2033600000">
            <text:p>2033600000</text:p>
          </table:table-cell>
          <table:table-cell office:value-type="float" office:value="2033999999">
            <text:p>2033999999</text:p>
          </table:table-cell>
          <table:table-cell table:number-columns-repeated="3"/>
          <table:table-cell table:formula="of:=[.F295]+1" office:value-type="float" office:value="85">
            <text:p>85</text:p>
          </table:table-cell>
          <table:table-cell/>
          <table:table-cell table:formula="of:=CONCATENATE(&quot;I1KG&quot;;ROW()+9123)" office:value-type="string" office:string-value="I1KG9419">
            <text:p>I1KG9419</text:p>
          </table:table-cell>
          <table:table-cell table:formula="of:=[.I295]+1" office:value-type="float" office:value="85">
            <text:p>85</text:p>
          </table:table-cell>
          <table:table-cell table:number-columns-repeated="1015"/>
        </table:table-row>
        <table:table-row table:style-name="ro1">
          <table:table-cell office:value-type="float" office:value="2034000000">
            <text:p>2034000000</text:p>
          </table:table-cell>
          <table:table-cell office:value-type="float" office:value="2034399999">
            <text:p>2034399999</text:p>
          </table:table-cell>
          <table:table-cell table:number-columns-repeated="3"/>
          <table:table-cell table:formula="of:=[.F296]+1" office:value-type="float" office:value="86">
            <text:p>86</text:p>
          </table:table-cell>
          <table:table-cell/>
          <table:table-cell table:formula="of:=CONCATENATE(&quot;I1KG&quot;;ROW()+9123)" office:value-type="string" office:string-value="I1KG9420">
            <text:p>I1KG9420</text:p>
          </table:table-cell>
          <table:table-cell table:formula="of:=[.I296]+1" office:value-type="float" office:value="86">
            <text:p>86</text:p>
          </table:table-cell>
          <table:table-cell table:number-columns-repeated="1015"/>
        </table:table-row>
        <table:table-row table:style-name="ro1">
          <table:table-cell office:value-type="float" office:value="2034400000">
            <text:p>2034400000</text:p>
          </table:table-cell>
          <table:table-cell office:value-type="float" office:value="2034799999">
            <text:p>2034799999</text:p>
          </table:table-cell>
          <table:table-cell table:number-columns-repeated="3"/>
          <table:table-cell table:formula="of:=[.F297]+1" office:value-type="float" office:value="87">
            <text:p>87</text:p>
          </table:table-cell>
          <table:table-cell/>
          <table:table-cell table:formula="of:=CONCATENATE(&quot;I1KG&quot;;ROW()+9123)" office:value-type="string" office:string-value="I1KG9421">
            <text:p>I1KG9421</text:p>
          </table:table-cell>
          <table:table-cell table:formula="of:=[.I297]+1" office:value-type="float" office:value="87">
            <text:p>87</text:p>
          </table:table-cell>
          <table:table-cell table:number-columns-repeated="1015"/>
        </table:table-row>
        <table:table-row table:style-name="ro1">
          <table:table-cell office:value-type="float" office:value="2034800000">
            <text:p>2034800000</text:p>
          </table:table-cell>
          <table:table-cell office:value-type="float" office:value="2035199999">
            <text:p>2035199999</text:p>
          </table:table-cell>
          <table:table-cell table:number-columns-repeated="3"/>
          <table:table-cell table:formula="of:=[.F298]+1" office:value-type="float" office:value="88">
            <text:p>88</text:p>
          </table:table-cell>
          <table:table-cell/>
          <table:table-cell table:formula="of:=CONCATENATE(&quot;I1KG&quot;;ROW()+9123)" office:value-type="string" office:string-value="I1KG9422">
            <text:p>I1KG9422</text:p>
          </table:table-cell>
          <table:table-cell table:formula="of:=[.I298]+1" office:value-type="float" office:value="88">
            <text:p>88</text:p>
          </table:table-cell>
          <table:table-cell table:number-columns-repeated="1015"/>
        </table:table-row>
        <table:table-row table:style-name="ro1">
          <table:table-cell office:value-type="float" office:value="2035200000">
            <text:p>2035200000</text:p>
          </table:table-cell>
          <table:table-cell office:value-type="float" office:value="2035599999">
            <text:p>2035599999</text:p>
          </table:table-cell>
          <table:table-cell table:number-columns-repeated="3"/>
          <table:table-cell table:formula="of:=[.F299]+1" office:value-type="float" office:value="89">
            <text:p>89</text:p>
          </table:table-cell>
          <table:table-cell/>
          <table:table-cell table:formula="of:=CONCATENATE(&quot;I1KG&quot;;ROW()+9123)" office:value-type="string" office:string-value="I1KG9423">
            <text:p>I1KG9423</text:p>
          </table:table-cell>
          <table:table-cell table:formula="of:=[.I299]+1" office:value-type="float" office:value="89">
            <text:p>89</text:p>
          </table:table-cell>
          <table:table-cell table:number-columns-repeated="1015"/>
        </table:table-row>
        <table:table-row table:style-name="ro1">
          <table:table-cell office:value-type="float" office:value="2035600000">
            <text:p>2035600000</text:p>
          </table:table-cell>
          <table:table-cell office:value-type="float" office:value="2035999999">
            <text:p>2035999999</text:p>
          </table:table-cell>
          <table:table-cell table:number-columns-repeated="3"/>
          <table:table-cell table:formula="of:=[.F300]+1" office:value-type="float" office:value="90">
            <text:p>90</text:p>
          </table:table-cell>
          <table:table-cell/>
          <table:table-cell table:formula="of:=CONCATENATE(&quot;I1KG&quot;;ROW()+9123)" office:value-type="string" office:string-value="I1KG9424">
            <text:p>I1KG9424</text:p>
          </table:table-cell>
          <table:table-cell table:formula="of:=[.I300]+1" office:value-type="float" office:value="90">
            <text:p>90</text:p>
          </table:table-cell>
          <table:table-cell table:number-columns-repeated="1015"/>
        </table:table-row>
        <table:table-row table:style-name="ro1">
          <table:table-cell office:value-type="float" office:value="2036000000">
            <text:p>2036000000</text:p>
          </table:table-cell>
          <table:table-cell office:value-type="float" office:value="2036399999">
            <text:p>2036399999</text:p>
          </table:table-cell>
          <table:table-cell table:number-columns-repeated="3"/>
          <table:table-cell table:formula="of:=[.F301]+1" office:value-type="float" office:value="91">
            <text:p>91</text:p>
          </table:table-cell>
          <table:table-cell/>
          <table:table-cell table:formula="of:=CONCATENATE(&quot;I1KG&quot;;ROW()+9123)" office:value-type="string" office:string-value="I1KG9425">
            <text:p>I1KG9425</text:p>
          </table:table-cell>
          <table:table-cell table:formula="of:=[.I301]+1" office:value-type="float" office:value="91">
            <text:p>91</text:p>
          </table:table-cell>
          <table:table-cell table:number-columns-repeated="1015"/>
        </table:table-row>
        <table:table-row table:style-name="ro1">
          <table:table-cell office:value-type="float" office:value="2036400000">
            <text:p>2036400000</text:p>
          </table:table-cell>
          <table:table-cell office:value-type="float" office:value="2036799999">
            <text:p>2036799999</text:p>
          </table:table-cell>
          <table:table-cell table:number-columns-repeated="3"/>
          <table:table-cell table:formula="of:=[.F302]+1" office:value-type="float" office:value="92">
            <text:p>92</text:p>
          </table:table-cell>
          <table:table-cell/>
          <table:table-cell table:formula="of:=CONCATENATE(&quot;I1KG&quot;;ROW()+9123)" office:value-type="string" office:string-value="I1KG9426">
            <text:p>I1KG9426</text:p>
          </table:table-cell>
          <table:table-cell table:formula="of:=[.I302]+1" office:value-type="float" office:value="92">
            <text:p>92</text:p>
          </table:table-cell>
          <table:table-cell table:number-columns-repeated="1015"/>
        </table:table-row>
        <table:table-row table:style-name="ro1">
          <table:table-cell office:value-type="float" office:value="2036800000">
            <text:p>2036800000</text:p>
          </table:table-cell>
          <table:table-cell office:value-type="float" office:value="2037199999">
            <text:p>2037199999</text:p>
          </table:table-cell>
          <table:table-cell table:number-columns-repeated="3"/>
          <table:table-cell table:formula="of:=[.F303]+1" office:value-type="float" office:value="93">
            <text:p>93</text:p>
          </table:table-cell>
          <table:table-cell/>
          <table:table-cell table:formula="of:=CONCATENATE(&quot;I1KG&quot;;ROW()+9123)" office:value-type="string" office:string-value="I1KG9427">
            <text:p>I1KG9427</text:p>
          </table:table-cell>
          <table:table-cell table:formula="of:=[.I303]+1" office:value-type="float" office:value="93">
            <text:p>93</text:p>
          </table:table-cell>
          <table:table-cell table:number-columns-repeated="1015"/>
        </table:table-row>
        <table:table-row table:style-name="ro1">
          <table:table-cell office:value-type="float" office:value="2037200000">
            <text:p>2037200000</text:p>
          </table:table-cell>
          <table:table-cell office:value-type="float" office:value="2037599999">
            <text:p>2037599999</text:p>
          </table:table-cell>
          <table:table-cell table:number-columns-repeated="3"/>
          <table:table-cell table:formula="of:=[.F304]+1" office:value-type="float" office:value="94">
            <text:p>94</text:p>
          </table:table-cell>
          <table:table-cell/>
          <table:table-cell table:formula="of:=CONCATENATE(&quot;I1KG&quot;;ROW()+9123)" office:value-type="string" office:string-value="I1KG9428">
            <text:p>I1KG9428</text:p>
          </table:table-cell>
          <table:table-cell table:formula="of:=[.I304]+1" office:value-type="float" office:value="94">
            <text:p>94</text:p>
          </table:table-cell>
          <table:table-cell table:number-columns-repeated="1015"/>
        </table:table-row>
        <table:table-row table:style-name="ro1">
          <table:table-cell office:value-type="float" office:value="2037600000">
            <text:p>2037600000</text:p>
          </table:table-cell>
          <table:table-cell office:value-type="float" office:value="2037999999">
            <text:p>2037999999</text:p>
          </table:table-cell>
          <table:table-cell table:number-columns-repeated="3"/>
          <table:table-cell table:formula="of:=[.F305]+1" office:value-type="float" office:value="95">
            <text:p>95</text:p>
          </table:table-cell>
          <table:table-cell/>
          <table:table-cell table:formula="of:=CONCATENATE(&quot;I1KG&quot;;ROW()+9123)" office:value-type="string" office:string-value="I1KG9429">
            <text:p>I1KG9429</text:p>
          </table:table-cell>
          <table:table-cell table:formula="of:=[.I305]+1" office:value-type="float" office:value="95">
            <text:p>95</text:p>
          </table:table-cell>
          <table:table-cell table:number-columns-repeated="1015"/>
        </table:table-row>
        <table:table-row table:style-name="ro1">
          <table:table-cell office:value-type="float" office:value="2038000000">
            <text:p>2038000000</text:p>
          </table:table-cell>
          <table:table-cell office:value-type="float" office:value="2038399999">
            <text:p>2038399999</text:p>
          </table:table-cell>
          <table:table-cell table:number-columns-repeated="3"/>
          <table:table-cell table:formula="of:=[.F306]+1" office:value-type="float" office:value="96">
            <text:p>96</text:p>
          </table:table-cell>
          <table:table-cell/>
          <table:table-cell table:formula="of:=CONCATENATE(&quot;I1KG&quot;;ROW()+9123)" office:value-type="string" office:string-value="I1KG9430">
            <text:p>I1KG9430</text:p>
          </table:table-cell>
          <table:table-cell table:formula="of:=[.I306]+1" office:value-type="float" office:value="96">
            <text:p>96</text:p>
          </table:table-cell>
          <table:table-cell table:number-columns-repeated="1015"/>
        </table:table-row>
        <table:table-row table:style-name="ro1">
          <table:table-cell office:value-type="float" office:value="2038400000">
            <text:p>2038400000</text:p>
          </table:table-cell>
          <table:table-cell office:value-type="float" office:value="2038799999">
            <text:p>2038799999</text:p>
          </table:table-cell>
          <table:table-cell table:number-columns-repeated="3"/>
          <table:table-cell table:formula="of:=[.F307]+1" office:value-type="float" office:value="97">
            <text:p>97</text:p>
          </table:table-cell>
          <table:table-cell/>
          <table:table-cell table:formula="of:=CONCATENATE(&quot;I1KG&quot;;ROW()+9123)" office:value-type="string" office:string-value="I1KG9431">
            <text:p>I1KG9431</text:p>
          </table:table-cell>
          <table:table-cell table:formula="of:=[.I307]+1" office:value-type="float" office:value="97">
            <text:p>97</text:p>
          </table:table-cell>
          <table:table-cell table:number-columns-repeated="1015"/>
        </table:table-row>
        <table:table-row table:style-name="ro1">
          <table:table-cell office:value-type="float" office:value="2038800000">
            <text:p>2038800000</text:p>
          </table:table-cell>
          <table:table-cell office:value-type="float" office:value="2039199999">
            <text:p>2039199999</text:p>
          </table:table-cell>
          <table:table-cell table:number-columns-repeated="3"/>
          <table:table-cell table:formula="of:=[.F308]+1" office:value-type="float" office:value="98">
            <text:p>98</text:p>
          </table:table-cell>
          <table:table-cell/>
          <table:table-cell table:formula="of:=CONCATENATE(&quot;I1KG&quot;;ROW()+9123)" office:value-type="string" office:string-value="I1KG9432">
            <text:p>I1KG9432</text:p>
          </table:table-cell>
          <table:table-cell table:formula="of:=[.I308]+1" office:value-type="float" office:value="98">
            <text:p>98</text:p>
          </table:table-cell>
          <table:table-cell table:number-columns-repeated="1015"/>
        </table:table-row>
        <table:table-row table:style-name="ro1">
          <table:table-cell office:value-type="float" office:value="2039200000">
            <text:p>2039200000</text:p>
          </table:table-cell>
          <table:table-cell office:value-type="float" office:value="2039599999">
            <text:p>2039599999</text:p>
          </table:table-cell>
          <table:table-cell table:number-columns-repeated="3"/>
          <table:table-cell table:formula="of:=[.F309]+1" office:value-type="float" office:value="99">
            <text:p>99</text:p>
          </table:table-cell>
          <table:table-cell/>
          <table:table-cell table:formula="of:=CONCATENATE(&quot;I1KG&quot;;ROW()+9123)" office:value-type="string" office:string-value="I1KG9433">
            <text:p>I1KG9433</text:p>
          </table:table-cell>
          <table:table-cell table:formula="of:=[.I309]+1" office:value-type="float" office:value="99">
            <text:p>99</text:p>
          </table:table-cell>
          <table:table-cell table:number-columns-repeated="1015"/>
        </table:table-row>
        <table:table-row table:style-name="ro1">
          <table:table-cell office:value-type="float" office:value="2039600000">
            <text:p>2039600000</text:p>
          </table:table-cell>
          <table:table-cell office:value-type="float" office:value="2039999999">
            <text:p>2039999999</text:p>
          </table:table-cell>
          <table:table-cell table:number-columns-repeated="3"/>
          <table:table-cell table:formula="of:=[.F310]+1" office:value-type="float" office:value="100">
            <text:p>100</text:p>
          </table:table-cell>
          <table:table-cell/>
          <table:table-cell table:formula="of:=CONCATENATE(&quot;I1KG&quot;;ROW()+9123)" office:value-type="string" office:string-value="I1KG9434">
            <text:p>I1KG9434</text:p>
          </table:table-cell>
          <table:table-cell table:formula="of:=[.I310]+1" office:value-type="float" office:value="100">
            <text:p>100</text:p>
          </table:table-cell>
          <table:table-cell table:number-columns-repeated="1015"/>
        </table:table-row>
        <table:table-row table:style-name="ro1">
          <table:table-cell office:value-type="float" office:value="2040000000">
            <text:p>2040000000</text:p>
          </table:table-cell>
          <table:table-cell office:value-type="float" office:value="2040399999">
            <text:p>2040399999</text:p>
          </table:table-cell>
          <table:table-cell table:number-columns-repeated="3"/>
          <table:table-cell table:formula="of:=[.F311]+1" office:value-type="float" office:value="101">
            <text:p>101</text:p>
          </table:table-cell>
          <table:table-cell/>
          <table:table-cell table:formula="of:=CONCATENATE(&quot;I1KG&quot;;ROW()+9123)" office:value-type="string" office:string-value="I1KG9435">
            <text:p>I1KG9435</text:p>
          </table:table-cell>
          <table:table-cell table:formula="of:=[.I311]+1" office:value-type="float" office:value="101">
            <text:p>101</text:p>
          </table:table-cell>
          <table:table-cell table:number-columns-repeated="1015"/>
        </table:table-row>
        <table:table-row table:style-name="ro1">
          <table:table-cell office:value-type="float" office:value="2040400000">
            <text:p>2040400000</text:p>
          </table:table-cell>
          <table:table-cell office:value-type="float" office:value="2040799999">
            <text:p>2040799999</text:p>
          </table:table-cell>
          <table:table-cell table:number-columns-repeated="3"/>
          <table:table-cell table:formula="of:=[.F312]+1" office:value-type="float" office:value="102">
            <text:p>102</text:p>
          </table:table-cell>
          <table:table-cell/>
          <table:table-cell table:formula="of:=CONCATENATE(&quot;I1KG&quot;;ROW()+9123)" office:value-type="string" office:string-value="I1KG9436">
            <text:p>I1KG9436</text:p>
          </table:table-cell>
          <table:table-cell table:formula="of:=[.I312]+1" office:value-type="float" office:value="102">
            <text:p>102</text:p>
          </table:table-cell>
          <table:table-cell table:number-columns-repeated="1015"/>
        </table:table-row>
        <table:table-row table:style-name="ro1">
          <table:table-cell office:value-type="float" office:value="2040800000">
            <text:p>2040800000</text:p>
          </table:table-cell>
          <table:table-cell office:value-type="float" office:value="2041199999">
            <text:p>2041199999</text:p>
          </table:table-cell>
          <table:table-cell table:number-columns-repeated="3"/>
          <table:table-cell table:formula="of:=[.F313]+1" office:value-type="float" office:value="103">
            <text:p>103</text:p>
          </table:table-cell>
          <table:table-cell/>
          <table:table-cell table:formula="of:=CONCATENATE(&quot;I1KG&quot;;ROW()+9123)" office:value-type="string" office:string-value="I1KG9437">
            <text:p>I1KG9437</text:p>
          </table:table-cell>
          <table:table-cell table:formula="of:=[.I313]+1" office:value-type="float" office:value="103">
            <text:p>103</text:p>
          </table:table-cell>
          <table:table-cell table:number-columns-repeated="1015"/>
        </table:table-row>
        <table:table-row table:style-name="ro1">
          <table:table-cell table:number-columns-repeated="8"/>
          <table:table-cell/>
          <table:table-cell table:number-columns-repeated="1015"/>
        </table:table-row>
        <table:table-row table:style-name="ro1">
          <table:table-cell office:value-type="float" office:value="2041200000">
            <text:p>2041200000</text:p>
          </table:table-cell>
          <table:table-cell office:value-type="float" office:value="2041599999">
            <text:p>2041599999</text:p>
          </table:table-cell>
          <table:table-cell table:number-columns-repeated="3"/>
          <table:table-cell table:formula="of:=[.F314]+1" office:value-type="float" office:value="104">
            <text:p>104</text:p>
          </table:table-cell>
          <table:table-cell/>
          <table:table-cell table:formula="of:=CONCATENATE(&quot;I&quot;;ROW()+1209)" office:value-type="string" office:string-value="I1525">
            <text:p>I1525</text:p>
          </table:table-cell>
          <table:table-cell table:formula="of:=[.I315]+1" office:value-type="float" office:value="1">
            <text:p>1</text:p>
          </table:table-cell>
          <table:table-cell table:number-columns-repeated="1015"/>
        </table:table-row>
        <table:table-row table:style-name="ro1">
          <table:table-cell office:value-type="float" office:value="2041600000">
            <text:p>2041600000</text:p>
          </table:table-cell>
          <table:table-cell office:value-type="float" office:value="2041999999">
            <text:p>2041999999</text:p>
          </table:table-cell>
          <table:table-cell table:number-columns-repeated="3"/>
          <table:table-cell table:formula="of:=[.F316]+1" office:value-type="float" office:value="105">
            <text:p>105</text:p>
          </table:table-cell>
          <table:table-cell/>
          <table:table-cell table:formula="of:=CONCATENATE(&quot;I&quot;;ROW()+1209)" office:value-type="string" office:string-value="I1526">
            <text:p>I1526</text:p>
          </table:table-cell>
          <table:table-cell table:formula="of:=[.I316]+1" office:value-type="float" office:value="2">
            <text:p>2</text:p>
          </table:table-cell>
          <table:table-cell table:number-columns-repeated="1015"/>
        </table:table-row>
        <table:table-row table:style-name="ro1">
          <table:table-cell office:value-type="float" office:value="2042000000">
            <text:p>2042000000</text:p>
          </table:table-cell>
          <table:table-cell office:value-type="float" office:value="2042399999">
            <text:p>2042399999</text:p>
          </table:table-cell>
          <table:table-cell table:number-columns-repeated="3"/>
          <table:table-cell table:formula="of:=[.F317]+1" office:value-type="float" office:value="106">
            <text:p>106</text:p>
          </table:table-cell>
          <table:table-cell/>
          <table:table-cell table:formula="of:=CONCATENATE(&quot;I&quot;;ROW()+1209)" office:value-type="string" office:string-value="I1527">
            <text:p>I1527</text:p>
          </table:table-cell>
          <table:table-cell table:formula="of:=[.I317]+1" office:value-type="float" office:value="3">
            <text:p>3</text:p>
          </table:table-cell>
          <table:table-cell table:number-columns-repeated="1015"/>
        </table:table-row>
        <table:table-row table:style-name="ro1">
          <table:table-cell office:value-type="float" office:value="2042400000">
            <text:p>2042400000</text:p>
          </table:table-cell>
          <table:table-cell office:value-type="float" office:value="2042799999">
            <text:p>2042799999</text:p>
          </table:table-cell>
          <table:table-cell table:number-columns-repeated="3"/>
          <table:table-cell table:formula="of:=[.F318]+1" office:value-type="float" office:value="107">
            <text:p>107</text:p>
          </table:table-cell>
          <table:table-cell/>
          <table:table-cell table:formula="of:=CONCATENATE(&quot;I&quot;;ROW()+1209)" office:value-type="string" office:string-value="I1528">
            <text:p>I1528</text:p>
          </table:table-cell>
          <table:table-cell table:formula="of:=[.I318]+1" office:value-type="float" office:value="4">
            <text:p>4</text:p>
          </table:table-cell>
          <table:table-cell table:number-columns-repeated="1015"/>
        </table:table-row>
        <table:table-row table:style-name="ro1">
          <table:table-cell office:value-type="float" office:value="2042800000">
            <text:p>2042800000</text:p>
          </table:table-cell>
          <table:table-cell office:value-type="float" office:value="2043199999">
            <text:p>2043199999</text:p>
          </table:table-cell>
          <table:table-cell table:number-columns-repeated="3"/>
          <table:table-cell table:formula="of:=[.F319]+1" office:value-type="float" office:value="108">
            <text:p>108</text:p>
          </table:table-cell>
          <table:table-cell/>
          <table:table-cell table:formula="of:=CONCATENATE(&quot;I&quot;;ROW()+1209)" office:value-type="string" office:string-value="I1529">
            <text:p>I1529</text:p>
          </table:table-cell>
          <table:table-cell table:formula="of:=[.I319]+1" office:value-type="float" office:value="5">
            <text:p>5</text:p>
          </table:table-cell>
          <table:table-cell table:number-columns-repeated="1015"/>
        </table:table-row>
        <table:table-row table:style-name="ro1">
          <table:table-cell office:value-type="float" office:value="2043200000">
            <text:p>2043200000</text:p>
          </table:table-cell>
          <table:table-cell office:value-type="float" office:value="2043599999">
            <text:p>2043599999</text:p>
          </table:table-cell>
          <table:table-cell table:number-columns-repeated="3"/>
          <table:table-cell table:formula="of:=[.F320]+1" office:value-type="float" office:value="109">
            <text:p>109</text:p>
          </table:table-cell>
          <table:table-cell/>
          <table:table-cell table:formula="of:=CONCATENATE(&quot;I&quot;;ROW()+1209)" office:value-type="string" office:string-value="I1530">
            <text:p>I1530</text:p>
          </table:table-cell>
          <table:table-cell table:formula="of:=[.I320]+1" office:value-type="float" office:value="6">
            <text:p>6</text:p>
          </table:table-cell>
          <table:table-cell table:number-columns-repeated="1015"/>
        </table:table-row>
        <table:table-row table:style-name="ro1">
          <table:table-cell office:value-type="float" office:value="2043600000">
            <text:p>2043600000</text:p>
          </table:table-cell>
          <table:table-cell office:value-type="float" office:value="2043999999">
            <text:p>2043999999</text:p>
          </table:table-cell>
          <table:table-cell table:number-columns-repeated="3"/>
          <table:table-cell table:formula="of:=[.F321]+1" office:value-type="float" office:value="110">
            <text:p>110</text:p>
          </table:table-cell>
          <table:table-cell/>
          <table:table-cell table:formula="of:=CONCATENATE(&quot;I&quot;;ROW()+1209)" office:value-type="string" office:string-value="I1531">
            <text:p>I1531</text:p>
          </table:table-cell>
          <table:table-cell table:formula="of:=[.I321]+1" office:value-type="float" office:value="7">
            <text:p>7</text:p>
          </table:table-cell>
          <table:table-cell table:number-columns-repeated="1015"/>
        </table:table-row>
        <table:table-row table:style-name="ro1">
          <table:table-cell office:value-type="float" office:value="2044000000">
            <text:p>2044000000</text:p>
          </table:table-cell>
          <table:table-cell office:value-type="float" office:value="2044399999">
            <text:p>2044399999</text:p>
          </table:table-cell>
          <table:table-cell table:number-columns-repeated="3"/>
          <table:table-cell table:formula="of:=[.F322]+1" office:value-type="float" office:value="111">
            <text:p>111</text:p>
          </table:table-cell>
          <table:table-cell/>
          <table:table-cell table:formula="of:=CONCATENATE(&quot;I&quot;;ROW()+1209)" office:value-type="string" office:string-value="I1532">
            <text:p>I1532</text:p>
          </table:table-cell>
          <table:table-cell table:formula="of:=[.I322]+1" office:value-type="float" office:value="8">
            <text:p>8</text:p>
          </table:table-cell>
          <table:table-cell table:number-columns-repeated="1015"/>
        </table:table-row>
        <table:table-row table:style-name="ro1">
          <table:table-cell office:value-type="float" office:value="2044400000">
            <text:p>2044400000</text:p>
          </table:table-cell>
          <table:table-cell office:value-type="float" office:value="2044799999">
            <text:p>2044799999</text:p>
          </table:table-cell>
          <table:table-cell table:number-columns-repeated="3"/>
          <table:table-cell table:formula="of:=[.F323]+1" office:value-type="float" office:value="112">
            <text:p>112</text:p>
          </table:table-cell>
          <table:table-cell/>
          <table:table-cell table:formula="of:=CONCATENATE(&quot;I&quot;;ROW()+1209)" office:value-type="string" office:string-value="I1533">
            <text:p>I1533</text:p>
          </table:table-cell>
          <table:table-cell table:formula="of:=[.I323]+1" office:value-type="float" office:value="9">
            <text:p>9</text:p>
          </table:table-cell>
          <table:table-cell table:number-columns-repeated="1015"/>
        </table:table-row>
        <table:table-row table:style-name="ro1">
          <table:table-cell office:value-type="float" office:value="2044800000">
            <text:p>2044800000</text:p>
          </table:table-cell>
          <table:table-cell office:value-type="float" office:value="2045199999">
            <text:p>2045199999</text:p>
          </table:table-cell>
          <table:table-cell table:number-columns-repeated="3"/>
          <table:table-cell table:formula="of:=[.F324]+1" office:value-type="float" office:value="113">
            <text:p>113</text:p>
          </table:table-cell>
          <table:table-cell/>
          <table:table-cell table:formula="of:=CONCATENATE(&quot;I&quot;;ROW()+1209)" office:value-type="string" office:string-value="I1534">
            <text:p>I1534</text:p>
          </table:table-cell>
          <table:table-cell table:formula="of:=[.I324]+1" office:value-type="float" office:value="10">
            <text:p>10</text:p>
          </table:table-cell>
          <table:table-cell table:number-columns-repeated="1015"/>
        </table:table-row>
        <table:table-row table:style-name="ro1">
          <table:table-cell office:value-type="float" office:value="2045200000">
            <text:p>2045200000</text:p>
          </table:table-cell>
          <table:table-cell office:value-type="float" office:value="2045599999">
            <text:p>2045599999</text:p>
          </table:table-cell>
          <table:table-cell table:number-columns-repeated="3"/>
          <table:table-cell table:formula="of:=[.F325]+1" office:value-type="float" office:value="114">
            <text:p>114</text:p>
          </table:table-cell>
          <table:table-cell/>
          <table:table-cell table:formula="of:=CONCATENATE(&quot;I&quot;;ROW()+1209)" office:value-type="string" office:string-value="I1535">
            <text:p>I1535</text:p>
          </table:table-cell>
          <table:table-cell table:formula="of:=[.I325]+1" office:value-type="float" office:value="11">
            <text:p>11</text:p>
          </table:table-cell>
          <table:table-cell table:number-columns-repeated="1015"/>
        </table:table-row>
        <table:table-row table:style-name="ro1">
          <table:table-cell office:value-type="float" office:value="2045600000">
            <text:p>2045600000</text:p>
          </table:table-cell>
          <table:table-cell office:value-type="float" office:value="2045999999">
            <text:p>2045999999</text:p>
          </table:table-cell>
          <table:table-cell table:number-columns-repeated="3"/>
          <table:table-cell table:formula="of:=[.F326]+1" office:value-type="float" office:value="115">
            <text:p>115</text:p>
          </table:table-cell>
          <table:table-cell/>
          <table:table-cell table:formula="of:=CONCATENATE(&quot;I&quot;;ROW()+1209)" office:value-type="string" office:string-value="I1536">
            <text:p>I1536</text:p>
          </table:table-cell>
          <table:table-cell table:formula="of:=[.I326]+1" office:value-type="float" office:value="12">
            <text:p>12</text:p>
          </table:table-cell>
          <table:table-cell table:number-columns-repeated="1015"/>
        </table:table-row>
        <table:table-row table:style-name="ro1">
          <table:table-cell office:value-type="float" office:value="2046000000">
            <text:p>2046000000</text:p>
          </table:table-cell>
          <table:table-cell office:value-type="float" office:value="2046399999">
            <text:p>2046399999</text:p>
          </table:table-cell>
          <table:table-cell table:number-columns-repeated="3"/>
          <table:table-cell table:formula="of:=[.F327]+1" office:value-type="float" office:value="116">
            <text:p>116</text:p>
          </table:table-cell>
          <table:table-cell/>
          <table:table-cell table:formula="of:=CONCATENATE(&quot;I&quot;;ROW()+1209)" office:value-type="string" office:string-value="I1537">
            <text:p>I1537</text:p>
          </table:table-cell>
          <table:table-cell table:formula="of:=[.I327]+1" office:value-type="float" office:value="13">
            <text:p>13</text:p>
          </table:table-cell>
          <table:table-cell table:number-columns-repeated="1015"/>
        </table:table-row>
        <table:table-row table:style-name="ro1">
          <table:table-cell office:value-type="float" office:value="2046400000">
            <text:p>2046400000</text:p>
          </table:table-cell>
          <table:table-cell office:value-type="float" office:value="2046799999">
            <text:p>2046799999</text:p>
          </table:table-cell>
          <table:table-cell table:number-columns-repeated="3"/>
          <table:table-cell table:formula="of:=[.F328]+1" office:value-type="float" office:value="117">
            <text:p>117</text:p>
          </table:table-cell>
          <table:table-cell/>
          <table:table-cell table:formula="of:=CONCATENATE(&quot;I&quot;;ROW()+1209)" office:value-type="string" office:string-value="I1538">
            <text:p>I1538</text:p>
          </table:table-cell>
          <table:table-cell table:formula="of:=[.I328]+1" office:value-type="float" office:value="14">
            <text:p>14</text:p>
          </table:table-cell>
          <table:table-cell table:number-columns-repeated="1015"/>
        </table:table-row>
        <table:table-row table:style-name="ro1">
          <table:table-cell office:value-type="float" office:value="2046800000">
            <text:p>2046800000</text:p>
          </table:table-cell>
          <table:table-cell office:value-type="float" office:value="2047199999">
            <text:p>2047199999</text:p>
          </table:table-cell>
          <table:table-cell table:number-columns-repeated="3"/>
          <table:table-cell table:formula="of:=[.F329]+1" office:value-type="float" office:value="118">
            <text:p>118</text:p>
          </table:table-cell>
          <table:table-cell/>
          <table:table-cell table:formula="of:=CONCATENATE(&quot;I&quot;;ROW()+1209)" office:value-type="string" office:string-value="I1539">
            <text:p>I1539</text:p>
          </table:table-cell>
          <table:table-cell table:formula="of:=[.I329]+1" office:value-type="float" office:value="15">
            <text:p>15</text:p>
          </table:table-cell>
          <table:table-cell table:number-columns-repeated="1015"/>
        </table:table-row>
        <table:table-row table:style-name="ro1">
          <table:table-cell office:value-type="float" office:value="2047200000">
            <text:p>2047200000</text:p>
          </table:table-cell>
          <table:table-cell office:value-type="float" office:value="2047599999">
            <text:p>2047599999</text:p>
          </table:table-cell>
          <table:table-cell table:number-columns-repeated="3"/>
          <table:table-cell table:formula="of:=[.F330]+1" office:value-type="float" office:value="119">
            <text:p>119</text:p>
          </table:table-cell>
          <table:table-cell/>
          <table:table-cell table:formula="of:=CONCATENATE(&quot;I&quot;;ROW()+1209)" office:value-type="string" office:string-value="I1540">
            <text:p>I1540</text:p>
          </table:table-cell>
          <table:table-cell table:formula="of:=[.I330]+1" office:value-type="float" office:value="16">
            <text:p>16</text:p>
          </table:table-cell>
          <table:table-cell table:number-columns-repeated="1015"/>
        </table:table-row>
        <table:table-row table:style-name="ro1">
          <table:table-cell office:value-type="float" office:value="2047600000">
            <text:p>2047600000</text:p>
          </table:table-cell>
          <table:table-cell office:value-type="float" office:value="2047999999">
            <text:p>2047999999</text:p>
          </table:table-cell>
          <table:table-cell table:number-columns-repeated="3"/>
          <table:table-cell table:formula="of:=[.F331]+1" office:value-type="float" office:value="120">
            <text:p>120</text:p>
          </table:table-cell>
          <table:table-cell/>
          <table:table-cell table:formula="of:=CONCATENATE(&quot;I&quot;;ROW()+1209)" office:value-type="string" office:string-value="I1541">
            <text:p>I1541</text:p>
          </table:table-cell>
          <table:table-cell table:formula="of:=[.I331]+1" office:value-type="float" office:value="17">
            <text:p>17</text:p>
          </table:table-cell>
          <table:table-cell table:number-columns-repeated="1015"/>
        </table:table-row>
        <table:table-row table:style-name="ro1">
          <table:table-cell office:value-type="float" office:value="2048000000">
            <text:p>2048000000</text:p>
          </table:table-cell>
          <table:table-cell office:value-type="float" office:value="2048399999">
            <text:p>2048399999</text:p>
          </table:table-cell>
          <table:table-cell table:number-columns-repeated="3"/>
          <table:table-cell table:formula="of:=[.F332]+1" office:value-type="float" office:value="121">
            <text:p>121</text:p>
          </table:table-cell>
          <table:table-cell/>
          <table:table-cell table:formula="of:=CONCATENATE(&quot;I&quot;;ROW()+1209)" office:value-type="string" office:string-value="I1542">
            <text:p>I1542</text:p>
          </table:table-cell>
          <table:table-cell table:formula="of:=[.I332]+1" office:value-type="float" office:value="18">
            <text:p>18</text:p>
          </table:table-cell>
          <table:table-cell table:number-columns-repeated="1015"/>
        </table:table-row>
        <table:table-row table:style-name="ro1">
          <table:table-cell office:value-type="float" office:value="2048400000">
            <text:p>2048400000</text:p>
          </table:table-cell>
          <table:table-cell office:value-type="float" office:value="2048799999">
            <text:p>2048799999</text:p>
          </table:table-cell>
          <table:table-cell table:number-columns-repeated="3"/>
          <table:table-cell table:formula="of:=[.F333]+1" office:value-type="float" office:value="122">
            <text:p>122</text:p>
          </table:table-cell>
          <table:table-cell/>
          <table:table-cell table:formula="of:=CONCATENATE(&quot;I&quot;;ROW()+1209)" office:value-type="string" office:string-value="I1543">
            <text:p>I1543</text:p>
          </table:table-cell>
          <table:table-cell table:formula="of:=[.I333]+1" office:value-type="float" office:value="19">
            <text:p>19</text:p>
          </table:table-cell>
          <table:table-cell table:number-columns-repeated="1015"/>
        </table:table-row>
        <table:table-row table:style-name="ro1">
          <table:table-cell office:value-type="float" office:value="2048800000">
            <text:p>2048800000</text:p>
          </table:table-cell>
          <table:table-cell office:value-type="float" office:value="2049199999">
            <text:p>2049199999</text:p>
          </table:table-cell>
          <table:table-cell table:number-columns-repeated="3"/>
          <table:table-cell table:formula="of:=[.F334]+1" office:value-type="float" office:value="123">
            <text:p>123</text:p>
          </table:table-cell>
          <table:table-cell/>
          <table:table-cell table:formula="of:=CONCATENATE(&quot;I&quot;;ROW()+1209)" office:value-type="string" office:string-value="I1544">
            <text:p>I1544</text:p>
          </table:table-cell>
          <table:table-cell table:formula="of:=[.I334]+1" office:value-type="float" office:value="20">
            <text:p>20</text:p>
          </table:table-cell>
          <table:table-cell table:number-columns-repeated="1015"/>
        </table:table-row>
        <table:table-row table:style-name="ro1">
          <table:table-cell office:value-type="float" office:value="2049200000">
            <text:p>2049200000</text:p>
          </table:table-cell>
          <table:table-cell office:value-type="float" office:value="2049599999">
            <text:p>2049599999</text:p>
          </table:table-cell>
          <table:table-cell table:number-columns-repeated="3"/>
          <table:table-cell table:formula="of:=[.F335]+1" office:value-type="float" office:value="124">
            <text:p>124</text:p>
          </table:table-cell>
          <table:table-cell/>
          <table:table-cell table:formula="of:=CONCATENATE(&quot;I&quot;;ROW()+1209)" office:value-type="string" office:string-value="I1545">
            <text:p>I1545</text:p>
          </table:table-cell>
          <table:table-cell table:formula="of:=[.I335]+1" office:value-type="float" office:value="21">
            <text:p>21</text:p>
          </table:table-cell>
          <table:table-cell table:number-columns-repeated="1015"/>
        </table:table-row>
        <table:table-row table:style-name="ro1">
          <table:table-cell office:value-type="float" office:value="2049600000">
            <text:p>2049600000</text:p>
          </table:table-cell>
          <table:table-cell office:value-type="float" office:value="2049999999">
            <text:p>2049999999</text:p>
          </table:table-cell>
          <table:table-cell table:number-columns-repeated="3"/>
          <table:table-cell table:formula="of:=[.F336]+1" office:value-type="float" office:value="125">
            <text:p>125</text:p>
          </table:table-cell>
          <table:table-cell/>
          <table:table-cell table:formula="of:=CONCATENATE(&quot;I&quot;;ROW()+1209)" office:value-type="string" office:string-value="I1546">
            <text:p>I1546</text:p>
          </table:table-cell>
          <table:table-cell table:formula="of:=[.I336]+1" office:value-type="float" office:value="22">
            <text:p>22</text:p>
          </table:table-cell>
          <table:table-cell table:number-columns-repeated="1015"/>
        </table:table-row>
        <table:table-row table:style-name="ro1">
          <table:table-cell office:value-type="float" office:value="2050000000">
            <text:p>2050000000</text:p>
          </table:table-cell>
          <table:table-cell office:value-type="float" office:value="2050399999">
            <text:p>2050399999</text:p>
          </table:table-cell>
          <table:table-cell table:number-columns-repeated="3"/>
          <table:table-cell table:formula="of:=[.F337]+1" office:value-type="float" office:value="126">
            <text:p>126</text:p>
          </table:table-cell>
          <table:table-cell/>
          <table:table-cell table:formula="of:=CONCATENATE(&quot;I&quot;;ROW()+1209)" office:value-type="string" office:string-value="I1547">
            <text:p>I1547</text:p>
          </table:table-cell>
          <table:table-cell table:formula="of:=[.I337]+1" office:value-type="float" office:value="23">
            <text:p>23</text:p>
          </table:table-cell>
          <table:table-cell table:number-columns-repeated="1015"/>
        </table:table-row>
        <table:table-row table:style-name="ro1">
          <table:table-cell office:value-type="float" office:value="2050400000">
            <text:p>2050400000</text:p>
          </table:table-cell>
          <table:table-cell office:value-type="float" office:value="2050799999">
            <text:p>2050799999</text:p>
          </table:table-cell>
          <table:table-cell table:number-columns-repeated="3"/>
          <table:table-cell table:formula="of:=[.F338]+1" office:value-type="float" office:value="127">
            <text:p>127</text:p>
          </table:table-cell>
          <table:table-cell/>
          <table:table-cell table:formula="of:=CONCATENATE(&quot;I&quot;;ROW()+1209)" office:value-type="string" office:string-value="I1548">
            <text:p>I1548</text:p>
          </table:table-cell>
          <table:table-cell table:formula="of:=[.I338]+1" office:value-type="float" office:value="24">
            <text:p>24</text:p>
          </table:table-cell>
          <table:table-cell table:number-columns-repeated="1015"/>
        </table:table-row>
        <table:table-row table:style-name="ro1">
          <table:table-cell office:value-type="float" office:value="2050800000">
            <text:p>2050800000</text:p>
          </table:table-cell>
          <table:table-cell office:value-type="float" office:value="2051199999">
            <text:p>2051199999</text:p>
          </table:table-cell>
          <table:table-cell table:number-columns-repeated="3"/>
          <table:table-cell table:formula="of:=[.F339]+1" office:value-type="float" office:value="128">
            <text:p>128</text:p>
          </table:table-cell>
          <table:table-cell/>
          <table:table-cell table:formula="of:=CONCATENATE(&quot;I&quot;;ROW()+1209)" office:value-type="string" office:string-value="I1549">
            <text:p>I1549</text:p>
          </table:table-cell>
          <table:table-cell table:formula="of:=[.I339]+1" office:value-type="float" office:value="25">
            <text:p>25</text:p>
          </table:table-cell>
          <table:table-cell table:number-columns-repeated="1015"/>
        </table:table-row>
        <table:table-row table:style-name="ro1">
          <table:table-cell office:value-type="float" office:value="2051200000">
            <text:p>2051200000</text:p>
          </table:table-cell>
          <table:table-cell office:value-type="float" office:value="2051599999">
            <text:p>2051599999</text:p>
          </table:table-cell>
          <table:table-cell table:number-columns-repeated="3"/>
          <table:table-cell table:formula="of:=[.F340]+1" office:value-type="float" office:value="129">
            <text:p>129</text:p>
          </table:table-cell>
          <table:table-cell/>
          <table:table-cell table:formula="of:=CONCATENATE(&quot;I&quot;;ROW()+1209)" office:value-type="string" office:string-value="I1550">
            <text:p>I1550</text:p>
          </table:table-cell>
          <table:table-cell table:formula="of:=[.I340]+1" office:value-type="float" office:value="26">
            <text:p>26</text:p>
          </table:table-cell>
          <table:table-cell table:number-columns-repeated="1015"/>
        </table:table-row>
        <table:table-row table:style-name="ro1">
          <table:table-cell office:value-type="float" office:value="2051600000">
            <text:p>2051600000</text:p>
          </table:table-cell>
          <table:table-cell office:value-type="float" office:value="2051999999">
            <text:p>2051999999</text:p>
          </table:table-cell>
          <table:table-cell table:number-columns-repeated="3"/>
          <table:table-cell table:formula="of:=[.F341]+1" office:value-type="float" office:value="130">
            <text:p>130</text:p>
          </table:table-cell>
          <table:table-cell/>
          <table:table-cell table:formula="of:=CONCATENATE(&quot;I&quot;;ROW()+1209)" office:value-type="string" office:string-value="I1551">
            <text:p>I1551</text:p>
          </table:table-cell>
          <table:table-cell table:formula="of:=[.I341]+1" office:value-type="float" office:value="27">
            <text:p>27</text:p>
          </table:table-cell>
          <table:table-cell table:number-columns-repeated="1015"/>
        </table:table-row>
        <table:table-row table:style-name="ro1">
          <table:table-cell office:value-type="float" office:value="2052000000">
            <text:p>2052000000</text:p>
          </table:table-cell>
          <table:table-cell office:value-type="float" office:value="2052399999">
            <text:p>2052399999</text:p>
          </table:table-cell>
          <table:table-cell table:number-columns-repeated="3"/>
          <table:table-cell table:formula="of:=[.F342]+1" office:value-type="float" office:value="131">
            <text:p>131</text:p>
          </table:table-cell>
          <table:table-cell/>
          <table:table-cell table:formula="of:=CONCATENATE(&quot;I&quot;;ROW()+1209)" office:value-type="string" office:string-value="I1552">
            <text:p>I1552</text:p>
          </table:table-cell>
          <table:table-cell table:formula="of:=[.I342]+1" office:value-type="float" office:value="28">
            <text:p>28</text:p>
          </table:table-cell>
          <table:table-cell table:number-columns-repeated="1015"/>
        </table:table-row>
        <table:table-row table:style-name="ro1">
          <table:table-cell office:value-type="float" office:value="2052400000">
            <text:p>2052400000</text:p>
          </table:table-cell>
          <table:table-cell office:value-type="float" office:value="2052799999">
            <text:p>2052799999</text:p>
          </table:table-cell>
          <table:table-cell table:number-columns-repeated="3"/>
          <table:table-cell table:formula="of:=[.F343]+1" office:value-type="float" office:value="132">
            <text:p>132</text:p>
          </table:table-cell>
          <table:table-cell/>
          <table:table-cell table:formula="of:=CONCATENATE(&quot;I&quot;;ROW()+1209)" office:value-type="string" office:string-value="I1553">
            <text:p>I1553</text:p>
          </table:table-cell>
          <table:table-cell table:formula="of:=[.I343]+1" office:value-type="float" office:value="29">
            <text:p>29</text:p>
          </table:table-cell>
          <table:table-cell table:number-columns-repeated="1015"/>
        </table:table-row>
        <table:table-row table:style-name="ro1">
          <table:table-cell office:value-type="float" office:value="2052800000">
            <text:p>2052800000</text:p>
          </table:table-cell>
          <table:table-cell office:value-type="float" office:value="2053199999">
            <text:p>2053199999</text:p>
          </table:table-cell>
          <table:table-cell table:number-columns-repeated="3"/>
          <table:table-cell table:formula="of:=[.F344]+1" office:value-type="float" office:value="133">
            <text:p>133</text:p>
          </table:table-cell>
          <table:table-cell/>
          <table:table-cell table:formula="of:=CONCATENATE(&quot;I&quot;;ROW()+1209)" office:value-type="string" office:string-value="I1554">
            <text:p>I1554</text:p>
          </table:table-cell>
          <table:table-cell table:formula="of:=[.I344]+1" office:value-type="float" office:value="30">
            <text:p>30</text:p>
          </table:table-cell>
          <table:table-cell table:number-columns-repeated="1015"/>
        </table:table-row>
        <table:table-row table:style-name="ro1">
          <table:table-cell office:value-type="float" office:value="2053200000">
            <text:p>2053200000</text:p>
          </table:table-cell>
          <table:table-cell office:value-type="float" office:value="2053599999">
            <text:p>2053599999</text:p>
          </table:table-cell>
          <table:table-cell table:number-columns-repeated="3"/>
          <table:table-cell table:formula="of:=[.F345]+1" office:value-type="float" office:value="134">
            <text:p>134</text:p>
          </table:table-cell>
          <table:table-cell/>
          <table:table-cell table:formula="of:=CONCATENATE(&quot;I&quot;;ROW()+1209)" office:value-type="string" office:string-value="I1555">
            <text:p>I1555</text:p>
          </table:table-cell>
          <table:table-cell table:formula="of:=[.I345]+1" office:value-type="float" office:value="31">
            <text:p>31</text:p>
          </table:table-cell>
          <table:table-cell table:number-columns-repeated="1015"/>
        </table:table-row>
        <table:table-row table:style-name="ro1">
          <table:table-cell office:value-type="float" office:value="2053600000">
            <text:p>2053600000</text:p>
          </table:table-cell>
          <table:table-cell office:value-type="float" office:value="2053999999">
            <text:p>2053999999</text:p>
          </table:table-cell>
          <table:table-cell table:number-columns-repeated="3"/>
          <table:table-cell table:formula="of:=[.F346]+1" office:value-type="float" office:value="135">
            <text:p>135</text:p>
          </table:table-cell>
          <table:table-cell/>
          <table:table-cell table:formula="of:=CONCATENATE(&quot;I&quot;;ROW()+1209)" office:value-type="string" office:string-value="I1556">
            <text:p>I1556</text:p>
          </table:table-cell>
          <table:table-cell table:formula="of:=[.I346]+1" office:value-type="float" office:value="32">
            <text:p>32</text:p>
          </table:table-cell>
          <table:table-cell table:number-columns-repeated="1015"/>
        </table:table-row>
        <table:table-row table:style-name="ro1">
          <table:table-cell office:value-type="float" office:value="2054000000">
            <text:p>2054000000</text:p>
          </table:table-cell>
          <table:table-cell office:value-type="float" office:value="2054399999">
            <text:p>2054399999</text:p>
          </table:table-cell>
          <table:table-cell table:number-columns-repeated="3"/>
          <table:table-cell table:formula="of:=[.F347]+1" office:value-type="float" office:value="136">
            <text:p>136</text:p>
          </table:table-cell>
          <table:table-cell/>
          <table:table-cell table:formula="of:=CONCATENATE(&quot;I&quot;;ROW()+1209)" office:value-type="string" office:string-value="I1557">
            <text:p>I1557</text:p>
          </table:table-cell>
          <table:table-cell table:formula="of:=[.I347]+1" office:value-type="float" office:value="33">
            <text:p>33</text:p>
          </table:table-cell>
          <table:table-cell table:number-columns-repeated="1015"/>
        </table:table-row>
        <table:table-row table:style-name="ro1">
          <table:table-cell office:value-type="float" office:value="2054400000">
            <text:p>2054400000</text:p>
          </table:table-cell>
          <table:table-cell office:value-type="float" office:value="2054799999">
            <text:p>2054799999</text:p>
          </table:table-cell>
          <table:table-cell table:number-columns-repeated="3"/>
          <table:table-cell table:formula="of:=[.F348]+1" office:value-type="float" office:value="137">
            <text:p>137</text:p>
          </table:table-cell>
          <table:table-cell/>
          <table:table-cell table:formula="of:=CONCATENATE(&quot;I&quot;;ROW()+1209)" office:value-type="string" office:string-value="I1558">
            <text:p>I1558</text:p>
          </table:table-cell>
          <table:table-cell table:formula="of:=[.I348]+1" office:value-type="float" office:value="34">
            <text:p>34</text:p>
          </table:table-cell>
          <table:table-cell table:number-columns-repeated="1015"/>
        </table:table-row>
        <table:table-row table:style-name="ro1">
          <table:table-cell office:value-type="float" office:value="2054800000">
            <text:p>2054800000</text:p>
          </table:table-cell>
          <table:table-cell office:value-type="float" office:value="2055199999">
            <text:p>2055199999</text:p>
          </table:table-cell>
          <table:table-cell table:number-columns-repeated="3"/>
          <table:table-cell table:formula="of:=[.F349]+1" office:value-type="float" office:value="138">
            <text:p>138</text:p>
          </table:table-cell>
          <table:table-cell/>
          <table:table-cell table:formula="of:=CONCATENATE(&quot;I&quot;;ROW()+1209)" office:value-type="string" office:string-value="I1559">
            <text:p>I1559</text:p>
          </table:table-cell>
          <table:table-cell table:formula="of:=[.I349]+1" office:value-type="float" office:value="35">
            <text:p>35</text:p>
          </table:table-cell>
          <table:table-cell table:number-columns-repeated="1015"/>
        </table:table-row>
        <table:table-row table:style-name="ro1">
          <table:table-cell office:value-type="float" office:value="2055200000">
            <text:p>2055200000</text:p>
          </table:table-cell>
          <table:table-cell office:value-type="float" office:value="2055599999">
            <text:p>2055599999</text:p>
          </table:table-cell>
          <table:table-cell table:number-columns-repeated="3"/>
          <table:table-cell table:formula="of:=[.F350]+1" office:value-type="float" office:value="139">
            <text:p>139</text:p>
          </table:table-cell>
          <table:table-cell/>
          <table:table-cell table:formula="of:=CONCATENATE(&quot;I&quot;;ROW()+1209)" office:value-type="string" office:string-value="I1560">
            <text:p>I1560</text:p>
          </table:table-cell>
          <table:table-cell table:formula="of:=[.I350]+1" office:value-type="float" office:value="36">
            <text:p>36</text:p>
          </table:table-cell>
          <table:table-cell table:number-columns-repeated="1015"/>
        </table:table-row>
        <table:table-row table:style-name="ro1">
          <table:table-cell office:value-type="float" office:value="2055600000">
            <text:p>2055600000</text:p>
          </table:table-cell>
          <table:table-cell office:value-type="float" office:value="2055999999">
            <text:p>2055999999</text:p>
          </table:table-cell>
          <table:table-cell table:number-columns-repeated="3"/>
          <table:table-cell table:formula="of:=[.F351]+1" office:value-type="float" office:value="140">
            <text:p>140</text:p>
          </table:table-cell>
          <table:table-cell/>
          <table:table-cell table:formula="of:=CONCATENATE(&quot;I&quot;;ROW()+1209)" office:value-type="string" office:string-value="I1561">
            <text:p>I1561</text:p>
          </table:table-cell>
          <table:table-cell table:formula="of:=[.I351]+1" office:value-type="float" office:value="37">
            <text:p>37</text:p>
          </table:table-cell>
          <table:table-cell table:number-columns-repeated="1015"/>
        </table:table-row>
        <table:table-row table:style-name="ro1">
          <table:table-cell office:value-type="float" office:value="2056000000">
            <text:p>2056000000</text:p>
          </table:table-cell>
          <table:table-cell office:value-type="float" office:value="2056399999">
            <text:p>2056399999</text:p>
          </table:table-cell>
          <table:table-cell table:number-columns-repeated="3"/>
          <table:table-cell table:formula="of:=[.F352]+1" office:value-type="float" office:value="141">
            <text:p>141</text:p>
          </table:table-cell>
          <table:table-cell/>
          <table:table-cell table:formula="of:=CONCATENATE(&quot;I&quot;;ROW()+1209)" office:value-type="string" office:string-value="I1562">
            <text:p>I1562</text:p>
          </table:table-cell>
          <table:table-cell table:formula="of:=[.I352]+1" office:value-type="float" office:value="38">
            <text:p>38</text:p>
          </table:table-cell>
          <table:table-cell table:number-columns-repeated="1015"/>
        </table:table-row>
        <table:table-row table:style-name="ro1">
          <table:table-cell office:value-type="float" office:value="2056400000">
            <text:p>2056400000</text:p>
          </table:table-cell>
          <table:table-cell office:value-type="float" office:value="2056799999">
            <text:p>2056799999</text:p>
          </table:table-cell>
          <table:table-cell table:number-columns-repeated="3"/>
          <table:table-cell table:formula="of:=[.F353]+1" office:value-type="float" office:value="142">
            <text:p>142</text:p>
          </table:table-cell>
          <table:table-cell/>
          <table:table-cell table:formula="of:=CONCATENATE(&quot;I&quot;;ROW()+1209)" office:value-type="string" office:string-value="I1563">
            <text:p>I1563</text:p>
          </table:table-cell>
          <table:table-cell table:formula="of:=[.I353]+1" office:value-type="float" office:value="39">
            <text:p>39</text:p>
          </table:table-cell>
          <table:table-cell table:number-columns-repeated="1015"/>
        </table:table-row>
        <table:table-row table:style-name="ro1">
          <table:table-cell office:value-type="float" office:value="2056800000">
            <text:p>2056800000</text:p>
          </table:table-cell>
          <table:table-cell office:value-type="float" office:value="2057199999">
            <text:p>2057199999</text:p>
          </table:table-cell>
          <table:table-cell table:number-columns-repeated="3"/>
          <table:table-cell table:formula="of:=[.F354]+1" office:value-type="float" office:value="143">
            <text:p>143</text:p>
          </table:table-cell>
          <table:table-cell/>
          <table:table-cell table:formula="of:=CONCATENATE(&quot;I&quot;;ROW()+1209)" office:value-type="string" office:string-value="I1564">
            <text:p>I1564</text:p>
          </table:table-cell>
          <table:table-cell table:formula="of:=[.I354]+1" office:value-type="float" office:value="40">
            <text:p>40</text:p>
          </table:table-cell>
          <table:table-cell table:number-columns-repeated="1015"/>
        </table:table-row>
        <table:table-row table:style-name="ro1">
          <table:table-cell office:value-type="float" office:value="2057200000">
            <text:p>2057200000</text:p>
          </table:table-cell>
          <table:table-cell office:value-type="float" office:value="2057599999">
            <text:p>2057599999</text:p>
          </table:table-cell>
          <table:table-cell table:number-columns-repeated="3"/>
          <table:table-cell table:formula="of:=[.F355]+1" office:value-type="float" office:value="144">
            <text:p>144</text:p>
          </table:table-cell>
          <table:table-cell/>
          <table:table-cell table:formula="of:=CONCATENATE(&quot;I&quot;;ROW()+1209)" office:value-type="string" office:string-value="I1565">
            <text:p>I1565</text:p>
          </table:table-cell>
          <table:table-cell table:formula="of:=[.I355]+1" office:value-type="float" office:value="41">
            <text:p>41</text:p>
          </table:table-cell>
          <table:table-cell table:number-columns-repeated="1015"/>
        </table:table-row>
        <table:table-row table:style-name="ro1">
          <table:table-cell office:value-type="float" office:value="2057600000">
            <text:p>2057600000</text:p>
          </table:table-cell>
          <table:table-cell office:value-type="float" office:value="2057999999">
            <text:p>2057999999</text:p>
          </table:table-cell>
          <table:table-cell table:number-columns-repeated="3"/>
          <table:table-cell table:formula="of:=[.F356]+1" office:value-type="float" office:value="145">
            <text:p>145</text:p>
          </table:table-cell>
          <table:table-cell/>
          <table:table-cell table:formula="of:=CONCATENATE(&quot;I&quot;;ROW()+1209)" office:value-type="string" office:string-value="I1566">
            <text:p>I1566</text:p>
          </table:table-cell>
          <table:table-cell table:formula="of:=[.I356]+1" office:value-type="float" office:value="42">
            <text:p>42</text:p>
          </table:table-cell>
          <table:table-cell table:number-columns-repeated="1015"/>
        </table:table-row>
        <table:table-row table:style-name="ro1">
          <table:table-cell office:value-type="float" office:value="2058000000">
            <text:p>2058000000</text:p>
          </table:table-cell>
          <table:table-cell office:value-type="float" office:value="2058399999">
            <text:p>2058399999</text:p>
          </table:table-cell>
          <table:table-cell table:number-columns-repeated="3"/>
          <table:table-cell table:formula="of:=[.F357]+1" office:value-type="float" office:value="146">
            <text:p>146</text:p>
          </table:table-cell>
          <table:table-cell/>
          <table:table-cell table:formula="of:=CONCATENATE(&quot;I&quot;;ROW()+1209)" office:value-type="string" office:string-value="I1567">
            <text:p>I1567</text:p>
          </table:table-cell>
          <table:table-cell table:formula="of:=[.I357]+1" office:value-type="float" office:value="43">
            <text:p>43</text:p>
          </table:table-cell>
          <table:table-cell table:number-columns-repeated="1015"/>
        </table:table-row>
        <table:table-row table:style-name="ro1">
          <table:table-cell office:value-type="float" office:value="2058400000">
            <text:p>2058400000</text:p>
          </table:table-cell>
          <table:table-cell office:value-type="float" office:value="2058799999">
            <text:p>2058799999</text:p>
          </table:table-cell>
          <table:table-cell table:number-columns-repeated="3"/>
          <table:table-cell table:formula="of:=[.F358]+1" office:value-type="float" office:value="147">
            <text:p>147</text:p>
          </table:table-cell>
          <table:table-cell/>
          <table:table-cell table:formula="of:=CONCATENATE(&quot;I&quot;;ROW()+1209)" office:value-type="string" office:string-value="I1568">
            <text:p>I1568</text:p>
          </table:table-cell>
          <table:table-cell table:formula="of:=[.I358]+1" office:value-type="float" office:value="44">
            <text:p>44</text:p>
          </table:table-cell>
          <table:table-cell table:number-columns-repeated="1015"/>
        </table:table-row>
        <table:table-row table:style-name="ro1">
          <table:table-cell office:value-type="float" office:value="2058800000">
            <text:p>2058800000</text:p>
          </table:table-cell>
          <table:table-cell office:value-type="float" office:value="2059199999">
            <text:p>2059199999</text:p>
          </table:table-cell>
          <table:table-cell table:number-columns-repeated="3"/>
          <table:table-cell table:formula="of:=[.F359]+1" office:value-type="float" office:value="148">
            <text:p>148</text:p>
          </table:table-cell>
          <table:table-cell/>
          <table:table-cell table:formula="of:=CONCATENATE(&quot;I&quot;;ROW()+1209)" office:value-type="string" office:string-value="I1569">
            <text:p>I1569</text:p>
          </table:table-cell>
          <table:table-cell table:formula="of:=[.I359]+1" office:value-type="float" office:value="45">
            <text:p>45</text:p>
          </table:table-cell>
          <table:table-cell table:number-columns-repeated="1015"/>
        </table:table-row>
        <table:table-row table:style-name="ro1">
          <table:table-cell office:value-type="float" office:value="2059200000">
            <text:p>2059200000</text:p>
          </table:table-cell>
          <table:table-cell office:value-type="float" office:value="2059599999">
            <text:p>2059599999</text:p>
          </table:table-cell>
          <table:table-cell table:number-columns-repeated="3"/>
          <table:table-cell table:formula="of:=[.F360]+1" office:value-type="float" office:value="149">
            <text:p>149</text:p>
          </table:table-cell>
          <table:table-cell/>
          <table:table-cell table:formula="of:=CONCATENATE(&quot;I&quot;;ROW()+1209)" office:value-type="string" office:string-value="I1570">
            <text:p>I1570</text:p>
          </table:table-cell>
          <table:table-cell table:formula="of:=[.I360]+1" office:value-type="float" office:value="46">
            <text:p>46</text:p>
          </table:table-cell>
          <table:table-cell table:number-columns-repeated="1015"/>
        </table:table-row>
        <table:table-row table:style-name="ro1">
          <table:table-cell office:value-type="float" office:value="2059600000">
            <text:p>2059600000</text:p>
          </table:table-cell>
          <table:table-cell office:value-type="float" office:value="2059999999">
            <text:p>2059999999</text:p>
          </table:table-cell>
          <table:table-cell table:number-columns-repeated="3"/>
          <table:table-cell table:formula="of:=[.F361]+1" office:value-type="float" office:value="150">
            <text:p>150</text:p>
          </table:table-cell>
          <table:table-cell/>
          <table:table-cell table:formula="of:=CONCATENATE(&quot;I&quot;;ROW()+1209)" office:value-type="string" office:string-value="I1571">
            <text:p>I1571</text:p>
          </table:table-cell>
          <table:table-cell table:formula="of:=[.I361]+1" office:value-type="float" office:value="47">
            <text:p>47</text:p>
          </table:table-cell>
          <table:table-cell table:number-columns-repeated="1015"/>
        </table:table-row>
        <table:table-row table:style-name="ro1">
          <table:table-cell office:value-type="float" office:value="2060000000">
            <text:p>2060000000</text:p>
          </table:table-cell>
          <table:table-cell office:value-type="float" office:value="2060399999">
            <text:p>2060399999</text:p>
          </table:table-cell>
          <table:table-cell table:number-columns-repeated="3"/>
          <table:table-cell table:formula="of:=[.F362]+1" office:value-type="float" office:value="151">
            <text:p>151</text:p>
          </table:table-cell>
          <table:table-cell/>
          <table:table-cell table:formula="of:=CONCATENATE(&quot;I&quot;;ROW()+1209)" office:value-type="string" office:string-value="I1572">
            <text:p>I1572</text:p>
          </table:table-cell>
          <table:table-cell table:formula="of:=[.I362]+1" office:value-type="float" office:value="48">
            <text:p>48</text:p>
          </table:table-cell>
          <table:table-cell table:number-columns-repeated="1015"/>
        </table:table-row>
        <table:table-row table:style-name="ro1">
          <table:table-cell office:value-type="float" office:value="2060400000">
            <text:p>2060400000</text:p>
          </table:table-cell>
          <table:table-cell office:value-type="float" office:value="2060799999">
            <text:p>2060799999</text:p>
          </table:table-cell>
          <table:table-cell table:number-columns-repeated="3"/>
          <table:table-cell table:formula="of:=[.F363]+1" office:value-type="float" office:value="152">
            <text:p>152</text:p>
          </table:table-cell>
          <table:table-cell/>
          <table:table-cell table:formula="of:=CONCATENATE(&quot;I&quot;;ROW()+1209)" office:value-type="string" office:string-value="I1573">
            <text:p>I1573</text:p>
          </table:table-cell>
          <table:table-cell table:formula="of:=[.I363]+1" office:value-type="float" office:value="49">
            <text:p>49</text:p>
          </table:table-cell>
          <table:table-cell table:number-columns-repeated="1015"/>
        </table:table-row>
        <table:table-row table:style-name="ro1">
          <table:table-cell office:value-type="float" office:value="2060800000">
            <text:p>2060800000</text:p>
          </table:table-cell>
          <table:table-cell office:value-type="float" office:value="2061199999">
            <text:p>2061199999</text:p>
          </table:table-cell>
          <table:table-cell table:number-columns-repeated="3"/>
          <table:table-cell table:formula="of:=[.F364]+1" office:value-type="float" office:value="153">
            <text:p>153</text:p>
          </table:table-cell>
          <table:table-cell/>
          <table:table-cell table:formula="of:=CONCATENATE(&quot;I&quot;;ROW()+1209)" office:value-type="string" office:string-value="I1574">
            <text:p>I1574</text:p>
          </table:table-cell>
          <table:table-cell table:formula="of:=[.I364]+1" office:value-type="float" office:value="50">
            <text:p>50</text:p>
          </table:table-cell>
          <table:table-cell table:number-columns-repeated="1015"/>
        </table:table-row>
        <table:table-row table:style-name="ro1">
          <table:table-cell office:value-type="float" office:value="2061200000">
            <text:p>2061200000</text:p>
          </table:table-cell>
          <table:table-cell office:value-type="float" office:value="2061599999">
            <text:p>2061599999</text:p>
          </table:table-cell>
          <table:table-cell table:number-columns-repeated="3"/>
          <table:table-cell table:formula="of:=[.F365]+1" office:value-type="float" office:value="154">
            <text:p>154</text:p>
          </table:table-cell>
          <table:table-cell/>
          <table:table-cell table:formula="of:=CONCATENATE(&quot;I&quot;;ROW()+1209)" office:value-type="string" office:string-value="I1575">
            <text:p>I1575</text:p>
          </table:table-cell>
          <table:table-cell table:formula="of:=[.I365]+1" office:value-type="float" office:value="51">
            <text:p>51</text:p>
          </table:table-cell>
          <table:table-cell table:number-columns-repeated="1015"/>
        </table:table-row>
        <table:table-row table:style-name="ro1">
          <table:table-cell office:value-type="float" office:value="2061600000">
            <text:p>2061600000</text:p>
          </table:table-cell>
          <table:table-cell office:value-type="float" office:value="2061999999">
            <text:p>2061999999</text:p>
          </table:table-cell>
          <table:table-cell table:number-columns-repeated="3"/>
          <table:table-cell table:formula="of:=[.F366]+1" office:value-type="float" office:value="155">
            <text:p>155</text:p>
          </table:table-cell>
          <table:table-cell/>
          <table:table-cell table:formula="of:=CONCATENATE(&quot;I&quot;;ROW()+1209)" office:value-type="string" office:string-value="I1576">
            <text:p>I1576</text:p>
          </table:table-cell>
          <table:table-cell table:formula="of:=[.I366]+1" office:value-type="float" office:value="52">
            <text:p>52</text:p>
          </table:table-cell>
          <table:table-cell table:number-columns-repeated="1015"/>
        </table:table-row>
        <table:table-row table:style-name="ro1">
          <table:table-cell office:value-type="float" office:value="2062000000">
            <text:p>2062000000</text:p>
          </table:table-cell>
          <table:table-cell office:value-type="float" office:value="2062399999">
            <text:p>2062399999</text:p>
          </table:table-cell>
          <table:table-cell table:number-columns-repeated="3"/>
          <table:table-cell table:formula="of:=[.F367]+1" office:value-type="float" office:value="156">
            <text:p>156</text:p>
          </table:table-cell>
          <table:table-cell/>
          <table:table-cell table:formula="of:=CONCATENATE(&quot;I&quot;;ROW()+1209)" office:value-type="string" office:string-value="I1577">
            <text:p>I1577</text:p>
          </table:table-cell>
          <table:table-cell table:formula="of:=[.I367]+1" office:value-type="float" office:value="53">
            <text:p>53</text:p>
          </table:table-cell>
          <table:table-cell table:number-columns-repeated="1015"/>
        </table:table-row>
        <table:table-row table:style-name="ro1">
          <table:table-cell office:value-type="float" office:value="2062400000">
            <text:p>2062400000</text:p>
          </table:table-cell>
          <table:table-cell office:value-type="float" office:value="2062799999">
            <text:p>2062799999</text:p>
          </table:table-cell>
          <table:table-cell table:number-columns-repeated="3"/>
          <table:table-cell table:formula="of:=[.F368]+1" office:value-type="float" office:value="157">
            <text:p>157</text:p>
          </table:table-cell>
          <table:table-cell/>
          <table:table-cell table:formula="of:=CONCATENATE(&quot;I&quot;;ROW()+1209)" office:value-type="string" office:string-value="I1578">
            <text:p>I1578</text:p>
          </table:table-cell>
          <table:table-cell table:formula="of:=[.I368]+1" office:value-type="float" office:value="54">
            <text:p>54</text:p>
          </table:table-cell>
          <table:table-cell table:number-columns-repeated="1015"/>
        </table:table-row>
        <table:table-row table:style-name="ro1">
          <table:table-cell office:value-type="float" office:value="2062800000">
            <text:p>2062800000</text:p>
          </table:table-cell>
          <table:table-cell office:value-type="float" office:value="2063199999">
            <text:p>2063199999</text:p>
          </table:table-cell>
          <table:table-cell table:number-columns-repeated="3"/>
          <table:table-cell table:formula="of:=[.F369]+1" office:value-type="float" office:value="158">
            <text:p>158</text:p>
          </table:table-cell>
          <table:table-cell/>
          <table:table-cell table:formula="of:=CONCATENATE(&quot;I&quot;;ROW()+1209)" office:value-type="string" office:string-value="I1579">
            <text:p>I1579</text:p>
          </table:table-cell>
          <table:table-cell table:formula="of:=[.I369]+1" office:value-type="float" office:value="55">
            <text:p>55</text:p>
          </table:table-cell>
          <table:table-cell table:number-columns-repeated="1015"/>
        </table:table-row>
        <table:table-row table:style-name="ro1">
          <table:table-cell office:value-type="float" office:value="2063200000">
            <text:p>2063200000</text:p>
          </table:table-cell>
          <table:table-cell office:value-type="float" office:value="2063599999">
            <text:p>2063599999</text:p>
          </table:table-cell>
          <table:table-cell table:number-columns-repeated="3"/>
          <table:table-cell table:formula="of:=[.F370]+1" office:value-type="float" office:value="159">
            <text:p>159</text:p>
          </table:table-cell>
          <table:table-cell/>
          <table:table-cell table:formula="of:=CONCATENATE(&quot;I&quot;;ROW()+1209)" office:value-type="string" office:string-value="I1580">
            <text:p>I1580</text:p>
          </table:table-cell>
          <table:table-cell table:formula="of:=[.I370]+1" office:value-type="float" office:value="56">
            <text:p>56</text:p>
          </table:table-cell>
          <table:table-cell table:number-columns-repeated="1015"/>
        </table:table-row>
        <table:table-row table:style-name="ro1">
          <table:table-cell office:value-type="float" office:value="2063600000">
            <text:p>2063600000</text:p>
          </table:table-cell>
          <table:table-cell office:value-type="float" office:value="2063999999">
            <text:p>2063999999</text:p>
          </table:table-cell>
          <table:table-cell table:number-columns-repeated="3"/>
          <table:table-cell table:formula="of:=[.F371]+1" office:value-type="float" office:value="160">
            <text:p>160</text:p>
          </table:table-cell>
          <table:table-cell/>
          <table:table-cell table:formula="of:=CONCATENATE(&quot;I&quot;;ROW()+1209)" office:value-type="string" office:string-value="I1581">
            <text:p>I1581</text:p>
          </table:table-cell>
          <table:table-cell table:formula="of:=[.I371]+1" office:value-type="float" office:value="57">
            <text:p>57</text:p>
          </table:table-cell>
          <table:table-cell table:number-columns-repeated="1015"/>
        </table:table-row>
        <table:table-row table:style-name="ro1">
          <table:table-cell office:value-type="float" office:value="2064000000">
            <text:p>2064000000</text:p>
          </table:table-cell>
          <table:table-cell office:value-type="float" office:value="2064399999">
            <text:p>2064399999</text:p>
          </table:table-cell>
          <table:table-cell table:number-columns-repeated="3"/>
          <table:table-cell table:formula="of:=[.F372]+1" office:value-type="float" office:value="161">
            <text:p>161</text:p>
          </table:table-cell>
          <table:table-cell/>
          <table:table-cell table:formula="of:=CONCATENATE(&quot;I&quot;;ROW()+1209)" office:value-type="string" office:string-value="I1582">
            <text:p>I1582</text:p>
          </table:table-cell>
          <table:table-cell table:formula="of:=[.I372]+1" office:value-type="float" office:value="58">
            <text:p>58</text:p>
          </table:table-cell>
          <table:table-cell table:number-columns-repeated="1015"/>
        </table:table-row>
        <table:table-row table:style-name="ro1">
          <table:table-cell office:value-type="float" office:value="2064400000">
            <text:p>2064400000</text:p>
          </table:table-cell>
          <table:table-cell office:value-type="float" office:value="2064799999">
            <text:p>2064799999</text:p>
          </table:table-cell>
          <table:table-cell table:number-columns-repeated="3"/>
          <table:table-cell table:formula="of:=[.F373]+1" office:value-type="float" office:value="162">
            <text:p>162</text:p>
          </table:table-cell>
          <table:table-cell/>
          <table:table-cell table:formula="of:=CONCATENATE(&quot;I&quot;;ROW()+1209)" office:value-type="string" office:string-value="I1583">
            <text:p>I1583</text:p>
          </table:table-cell>
          <table:table-cell table:formula="of:=[.I373]+1" office:value-type="float" office:value="59">
            <text:p>59</text:p>
          </table:table-cell>
          <table:table-cell table:number-columns-repeated="1015"/>
        </table:table-row>
        <table:table-row table:style-name="ro1">
          <table:table-cell office:value-type="float" office:value="2064800000">
            <text:p>2064800000</text:p>
          </table:table-cell>
          <table:table-cell office:value-type="float" office:value="2065199999">
            <text:p>2065199999</text:p>
          </table:table-cell>
          <table:table-cell table:number-columns-repeated="3"/>
          <table:table-cell table:formula="of:=[.F374]+1" office:value-type="float" office:value="163">
            <text:p>163</text:p>
          </table:table-cell>
          <table:table-cell/>
          <table:table-cell table:formula="of:=CONCATENATE(&quot;I&quot;;ROW()+1209)" office:value-type="string" office:string-value="I1584">
            <text:p>I1584</text:p>
          </table:table-cell>
          <table:table-cell table:formula="of:=[.I374]+1" office:value-type="float" office:value="60">
            <text:p>60</text:p>
          </table:table-cell>
          <table:table-cell table:number-columns-repeated="1015"/>
        </table:table-row>
        <table:table-row table:style-name="ro1">
          <table:table-cell office:value-type="float" office:value="2065200000">
            <text:p>2065200000</text:p>
          </table:table-cell>
          <table:table-cell office:value-type="float" office:value="2065599999">
            <text:p>2065599999</text:p>
          </table:table-cell>
          <table:table-cell table:number-columns-repeated="3"/>
          <table:table-cell table:formula="of:=[.F375]+1" office:value-type="float" office:value="164">
            <text:p>164</text:p>
          </table:table-cell>
          <table:table-cell/>
          <table:table-cell table:formula="of:=CONCATENATE(&quot;I&quot;;ROW()+1209)" office:value-type="string" office:string-value="I1585">
            <text:p>I1585</text:p>
          </table:table-cell>
          <table:table-cell table:formula="of:=[.I375]+1" office:value-type="float" office:value="61">
            <text:p>61</text:p>
          </table:table-cell>
          <table:table-cell table:number-columns-repeated="1015"/>
        </table:table-row>
        <table:table-row table:style-name="ro1">
          <table:table-cell office:value-type="float" office:value="2065600000">
            <text:p>2065600000</text:p>
          </table:table-cell>
          <table:table-cell office:value-type="float" office:value="2065999999">
            <text:p>2065999999</text:p>
          </table:table-cell>
          <table:table-cell table:number-columns-repeated="3"/>
          <table:table-cell table:formula="of:=[.F376]+1" office:value-type="float" office:value="165">
            <text:p>165</text:p>
          </table:table-cell>
          <table:table-cell/>
          <table:table-cell table:formula="of:=CONCATENATE(&quot;I&quot;;ROW()+1209)" office:value-type="string" office:string-value="I1586">
            <text:p>I1586</text:p>
          </table:table-cell>
          <table:table-cell table:formula="of:=[.I376]+1" office:value-type="float" office:value="62">
            <text:p>62</text:p>
          </table:table-cell>
          <table:table-cell table:number-columns-repeated="1015"/>
        </table:table-row>
        <table:table-row table:style-name="ro1">
          <table:table-cell office:value-type="float" office:value="2066000000">
            <text:p>2066000000</text:p>
          </table:table-cell>
          <table:table-cell office:value-type="float" office:value="2066399999">
            <text:p>2066399999</text:p>
          </table:table-cell>
          <table:table-cell table:number-columns-repeated="3"/>
          <table:table-cell table:formula="of:=[.F377]+1" office:value-type="float" office:value="166">
            <text:p>166</text:p>
          </table:table-cell>
          <table:table-cell/>
          <table:table-cell table:formula="of:=CONCATENATE(&quot;I&quot;;ROW()+1209)" office:value-type="string" office:string-value="I1587">
            <text:p>I1587</text:p>
          </table:table-cell>
          <table:table-cell table:formula="of:=[.I377]+1" office:value-type="float" office:value="63">
            <text:p>63</text:p>
          </table:table-cell>
          <table:table-cell table:number-columns-repeated="1015"/>
        </table:table-row>
        <table:table-row table:style-name="ro1">
          <table:table-cell office:value-type="float" office:value="2066400000">
            <text:p>2066400000</text:p>
          </table:table-cell>
          <table:table-cell office:value-type="float" office:value="2066799999">
            <text:p>2066799999</text:p>
          </table:table-cell>
          <table:table-cell table:number-columns-repeated="3"/>
          <table:table-cell table:formula="of:=[.F378]+1" office:value-type="float" office:value="167">
            <text:p>167</text:p>
          </table:table-cell>
          <table:table-cell/>
          <table:table-cell table:formula="of:=CONCATENATE(&quot;I&quot;;ROW()+1209)" office:value-type="string" office:string-value="I1588">
            <text:p>I1588</text:p>
          </table:table-cell>
          <table:table-cell table:formula="of:=[.I378]+1" office:value-type="float" office:value="64">
            <text:p>64</text:p>
          </table:table-cell>
          <table:table-cell table:number-columns-repeated="1015"/>
        </table:table-row>
        <table:table-row table:style-name="ro1">
          <table:table-cell office:value-type="float" office:value="2066800000">
            <text:p>2066800000</text:p>
          </table:table-cell>
          <table:table-cell office:value-type="float" office:value="2067199999">
            <text:p>2067199999</text:p>
          </table:table-cell>
          <table:table-cell table:number-columns-repeated="3"/>
          <table:table-cell table:formula="of:=[.F379]+1" office:value-type="float" office:value="168">
            <text:p>168</text:p>
          </table:table-cell>
          <table:table-cell/>
          <table:table-cell table:formula="of:=CONCATENATE(&quot;I&quot;;ROW()+1209)" office:value-type="string" office:string-value="I1589">
            <text:p>I1589</text:p>
          </table:table-cell>
          <table:table-cell table:formula="of:=[.I379]+1" office:value-type="float" office:value="65">
            <text:p>65</text:p>
          </table:table-cell>
          <table:table-cell table:number-columns-repeated="1015"/>
        </table:table-row>
        <table:table-row table:style-name="ro1">
          <table:table-cell office:value-type="float" office:value="2067200000">
            <text:p>2067200000</text:p>
          </table:table-cell>
          <table:table-cell office:value-type="float" office:value="2067599999">
            <text:p>2067599999</text:p>
          </table:table-cell>
          <table:table-cell table:number-columns-repeated="3"/>
          <table:table-cell table:formula="of:=[.F380]+1" office:value-type="float" office:value="169">
            <text:p>169</text:p>
          </table:table-cell>
          <table:table-cell/>
          <table:table-cell table:formula="of:=CONCATENATE(&quot;I&quot;;ROW()+1209)" office:value-type="string" office:string-value="I1590">
            <text:p>I1590</text:p>
          </table:table-cell>
          <table:table-cell table:formula="of:=[.I380]+1" office:value-type="float" office:value="66">
            <text:p>66</text:p>
          </table:table-cell>
          <table:table-cell table:number-columns-repeated="1015"/>
        </table:table-row>
        <table:table-row table:style-name="ro1">
          <table:table-cell office:value-type="float" office:value="2067600000">
            <text:p>2067600000</text:p>
          </table:table-cell>
          <table:table-cell office:value-type="float" office:value="2067999999">
            <text:p>2067999999</text:p>
          </table:table-cell>
          <table:table-cell table:number-columns-repeated="3"/>
          <table:table-cell table:formula="of:=[.F381]+1" office:value-type="float" office:value="170">
            <text:p>170</text:p>
          </table:table-cell>
          <table:table-cell/>
          <table:table-cell table:formula="of:=CONCATENATE(&quot;I&quot;;ROW()+1209)" office:value-type="string" office:string-value="I1591">
            <text:p>I1591</text:p>
          </table:table-cell>
          <table:table-cell table:formula="of:=[.I381]+1" office:value-type="float" office:value="67">
            <text:p>67</text:p>
          </table:table-cell>
          <table:table-cell table:number-columns-repeated="1015"/>
        </table:table-row>
        <table:table-row table:style-name="ro1">
          <table:table-cell office:value-type="float" office:value="2068000000">
            <text:p>2068000000</text:p>
          </table:table-cell>
          <table:table-cell office:value-type="float" office:value="2068399999">
            <text:p>2068399999</text:p>
          </table:table-cell>
          <table:table-cell table:number-columns-repeated="3"/>
          <table:table-cell table:formula="of:=[.F382]+1" office:value-type="float" office:value="171">
            <text:p>171</text:p>
          </table:table-cell>
          <table:table-cell/>
          <table:table-cell table:formula="of:=CONCATENATE(&quot;I&quot;;ROW()+1209)" office:value-type="string" office:string-value="I1592">
            <text:p>I1592</text:p>
          </table:table-cell>
          <table:table-cell table:formula="of:=[.I382]+1" office:value-type="float" office:value="68">
            <text:p>68</text:p>
          </table:table-cell>
          <table:table-cell table:number-columns-repeated="1015"/>
        </table:table-row>
        <table:table-row table:style-name="ro1">
          <table:table-cell office:value-type="float" office:value="2068400000">
            <text:p>2068400000</text:p>
          </table:table-cell>
          <table:table-cell office:value-type="float" office:value="2068799999">
            <text:p>2068799999</text:p>
          </table:table-cell>
          <table:table-cell table:number-columns-repeated="3"/>
          <table:table-cell table:formula="of:=[.F383]+1" office:value-type="float" office:value="172">
            <text:p>172</text:p>
          </table:table-cell>
          <table:table-cell/>
          <table:table-cell table:formula="of:=CONCATENATE(&quot;I&quot;;ROW()+1209)" office:value-type="string" office:string-value="I1593">
            <text:p>I1593</text:p>
          </table:table-cell>
          <table:table-cell table:formula="of:=[.I383]+1" office:value-type="float" office:value="69">
            <text:p>69</text:p>
          </table:table-cell>
          <table:table-cell table:number-columns-repeated="1015"/>
        </table:table-row>
        <table:table-row table:style-name="ro1">
          <table:table-cell office:value-type="float" office:value="2068800000">
            <text:p>2068800000</text:p>
          </table:table-cell>
          <table:table-cell office:value-type="float" office:value="2069199999">
            <text:p>2069199999</text:p>
          </table:table-cell>
          <table:table-cell table:number-columns-repeated="3"/>
          <table:table-cell table:formula="of:=[.F384]+1" office:value-type="float" office:value="173">
            <text:p>173</text:p>
          </table:table-cell>
          <table:table-cell/>
          <table:table-cell table:formula="of:=CONCATENATE(&quot;I&quot;;ROW()+1209)" office:value-type="string" office:string-value="I1594">
            <text:p>I1594</text:p>
          </table:table-cell>
          <table:table-cell table:formula="of:=[.I384]+1" office:value-type="float" office:value="70">
            <text:p>70</text:p>
          </table:table-cell>
          <table:table-cell table:number-columns-repeated="1015"/>
        </table:table-row>
        <table:table-row table:style-name="ro1">
          <table:table-cell office:value-type="float" office:value="2069200000">
            <text:p>2069200000</text:p>
          </table:table-cell>
          <table:table-cell office:value-type="float" office:value="2069599999">
            <text:p>2069599999</text:p>
          </table:table-cell>
          <table:table-cell table:number-columns-repeated="3"/>
          <table:table-cell table:formula="of:=[.F385]+1" office:value-type="float" office:value="174">
            <text:p>174</text:p>
          </table:table-cell>
          <table:table-cell/>
          <table:table-cell table:formula="of:=CONCATENATE(&quot;I&quot;;ROW()+1209)" office:value-type="string" office:string-value="I1595">
            <text:p>I1595</text:p>
          </table:table-cell>
          <table:table-cell table:formula="of:=[.I385]+1" office:value-type="float" office:value="71">
            <text:p>71</text:p>
          </table:table-cell>
          <table:table-cell table:number-columns-repeated="1015"/>
        </table:table-row>
        <table:table-row table:style-name="ro1">
          <table:table-cell office:value-type="float" office:value="2069600000">
            <text:p>2069600000</text:p>
          </table:table-cell>
          <table:table-cell office:value-type="float" office:value="2069999999">
            <text:p>2069999999</text:p>
          </table:table-cell>
          <table:table-cell table:number-columns-repeated="3"/>
          <table:table-cell table:formula="of:=[.F386]+1" office:value-type="float" office:value="175">
            <text:p>175</text:p>
          </table:table-cell>
          <table:table-cell/>
          <table:table-cell table:formula="of:=CONCATENATE(&quot;I&quot;;ROW()+1209)" office:value-type="string" office:string-value="I1596">
            <text:p>I1596</text:p>
          </table:table-cell>
          <table:table-cell table:formula="of:=[.I386]+1" office:value-type="float" office:value="72">
            <text:p>72</text:p>
          </table:table-cell>
          <table:table-cell table:number-columns-repeated="1015"/>
        </table:table-row>
        <table:table-row table:style-name="ro1">
          <table:table-cell office:value-type="float" office:value="2070000000">
            <text:p>2070000000</text:p>
          </table:table-cell>
          <table:table-cell office:value-type="float" office:value="2070399999">
            <text:p>2070399999</text:p>
          </table:table-cell>
          <table:table-cell table:number-columns-repeated="3"/>
          <table:table-cell table:formula="of:=[.F387]+1" office:value-type="float" office:value="176">
            <text:p>176</text:p>
          </table:table-cell>
          <table:table-cell/>
          <table:table-cell table:formula="of:=CONCATENATE(&quot;I&quot;;ROW()+1209)" office:value-type="string" office:string-value="I1597">
            <text:p>I1597</text:p>
          </table:table-cell>
          <table:table-cell table:formula="of:=[.I387]+1" office:value-type="float" office:value="73">
            <text:p>73</text:p>
          </table:table-cell>
          <table:table-cell table:number-columns-repeated="1015"/>
        </table:table-row>
        <table:table-row table:style-name="ro1">
          <table:table-cell office:value-type="float" office:value="2070400000">
            <text:p>2070400000</text:p>
          </table:table-cell>
          <table:table-cell office:value-type="float" office:value="2070799999">
            <text:p>2070799999</text:p>
          </table:table-cell>
          <table:table-cell table:number-columns-repeated="3"/>
          <table:table-cell table:formula="of:=[.F388]+1" office:value-type="float" office:value="177">
            <text:p>177</text:p>
          </table:table-cell>
          <table:table-cell/>
          <table:table-cell table:formula="of:=CONCATENATE(&quot;I&quot;;ROW()+1209)" office:value-type="string" office:string-value="I1598">
            <text:p>I1598</text:p>
          </table:table-cell>
          <table:table-cell table:formula="of:=[.I388]+1" office:value-type="float" office:value="74">
            <text:p>74</text:p>
          </table:table-cell>
          <table:table-cell table:number-columns-repeated="1015"/>
        </table:table-row>
        <table:table-row table:style-name="ro1">
          <table:table-cell office:value-type="float" office:value="2070800000">
            <text:p>2070800000</text:p>
          </table:table-cell>
          <table:table-cell office:value-type="float" office:value="2071199999">
            <text:p>2071199999</text:p>
          </table:table-cell>
          <table:table-cell table:number-columns-repeated="3"/>
          <table:table-cell table:formula="of:=[.F389]+1" office:value-type="float" office:value="178">
            <text:p>178</text:p>
          </table:table-cell>
          <table:table-cell/>
          <table:table-cell table:formula="of:=CONCATENATE(&quot;I&quot;;ROW()+1209)" office:value-type="string" office:string-value="I1599">
            <text:p>I1599</text:p>
          </table:table-cell>
          <table:table-cell table:formula="of:=[.I389]+1" office:value-type="float" office:value="75">
            <text:p>75</text:p>
          </table:table-cell>
          <table:table-cell table:number-columns-repeated="1015"/>
        </table:table-row>
        <table:table-row table:style-name="ro1">
          <table:table-cell office:value-type="float" office:value="2071200000">
            <text:p>2071200000</text:p>
          </table:table-cell>
          <table:table-cell office:value-type="float" office:value="2071599999">
            <text:p>2071599999</text:p>
          </table:table-cell>
          <table:table-cell table:number-columns-repeated="3"/>
          <table:table-cell table:formula="of:=[.F390]+1" office:value-type="float" office:value="179">
            <text:p>179</text:p>
          </table:table-cell>
          <table:table-cell/>
          <table:table-cell table:formula="of:=CONCATENATE(&quot;I&quot;;ROW()+1209)" office:value-type="string" office:string-value="I1600">
            <text:p>I1600</text:p>
          </table:table-cell>
          <table:table-cell table:formula="of:=[.I390]+1" office:value-type="float" office:value="76">
            <text:p>76</text:p>
          </table:table-cell>
          <table:table-cell table:number-columns-repeated="1015"/>
        </table:table-row>
        <table:table-row table:style-name="ro1">
          <table:table-cell office:value-type="float" office:value="2071600000">
            <text:p>2071600000</text:p>
          </table:table-cell>
          <table:table-cell office:value-type="float" office:value="2071999999">
            <text:p>2071999999</text:p>
          </table:table-cell>
          <table:table-cell table:number-columns-repeated="3"/>
          <table:table-cell table:formula="of:=[.F391]+1" office:value-type="float" office:value="180">
            <text:p>180</text:p>
          </table:table-cell>
          <table:table-cell/>
          <table:table-cell table:formula="of:=CONCATENATE(&quot;I&quot;;ROW()+1209)" office:value-type="string" office:string-value="I1601">
            <text:p>I1601</text:p>
          </table:table-cell>
          <table:table-cell table:formula="of:=[.I391]+1" office:value-type="float" office:value="77">
            <text:p>77</text:p>
          </table:table-cell>
          <table:table-cell table:number-columns-repeated="1015"/>
        </table:table-row>
        <table:table-row table:style-name="ro1">
          <table:table-cell office:value-type="float" office:value="2072000000">
            <text:p>2072000000</text:p>
          </table:table-cell>
          <table:table-cell office:value-type="float" office:value="2072399999">
            <text:p>2072399999</text:p>
          </table:table-cell>
          <table:table-cell table:number-columns-repeated="3"/>
          <table:table-cell table:formula="of:=[.F392]+1" office:value-type="float" office:value="181">
            <text:p>181</text:p>
          </table:table-cell>
          <table:table-cell/>
          <table:table-cell table:formula="of:=CONCATENATE(&quot;I&quot;;ROW()+1209)" office:value-type="string" office:string-value="I1602">
            <text:p>I1602</text:p>
          </table:table-cell>
          <table:table-cell table:formula="of:=[.I392]+1" office:value-type="float" office:value="78">
            <text:p>78</text:p>
          </table:table-cell>
          <table:table-cell table:number-columns-repeated="1015"/>
        </table:table-row>
        <table:table-row table:style-name="ro1">
          <table:table-cell office:value-type="float" office:value="2072400000">
            <text:p>2072400000</text:p>
          </table:table-cell>
          <table:table-cell office:value-type="float" office:value="2072799999">
            <text:p>2072799999</text:p>
          </table:table-cell>
          <table:table-cell table:number-columns-repeated="3"/>
          <table:table-cell table:formula="of:=[.F393]+1" office:value-type="float" office:value="182">
            <text:p>182</text:p>
          </table:table-cell>
          <table:table-cell/>
          <table:table-cell table:formula="of:=CONCATENATE(&quot;I&quot;;ROW()+1209)" office:value-type="string" office:string-value="I1603">
            <text:p>I1603</text:p>
          </table:table-cell>
          <table:table-cell table:formula="of:=[.I393]+1" office:value-type="float" office:value="79">
            <text:p>79</text:p>
          </table:table-cell>
          <table:table-cell table:number-columns-repeated="1015"/>
        </table:table-row>
        <table:table-row table:style-name="ro1">
          <table:table-cell office:value-type="float" office:value="2072800000">
            <text:p>2072800000</text:p>
          </table:table-cell>
          <table:table-cell office:value-type="float" office:value="2073199999">
            <text:p>2073199999</text:p>
          </table:table-cell>
          <table:table-cell table:number-columns-repeated="3"/>
          <table:table-cell table:formula="of:=[.F394]+1" office:value-type="float" office:value="183">
            <text:p>183</text:p>
          </table:table-cell>
          <table:table-cell/>
          <table:table-cell table:formula="of:=CONCATENATE(&quot;I&quot;;ROW()+1209)" office:value-type="string" office:string-value="I1604">
            <text:p>I1604</text:p>
          </table:table-cell>
          <table:table-cell table:formula="of:=[.I394]+1" office:value-type="float" office:value="80">
            <text:p>80</text:p>
          </table:table-cell>
          <table:table-cell table:number-columns-repeated="1015"/>
        </table:table-row>
        <table:table-row table:style-name="ro1">
          <table:table-cell office:value-type="float" office:value="2073200000">
            <text:p>2073200000</text:p>
          </table:table-cell>
          <table:table-cell office:value-type="float" office:value="2073599999">
            <text:p>2073599999</text:p>
          </table:table-cell>
          <table:table-cell table:number-columns-repeated="3"/>
          <table:table-cell table:formula="of:=[.F395]+1" office:value-type="float" office:value="184">
            <text:p>184</text:p>
          </table:table-cell>
          <table:table-cell/>
          <table:table-cell table:formula="of:=CONCATENATE(&quot;I&quot;;ROW()+1209)" office:value-type="string" office:string-value="I1605">
            <text:p>I1605</text:p>
          </table:table-cell>
          <table:table-cell table:formula="of:=[.I395]+1" office:value-type="float" office:value="81">
            <text:p>81</text:p>
          </table:table-cell>
          <table:table-cell table:number-columns-repeated="1015"/>
        </table:table-row>
        <table:table-row table:style-name="ro1">
          <table:table-cell office:value-type="float" office:value="2073600000">
            <text:p>2073600000</text:p>
          </table:table-cell>
          <table:table-cell office:value-type="float" office:value="2073999999">
            <text:p>2073999999</text:p>
          </table:table-cell>
          <table:table-cell table:number-columns-repeated="3"/>
          <table:table-cell table:formula="of:=[.F396]+1" office:value-type="float" office:value="185">
            <text:p>185</text:p>
          </table:table-cell>
          <table:table-cell/>
          <table:table-cell table:formula="of:=CONCATENATE(&quot;I&quot;;ROW()+1209)" office:value-type="string" office:string-value="I1606">
            <text:p>I1606</text:p>
          </table:table-cell>
          <table:table-cell table:formula="of:=[.I396]+1" office:value-type="float" office:value="82">
            <text:p>82</text:p>
          </table:table-cell>
          <table:table-cell table:number-columns-repeated="1015"/>
        </table:table-row>
        <table:table-row table:style-name="ro1">
          <table:table-cell office:value-type="float" office:value="2074000000">
            <text:p>2074000000</text:p>
          </table:table-cell>
          <table:table-cell office:value-type="float" office:value="2074399999">
            <text:p>2074399999</text:p>
          </table:table-cell>
          <table:table-cell table:number-columns-repeated="3"/>
          <table:table-cell table:formula="of:=[.F397]+1" office:value-type="float" office:value="186">
            <text:p>186</text:p>
          </table:table-cell>
          <table:table-cell/>
          <table:table-cell table:formula="of:=CONCATENATE(&quot;I&quot;;ROW()+1209)" office:value-type="string" office:string-value="I1607">
            <text:p>I1607</text:p>
          </table:table-cell>
          <table:table-cell table:formula="of:=[.I397]+1" office:value-type="float" office:value="83">
            <text:p>83</text:p>
          </table:table-cell>
          <table:table-cell table:number-columns-repeated="1015"/>
        </table:table-row>
        <table:table-row table:style-name="ro1">
          <table:table-cell office:value-type="float" office:value="2074400000">
            <text:p>2074400000</text:p>
          </table:table-cell>
          <table:table-cell office:value-type="float" office:value="2074799999">
            <text:p>2074799999</text:p>
          </table:table-cell>
          <table:table-cell table:number-columns-repeated="3"/>
          <table:table-cell table:formula="of:=[.F398]+1" office:value-type="float" office:value="187">
            <text:p>187</text:p>
          </table:table-cell>
          <table:table-cell/>
          <table:table-cell table:formula="of:=CONCATENATE(&quot;I&quot;;ROW()+1209)" office:value-type="string" office:string-value="I1608">
            <text:p>I1608</text:p>
          </table:table-cell>
          <table:table-cell table:formula="of:=[.I398]+1" office:value-type="float" office:value="84">
            <text:p>84</text:p>
          </table:table-cell>
          <table:table-cell table:number-columns-repeated="1015"/>
        </table:table-row>
        <table:table-row table:style-name="ro1">
          <table:table-cell office:value-type="float" office:value="2074800000">
            <text:p>2074800000</text:p>
          </table:table-cell>
          <table:table-cell office:value-type="float" office:value="2075199999">
            <text:p>2075199999</text:p>
          </table:table-cell>
          <table:table-cell table:number-columns-repeated="3"/>
          <table:table-cell table:formula="of:=[.F399]+1" office:value-type="float" office:value="188">
            <text:p>188</text:p>
          </table:table-cell>
          <table:table-cell/>
          <table:table-cell table:formula="of:=CONCATENATE(&quot;I&quot;;ROW()+1209)" office:value-type="string" office:string-value="I1609">
            <text:p>I1609</text:p>
          </table:table-cell>
          <table:table-cell table:formula="of:=[.I399]+1" office:value-type="float" office:value="85">
            <text:p>85</text:p>
          </table:table-cell>
          <table:table-cell table:number-columns-repeated="1015"/>
        </table:table-row>
        <table:table-row table:style-name="ro1">
          <table:table-cell office:value-type="float" office:value="2075200000">
            <text:p>2075200000</text:p>
          </table:table-cell>
          <table:table-cell office:value-type="float" office:value="2075599999">
            <text:p>2075599999</text:p>
          </table:table-cell>
          <table:table-cell table:number-columns-repeated="3"/>
          <table:table-cell table:formula="of:=[.F400]+1" office:value-type="float" office:value="189">
            <text:p>189</text:p>
          </table:table-cell>
          <table:table-cell/>
          <table:table-cell table:formula="of:=CONCATENATE(&quot;I&quot;;ROW()+1209)" office:value-type="string" office:string-value="I1610">
            <text:p>I1610</text:p>
          </table:table-cell>
          <table:table-cell table:formula="of:=[.I400]+1" office:value-type="float" office:value="86">
            <text:p>86</text:p>
          </table:table-cell>
          <table:table-cell table:number-columns-repeated="1015"/>
        </table:table-row>
        <table:table-row table:style-name="ro1">
          <table:table-cell office:value-type="float" office:value="2075600000">
            <text:p>2075600000</text:p>
          </table:table-cell>
          <table:table-cell office:value-type="float" office:value="2075999999">
            <text:p>2075999999</text:p>
          </table:table-cell>
          <table:table-cell table:number-columns-repeated="3"/>
          <table:table-cell table:formula="of:=[.F401]+1" office:value-type="float" office:value="190">
            <text:p>190</text:p>
          </table:table-cell>
          <table:table-cell/>
          <table:table-cell table:formula="of:=CONCATENATE(&quot;I&quot;;ROW()+1209)" office:value-type="string" office:string-value="I1611">
            <text:p>I1611</text:p>
          </table:table-cell>
          <table:table-cell table:formula="of:=[.I401]+1" office:value-type="float" office:value="87">
            <text:p>87</text:p>
          </table:table-cell>
          <table:table-cell table:number-columns-repeated="1015"/>
        </table:table-row>
        <table:table-row table:style-name="ro1">
          <table:table-cell office:value-type="float" office:value="2076000000">
            <text:p>2076000000</text:p>
          </table:table-cell>
          <table:table-cell office:value-type="float" office:value="2076399999">
            <text:p>2076399999</text:p>
          </table:table-cell>
          <table:table-cell table:number-columns-repeated="3"/>
          <table:table-cell table:formula="of:=[.F402]+1" office:value-type="float" office:value="191">
            <text:p>191</text:p>
          </table:table-cell>
          <table:table-cell/>
          <table:table-cell table:formula="of:=CONCATENATE(&quot;I&quot;;ROW()+1209)" office:value-type="string" office:string-value="I1612">
            <text:p>I1612</text:p>
          </table:table-cell>
          <table:table-cell table:formula="of:=[.I402]+1" office:value-type="float" office:value="88">
            <text:p>88</text:p>
          </table:table-cell>
          <table:table-cell table:number-columns-repeated="1015"/>
        </table:table-row>
        <table:table-row table:style-name="ro1">
          <table:table-cell office:value-type="float" office:value="2076400000">
            <text:p>2076400000</text:p>
          </table:table-cell>
          <table:table-cell office:value-type="float" office:value="2076799999">
            <text:p>2076799999</text:p>
          </table:table-cell>
          <table:table-cell table:number-columns-repeated="3"/>
          <table:table-cell table:formula="of:=[.F403]+1" office:value-type="float" office:value="192">
            <text:p>192</text:p>
          </table:table-cell>
          <table:table-cell/>
          <table:table-cell table:formula="of:=CONCATENATE(&quot;I&quot;;ROW()+1209)" office:value-type="string" office:string-value="I1613">
            <text:p>I1613</text:p>
          </table:table-cell>
          <table:table-cell table:formula="of:=[.I403]+1" office:value-type="float" office:value="89">
            <text:p>89</text:p>
          </table:table-cell>
          <table:table-cell table:number-columns-repeated="1015"/>
        </table:table-row>
        <table:table-row table:style-name="ro1">
          <table:table-cell office:value-type="float" office:value="2076800000">
            <text:p>2076800000</text:p>
          </table:table-cell>
          <table:table-cell office:value-type="float" office:value="2077199999">
            <text:p>2077199999</text:p>
          </table:table-cell>
          <table:table-cell table:number-columns-repeated="3"/>
          <table:table-cell table:formula="of:=[.F404]+1" office:value-type="float" office:value="193">
            <text:p>193</text:p>
          </table:table-cell>
          <table:table-cell/>
          <table:table-cell table:formula="of:=CONCATENATE(&quot;I&quot;;ROW()+1209)" office:value-type="string" office:string-value="I1614">
            <text:p>I1614</text:p>
          </table:table-cell>
          <table:table-cell table:formula="of:=[.I404]+1" office:value-type="float" office:value="90">
            <text:p>90</text:p>
          </table:table-cell>
          <table:table-cell table:number-columns-repeated="1015"/>
        </table:table-row>
        <table:table-row table:style-name="ro1">
          <table:table-cell office:value-type="float" office:value="2077200000">
            <text:p>2077200000</text:p>
          </table:table-cell>
          <table:table-cell office:value-type="float" office:value="2077599999">
            <text:p>2077599999</text:p>
          </table:table-cell>
          <table:table-cell table:number-columns-repeated="3"/>
          <table:table-cell table:formula="of:=[.F405]+1" office:value-type="float" office:value="194">
            <text:p>194</text:p>
          </table:table-cell>
          <table:table-cell/>
          <table:table-cell table:formula="of:=CONCATENATE(&quot;I&quot;;ROW()+1209)" office:value-type="string" office:string-value="I1615">
            <text:p>I1615</text:p>
          </table:table-cell>
          <table:table-cell table:formula="of:=[.I405]+1" office:value-type="float" office:value="91">
            <text:p>91</text:p>
          </table:table-cell>
          <table:table-cell table:number-columns-repeated="1015"/>
        </table:table-row>
        <table:table-row table:style-name="ro1">
          <table:table-cell office:value-type="float" office:value="2077600000">
            <text:p>2077600000</text:p>
          </table:table-cell>
          <table:table-cell office:value-type="float" office:value="2077999999">
            <text:p>2077999999</text:p>
          </table:table-cell>
          <table:table-cell table:number-columns-repeated="3"/>
          <table:table-cell table:formula="of:=[.F406]+1" office:value-type="float" office:value="195">
            <text:p>195</text:p>
          </table:table-cell>
          <table:table-cell/>
          <table:table-cell table:formula="of:=CONCATENATE(&quot;I&quot;;ROW()+1209)" office:value-type="string" office:string-value="I1616">
            <text:p>I1616</text:p>
          </table:table-cell>
          <table:table-cell table:formula="of:=[.I406]+1" office:value-type="float" office:value="92">
            <text:p>92</text:p>
          </table:table-cell>
          <table:table-cell table:number-columns-repeated="1015"/>
        </table:table-row>
        <table:table-row table:style-name="ro1">
          <table:table-cell office:value-type="float" office:value="2078000000">
            <text:p>2078000000</text:p>
          </table:table-cell>
          <table:table-cell office:value-type="float" office:value="2078399999">
            <text:p>2078399999</text:p>
          </table:table-cell>
          <table:table-cell table:number-columns-repeated="3"/>
          <table:table-cell table:formula="of:=[.F407]+1" office:value-type="float" office:value="196">
            <text:p>196</text:p>
          </table:table-cell>
          <table:table-cell/>
          <table:table-cell table:formula="of:=CONCATENATE(&quot;I&quot;;ROW()+1209)" office:value-type="string" office:string-value="I1617">
            <text:p>I1617</text:p>
          </table:table-cell>
          <table:table-cell table:formula="of:=[.I407]+1" office:value-type="float" office:value="93">
            <text:p>93</text:p>
          </table:table-cell>
          <table:table-cell table:number-columns-repeated="1015"/>
        </table:table-row>
        <table:table-row table:style-name="ro1">
          <table:table-cell office:value-type="float" office:value="2078400000">
            <text:p>2078400000</text:p>
          </table:table-cell>
          <table:table-cell office:value-type="float" office:value="2078799999">
            <text:p>2078799999</text:p>
          </table:table-cell>
          <table:table-cell table:number-columns-repeated="3"/>
          <table:table-cell table:formula="of:=[.F408]+1" office:value-type="float" office:value="197">
            <text:p>197</text:p>
          </table:table-cell>
          <table:table-cell/>
          <table:table-cell table:formula="of:=CONCATENATE(&quot;I&quot;;ROW()+1209)" office:value-type="string" office:string-value="I1618">
            <text:p>I1618</text:p>
          </table:table-cell>
          <table:table-cell table:formula="of:=[.I408]+1" office:value-type="float" office:value="94">
            <text:p>94</text:p>
          </table:table-cell>
          <table:table-cell table:number-columns-repeated="1015"/>
        </table:table-row>
        <table:table-row table:style-name="ro1">
          <table:table-cell office:value-type="float" office:value="2078800000">
            <text:p>2078800000</text:p>
          </table:table-cell>
          <table:table-cell office:value-type="float" office:value="2079199999">
            <text:p>2079199999</text:p>
          </table:table-cell>
          <table:table-cell table:number-columns-repeated="3"/>
          <table:table-cell table:formula="of:=[.F409]+1" office:value-type="float" office:value="198">
            <text:p>198</text:p>
          </table:table-cell>
          <table:table-cell/>
          <table:table-cell table:formula="of:=CONCATENATE(&quot;I&quot;;ROW()+1209)" office:value-type="string" office:string-value="I1619">
            <text:p>I1619</text:p>
          </table:table-cell>
          <table:table-cell table:formula="of:=[.I409]+1" office:value-type="float" office:value="95">
            <text:p>95</text:p>
          </table:table-cell>
          <table:table-cell table:number-columns-repeated="1015"/>
        </table:table-row>
        <table:table-row table:style-name="ro1">
          <table:table-cell office:value-type="float" office:value="2079200000">
            <text:p>2079200000</text:p>
          </table:table-cell>
          <table:table-cell office:value-type="float" office:value="2079599999">
            <text:p>2079599999</text:p>
          </table:table-cell>
          <table:table-cell table:number-columns-repeated="3"/>
          <table:table-cell table:formula="of:=[.F410]+1" office:value-type="float" office:value="199">
            <text:p>199</text:p>
          </table:table-cell>
          <table:table-cell/>
          <table:table-cell table:formula="of:=CONCATENATE(&quot;I&quot;;ROW()+1209)" office:value-type="string" office:string-value="I1620">
            <text:p>I1620</text:p>
          </table:table-cell>
          <table:table-cell table:formula="of:=[.I410]+1" office:value-type="float" office:value="96">
            <text:p>96</text:p>
          </table:table-cell>
          <table:table-cell table:number-columns-repeated="1015"/>
        </table:table-row>
        <table:table-row table:style-name="ro1">
          <table:table-cell office:value-type="float" office:value="2079600000">
            <text:p>2079600000</text:p>
          </table:table-cell>
          <table:table-cell office:value-type="float" office:value="2079999999">
            <text:p>2079999999</text:p>
          </table:table-cell>
          <table:table-cell table:number-columns-repeated="3"/>
          <table:table-cell table:formula="of:=[.F411]+1" office:value-type="float" office:value="200">
            <text:p>200</text:p>
          </table:table-cell>
          <table:table-cell/>
          <table:table-cell table:formula="of:=CONCATENATE(&quot;I&quot;;ROW()+1209)" office:value-type="string" office:string-value="I1621">
            <text:p>I1621</text:p>
          </table:table-cell>
          <table:table-cell table:formula="of:=[.I411]+1" office:value-type="float" office:value="97">
            <text:p>97</text:p>
          </table:table-cell>
          <table:table-cell table:number-columns-repeated="1015"/>
        </table:table-row>
        <table:table-row table:style-name="ro1">
          <table:table-cell office:value-type="float" office:value="2080000000">
            <text:p>2080000000</text:p>
          </table:table-cell>
          <table:table-cell office:value-type="float" office:value="2080399999">
            <text:p>2080399999</text:p>
          </table:table-cell>
          <table:table-cell table:number-columns-repeated="3"/>
          <table:table-cell table:formula="of:=[.F412]+1" office:value-type="float" office:value="201">
            <text:p>201</text:p>
          </table:table-cell>
          <table:table-cell/>
          <table:table-cell table:formula="of:=CONCATENATE(&quot;I&quot;;ROW()+1209)" office:value-type="string" office:string-value="I1622">
            <text:p>I1622</text:p>
          </table:table-cell>
          <table:table-cell table:formula="of:=[.I412]+1" office:value-type="float" office:value="98">
            <text:p>98</text:p>
          </table:table-cell>
          <table:table-cell table:number-columns-repeated="1015"/>
        </table:table-row>
        <table:table-row table:style-name="ro1">
          <table:table-cell office:value-type="float" office:value="2080400000">
            <text:p>2080400000</text:p>
          </table:table-cell>
          <table:table-cell office:value-type="float" office:value="2080799999">
            <text:p>2080799999</text:p>
          </table:table-cell>
          <table:table-cell table:number-columns-repeated="3"/>
          <table:table-cell table:formula="of:=[.F413]+1" office:value-type="float" office:value="202">
            <text:p>202</text:p>
          </table:table-cell>
          <table:table-cell/>
          <table:table-cell table:formula="of:=CONCATENATE(&quot;I&quot;;ROW()+1209)" office:value-type="string" office:string-value="I1623">
            <text:p>I1623</text:p>
          </table:table-cell>
          <table:table-cell table:formula="of:=[.I413]+1" office:value-type="float" office:value="99">
            <text:p>99</text:p>
          </table:table-cell>
          <table:table-cell table:number-columns-repeated="1015"/>
        </table:table-row>
        <table:table-row table:style-name="ro1">
          <table:table-cell office:value-type="float" office:value="2080800000">
            <text:p>2080800000</text:p>
          </table:table-cell>
          <table:table-cell office:value-type="float" office:value="2081199999">
            <text:p>2081199999</text:p>
          </table:table-cell>
          <table:table-cell table:number-columns-repeated="3"/>
          <table:table-cell table:formula="of:=[.F414]+1" office:value-type="float" office:value="203">
            <text:p>203</text:p>
          </table:table-cell>
          <table:table-cell/>
          <table:table-cell table:formula="of:=CONCATENATE(&quot;I&quot;;ROW()+1209)" office:value-type="string" office:string-value="I1624">
            <text:p>I1624</text:p>
          </table:table-cell>
          <table:table-cell table:formula="of:=[.I414]+1" office:value-type="float" office:value="100">
            <text:p>100</text:p>
          </table:table-cell>
          <table:table-cell table:number-columns-repeated="1015"/>
        </table:table-row>
        <table:table-row table:style-name="ro1">
          <table:table-cell office:value-type="float" office:value="2081200000">
            <text:p>2081200000</text:p>
          </table:table-cell>
          <table:table-cell office:value-type="float" office:value="2081599999">
            <text:p>2081599999</text:p>
          </table:table-cell>
          <table:table-cell table:number-columns-repeated="3"/>
          <table:table-cell table:formula="of:=[.F415]+1" office:value-type="float" office:value="204">
            <text:p>204</text:p>
          </table:table-cell>
          <table:table-cell/>
          <table:table-cell table:formula="of:=CONCATENATE(&quot;I&quot;;ROW()+1209)" office:value-type="string" office:string-value="I1625">
            <text:p>I1625</text:p>
          </table:table-cell>
          <table:table-cell table:formula="of:=[.I415]+1" office:value-type="float" office:value="101">
            <text:p>101</text:p>
          </table:table-cell>
          <table:table-cell table:number-columns-repeated="1015"/>
        </table:table-row>
        <table:table-row table:style-name="ro1">
          <table:table-cell office:value-type="float" office:value="2081600000">
            <text:p>2081600000</text:p>
          </table:table-cell>
          <table:table-cell office:value-type="float" office:value="2081999999">
            <text:p>2081999999</text:p>
          </table:table-cell>
          <table:table-cell table:number-columns-repeated="3"/>
          <table:table-cell table:formula="of:=[.F416]+1" office:value-type="float" office:value="205">
            <text:p>205</text:p>
          </table:table-cell>
          <table:table-cell/>
          <table:table-cell table:formula="of:=CONCATENATE(&quot;I&quot;;ROW()+1209)" office:value-type="string" office:string-value="I1626">
            <text:p>I1626</text:p>
          </table:table-cell>
          <table:table-cell table:formula="of:=[.I416]+1" office:value-type="float" office:value="102">
            <text:p>102</text:p>
          </table:table-cell>
          <table:table-cell table:number-columns-repeated="1015"/>
        </table:table-row>
        <table:table-row table:style-name="ro1">
          <table:table-cell office:value-type="float" office:value="2082000000">
            <text:p>2082000000</text:p>
          </table:table-cell>
          <table:table-cell office:value-type="float" office:value="2082399999">
            <text:p>2082399999</text:p>
          </table:table-cell>
          <table:table-cell table:number-columns-repeated="3"/>
          <table:table-cell table:formula="of:=[.F417]+1" office:value-type="float" office:value="206">
            <text:p>206</text:p>
          </table:table-cell>
          <table:table-cell/>
          <table:table-cell table:formula="of:=CONCATENATE(&quot;I&quot;;ROW()+1209)" office:value-type="string" office:string-value="I1627">
            <text:p>I1627</text:p>
          </table:table-cell>
          <table:table-cell table:formula="of:=[.I417]+1" office:value-type="float" office:value="103">
            <text:p>103</text:p>
          </table:table-cell>
          <table:table-cell table:number-columns-repeated="1015"/>
        </table:table-row>
        <table:table-row table:style-name="ro1">
          <table:table-cell office:value-type="float" office:value="2082400000">
            <text:p>2082400000</text:p>
          </table:table-cell>
          <table:table-cell office:value-type="float" office:value="2082799999">
            <text:p>2082799999</text:p>
          </table:table-cell>
          <table:table-cell table:number-columns-repeated="3"/>
          <table:table-cell table:formula="of:=[.F418]+1" office:value-type="float" office:value="207">
            <text:p>207</text:p>
          </table:table-cell>
          <table:table-cell/>
          <table:table-cell table:formula="of:=CONCATENATE(&quot;I&quot;;ROW()+1209)" office:value-type="string" office:string-value="I1628">
            <text:p>I1628</text:p>
          </table:table-cell>
          <table:table-cell table:formula="of:=[.I418]+1" office:value-type="float" office:value="104">
            <text:p>104</text:p>
          </table:table-cell>
          <table:table-cell table:number-columns-repeated="1015"/>
        </table:table-row>
        <table:table-row table:style-name="ro1">
          <table:table-cell office:value-type="float" office:value="2082800000">
            <text:p>2082800000</text:p>
          </table:table-cell>
          <table:table-cell office:value-type="float" office:value="2083199999">
            <text:p>2083199999</text:p>
          </table:table-cell>
          <table:table-cell table:number-columns-repeated="3"/>
          <table:table-cell table:formula="of:=[.F419]+1" office:value-type="float" office:value="208">
            <text:p>208</text:p>
          </table:table-cell>
          <table:table-cell/>
          <table:table-cell table:formula="of:=CONCATENATE(&quot;I&quot;;ROW()+1209)" office:value-type="string" office:string-value="I1629">
            <text:p>I1629</text:p>
          </table:table-cell>
          <table:table-cell table:formula="of:=[.I419]+1" office:value-type="float" office:value="105">
            <text:p>105</text:p>
          </table:table-cell>
          <table:table-cell table:number-columns-repeated="1015"/>
        </table:table-row>
        <table:table-row table:style-name="ro1">
          <table:table-cell office:value-type="float" office:value="2083200000">
            <text:p>2083200000</text:p>
          </table:table-cell>
          <table:table-cell office:value-type="float" office:value="2083599999">
            <text:p>2083599999</text:p>
          </table:table-cell>
          <table:table-cell table:number-columns-repeated="3"/>
          <table:table-cell table:formula="of:=[.F420]+1" office:value-type="float" office:value="209">
            <text:p>209</text:p>
          </table:table-cell>
          <table:table-cell/>
          <table:table-cell table:formula="of:=CONCATENATE(&quot;I&quot;;ROW()+1209)" office:value-type="string" office:string-value="I1630">
            <text:p>I1630</text:p>
          </table:table-cell>
          <table:table-cell table:formula="of:=[.I420]+1" office:value-type="float" office:value="106">
            <text:p>106</text:p>
          </table:table-cell>
          <table:table-cell table:number-columns-repeated="1015"/>
        </table:table-row>
        <table:table-row table:style-name="ro1">
          <table:table-cell office:value-type="float" office:value="2083600000">
            <text:p>2083600000</text:p>
          </table:table-cell>
          <table:table-cell office:value-type="float" office:value="2083999999">
            <text:p>2083999999</text:p>
          </table:table-cell>
          <table:table-cell table:number-columns-repeated="3"/>
          <table:table-cell table:formula="of:=[.F421]+1" office:value-type="float" office:value="210">
            <text:p>210</text:p>
          </table:table-cell>
          <table:table-cell/>
          <table:table-cell table:formula="of:=CONCATENATE(&quot;I&quot;;ROW()+1209)" office:value-type="string" office:string-value="I1631">
            <text:p>I1631</text:p>
          </table:table-cell>
          <table:table-cell table:formula="of:=[.I421]+1" office:value-type="float" office:value="107">
            <text:p>107</text:p>
          </table:table-cell>
          <table:table-cell table:number-columns-repeated="1015"/>
        </table:table-row>
        <table:table-row table:style-name="ro1">
          <table:table-cell office:value-type="float" office:value="2084000000">
            <text:p>2084000000</text:p>
          </table:table-cell>
          <table:table-cell office:value-type="float" office:value="2084399999">
            <text:p>2084399999</text:p>
          </table:table-cell>
          <table:table-cell table:number-columns-repeated="3"/>
          <table:table-cell table:formula="of:=[.F422]+1" office:value-type="float" office:value="211">
            <text:p>211</text:p>
          </table:table-cell>
          <table:table-cell/>
          <table:table-cell table:formula="of:=CONCATENATE(&quot;I&quot;;ROW()+1209)" office:value-type="string" office:string-value="I1632">
            <text:p>I1632</text:p>
          </table:table-cell>
          <table:table-cell table:formula="of:=[.I422]+1" office:value-type="float" office:value="108">
            <text:p>108</text:p>
          </table:table-cell>
          <table:table-cell table:number-columns-repeated="1015"/>
        </table:table-row>
        <table:table-row table:style-name="ro1">
          <table:table-cell office:value-type="float" office:value="2084400000">
            <text:p>2084400000</text:p>
          </table:table-cell>
          <table:table-cell office:value-type="float" office:value="2084799999">
            <text:p>2084799999</text:p>
          </table:table-cell>
          <table:table-cell table:number-columns-repeated="3"/>
          <table:table-cell table:formula="of:=[.F423]+1" office:value-type="float" office:value="212">
            <text:p>212</text:p>
          </table:table-cell>
          <table:table-cell/>
          <table:table-cell table:formula="of:=CONCATENATE(&quot;I&quot;;ROW()+1209)" office:value-type="string" office:string-value="I1633">
            <text:p>I1633</text:p>
          </table:table-cell>
          <table:table-cell table:formula="of:=[.I423]+1" office:value-type="float" office:value="109">
            <text:p>109</text:p>
          </table:table-cell>
          <table:table-cell table:number-columns-repeated="1015"/>
        </table:table-row>
        <table:table-row table:style-name="ro1">
          <table:table-cell office:value-type="float" office:value="2084800000">
            <text:p>2084800000</text:p>
          </table:table-cell>
          <table:table-cell office:value-type="float" office:value="2085199999">
            <text:p>2085199999</text:p>
          </table:table-cell>
          <table:table-cell table:number-columns-repeated="3"/>
          <table:table-cell table:formula="of:=[.F424]+1" office:value-type="float" office:value="213">
            <text:p>213</text:p>
          </table:table-cell>
          <table:table-cell/>
          <table:table-cell table:formula="of:=CONCATENATE(&quot;I&quot;;ROW()+1209)" office:value-type="string" office:string-value="I1634">
            <text:p>I1634</text:p>
          </table:table-cell>
          <table:table-cell table:formula="of:=[.I424]+1" office:value-type="float" office:value="110">
            <text:p>110</text:p>
          </table:table-cell>
          <table:table-cell table:number-columns-repeated="1015"/>
        </table:table-row>
        <table:table-row table:style-name="ro1">
          <table:table-cell office:value-type="float" office:value="2085200000">
            <text:p>2085200000</text:p>
          </table:table-cell>
          <table:table-cell office:value-type="float" office:value="2085599999">
            <text:p>2085599999</text:p>
          </table:table-cell>
          <table:table-cell table:number-columns-repeated="3"/>
          <table:table-cell table:formula="of:=[.F425]+1" office:value-type="float" office:value="214">
            <text:p>214</text:p>
          </table:table-cell>
          <table:table-cell/>
          <table:table-cell table:formula="of:=CONCATENATE(&quot;I&quot;;ROW()+1209)" office:value-type="string" office:string-value="I1635">
            <text:p>I1635</text:p>
          </table:table-cell>
          <table:table-cell table:formula="of:=[.I425]+1" office:value-type="float" office:value="111">
            <text:p>111</text:p>
          </table:table-cell>
          <table:table-cell table:number-columns-repeated="1015"/>
        </table:table-row>
        <table:table-row table:style-name="ro1">
          <table:table-cell office:value-type="float" office:value="2085600000">
            <text:p>2085600000</text:p>
          </table:table-cell>
          <table:table-cell office:value-type="float" office:value="2085999999">
            <text:p>2085999999</text:p>
          </table:table-cell>
          <table:table-cell table:number-columns-repeated="3"/>
          <table:table-cell table:formula="of:=[.F426]+1" office:value-type="float" office:value="215">
            <text:p>215</text:p>
          </table:table-cell>
          <table:table-cell/>
          <table:table-cell table:formula="of:=CONCATENATE(&quot;I&quot;;ROW()+1209)" office:value-type="string" office:string-value="I1636">
            <text:p>I1636</text:p>
          </table:table-cell>
          <table:table-cell table:formula="of:=[.I426]+1" office:value-type="float" office:value="112">
            <text:p>112</text:p>
          </table:table-cell>
          <table:table-cell table:number-columns-repeated="1015"/>
        </table:table-row>
        <table:table-row table:style-name="ro1">
          <table:table-cell office:value-type="float" office:value="2086000000">
            <text:p>2086000000</text:p>
          </table:table-cell>
          <table:table-cell office:value-type="float" office:value="2086399999">
            <text:p>2086399999</text:p>
          </table:table-cell>
          <table:table-cell table:number-columns-repeated="3"/>
          <table:table-cell table:formula="of:=[.F427]+1" office:value-type="float" office:value="216">
            <text:p>216</text:p>
          </table:table-cell>
          <table:table-cell/>
          <table:table-cell table:formula="of:=CONCATENATE(&quot;I&quot;;ROW()+1209)" office:value-type="string" office:string-value="I1637">
            <text:p>I1637</text:p>
          </table:table-cell>
          <table:table-cell table:formula="of:=[.I427]+1" office:value-type="float" office:value="113">
            <text:p>113</text:p>
          </table:table-cell>
          <table:table-cell table:number-columns-repeated="1015"/>
        </table:table-row>
        <table:table-row table:style-name="ro1">
          <table:table-cell office:value-type="float" office:value="2086400000">
            <text:p>2086400000</text:p>
          </table:table-cell>
          <table:table-cell office:value-type="float" office:value="2086799999">
            <text:p>2086799999</text:p>
          </table:table-cell>
          <table:table-cell table:number-columns-repeated="3"/>
          <table:table-cell table:formula="of:=[.F428]+1" office:value-type="float" office:value="217">
            <text:p>217</text:p>
          </table:table-cell>
          <table:table-cell/>
          <table:table-cell table:formula="of:=CONCATENATE(&quot;I&quot;;ROW()+1209)" office:value-type="string" office:string-value="I1638">
            <text:p>I1638</text:p>
          </table:table-cell>
          <table:table-cell table:formula="of:=[.I428]+1" office:value-type="float" office:value="114">
            <text:p>114</text:p>
          </table:table-cell>
          <table:table-cell table:number-columns-repeated="1015"/>
        </table:table-row>
        <table:table-row table:style-name="ro1">
          <table:table-cell office:value-type="float" office:value="2086800000">
            <text:p>2086800000</text:p>
          </table:table-cell>
          <table:table-cell office:value-type="float" office:value="2087199999">
            <text:p>2087199999</text:p>
          </table:table-cell>
          <table:table-cell table:number-columns-repeated="3"/>
          <table:table-cell table:formula="of:=[.F429]+1" office:value-type="float" office:value="218">
            <text:p>218</text:p>
          </table:table-cell>
          <table:table-cell/>
          <table:table-cell table:formula="of:=CONCATENATE(&quot;I&quot;;ROW()+1209)" office:value-type="string" office:string-value="I1639">
            <text:p>I1639</text:p>
          </table:table-cell>
          <table:table-cell table:formula="of:=[.I429]+1" office:value-type="float" office:value="115">
            <text:p>115</text:p>
          </table:table-cell>
          <table:table-cell table:number-columns-repeated="1015"/>
        </table:table-row>
        <table:table-row table:style-name="ro1">
          <table:table-cell office:value-type="float" office:value="2087200000">
            <text:p>2087200000</text:p>
          </table:table-cell>
          <table:table-cell office:value-type="float" office:value="2087599999">
            <text:p>2087599999</text:p>
          </table:table-cell>
          <table:table-cell table:number-columns-repeated="3"/>
          <table:table-cell table:formula="of:=[.F430]+1" office:value-type="float" office:value="219">
            <text:p>219</text:p>
          </table:table-cell>
          <table:table-cell/>
          <table:table-cell table:formula="of:=CONCATENATE(&quot;I&quot;;ROW()+1209)" office:value-type="string" office:string-value="I1640">
            <text:p>I1640</text:p>
          </table:table-cell>
          <table:table-cell table:formula="of:=[.I430]+1" office:value-type="float" office:value="116">
            <text:p>116</text:p>
          </table:table-cell>
          <table:table-cell table:number-columns-repeated="1015"/>
        </table:table-row>
        <table:table-row table:style-name="ro1">
          <table:table-cell office:value-type="float" office:value="2087600000">
            <text:p>2087600000</text:p>
          </table:table-cell>
          <table:table-cell office:value-type="float" office:value="2087999999">
            <text:p>2087999999</text:p>
          </table:table-cell>
          <table:table-cell table:number-columns-repeated="3"/>
          <table:table-cell table:formula="of:=[.F431]+1" office:value-type="float" office:value="220">
            <text:p>220</text:p>
          </table:table-cell>
          <table:table-cell/>
          <table:table-cell table:formula="of:=CONCATENATE(&quot;I&quot;;ROW()+1209)" office:value-type="string" office:string-value="I1641">
            <text:p>I1641</text:p>
          </table:table-cell>
          <table:table-cell table:formula="of:=[.I431]+1" office:value-type="float" office:value="117">
            <text:p>117</text:p>
          </table:table-cell>
          <table:table-cell table:number-columns-repeated="1015"/>
        </table:table-row>
        <table:table-row table:style-name="ro1">
          <table:table-cell office:value-type="float" office:value="2088000000">
            <text:p>2088000000</text:p>
          </table:table-cell>
          <table:table-cell office:value-type="float" office:value="2088399999">
            <text:p>2088399999</text:p>
          </table:table-cell>
          <table:table-cell table:number-columns-repeated="3"/>
          <table:table-cell table:formula="of:=[.F432]+1" office:value-type="float" office:value="221">
            <text:p>221</text:p>
          </table:table-cell>
          <table:table-cell/>
          <table:table-cell table:formula="of:=CONCATENATE(&quot;I&quot;;ROW()+1209)" office:value-type="string" office:string-value="I1642">
            <text:p>I1642</text:p>
          </table:table-cell>
          <table:table-cell table:formula="of:=[.I432]+1" office:value-type="float" office:value="118">
            <text:p>118</text:p>
          </table:table-cell>
          <table:table-cell table:number-columns-repeated="1015"/>
        </table:table-row>
        <table:table-row table:style-name="ro1">
          <table:table-cell office:value-type="float" office:value="2088400000">
            <text:p>2088400000</text:p>
          </table:table-cell>
          <table:table-cell office:value-type="float" office:value="2088799999">
            <text:p>2088799999</text:p>
          </table:table-cell>
          <table:table-cell table:number-columns-repeated="3"/>
          <table:table-cell table:formula="of:=[.F433]+1" office:value-type="float" office:value="222">
            <text:p>222</text:p>
          </table:table-cell>
          <table:table-cell/>
          <table:table-cell table:formula="of:=CONCATENATE(&quot;I&quot;;ROW()+1209)" office:value-type="string" office:string-value="I1643">
            <text:p>I1643</text:p>
          </table:table-cell>
          <table:table-cell table:formula="of:=[.I433]+1" office:value-type="float" office:value="119">
            <text:p>119</text:p>
          </table:table-cell>
          <table:table-cell table:number-columns-repeated="1015"/>
        </table:table-row>
        <table:table-row table:style-name="ro1">
          <table:table-cell office:value-type="float" office:value="2088800000">
            <text:p>2088800000</text:p>
          </table:table-cell>
          <table:table-cell office:value-type="float" office:value="2089199999">
            <text:p>2089199999</text:p>
          </table:table-cell>
          <table:table-cell table:number-columns-repeated="3"/>
          <table:table-cell table:formula="of:=[.F434]+1" office:value-type="float" office:value="223">
            <text:p>223</text:p>
          </table:table-cell>
          <table:table-cell/>
          <table:table-cell table:formula="of:=CONCATENATE(&quot;I&quot;;ROW()+1209)" office:value-type="string" office:string-value="I1644">
            <text:p>I1644</text:p>
          </table:table-cell>
          <table:table-cell table:formula="of:=[.I434]+1" office:value-type="float" office:value="120">
            <text:p>120</text:p>
          </table:table-cell>
          <table:table-cell table:number-columns-repeated="1015"/>
        </table:table-row>
        <table:table-row table:style-name="ro1">
          <table:table-cell office:value-type="float" office:value="2089200000">
            <text:p>2089200000</text:p>
          </table:table-cell>
          <table:table-cell office:value-type="float" office:value="2089599999">
            <text:p>2089599999</text:p>
          </table:table-cell>
          <table:table-cell table:number-columns-repeated="3"/>
          <table:table-cell table:formula="of:=[.F435]+1" office:value-type="float" office:value="224">
            <text:p>224</text:p>
          </table:table-cell>
          <table:table-cell/>
          <table:table-cell table:formula="of:=CONCATENATE(&quot;I&quot;;ROW()+1209)" office:value-type="string" office:string-value="I1645">
            <text:p>I1645</text:p>
          </table:table-cell>
          <table:table-cell table:formula="of:=[.I435]+1" office:value-type="float" office:value="121">
            <text:p>121</text:p>
          </table:table-cell>
          <table:table-cell table:number-columns-repeated="1015"/>
        </table:table-row>
        <table:table-row table:style-name="ro1">
          <table:table-cell office:value-type="float" office:value="2089600000">
            <text:p>2089600000</text:p>
          </table:table-cell>
          <table:table-cell office:value-type="float" office:value="2089999999">
            <text:p>2089999999</text:p>
          </table:table-cell>
          <table:table-cell table:number-columns-repeated="3"/>
          <table:table-cell table:formula="of:=[.F436]+1" office:value-type="float" office:value="225">
            <text:p>225</text:p>
          </table:table-cell>
          <table:table-cell/>
          <table:table-cell table:formula="of:=CONCATENATE(&quot;I&quot;;ROW()+1209)" office:value-type="string" office:string-value="I1646">
            <text:p>I1646</text:p>
          </table:table-cell>
          <table:table-cell table:formula="of:=[.I436]+1" office:value-type="float" office:value="122">
            <text:p>122</text:p>
          </table:table-cell>
          <table:table-cell table:number-columns-repeated="1015"/>
        </table:table-row>
        <table:table-row table:style-name="ro1">
          <table:table-cell office:value-type="float" office:value="2090000000">
            <text:p>2090000000</text:p>
          </table:table-cell>
          <table:table-cell office:value-type="float" office:value="2090399999">
            <text:p>2090399999</text:p>
          </table:table-cell>
          <table:table-cell table:number-columns-repeated="3"/>
          <table:table-cell table:formula="of:=[.F437]+1" office:value-type="float" office:value="226">
            <text:p>226</text:p>
          </table:table-cell>
          <table:table-cell/>
          <table:table-cell table:formula="of:=CONCATENATE(&quot;I&quot;;ROW()+1209)" office:value-type="string" office:string-value="I1647">
            <text:p>I1647</text:p>
          </table:table-cell>
          <table:table-cell table:formula="of:=[.I437]+1" office:value-type="float" office:value="123">
            <text:p>123</text:p>
          </table:table-cell>
          <table:table-cell table:number-columns-repeated="1015"/>
        </table:table-row>
        <table:table-row table:style-name="ro1">
          <table:table-cell office:value-type="float" office:value="2090400000">
            <text:p>2090400000</text:p>
          </table:table-cell>
          <table:table-cell office:value-type="float" office:value="2090799999">
            <text:p>2090799999</text:p>
          </table:table-cell>
          <table:table-cell table:number-columns-repeated="3"/>
          <table:table-cell table:formula="of:=[.F438]+1" office:value-type="float" office:value="227">
            <text:p>227</text:p>
          </table:table-cell>
          <table:table-cell/>
          <table:table-cell table:formula="of:=CONCATENATE(&quot;I&quot;;ROW()+1209)" office:value-type="string" office:string-value="I1648">
            <text:p>I1648</text:p>
          </table:table-cell>
          <table:table-cell table:formula="of:=[.I438]+1" office:value-type="float" office:value="124">
            <text:p>124</text:p>
          </table:table-cell>
          <table:table-cell table:number-columns-repeated="1015"/>
        </table:table-row>
        <table:table-row table:style-name="ro1">
          <table:table-cell office:value-type="float" office:value="2090800000">
            <text:p>2090800000</text:p>
          </table:table-cell>
          <table:table-cell office:value-type="float" office:value="2091199999">
            <text:p>2091199999</text:p>
          </table:table-cell>
          <table:table-cell table:number-columns-repeated="3"/>
          <table:table-cell table:formula="of:=[.F439]+1" office:value-type="float" office:value="228">
            <text:p>228</text:p>
          </table:table-cell>
          <table:table-cell/>
          <table:table-cell table:formula="of:=CONCATENATE(&quot;I&quot;;ROW()+1209)" office:value-type="string" office:string-value="I1649">
            <text:p>I1649</text:p>
          </table:table-cell>
          <table:table-cell table:formula="of:=[.I439]+1" office:value-type="float" office:value="125">
            <text:p>125</text:p>
          </table:table-cell>
          <table:table-cell table:number-columns-repeated="1015"/>
        </table:table-row>
        <table:table-row table:style-name="ro1">
          <table:table-cell office:value-type="float" office:value="2091200000">
            <text:p>2091200000</text:p>
          </table:table-cell>
          <table:table-cell office:value-type="float" office:value="2091599999">
            <text:p>2091599999</text:p>
          </table:table-cell>
          <table:table-cell table:number-columns-repeated="3"/>
          <table:table-cell table:formula="of:=[.F440]+1" office:value-type="float" office:value="229">
            <text:p>229</text:p>
          </table:table-cell>
          <table:table-cell/>
          <table:table-cell table:formula="of:=CONCATENATE(&quot;I&quot;;ROW()+1209)" office:value-type="string" office:string-value="I1650">
            <text:p>I1650</text:p>
          </table:table-cell>
          <table:table-cell table:formula="of:=[.I440]+1" office:value-type="float" office:value="126">
            <text:p>126</text:p>
          </table:table-cell>
          <table:table-cell table:number-columns-repeated="1015"/>
        </table:table-row>
        <table:table-row table:style-name="ro1">
          <table:table-cell office:value-type="float" office:value="2091600000">
            <text:p>2091600000</text:p>
          </table:table-cell>
          <table:table-cell office:value-type="float" office:value="2091999999">
            <text:p>2091999999</text:p>
          </table:table-cell>
          <table:table-cell table:number-columns-repeated="3"/>
          <table:table-cell table:formula="of:=[.F441]+1" office:value-type="float" office:value="230">
            <text:p>230</text:p>
          </table:table-cell>
          <table:table-cell/>
          <table:table-cell table:formula="of:=CONCATENATE(&quot;I&quot;;ROW()+1209)" office:value-type="string" office:string-value="I1651">
            <text:p>I1651</text:p>
          </table:table-cell>
          <table:table-cell table:formula="of:=[.I441]+1" office:value-type="float" office:value="127">
            <text:p>127</text:p>
          </table:table-cell>
          <table:table-cell table:number-columns-repeated="1015"/>
        </table:table-row>
        <table:table-row table:style-name="ro1">
          <table:table-cell office:value-type="float" office:value="2092000000">
            <text:p>2092000000</text:p>
          </table:table-cell>
          <table:table-cell office:value-type="float" office:value="2092399999">
            <text:p>2092399999</text:p>
          </table:table-cell>
          <table:table-cell table:number-columns-repeated="3"/>
          <table:table-cell table:formula="of:=[.F442]+1" office:value-type="float" office:value="231">
            <text:p>231</text:p>
          </table:table-cell>
          <table:table-cell/>
          <table:table-cell table:formula="of:=CONCATENATE(&quot;I&quot;;ROW()+1209)" office:value-type="string" office:string-value="I1652">
            <text:p>I1652</text:p>
          </table:table-cell>
          <table:table-cell table:formula="of:=[.I442]+1" office:value-type="float" office:value="128">
            <text:p>128</text:p>
          </table:table-cell>
          <table:table-cell table:number-columns-repeated="1015"/>
        </table:table-row>
        <table:table-row table:style-name="ro1">
          <table:table-cell office:value-type="float" office:value="2092400000">
            <text:p>2092400000</text:p>
          </table:table-cell>
          <table:table-cell office:value-type="float" office:value="2092799999">
            <text:p>2092799999</text:p>
          </table:table-cell>
          <table:table-cell table:number-columns-repeated="3"/>
          <table:table-cell table:formula="of:=[.F443]+1" office:value-type="float" office:value="232">
            <text:p>232</text:p>
          </table:table-cell>
          <table:table-cell/>
          <table:table-cell table:formula="of:=CONCATENATE(&quot;I&quot;;ROW()+1209)" office:value-type="string" office:string-value="I1653">
            <text:p>I1653</text:p>
          </table:table-cell>
          <table:table-cell table:formula="of:=[.I443]+1" office:value-type="float" office:value="129">
            <text:p>129</text:p>
          </table:table-cell>
          <table:table-cell table:number-columns-repeated="1015"/>
        </table:table-row>
        <table:table-row table:style-name="ro1">
          <table:table-cell office:value-type="float" office:value="2092800000">
            <text:p>2092800000</text:p>
          </table:table-cell>
          <table:table-cell office:value-type="float" office:value="2093199999">
            <text:p>2093199999</text:p>
          </table:table-cell>
          <table:table-cell table:number-columns-repeated="3"/>
          <table:table-cell table:formula="of:=[.F444]+1" office:value-type="float" office:value="233">
            <text:p>233</text:p>
          </table:table-cell>
          <table:table-cell/>
          <table:table-cell table:formula="of:=CONCATENATE(&quot;I&quot;;ROW()+1209)" office:value-type="string" office:string-value="I1654">
            <text:p>I1654</text:p>
          </table:table-cell>
          <table:table-cell table:formula="of:=[.I444]+1" office:value-type="float" office:value="130">
            <text:p>130</text:p>
          </table:table-cell>
          <table:table-cell table:number-columns-repeated="1015"/>
        </table:table-row>
        <table:table-row table:style-name="ro1">
          <table:table-cell office:value-type="float" office:value="2093200000">
            <text:p>2093200000</text:p>
          </table:table-cell>
          <table:table-cell office:value-type="float" office:value="2093599999">
            <text:p>2093599999</text:p>
          </table:table-cell>
          <table:table-cell table:number-columns-repeated="3"/>
          <table:table-cell table:formula="of:=[.F445]+1" office:value-type="float" office:value="234">
            <text:p>234</text:p>
          </table:table-cell>
          <table:table-cell/>
          <table:table-cell table:formula="of:=CONCATENATE(&quot;I&quot;;ROW()+1209)" office:value-type="string" office:string-value="I1655">
            <text:p>I1655</text:p>
          </table:table-cell>
          <table:table-cell table:formula="of:=[.I445]+1" office:value-type="float" office:value="131">
            <text:p>131</text:p>
          </table:table-cell>
          <table:table-cell table:number-columns-repeated="1015"/>
        </table:table-row>
        <table:table-row table:style-name="ro1">
          <table:table-cell office:value-type="float" office:value="2093600000">
            <text:p>2093600000</text:p>
          </table:table-cell>
          <table:table-cell office:value-type="float" office:value="2093999999">
            <text:p>2093999999</text:p>
          </table:table-cell>
          <table:table-cell table:number-columns-repeated="3"/>
          <table:table-cell table:formula="of:=[.F446]+1" office:value-type="float" office:value="235">
            <text:p>235</text:p>
          </table:table-cell>
          <table:table-cell/>
          <table:table-cell table:formula="of:=CONCATENATE(&quot;I&quot;;ROW()+1209)" office:value-type="string" office:string-value="I1656">
            <text:p>I1656</text:p>
          </table:table-cell>
          <table:table-cell table:formula="of:=[.I446]+1" office:value-type="float" office:value="132">
            <text:p>132</text:p>
          </table:table-cell>
          <table:table-cell table:number-columns-repeated="1015"/>
        </table:table-row>
        <table:table-row table:style-name="ro1">
          <table:table-cell office:value-type="float" office:value="2094000000">
            <text:p>2094000000</text:p>
          </table:table-cell>
          <table:table-cell office:value-type="float" office:value="2094399999">
            <text:p>2094399999</text:p>
          </table:table-cell>
          <table:table-cell table:number-columns-repeated="3"/>
          <table:table-cell table:formula="of:=[.F447]+1" office:value-type="float" office:value="236">
            <text:p>236</text:p>
          </table:table-cell>
          <table:table-cell/>
          <table:table-cell table:formula="of:=CONCATENATE(&quot;I&quot;;ROW()+1209)" office:value-type="string" office:string-value="I1657">
            <text:p>I1657</text:p>
          </table:table-cell>
          <table:table-cell table:formula="of:=[.I447]+1" office:value-type="float" office:value="133">
            <text:p>133</text:p>
          </table:table-cell>
          <table:table-cell table:number-columns-repeated="1015"/>
        </table:table-row>
        <table:table-row table:style-name="ro1">
          <table:table-cell office:value-type="float" office:value="2094400000">
            <text:p>2094400000</text:p>
          </table:table-cell>
          <table:table-cell office:value-type="float" office:value="2094799999">
            <text:p>2094799999</text:p>
          </table:table-cell>
          <table:table-cell table:number-columns-repeated="3"/>
          <table:table-cell table:formula="of:=[.F448]+1" office:value-type="float" office:value="237">
            <text:p>237</text:p>
          </table:table-cell>
          <table:table-cell/>
          <table:table-cell table:formula="of:=CONCATENATE(&quot;I&quot;;ROW()+1209)" office:value-type="string" office:string-value="I1658">
            <text:p>I1658</text:p>
          </table:table-cell>
          <table:table-cell table:formula="of:=[.I448]+1" office:value-type="float" office:value="134">
            <text:p>134</text:p>
          </table:table-cell>
          <table:table-cell table:number-columns-repeated="1015"/>
        </table:table-row>
        <table:table-row table:style-name="ro1">
          <table:table-cell office:value-type="float" office:value="2094800000">
            <text:p>2094800000</text:p>
          </table:table-cell>
          <table:table-cell office:value-type="float" office:value="2095199999">
            <text:p>2095199999</text:p>
          </table:table-cell>
          <table:table-cell table:number-columns-repeated="3"/>
          <table:table-cell table:formula="of:=[.F449]+1" office:value-type="float" office:value="238">
            <text:p>238</text:p>
          </table:table-cell>
          <table:table-cell/>
          <table:table-cell table:formula="of:=CONCATENATE(&quot;I&quot;;ROW()+1209)" office:value-type="string" office:string-value="I1659">
            <text:p>I1659</text:p>
          </table:table-cell>
          <table:table-cell table:formula="of:=[.I449]+1" office:value-type="float" office:value="135">
            <text:p>135</text:p>
          </table:table-cell>
          <table:table-cell table:number-columns-repeated="1015"/>
        </table:table-row>
        <table:table-row table:style-name="ro1">
          <table:table-cell office:value-type="float" office:value="2095200000">
            <text:p>2095200000</text:p>
          </table:table-cell>
          <table:table-cell office:value-type="float" office:value="2095599999">
            <text:p>2095599999</text:p>
          </table:table-cell>
          <table:table-cell table:number-columns-repeated="3"/>
          <table:table-cell table:formula="of:=[.F450]+1" office:value-type="float" office:value="239">
            <text:p>239</text:p>
          </table:table-cell>
          <table:table-cell/>
          <table:table-cell table:formula="of:=CONCATENATE(&quot;I&quot;;ROW()+1209)" office:value-type="string" office:string-value="I1660">
            <text:p>I1660</text:p>
          </table:table-cell>
          <table:table-cell table:formula="of:=[.I450]+1" office:value-type="float" office:value="136">
            <text:p>136</text:p>
          </table:table-cell>
          <table:table-cell table:number-columns-repeated="1015"/>
        </table:table-row>
        <table:table-row table:style-name="ro1">
          <table:table-cell office:value-type="float" office:value="2095600000">
            <text:p>2095600000</text:p>
          </table:table-cell>
          <table:table-cell office:value-type="float" office:value="2095999999">
            <text:p>2095999999</text:p>
          </table:table-cell>
          <table:table-cell table:number-columns-repeated="3"/>
          <table:table-cell table:formula="of:=[.F451]+1" office:value-type="float" office:value="240">
            <text:p>240</text:p>
          </table:table-cell>
          <table:table-cell/>
          <table:table-cell table:formula="of:=CONCATENATE(&quot;I&quot;;ROW()+1209)" office:value-type="string" office:string-value="I1661">
            <text:p>I1661</text:p>
          </table:table-cell>
          <table:table-cell table:formula="of:=[.I451]+1" office:value-type="float" office:value="137">
            <text:p>137</text:p>
          </table:table-cell>
          <table:table-cell table:number-columns-repeated="1015"/>
        </table:table-row>
        <table:table-row table:style-name="ro1">
          <table:table-cell office:value-type="float" office:value="2096000000">
            <text:p>2096000000</text:p>
          </table:table-cell>
          <table:table-cell office:value-type="float" office:value="2096399999">
            <text:p>2096399999</text:p>
          </table:table-cell>
          <table:table-cell table:number-columns-repeated="3"/>
          <table:table-cell table:formula="of:=[.F452]+1" office:value-type="float" office:value="241">
            <text:p>241</text:p>
          </table:table-cell>
          <table:table-cell/>
          <table:table-cell table:formula="of:=CONCATENATE(&quot;I&quot;;ROW()+1209)" office:value-type="string" office:string-value="I1662">
            <text:p>I1662</text:p>
          </table:table-cell>
          <table:table-cell table:formula="of:=[.I452]+1" office:value-type="float" office:value="138">
            <text:p>138</text:p>
          </table:table-cell>
          <table:table-cell table:number-columns-repeated="1015"/>
        </table:table-row>
        <table:table-row table:style-name="ro1">
          <table:table-cell office:value-type="float" office:value="2096400000">
            <text:p>2096400000</text:p>
          </table:table-cell>
          <table:table-cell office:value-type="float" office:value="2096799999">
            <text:p>2096799999</text:p>
          </table:table-cell>
          <table:table-cell table:number-columns-repeated="3"/>
          <table:table-cell table:formula="of:=[.F453]+1" office:value-type="float" office:value="242">
            <text:p>242</text:p>
          </table:table-cell>
          <table:table-cell/>
          <table:table-cell table:formula="of:=CONCATENATE(&quot;I&quot;;ROW()+1209)" office:value-type="string" office:string-value="I1663">
            <text:p>I1663</text:p>
          </table:table-cell>
          <table:table-cell table:formula="of:=[.I453]+1" office:value-type="float" office:value="139">
            <text:p>139</text:p>
          </table:table-cell>
          <table:table-cell table:number-columns-repeated="1015"/>
        </table:table-row>
        <table:table-row table:style-name="ro1">
          <table:table-cell office:value-type="float" office:value="2096800000">
            <text:p>2096800000</text:p>
          </table:table-cell>
          <table:table-cell office:value-type="float" office:value="2097199999">
            <text:p>2097199999</text:p>
          </table:table-cell>
          <table:table-cell table:number-columns-repeated="3"/>
          <table:table-cell table:formula="of:=[.F454]+1" office:value-type="float" office:value="243">
            <text:p>243</text:p>
          </table:table-cell>
          <table:table-cell/>
          <table:table-cell table:formula="of:=CONCATENATE(&quot;I&quot;;ROW()+1209)" office:value-type="string" office:string-value="I1664">
            <text:p>I1664</text:p>
          </table:table-cell>
          <table:table-cell table:formula="of:=[.I454]+1" office:value-type="float" office:value="140">
            <text:p>140</text:p>
          </table:table-cell>
          <table:table-cell table:number-columns-repeated="1015"/>
        </table:table-row>
        <table:table-row table:style-name="ro1">
          <table:table-cell office:value-type="float" office:value="2097200000">
            <text:p>2097200000</text:p>
          </table:table-cell>
          <table:table-cell office:value-type="float" office:value="2097599999">
            <text:p>2097599999</text:p>
          </table:table-cell>
          <table:table-cell table:number-columns-repeated="3"/>
          <table:table-cell table:formula="of:=[.F455]+1" office:value-type="float" office:value="244">
            <text:p>244</text:p>
          </table:table-cell>
          <table:table-cell/>
          <table:table-cell table:formula="of:=CONCATENATE(&quot;I&quot;;ROW()+1209)" office:value-type="string" office:string-value="I1665">
            <text:p>I1665</text:p>
          </table:table-cell>
          <table:table-cell table:formula="of:=[.I455]+1" office:value-type="float" office:value="141">
            <text:p>141</text:p>
          </table:table-cell>
          <table:table-cell table:number-columns-repeated="1015"/>
        </table:table-row>
        <table:table-row table:style-name="ro1">
          <table:table-cell office:value-type="float" office:value="2097600000">
            <text:p>2097600000</text:p>
          </table:table-cell>
          <table:table-cell office:value-type="float" office:value="2097999999">
            <text:p>2097999999</text:p>
          </table:table-cell>
          <table:table-cell table:number-columns-repeated="3"/>
          <table:table-cell table:formula="of:=[.F456]+1" office:value-type="float" office:value="245">
            <text:p>245</text:p>
          </table:table-cell>
          <table:table-cell/>
          <table:table-cell table:formula="of:=CONCATENATE(&quot;I&quot;;ROW()+1209)" office:value-type="string" office:string-value="I1666">
            <text:p>I1666</text:p>
          </table:table-cell>
          <table:table-cell table:formula="of:=[.I456]+1" office:value-type="float" office:value="142">
            <text:p>142</text:p>
          </table:table-cell>
          <table:table-cell table:number-columns-repeated="1015"/>
        </table:table-row>
        <table:table-row table:style-name="ro1">
          <table:table-cell office:value-type="float" office:value="2098000000">
            <text:p>2098000000</text:p>
          </table:table-cell>
          <table:table-cell office:value-type="float" office:value="2098399999">
            <text:p>2098399999</text:p>
          </table:table-cell>
          <table:table-cell table:number-columns-repeated="3"/>
          <table:table-cell table:formula="of:=[.F457]+1" office:value-type="float" office:value="246">
            <text:p>246</text:p>
          </table:table-cell>
          <table:table-cell/>
          <table:table-cell table:formula="of:=CONCATENATE(&quot;I&quot;;ROW()+1209)" office:value-type="string" office:string-value="I1667">
            <text:p>I1667</text:p>
          </table:table-cell>
          <table:table-cell table:formula="of:=[.I457]+1" office:value-type="float" office:value="143">
            <text:p>143</text:p>
          </table:table-cell>
          <table:table-cell table:number-columns-repeated="1015"/>
        </table:table-row>
        <table:table-row table:style-name="ro1">
          <table:table-cell office:value-type="float" office:value="2098400000">
            <text:p>2098400000</text:p>
          </table:table-cell>
          <table:table-cell office:value-type="float" office:value="2098799999">
            <text:p>2098799999</text:p>
          </table:table-cell>
          <table:table-cell table:number-columns-repeated="3"/>
          <table:table-cell table:formula="of:=[.F458]+1" office:value-type="float" office:value="247">
            <text:p>247</text:p>
          </table:table-cell>
          <table:table-cell/>
          <table:table-cell table:formula="of:=CONCATENATE(&quot;I&quot;;ROW()+1209)" office:value-type="string" office:string-value="I1668">
            <text:p>I1668</text:p>
          </table:table-cell>
          <table:table-cell table:formula="of:=[.I458]+1" office:value-type="float" office:value="144">
            <text:p>144</text:p>
          </table:table-cell>
          <table:table-cell table:number-columns-repeated="1015"/>
        </table:table-row>
        <table:table-row table:style-name="ro1">
          <table:table-cell office:value-type="float" office:value="2098800000">
            <text:p>2098800000</text:p>
          </table:table-cell>
          <table:table-cell office:value-type="float" office:value="2099199999">
            <text:p>2099199999</text:p>
          </table:table-cell>
          <table:table-cell table:number-columns-repeated="3"/>
          <table:table-cell table:formula="of:=[.F459]+1" office:value-type="float" office:value="248">
            <text:p>248</text:p>
          </table:table-cell>
          <table:table-cell/>
          <table:table-cell table:formula="of:=CONCATENATE(&quot;I&quot;;ROW()+1209)" office:value-type="string" office:string-value="I1669">
            <text:p>I1669</text:p>
          </table:table-cell>
          <table:table-cell table:formula="of:=[.I459]+1" office:value-type="float" office:value="145">
            <text:p>145</text:p>
          </table:table-cell>
          <table:table-cell table:number-columns-repeated="1015"/>
        </table:table-row>
        <table:table-row table:style-name="ro1">
          <table:table-cell office:value-type="float" office:value="2099200000">
            <text:p>2099200000</text:p>
          </table:table-cell>
          <table:table-cell office:value-type="float" office:value="2099599999">
            <text:p>2099599999</text:p>
          </table:table-cell>
          <table:table-cell table:number-columns-repeated="3"/>
          <table:table-cell table:formula="of:=[.F460]+1" office:value-type="float" office:value="249">
            <text:p>249</text:p>
          </table:table-cell>
          <table:table-cell/>
          <table:table-cell table:formula="of:=CONCATENATE(&quot;I&quot;;ROW()+1209)" office:value-type="string" office:string-value="I1670">
            <text:p>I1670</text:p>
          </table:table-cell>
          <table:table-cell table:formula="of:=[.I460]+1" office:value-type="float" office:value="146">
            <text:p>146</text:p>
          </table:table-cell>
          <table:table-cell table:number-columns-repeated="1015"/>
        </table:table-row>
        <table:table-row table:style-name="ro1">
          <table:table-cell office:value-type="float" office:value="2099600000">
            <text:p>2099600000</text:p>
          </table:table-cell>
          <table:table-cell office:value-type="float" office:value="2099999999">
            <text:p>2099999999</text:p>
          </table:table-cell>
          <table:table-cell table:number-columns-repeated="3"/>
          <table:table-cell table:formula="of:=[.F461]+1" office:value-type="float" office:value="250">
            <text:p>250</text:p>
          </table:table-cell>
          <table:table-cell/>
          <table:table-cell table:formula="of:=CONCATENATE(&quot;I&quot;;ROW()+1209)" office:value-type="string" office:string-value="I1671">
            <text:p>I1671</text:p>
          </table:table-cell>
          <table:table-cell table:formula="of:=[.I461]+1" office:value-type="float" office:value="147">
            <text:p>147</text:p>
          </table:table-cell>
          <table:table-cell table:number-columns-repeated="1015"/>
        </table:table-row>
        <table:table-row table:style-name="ro1">
          <table:table-cell office:value-type="float" office:value="2100000000">
            <text:p>2100000000</text:p>
          </table:table-cell>
          <table:table-cell office:value-type="float" office:value="2100399999">
            <text:p>2100399999</text:p>
          </table:table-cell>
          <table:table-cell table:number-columns-repeated="3"/>
          <table:table-cell table:formula="of:=[.F462]+1" office:value-type="float" office:value="251">
            <text:p>251</text:p>
          </table:table-cell>
          <table:table-cell/>
          <table:table-cell table:formula="of:=CONCATENATE(&quot;I&quot;;ROW()+1209)" office:value-type="string" office:string-value="I1672">
            <text:p>I1672</text:p>
          </table:table-cell>
          <table:table-cell table:formula="of:=[.I462]+1" office:value-type="float" office:value="148">
            <text:p>148</text:p>
          </table:table-cell>
          <table:table-cell table:number-columns-repeated="1015"/>
        </table:table-row>
        <table:table-row table:style-name="ro1">
          <table:table-cell office:value-type="float" office:value="2100400000">
            <text:p>2100400000</text:p>
          </table:table-cell>
          <table:table-cell office:value-type="float" office:value="2100799999">
            <text:p>2100799999</text:p>
          </table:table-cell>
          <table:table-cell table:number-columns-repeated="3"/>
          <table:table-cell table:formula="of:=[.F463]+1" office:value-type="float" office:value="252">
            <text:p>252</text:p>
          </table:table-cell>
          <table:table-cell/>
          <table:table-cell table:formula="of:=CONCATENATE(&quot;I&quot;;ROW()+1209)" office:value-type="string" office:string-value="I1673">
            <text:p>I1673</text:p>
          </table:table-cell>
          <table:table-cell table:formula="of:=[.I463]+1" office:value-type="float" office:value="149">
            <text:p>149</text:p>
          </table:table-cell>
          <table:table-cell table:number-columns-repeated="1015"/>
        </table:table-row>
        <table:table-row table:style-name="ro1">
          <table:table-cell office:value-type="float" office:value="2100800000">
            <text:p>2100800000</text:p>
          </table:table-cell>
          <table:table-cell office:value-type="float" office:value="2101199999">
            <text:p>2101199999</text:p>
          </table:table-cell>
          <table:table-cell table:number-columns-repeated="3"/>
          <table:table-cell table:formula="of:=[.F464]+1" office:value-type="float" office:value="253">
            <text:p>253</text:p>
          </table:table-cell>
          <table:table-cell/>
          <table:table-cell table:formula="of:=CONCATENATE(&quot;I&quot;;ROW()+1209)" office:value-type="string" office:string-value="I1674">
            <text:p>I1674</text:p>
          </table:table-cell>
          <table:table-cell table:formula="of:=[.I464]+1" office:value-type="float" office:value="150">
            <text:p>150</text:p>
          </table:table-cell>
          <table:table-cell table:number-columns-repeated="1015"/>
        </table:table-row>
        <table:table-row table:style-name="ro1">
          <table:table-cell office:value-type="float" office:value="2101200000">
            <text:p>2101200000</text:p>
          </table:table-cell>
          <table:table-cell office:value-type="float" office:value="2101599999">
            <text:p>2101599999</text:p>
          </table:table-cell>
          <table:table-cell table:number-columns-repeated="3"/>
          <table:table-cell table:formula="of:=[.F465]+1" office:value-type="float" office:value="254">
            <text:p>254</text:p>
          </table:table-cell>
          <table:table-cell/>
          <table:table-cell table:formula="of:=CONCATENATE(&quot;I&quot;;ROW()+1209)" office:value-type="string" office:string-value="I1675">
            <text:p>I1675</text:p>
          </table:table-cell>
          <table:table-cell table:formula="of:=[.I465]+1" office:value-type="float" office:value="151">
            <text:p>151</text:p>
          </table:table-cell>
          <table:table-cell table:number-columns-repeated="1015"/>
        </table:table-row>
        <table:table-row table:style-name="ro1">
          <table:table-cell office:value-type="float" office:value="2101600000">
            <text:p>2101600000</text:p>
          </table:table-cell>
          <table:table-cell office:value-type="float" office:value="2101999999">
            <text:p>2101999999</text:p>
          </table:table-cell>
          <table:table-cell table:number-columns-repeated="3"/>
          <table:table-cell table:formula="of:=[.F466]+1" office:value-type="float" office:value="255">
            <text:p>255</text:p>
          </table:table-cell>
          <table:table-cell/>
          <table:table-cell table:formula="of:=CONCATENATE(&quot;I&quot;;ROW()+1209)" office:value-type="string" office:string-value="I1676">
            <text:p>I1676</text:p>
          </table:table-cell>
          <table:table-cell table:formula="of:=[.I466]+1" office:value-type="float" office:value="152">
            <text:p>152</text:p>
          </table:table-cell>
          <table:table-cell table:number-columns-repeated="1015"/>
        </table:table-row>
        <table:table-row table:style-name="ro1">
          <table:table-cell office:value-type="float" office:value="2102000000">
            <text:p>2102000000</text:p>
          </table:table-cell>
          <table:table-cell office:value-type="float" office:value="2102399999">
            <text:p>2102399999</text:p>
          </table:table-cell>
          <table:table-cell table:number-columns-repeated="3"/>
          <table:table-cell table:formula="of:=[.F467]+1" office:value-type="float" office:value="256">
            <text:p>256</text:p>
          </table:table-cell>
          <table:table-cell/>
          <table:table-cell table:formula="of:=CONCATENATE(&quot;I&quot;;ROW()+1209)" office:value-type="string" office:string-value="I1677">
            <text:p>I1677</text:p>
          </table:table-cell>
          <table:table-cell table:formula="of:=[.I467]+1" office:value-type="float" office:value="153">
            <text:p>153</text:p>
          </table:table-cell>
          <table:table-cell table:number-columns-repeated="1015"/>
        </table:table-row>
        <table:table-row table:style-name="ro1">
          <table:table-cell office:value-type="float" office:value="2102400000">
            <text:p>2102400000</text:p>
          </table:table-cell>
          <table:table-cell office:value-type="float" office:value="2102799999">
            <text:p>2102799999</text:p>
          </table:table-cell>
          <table:table-cell table:number-columns-repeated="3"/>
          <table:table-cell table:formula="of:=[.F468]+1" office:value-type="float" office:value="257">
            <text:p>257</text:p>
          </table:table-cell>
          <table:table-cell/>
          <table:table-cell table:formula="of:=CONCATENATE(&quot;I&quot;;ROW()+1209)" office:value-type="string" office:string-value="I1678">
            <text:p>I1678</text:p>
          </table:table-cell>
          <table:table-cell table:formula="of:=[.I468]+1" office:value-type="float" office:value="154">
            <text:p>154</text:p>
          </table:table-cell>
          <table:table-cell table:number-columns-repeated="1015"/>
        </table:table-row>
        <table:table-row table:style-name="ro1">
          <table:table-cell office:value-type="float" office:value="2102800000">
            <text:p>2102800000</text:p>
          </table:table-cell>
          <table:table-cell office:value-type="float" office:value="2103199999">
            <text:p>2103199999</text:p>
          </table:table-cell>
          <table:table-cell table:number-columns-repeated="3"/>
          <table:table-cell table:formula="of:=[.F469]+1" office:value-type="float" office:value="258">
            <text:p>258</text:p>
          </table:table-cell>
          <table:table-cell/>
          <table:table-cell table:formula="of:=CONCATENATE(&quot;I&quot;;ROW()+1209)" office:value-type="string" office:string-value="I1679">
            <text:p>I1679</text:p>
          </table:table-cell>
          <table:table-cell table:formula="of:=[.I469]+1" office:value-type="float" office:value="155">
            <text:p>155</text:p>
          </table:table-cell>
          <table:table-cell table:number-columns-repeated="1015"/>
        </table:table-row>
        <table:table-row table:style-name="ro1">
          <table:table-cell office:value-type="float" office:value="2103200000">
            <text:p>2103200000</text:p>
          </table:table-cell>
          <table:table-cell office:value-type="float" office:value="2103599999">
            <text:p>2103599999</text:p>
          </table:table-cell>
          <table:table-cell table:number-columns-repeated="3"/>
          <table:table-cell table:formula="of:=[.F470]+1" office:value-type="float" office:value="259">
            <text:p>259</text:p>
          </table:table-cell>
          <table:table-cell/>
          <table:table-cell table:formula="of:=CONCATENATE(&quot;I&quot;;ROW()+1209)" office:value-type="string" office:string-value="I1680">
            <text:p>I1680</text:p>
          </table:table-cell>
          <table:table-cell table:formula="of:=[.I470]+1" office:value-type="float" office:value="156">
            <text:p>156</text:p>
          </table:table-cell>
          <table:table-cell table:number-columns-repeated="1015"/>
        </table:table-row>
        <table:table-row table:style-name="ro1">
          <table:table-cell office:value-type="float" office:value="2103600000">
            <text:p>2103600000</text:p>
          </table:table-cell>
          <table:table-cell office:value-type="float" office:value="2103999999">
            <text:p>2103999999</text:p>
          </table:table-cell>
          <table:table-cell table:number-columns-repeated="3"/>
          <table:table-cell table:formula="of:=[.F471]+1" office:value-type="float" office:value="260">
            <text:p>260</text:p>
          </table:table-cell>
          <table:table-cell/>
          <table:table-cell table:formula="of:=CONCATENATE(&quot;I&quot;;ROW()+1209)" office:value-type="string" office:string-value="I1681">
            <text:p>I1681</text:p>
          </table:table-cell>
          <table:table-cell table:formula="of:=[.I471]+1" office:value-type="float" office:value="157">
            <text:p>157</text:p>
          </table:table-cell>
          <table:table-cell table:number-columns-repeated="1015"/>
        </table:table-row>
        <table:table-row table:style-name="ro1">
          <table:table-cell office:value-type="float" office:value="2104000000">
            <text:p>2104000000</text:p>
          </table:table-cell>
          <table:table-cell office:value-type="float" office:value="2104399999">
            <text:p>2104399999</text:p>
          </table:table-cell>
          <table:table-cell table:number-columns-repeated="3"/>
          <table:table-cell table:formula="of:=[.F472]+1" office:value-type="float" office:value="261">
            <text:p>261</text:p>
          </table:table-cell>
          <table:table-cell/>
          <table:table-cell table:formula="of:=CONCATENATE(&quot;I&quot;;ROW()+1209)" office:value-type="string" office:string-value="I1682">
            <text:p>I1682</text:p>
          </table:table-cell>
          <table:table-cell table:formula="of:=[.I472]+1" office:value-type="float" office:value="158">
            <text:p>158</text:p>
          </table:table-cell>
          <table:table-cell table:number-columns-repeated="1015"/>
        </table:table-row>
        <table:table-row table:style-name="ro1">
          <table:table-cell office:value-type="float" office:value="2104400000">
            <text:p>2104400000</text:p>
          </table:table-cell>
          <table:table-cell office:value-type="float" office:value="2104799999">
            <text:p>2104799999</text:p>
          </table:table-cell>
          <table:table-cell table:number-columns-repeated="3"/>
          <table:table-cell table:formula="of:=[.F473]+1" office:value-type="float" office:value="262">
            <text:p>262</text:p>
          </table:table-cell>
          <table:table-cell/>
          <table:table-cell table:formula="of:=CONCATENATE(&quot;I&quot;;ROW()+1209)" office:value-type="string" office:string-value="I1683">
            <text:p>I1683</text:p>
          </table:table-cell>
          <table:table-cell table:formula="of:=[.I473]+1" office:value-type="float" office:value="159">
            <text:p>159</text:p>
          </table:table-cell>
          <table:table-cell table:number-columns-repeated="1015"/>
        </table:table-row>
        <table:table-row table:style-name="ro1">
          <table:table-cell office:value-type="float" office:value="2104800000">
            <text:p>2104800000</text:p>
          </table:table-cell>
          <table:table-cell office:value-type="float" office:value="2105199999">
            <text:p>2105199999</text:p>
          </table:table-cell>
          <table:table-cell table:number-columns-repeated="3"/>
          <table:table-cell table:formula="of:=[.F474]+1" office:value-type="float" office:value="263">
            <text:p>263</text:p>
          </table:table-cell>
          <table:table-cell/>
          <table:table-cell table:formula="of:=CONCATENATE(&quot;I&quot;;ROW()+1209)" office:value-type="string" office:string-value="I1684">
            <text:p>I1684</text:p>
          </table:table-cell>
          <table:table-cell table:formula="of:=[.I474]+1" office:value-type="float" office:value="160">
            <text:p>160</text:p>
          </table:table-cell>
          <table:table-cell table:number-columns-repeated="1015"/>
        </table:table-row>
        <table:table-row table:style-name="ro1">
          <table:table-cell office:value-type="float" office:value="2105200000">
            <text:p>2105200000</text:p>
          </table:table-cell>
          <table:table-cell office:value-type="float" office:value="2105599999">
            <text:p>2105599999</text:p>
          </table:table-cell>
          <table:table-cell table:number-columns-repeated="3"/>
          <table:table-cell table:formula="of:=[.F475]+1" office:value-type="float" office:value="264">
            <text:p>264</text:p>
          </table:table-cell>
          <table:table-cell/>
          <table:table-cell table:formula="of:=CONCATENATE(&quot;I&quot;;ROW()+1209)" office:value-type="string" office:string-value="I1685">
            <text:p>I1685</text:p>
          </table:table-cell>
          <table:table-cell table:formula="of:=[.I475]+1" office:value-type="float" office:value="161">
            <text:p>161</text:p>
          </table:table-cell>
          <table:table-cell table:number-columns-repeated="1015"/>
        </table:table-row>
        <table:table-row table:style-name="ro1">
          <table:table-cell office:value-type="float" office:value="2105600000">
            <text:p>2105600000</text:p>
          </table:table-cell>
          <table:table-cell office:value-type="float" office:value="2105999999">
            <text:p>2105999999</text:p>
          </table:table-cell>
          <table:table-cell table:number-columns-repeated="3"/>
          <table:table-cell table:formula="of:=[.F476]+1" office:value-type="float" office:value="265">
            <text:p>265</text:p>
          </table:table-cell>
          <table:table-cell/>
          <table:table-cell table:formula="of:=CONCATENATE(&quot;I&quot;;ROW()+1209)" office:value-type="string" office:string-value="I1686">
            <text:p>I1686</text:p>
          </table:table-cell>
          <table:table-cell table:formula="of:=[.I476]+1" office:value-type="float" office:value="162">
            <text:p>162</text:p>
          </table:table-cell>
          <table:table-cell table:number-columns-repeated="1015"/>
        </table:table-row>
        <table:table-row table:style-name="ro1">
          <table:table-cell office:value-type="float" office:value="2106000000">
            <text:p>2106000000</text:p>
          </table:table-cell>
          <table:table-cell office:value-type="float" office:value="2106399999">
            <text:p>2106399999</text:p>
          </table:table-cell>
          <table:table-cell table:number-columns-repeated="3"/>
          <table:table-cell table:formula="of:=[.F477]+1" office:value-type="float" office:value="266">
            <text:p>266</text:p>
          </table:table-cell>
          <table:table-cell/>
          <table:table-cell table:formula="of:=CONCATENATE(&quot;I&quot;;ROW()+1209)" office:value-type="string" office:string-value="I1687">
            <text:p>I1687</text:p>
          </table:table-cell>
          <table:table-cell table:formula="of:=[.I477]+1" office:value-type="float" office:value="163">
            <text:p>163</text:p>
          </table:table-cell>
          <table:table-cell table:number-columns-repeated="1015"/>
        </table:table-row>
        <table:table-row table:style-name="ro1">
          <table:table-cell office:value-type="float" office:value="2106400000">
            <text:p>2106400000</text:p>
          </table:table-cell>
          <table:table-cell office:value-type="float" office:value="2106799999">
            <text:p>2106799999</text:p>
          </table:table-cell>
          <table:table-cell table:number-columns-repeated="3"/>
          <table:table-cell table:formula="of:=[.F478]+1" office:value-type="float" office:value="267">
            <text:p>267</text:p>
          </table:table-cell>
          <table:table-cell/>
          <table:table-cell table:formula="of:=CONCATENATE(&quot;I&quot;;ROW()+1209)" office:value-type="string" office:string-value="I1688">
            <text:p>I1688</text:p>
          </table:table-cell>
          <table:table-cell table:formula="of:=[.I478]+1" office:value-type="float" office:value="164">
            <text:p>164</text:p>
          </table:table-cell>
          <table:table-cell table:number-columns-repeated="1015"/>
        </table:table-row>
        <table:table-row table:style-name="ro1">
          <table:table-cell office:value-type="float" office:value="2106800000">
            <text:p>2106800000</text:p>
          </table:table-cell>
          <table:table-cell office:value-type="float" office:value="2107199999">
            <text:p>2107199999</text:p>
          </table:table-cell>
          <table:table-cell table:number-columns-repeated="3"/>
          <table:table-cell table:formula="of:=[.F479]+1" office:value-type="float" office:value="268">
            <text:p>268</text:p>
          </table:table-cell>
          <table:table-cell/>
          <table:table-cell table:formula="of:=CONCATENATE(&quot;I&quot;;ROW()+1209)" office:value-type="string" office:string-value="I1689">
            <text:p>I1689</text:p>
          </table:table-cell>
          <table:table-cell table:formula="of:=[.I479]+1" office:value-type="float" office:value="165">
            <text:p>165</text:p>
          </table:table-cell>
          <table:table-cell table:number-columns-repeated="1015"/>
        </table:table-row>
        <table:table-row table:style-name="ro1">
          <table:table-cell office:value-type="float" office:value="2107200000">
            <text:p>2107200000</text:p>
          </table:table-cell>
          <table:table-cell office:value-type="float" office:value="2107599999">
            <text:p>2107599999</text:p>
          </table:table-cell>
          <table:table-cell table:number-columns-repeated="3"/>
          <table:table-cell table:formula="of:=[.F480]+1" office:value-type="float" office:value="269">
            <text:p>269</text:p>
          </table:table-cell>
          <table:table-cell/>
          <table:table-cell table:formula="of:=CONCATENATE(&quot;I&quot;;ROW()+1209)" office:value-type="string" office:string-value="I1690">
            <text:p>I1690</text:p>
          </table:table-cell>
          <table:table-cell table:formula="of:=[.I480]+1" office:value-type="float" office:value="166">
            <text:p>166</text:p>
          </table:table-cell>
          <table:table-cell table:number-columns-repeated="1015"/>
        </table:table-row>
        <table:table-row table:style-name="ro1">
          <table:table-cell office:value-type="float" office:value="2107600000">
            <text:p>2107600000</text:p>
          </table:table-cell>
          <table:table-cell office:value-type="float" office:value="2107999999">
            <text:p>2107999999</text:p>
          </table:table-cell>
          <table:table-cell table:number-columns-repeated="3"/>
          <table:table-cell table:formula="of:=[.F481]+1" office:value-type="float" office:value="270">
            <text:p>270</text:p>
          </table:table-cell>
          <table:table-cell/>
          <table:table-cell table:formula="of:=CONCATENATE(&quot;I&quot;;ROW()+1209)" office:value-type="string" office:string-value="I1691">
            <text:p>I1691</text:p>
          </table:table-cell>
          <table:table-cell table:formula="of:=[.I481]+1" office:value-type="float" office:value="167">
            <text:p>167</text:p>
          </table:table-cell>
          <table:table-cell table:number-columns-repeated="1015"/>
        </table:table-row>
        <table:table-row table:style-name="ro1">
          <table:table-cell office:value-type="float" office:value="2108000000">
            <text:p>2108000000</text:p>
          </table:table-cell>
          <table:table-cell office:value-type="float" office:value="2108399999">
            <text:p>2108399999</text:p>
          </table:table-cell>
          <table:table-cell table:number-columns-repeated="3"/>
          <table:table-cell table:formula="of:=[.F482]+1" office:value-type="float" office:value="271">
            <text:p>271</text:p>
          </table:table-cell>
          <table:table-cell/>
          <table:table-cell table:formula="of:=CONCATENATE(&quot;I&quot;;ROW()+1209)" office:value-type="string" office:string-value="I1692">
            <text:p>I1692</text:p>
          </table:table-cell>
          <table:table-cell table:formula="of:=[.I482]+1" office:value-type="float" office:value="168">
            <text:p>168</text:p>
          </table:table-cell>
          <table:table-cell table:number-columns-repeated="1015"/>
        </table:table-row>
        <table:table-row table:style-name="ro1">
          <table:table-cell office:value-type="float" office:value="2108400000">
            <text:p>2108400000</text:p>
          </table:table-cell>
          <table:table-cell office:value-type="float" office:value="2108799999">
            <text:p>2108799999</text:p>
          </table:table-cell>
          <table:table-cell table:number-columns-repeated="3"/>
          <table:table-cell table:formula="of:=[.F483]+1" office:value-type="float" office:value="272">
            <text:p>272</text:p>
          </table:table-cell>
          <table:table-cell/>
          <table:table-cell table:formula="of:=CONCATENATE(&quot;I&quot;;ROW()+1209)" office:value-type="string" office:string-value="I1693">
            <text:p>I1693</text:p>
          </table:table-cell>
          <table:table-cell table:formula="of:=[.I483]+1" office:value-type="float" office:value="169">
            <text:p>169</text:p>
          </table:table-cell>
          <table:table-cell table:number-columns-repeated="1015"/>
        </table:table-row>
        <table:table-row table:style-name="ro1">
          <table:table-cell office:value-type="float" office:value="2108800000">
            <text:p>2108800000</text:p>
          </table:table-cell>
          <table:table-cell office:value-type="float" office:value="2109199999">
            <text:p>2109199999</text:p>
          </table:table-cell>
          <table:table-cell table:number-columns-repeated="3"/>
          <table:table-cell table:formula="of:=[.F484]+1" office:value-type="float" office:value="273">
            <text:p>273</text:p>
          </table:table-cell>
          <table:table-cell/>
          <table:table-cell table:formula="of:=CONCATENATE(&quot;I&quot;;ROW()+1209)" office:value-type="string" office:string-value="I1694">
            <text:p>I1694</text:p>
          </table:table-cell>
          <table:table-cell table:formula="of:=[.I484]+1" office:value-type="float" office:value="170">
            <text:p>170</text:p>
          </table:table-cell>
          <table:table-cell table:number-columns-repeated="1015"/>
        </table:table-row>
        <table:table-row table:style-name="ro1">
          <table:table-cell office:value-type="float" office:value="2109200000">
            <text:p>2109200000</text:p>
          </table:table-cell>
          <table:table-cell office:value-type="float" office:value="2109599999">
            <text:p>2109599999</text:p>
          </table:table-cell>
          <table:table-cell table:number-columns-repeated="3"/>
          <table:table-cell table:formula="of:=[.F485]+1" office:value-type="float" office:value="274">
            <text:p>274</text:p>
          </table:table-cell>
          <table:table-cell/>
          <table:table-cell table:formula="of:=CONCATENATE(&quot;I&quot;;ROW()+1209)" office:value-type="string" office:string-value="I1695">
            <text:p>I1695</text:p>
          </table:table-cell>
          <table:table-cell table:formula="of:=[.I485]+1" office:value-type="float" office:value="171">
            <text:p>171</text:p>
          </table:table-cell>
          <table:table-cell table:number-columns-repeated="1015"/>
        </table:table-row>
        <table:table-row table:style-name="ro1">
          <table:table-cell office:value-type="float" office:value="2109600000">
            <text:p>2109600000</text:p>
          </table:table-cell>
          <table:table-cell office:value-type="float" office:value="2109999999">
            <text:p>2109999999</text:p>
          </table:table-cell>
          <table:table-cell table:number-columns-repeated="3"/>
          <table:table-cell table:formula="of:=[.F486]+1" office:value-type="float" office:value="275">
            <text:p>275</text:p>
          </table:table-cell>
          <table:table-cell/>
          <table:table-cell table:formula="of:=CONCATENATE(&quot;I&quot;;ROW()+1209)" office:value-type="string" office:string-value="I1696">
            <text:p>I1696</text:p>
          </table:table-cell>
          <table:table-cell table:formula="of:=[.I486]+1" office:value-type="float" office:value="172">
            <text:p>172</text:p>
          </table:table-cell>
          <table:table-cell table:number-columns-repeated="1015"/>
        </table:table-row>
        <table:table-row table:style-name="ro1">
          <table:table-cell office:value-type="float" office:value="2110000000">
            <text:p>2110000000</text:p>
          </table:table-cell>
          <table:table-cell office:value-type="float" office:value="2110399999">
            <text:p>2110399999</text:p>
          </table:table-cell>
          <table:table-cell table:number-columns-repeated="3"/>
          <table:table-cell table:formula="of:=[.F487]+1" office:value-type="float" office:value="276">
            <text:p>276</text:p>
          </table:table-cell>
          <table:table-cell/>
          <table:table-cell table:formula="of:=CONCATENATE(&quot;I&quot;;ROW()+1209)" office:value-type="string" office:string-value="I1697">
            <text:p>I1697</text:p>
          </table:table-cell>
          <table:table-cell table:formula="of:=[.I487]+1" office:value-type="float" office:value="173">
            <text:p>173</text:p>
          </table:table-cell>
          <table:table-cell table:number-columns-repeated="1015"/>
        </table:table-row>
        <table:table-row table:style-name="ro1">
          <table:table-cell office:value-type="float" office:value="2110400000">
            <text:p>2110400000</text:p>
          </table:table-cell>
          <table:table-cell office:value-type="float" office:value="2110799999">
            <text:p>2110799999</text:p>
          </table:table-cell>
          <table:table-cell table:number-columns-repeated="3"/>
          <table:table-cell table:formula="of:=[.F488]+1" office:value-type="float" office:value="277">
            <text:p>277</text:p>
          </table:table-cell>
          <table:table-cell/>
          <table:table-cell table:formula="of:=CONCATENATE(&quot;I&quot;;ROW()+1209)" office:value-type="string" office:string-value="I1698">
            <text:p>I1698</text:p>
          </table:table-cell>
          <table:table-cell table:formula="of:=[.I488]+1" office:value-type="float" office:value="174">
            <text:p>174</text:p>
          </table:table-cell>
          <table:table-cell table:number-columns-repeated="1015"/>
        </table:table-row>
        <table:table-row table:style-name="ro1">
          <table:table-cell office:value-type="float" office:value="2110800000">
            <text:p>2110800000</text:p>
          </table:table-cell>
          <table:table-cell office:value-type="float" office:value="2111199999">
            <text:p>2111199999</text:p>
          </table:table-cell>
          <table:table-cell table:number-columns-repeated="3"/>
          <table:table-cell table:formula="of:=[.F489]+1" office:value-type="float" office:value="278">
            <text:p>278</text:p>
          </table:table-cell>
          <table:table-cell/>
          <table:table-cell table:formula="of:=CONCATENATE(&quot;I&quot;;ROW()+1209)" office:value-type="string" office:string-value="I1699">
            <text:p>I1699</text:p>
          </table:table-cell>
          <table:table-cell table:formula="of:=[.I489]+1" office:value-type="float" office:value="175">
            <text:p>175</text:p>
          </table:table-cell>
          <table:table-cell table:number-columns-repeated="1015"/>
        </table:table-row>
        <table:table-row table:style-name="ro1">
          <table:table-cell office:value-type="float" office:value="2111200000">
            <text:p>2111200000</text:p>
          </table:table-cell>
          <table:table-cell office:value-type="float" office:value="2111599999">
            <text:p>2111599999</text:p>
          </table:table-cell>
          <table:table-cell table:number-columns-repeated="3"/>
          <table:table-cell table:formula="of:=[.F490]+1" office:value-type="float" office:value="279">
            <text:p>279</text:p>
          </table:table-cell>
          <table:table-cell/>
          <table:table-cell table:formula="of:=CONCATENATE(&quot;I&quot;;ROW()+1209)" office:value-type="string" office:string-value="I1700">
            <text:p>I1700</text:p>
          </table:table-cell>
          <table:table-cell table:formula="of:=[.I490]+1" office:value-type="float" office:value="176">
            <text:p>176</text:p>
          </table:table-cell>
          <table:table-cell table:number-columns-repeated="1015"/>
        </table:table-row>
        <table:table-row table:style-name="ro1">
          <table:table-cell office:value-type="float" office:value="2111600000">
            <text:p>2111600000</text:p>
          </table:table-cell>
          <table:table-cell office:value-type="float" office:value="2111999999">
            <text:p>2111999999</text:p>
          </table:table-cell>
          <table:table-cell table:number-columns-repeated="3"/>
          <table:table-cell table:formula="of:=[.F491]+1" office:value-type="float" office:value="280">
            <text:p>280</text:p>
          </table:table-cell>
          <table:table-cell/>
          <table:table-cell table:formula="of:=CONCATENATE(&quot;I&quot;;ROW()+1209)" office:value-type="string" office:string-value="I1701">
            <text:p>I1701</text:p>
          </table:table-cell>
          <table:table-cell table:formula="of:=[.I491]+1" office:value-type="float" office:value="177">
            <text:p>177</text:p>
          </table:table-cell>
          <table:table-cell table:number-columns-repeated="1015"/>
        </table:table-row>
        <table:table-row table:style-name="ro1">
          <table:table-cell office:value-type="float" office:value="2112000000">
            <text:p>2112000000</text:p>
          </table:table-cell>
          <table:table-cell office:value-type="float" office:value="2112399999">
            <text:p>2112399999</text:p>
          </table:table-cell>
          <table:table-cell table:number-columns-repeated="3"/>
          <table:table-cell table:formula="of:=[.F492]+1" office:value-type="float" office:value="281">
            <text:p>281</text:p>
          </table:table-cell>
          <table:table-cell/>
          <table:table-cell table:formula="of:=CONCATENATE(&quot;I&quot;;ROW()+1209)" office:value-type="string" office:string-value="I1702">
            <text:p>I1702</text:p>
          </table:table-cell>
          <table:table-cell table:formula="of:=[.I492]+1" office:value-type="float" office:value="178">
            <text:p>178</text:p>
          </table:table-cell>
          <table:table-cell table:number-columns-repeated="1015"/>
        </table:table-row>
        <table:table-row table:style-name="ro1">
          <table:table-cell office:value-type="float" office:value="2112400000">
            <text:p>2112400000</text:p>
          </table:table-cell>
          <table:table-cell office:value-type="float" office:value="2112799999">
            <text:p>2112799999</text:p>
          </table:table-cell>
          <table:table-cell table:number-columns-repeated="3"/>
          <table:table-cell table:formula="of:=[.F493]+1" office:value-type="float" office:value="282">
            <text:p>282</text:p>
          </table:table-cell>
          <table:table-cell/>
          <table:table-cell table:formula="of:=CONCATENATE(&quot;I&quot;;ROW()+1209)" office:value-type="string" office:string-value="I1703">
            <text:p>I1703</text:p>
          </table:table-cell>
          <table:table-cell table:formula="of:=[.I493]+1" office:value-type="float" office:value="179">
            <text:p>179</text:p>
          </table:table-cell>
          <table:table-cell table:number-columns-repeated="1015"/>
        </table:table-row>
        <table:table-row table:style-name="ro1">
          <table:table-cell office:value-type="float" office:value="2112800000">
            <text:p>2112800000</text:p>
          </table:table-cell>
          <table:table-cell office:value-type="float" office:value="2113199999">
            <text:p>2113199999</text:p>
          </table:table-cell>
          <table:table-cell table:number-columns-repeated="3"/>
          <table:table-cell table:formula="of:=[.F494]+1" office:value-type="float" office:value="283">
            <text:p>283</text:p>
          </table:table-cell>
          <table:table-cell/>
          <table:table-cell table:formula="of:=CONCATENATE(&quot;I&quot;;ROW()+1209)" office:value-type="string" office:string-value="I1704">
            <text:p>I1704</text:p>
          </table:table-cell>
          <table:table-cell table:formula="of:=[.I494]+1" office:value-type="float" office:value="180">
            <text:p>180</text:p>
          </table:table-cell>
          <table:table-cell table:number-columns-repeated="1015"/>
        </table:table-row>
        <table:table-row table:style-name="ro1">
          <table:table-cell office:value-type="float" office:value="2113200000">
            <text:p>2113200000</text:p>
          </table:table-cell>
          <table:table-cell office:value-type="float" office:value="2113599999">
            <text:p>2113599999</text:p>
          </table:table-cell>
          <table:table-cell table:number-columns-repeated="3"/>
          <table:table-cell table:formula="of:=[.F495]+1" office:value-type="float" office:value="284">
            <text:p>284</text:p>
          </table:table-cell>
          <table:table-cell/>
          <table:table-cell table:formula="of:=CONCATENATE(&quot;I&quot;;ROW()+1209)" office:value-type="string" office:string-value="I1705">
            <text:p>I1705</text:p>
          </table:table-cell>
          <table:table-cell table:formula="of:=[.I495]+1" office:value-type="float" office:value="181">
            <text:p>181</text:p>
          </table:table-cell>
          <table:table-cell table:number-columns-repeated="1015"/>
        </table:table-row>
        <table:table-row table:style-name="ro1">
          <table:table-cell office:value-type="float" office:value="2113600000">
            <text:p>2113600000</text:p>
          </table:table-cell>
          <table:table-cell office:value-type="float" office:value="2113999999">
            <text:p>2113999999</text:p>
          </table:table-cell>
          <table:table-cell table:number-columns-repeated="3"/>
          <table:table-cell table:formula="of:=[.F496]+1" office:value-type="float" office:value="285">
            <text:p>285</text:p>
          </table:table-cell>
          <table:table-cell/>
          <table:table-cell table:formula="of:=CONCATENATE(&quot;I&quot;;ROW()+1209)" office:value-type="string" office:string-value="I1706">
            <text:p>I1706</text:p>
          </table:table-cell>
          <table:table-cell table:formula="of:=[.I496]+1" office:value-type="float" office:value="182">
            <text:p>182</text:p>
          </table:table-cell>
          <table:table-cell table:number-columns-repeated="1015"/>
        </table:table-row>
        <table:table-row table:style-name="ro1">
          <table:table-cell office:value-type="float" office:value="2114000000">
            <text:p>2114000000</text:p>
          </table:table-cell>
          <table:table-cell office:value-type="float" office:value="2114399999">
            <text:p>2114399999</text:p>
          </table:table-cell>
          <table:table-cell table:number-columns-repeated="3"/>
          <table:table-cell table:formula="of:=[.F497]+1" office:value-type="float" office:value="286">
            <text:p>286</text:p>
          </table:table-cell>
          <table:table-cell/>
          <table:table-cell table:formula="of:=CONCATENATE(&quot;I&quot;;ROW()+1209)" office:value-type="string" office:string-value="I1707">
            <text:p>I1707</text:p>
          </table:table-cell>
          <table:table-cell table:formula="of:=[.I497]+1" office:value-type="float" office:value="183">
            <text:p>183</text:p>
          </table:table-cell>
          <table:table-cell table:number-columns-repeated="1015"/>
        </table:table-row>
        <table:table-row table:style-name="ro1">
          <table:table-cell office:value-type="float" office:value="2114400000">
            <text:p>2114400000</text:p>
          </table:table-cell>
          <table:table-cell office:value-type="float" office:value="2114799999">
            <text:p>2114799999</text:p>
          </table:table-cell>
          <table:table-cell table:number-columns-repeated="3"/>
          <table:table-cell table:formula="of:=[.F498]+1" office:value-type="float" office:value="287">
            <text:p>287</text:p>
          </table:table-cell>
          <table:table-cell/>
          <table:table-cell table:formula="of:=CONCATENATE(&quot;I&quot;;ROW()+1209)" office:value-type="string" office:string-value="I1708">
            <text:p>I1708</text:p>
          </table:table-cell>
          <table:table-cell table:formula="of:=[.I498]+1" office:value-type="float" office:value="184">
            <text:p>184</text:p>
          </table:table-cell>
          <table:table-cell table:number-columns-repeated="1015"/>
        </table:table-row>
        <table:table-row table:style-name="ro1">
          <table:table-cell office:value-type="float" office:value="2114800000">
            <text:p>2114800000</text:p>
          </table:table-cell>
          <table:table-cell office:value-type="float" office:value="2115199999">
            <text:p>2115199999</text:p>
          </table:table-cell>
          <table:table-cell table:number-columns-repeated="3"/>
          <table:table-cell table:formula="of:=[.F499]+1" office:value-type="float" office:value="288">
            <text:p>288</text:p>
          </table:table-cell>
          <table:table-cell/>
          <table:table-cell table:formula="of:=CONCATENATE(&quot;I&quot;;ROW()+1209)" office:value-type="string" office:string-value="I1709">
            <text:p>I1709</text:p>
          </table:table-cell>
          <table:table-cell table:formula="of:=[.I499]+1" office:value-type="float" office:value="185">
            <text:p>185</text:p>
          </table:table-cell>
          <table:table-cell table:number-columns-repeated="1015"/>
        </table:table-row>
        <table:table-row table:style-name="ro1">
          <table:table-cell office:value-type="float" office:value="2115200000">
            <text:p>2115200000</text:p>
          </table:table-cell>
          <table:table-cell office:value-type="float" office:value="2115599999">
            <text:p>2115599999</text:p>
          </table:table-cell>
          <table:table-cell table:number-columns-repeated="3"/>
          <table:table-cell table:formula="of:=[.F500]+1" office:value-type="float" office:value="289">
            <text:p>289</text:p>
          </table:table-cell>
          <table:table-cell/>
          <table:table-cell table:formula="of:=CONCATENATE(&quot;I&quot;;ROW()+1209)" office:value-type="string" office:string-value="I1710">
            <text:p>I1710</text:p>
          </table:table-cell>
          <table:table-cell table:formula="of:=[.I500]+1" office:value-type="float" office:value="186">
            <text:p>186</text:p>
          </table:table-cell>
          <table:table-cell table:number-columns-repeated="1015"/>
        </table:table-row>
        <table:table-row table:style-name="ro1">
          <table:table-cell office:value-type="float" office:value="2115600000">
            <text:p>2115600000</text:p>
          </table:table-cell>
          <table:table-cell office:value-type="float" office:value="2115999999">
            <text:p>2115999999</text:p>
          </table:table-cell>
          <table:table-cell table:number-columns-repeated="3"/>
          <table:table-cell table:formula="of:=[.F501]+1" office:value-type="float" office:value="290">
            <text:p>290</text:p>
          </table:table-cell>
          <table:table-cell/>
          <table:table-cell table:formula="of:=CONCATENATE(&quot;I&quot;;ROW()+1209)" office:value-type="string" office:string-value="I1711">
            <text:p>I1711</text:p>
          </table:table-cell>
          <table:table-cell table:formula="of:=[.I501]+1" office:value-type="float" office:value="187">
            <text:p>187</text:p>
          </table:table-cell>
          <table:table-cell table:number-columns-repeated="1015"/>
        </table:table-row>
        <table:table-row table:style-name="ro1">
          <table:table-cell office:value-type="float" office:value="2116000000">
            <text:p>2116000000</text:p>
          </table:table-cell>
          <table:table-cell office:value-type="float" office:value="2116399999">
            <text:p>2116399999</text:p>
          </table:table-cell>
          <table:table-cell table:number-columns-repeated="3"/>
          <table:table-cell table:formula="of:=[.F502]+1" office:value-type="float" office:value="291">
            <text:p>291</text:p>
          </table:table-cell>
          <table:table-cell/>
          <table:table-cell table:formula="of:=CONCATENATE(&quot;I&quot;;ROW()+1209)" office:value-type="string" office:string-value="I1712">
            <text:p>I1712</text:p>
          </table:table-cell>
          <table:table-cell table:formula="of:=[.I502]+1" office:value-type="float" office:value="188">
            <text:p>188</text:p>
          </table:table-cell>
          <table:table-cell table:number-columns-repeated="1015"/>
        </table:table-row>
        <table:table-row table:style-name="ro1">
          <table:table-cell office:value-type="float" office:value="2116400000">
            <text:p>2116400000</text:p>
          </table:table-cell>
          <table:table-cell office:value-type="float" office:value="2116799999">
            <text:p>2116799999</text:p>
          </table:table-cell>
          <table:table-cell table:number-columns-repeated="3"/>
          <table:table-cell table:formula="of:=[.F503]+1" office:value-type="float" office:value="292">
            <text:p>292</text:p>
          </table:table-cell>
          <table:table-cell/>
          <table:table-cell table:formula="of:=CONCATENATE(&quot;I&quot;;ROW()+1209)" office:value-type="string" office:string-value="I1713">
            <text:p>I1713</text:p>
          </table:table-cell>
          <table:table-cell table:formula="of:=[.I503]+1" office:value-type="float" office:value="189">
            <text:p>189</text:p>
          </table:table-cell>
          <table:table-cell table:number-columns-repeated="1015"/>
        </table:table-row>
        <table:table-row table:style-name="ro1">
          <table:table-cell office:value-type="float" office:value="2116800000">
            <text:p>2116800000</text:p>
          </table:table-cell>
          <table:table-cell office:value-type="float" office:value="2117199999">
            <text:p>2117199999</text:p>
          </table:table-cell>
          <table:table-cell table:number-columns-repeated="3"/>
          <table:table-cell table:formula="of:=[.F504]+1" office:value-type="float" office:value="293">
            <text:p>293</text:p>
          </table:table-cell>
          <table:table-cell/>
          <table:table-cell table:formula="of:=CONCATENATE(&quot;I&quot;;ROW()+1209)" office:value-type="string" office:string-value="I1714">
            <text:p>I1714</text:p>
          </table:table-cell>
          <table:table-cell table:formula="of:=[.I504]+1" office:value-type="float" office:value="190">
            <text:p>190</text:p>
          </table:table-cell>
          <table:table-cell table:number-columns-repeated="1015"/>
        </table:table-row>
        <table:table-row table:style-name="ro1">
          <table:table-cell office:value-type="float" office:value="2117200000">
            <text:p>2117200000</text:p>
          </table:table-cell>
          <table:table-cell office:value-type="float" office:value="2117599999">
            <text:p>2117599999</text:p>
          </table:table-cell>
          <table:table-cell table:number-columns-repeated="3"/>
          <table:table-cell table:formula="of:=[.F505]+1" office:value-type="float" office:value="294">
            <text:p>294</text:p>
          </table:table-cell>
          <table:table-cell/>
          <table:table-cell table:formula="of:=CONCATENATE(&quot;I&quot;;ROW()+1209)" office:value-type="string" office:string-value="I1715">
            <text:p>I1715</text:p>
          </table:table-cell>
          <table:table-cell table:formula="of:=[.I505]+1" office:value-type="float" office:value="191">
            <text:p>191</text:p>
          </table:table-cell>
          <table:table-cell table:number-columns-repeated="1015"/>
        </table:table-row>
        <table:table-row table:style-name="ro1">
          <table:table-cell office:value-type="float" office:value="2117600000">
            <text:p>2117600000</text:p>
          </table:table-cell>
          <table:table-cell office:value-type="float" office:value="2117999999">
            <text:p>2117999999</text:p>
          </table:table-cell>
          <table:table-cell table:number-columns-repeated="3"/>
          <table:table-cell table:formula="of:=[.F506]+1" office:value-type="float" office:value="295">
            <text:p>295</text:p>
          </table:table-cell>
          <table:table-cell/>
          <table:table-cell table:formula="of:=CONCATENATE(&quot;I&quot;;ROW()+1209)" office:value-type="string" office:string-value="I1716">
            <text:p>I1716</text:p>
          </table:table-cell>
          <table:table-cell table:formula="of:=[.I506]+1" office:value-type="float" office:value="192">
            <text:p>192</text:p>
          </table:table-cell>
          <table:table-cell table:number-columns-repeated="1015"/>
        </table:table-row>
        <table:table-row table:style-name="ro1">
          <table:table-cell office:value-type="float" office:value="2118000000">
            <text:p>2118000000</text:p>
          </table:table-cell>
          <table:table-cell office:value-type="float" office:value="2118399999">
            <text:p>2118399999</text:p>
          </table:table-cell>
          <table:table-cell table:number-columns-repeated="3"/>
          <table:table-cell table:formula="of:=[.F507]+1" office:value-type="float" office:value="296">
            <text:p>296</text:p>
          </table:table-cell>
          <table:table-cell/>
          <table:table-cell table:formula="of:=CONCATENATE(&quot;I&quot;;ROW()+1209)" office:value-type="string" office:string-value="I1717">
            <text:p>I1717</text:p>
          </table:table-cell>
          <table:table-cell table:formula="of:=[.I507]+1" office:value-type="float" office:value="193">
            <text:p>193</text:p>
          </table:table-cell>
          <table:table-cell table:number-columns-repeated="1015"/>
        </table:table-row>
        <table:table-row table:style-name="ro1">
          <table:table-cell office:value-type="float" office:value="2118400000">
            <text:p>2118400000</text:p>
          </table:table-cell>
          <table:table-cell office:value-type="float" office:value="2118799999">
            <text:p>2118799999</text:p>
          </table:table-cell>
          <table:table-cell table:number-columns-repeated="3"/>
          <table:table-cell table:formula="of:=[.F508]+1" office:value-type="float" office:value="297">
            <text:p>297</text:p>
          </table:table-cell>
          <table:table-cell/>
          <table:table-cell table:formula="of:=CONCATENATE(&quot;I&quot;;ROW()+1209)" office:value-type="string" office:string-value="I1718">
            <text:p>I1718</text:p>
          </table:table-cell>
          <table:table-cell table:formula="of:=[.I508]+1" office:value-type="float" office:value="194">
            <text:p>194</text:p>
          </table:table-cell>
          <table:table-cell table:number-columns-repeated="1015"/>
        </table:table-row>
        <table:table-row table:style-name="ro1">
          <table:table-cell office:value-type="float" office:value="2118800000">
            <text:p>2118800000</text:p>
          </table:table-cell>
          <table:table-cell office:value-type="float" office:value="2119199999">
            <text:p>2119199999</text:p>
          </table:table-cell>
          <table:table-cell table:number-columns-repeated="3"/>
          <table:table-cell table:formula="of:=[.F509]+1" office:value-type="float" office:value="298">
            <text:p>298</text:p>
          </table:table-cell>
          <table:table-cell/>
          <table:table-cell table:formula="of:=CONCATENATE(&quot;I&quot;;ROW()+1209)" office:value-type="string" office:string-value="I1719">
            <text:p>I1719</text:p>
          </table:table-cell>
          <table:table-cell table:formula="of:=[.I509]+1" office:value-type="float" office:value="195">
            <text:p>195</text:p>
          </table:table-cell>
          <table:table-cell table:number-columns-repeated="1015"/>
        </table:table-row>
        <table:table-row table:style-name="ro1">
          <table:table-cell office:value-type="float" office:value="2119200000">
            <text:p>2119200000</text:p>
          </table:table-cell>
          <table:table-cell office:value-type="float" office:value="2119599999">
            <text:p>2119599999</text:p>
          </table:table-cell>
          <table:table-cell table:number-columns-repeated="3"/>
          <table:table-cell table:formula="of:=[.F510]+1" office:value-type="float" office:value="299">
            <text:p>299</text:p>
          </table:table-cell>
          <table:table-cell/>
          <table:table-cell table:formula="of:=CONCATENATE(&quot;I&quot;;ROW()+1209)" office:value-type="string" office:string-value="I1720">
            <text:p>I1720</text:p>
          </table:table-cell>
          <table:table-cell table:formula="of:=[.I510]+1" office:value-type="float" office:value="196">
            <text:p>196</text:p>
          </table:table-cell>
          <table:table-cell table:number-columns-repeated="1015"/>
        </table:table-row>
        <table:table-row table:style-name="ro1">
          <table:table-cell office:value-type="float" office:value="2119600000">
            <text:p>2119600000</text:p>
          </table:table-cell>
          <table:table-cell office:value-type="float" office:value="2119999999">
            <text:p>2119999999</text:p>
          </table:table-cell>
          <table:table-cell table:number-columns-repeated="3"/>
          <table:table-cell table:formula="of:=[.F511]+1" office:value-type="float" office:value="300">
            <text:p>300</text:p>
          </table:table-cell>
          <table:table-cell/>
          <table:table-cell table:formula="of:=CONCATENATE(&quot;I&quot;;ROW()+1209)" office:value-type="string" office:string-value="I1721">
            <text:p>I1721</text:p>
          </table:table-cell>
          <table:table-cell table:formula="of:=[.I511]+1" office:value-type="float" office:value="197">
            <text:p>197</text:p>
          </table:table-cell>
          <table:table-cell table:number-columns-repeated="1015"/>
        </table:table-row>
        <table:table-row table:style-name="ro1">
          <table:table-cell office:value-type="float" office:value="2120000000">
            <text:p>2120000000</text:p>
          </table:table-cell>
          <table:table-cell office:value-type="float" office:value="2120399999">
            <text:p>2120399999</text:p>
          </table:table-cell>
          <table:table-cell table:number-columns-repeated="3"/>
          <table:table-cell table:formula="of:=[.F512]+1" office:value-type="float" office:value="301">
            <text:p>301</text:p>
          </table:table-cell>
          <table:table-cell/>
          <table:table-cell table:formula="of:=CONCATENATE(&quot;I&quot;;ROW()+1209)" office:value-type="string" office:string-value="I1722">
            <text:p>I1722</text:p>
          </table:table-cell>
          <table:table-cell table:formula="of:=[.I512]+1" office:value-type="float" office:value="198">
            <text:p>198</text:p>
          </table:table-cell>
          <table:table-cell table:number-columns-repeated="1015"/>
        </table:table-row>
        <table:table-row table:style-name="ro1">
          <table:table-cell office:value-type="float" office:value="2120400000">
            <text:p>2120400000</text:p>
          </table:table-cell>
          <table:table-cell office:value-type="float" office:value="2120799999">
            <text:p>2120799999</text:p>
          </table:table-cell>
          <table:table-cell table:number-columns-repeated="3"/>
          <table:table-cell table:formula="of:=[.F513]+1" office:value-type="float" office:value="302">
            <text:p>302</text:p>
          </table:table-cell>
          <table:table-cell/>
          <table:table-cell table:formula="of:=CONCATENATE(&quot;I&quot;;ROW()+1209)" office:value-type="string" office:string-value="I1723">
            <text:p>I1723</text:p>
          </table:table-cell>
          <table:table-cell table:formula="of:=[.I513]+1" office:value-type="float" office:value="199">
            <text:p>199</text:p>
          </table:table-cell>
          <table:table-cell table:number-columns-repeated="1015"/>
        </table:table-row>
        <table:table-row table:style-name="ro1">
          <table:table-cell office:value-type="float" office:value="2120800000">
            <text:p>2120800000</text:p>
          </table:table-cell>
          <table:table-cell office:value-type="float" office:value="2121199999">
            <text:p>2121199999</text:p>
          </table:table-cell>
          <table:table-cell table:number-columns-repeated="3"/>
          <table:table-cell table:formula="of:=[.F514]+1" office:value-type="float" office:value="303">
            <text:p>303</text:p>
          </table:table-cell>
          <table:table-cell/>
          <table:table-cell table:formula="of:=CONCATENATE(&quot;I&quot;;ROW()+1209)" office:value-type="string" office:string-value="I1724">
            <text:p>I1724</text:p>
          </table:table-cell>
          <table:table-cell table:formula="of:=[.I514]+1" office:value-type="float" office:value="200">
            <text:p>200</text:p>
          </table:table-cell>
          <table:table-cell table:number-columns-repeated="1015"/>
        </table:table-row>
        <table:table-row table:style-name="ro1">
          <table:table-cell office:value-type="float" office:value="2121200000">
            <text:p>2121200000</text:p>
          </table:table-cell>
          <table:table-cell office:value-type="float" office:value="2121599999">
            <text:p>2121599999</text:p>
          </table:table-cell>
          <table:table-cell table:number-columns-repeated="3"/>
          <table:table-cell table:formula="of:=[.F515]+1" office:value-type="float" office:value="304">
            <text:p>304</text:p>
          </table:table-cell>
          <table:table-cell/>
          <table:table-cell table:formula="of:=CONCATENATE(&quot;I&quot;;ROW()+1209)" office:value-type="string" office:string-value="I1725">
            <text:p>I1725</text:p>
          </table:table-cell>
          <table:table-cell table:formula="of:=[.I515]+1" office:value-type="float" office:value="201">
            <text:p>201</text:p>
          </table:table-cell>
          <table:table-cell table:number-columns-repeated="1015"/>
        </table:table-row>
        <table:table-row table:style-name="ro1">
          <table:table-cell office:value-type="float" office:value="2121600000">
            <text:p>2121600000</text:p>
          </table:table-cell>
          <table:table-cell office:value-type="float" office:value="2121999999">
            <text:p>2121999999</text:p>
          </table:table-cell>
          <table:table-cell table:number-columns-repeated="3"/>
          <table:table-cell table:formula="of:=[.F516]+1" office:value-type="float" office:value="305">
            <text:p>305</text:p>
          </table:table-cell>
          <table:table-cell/>
          <table:table-cell table:formula="of:=CONCATENATE(&quot;I&quot;;ROW()+1209)" office:value-type="string" office:string-value="I1726">
            <text:p>I1726</text:p>
          </table:table-cell>
          <table:table-cell table:formula="of:=[.I516]+1" office:value-type="float" office:value="202">
            <text:p>202</text:p>
          </table:table-cell>
          <table:table-cell table:number-columns-repeated="1015"/>
        </table:table-row>
        <table:table-row table:style-name="ro1">
          <table:table-cell office:value-type="float" office:value="2122000000">
            <text:p>2122000000</text:p>
          </table:table-cell>
          <table:table-cell office:value-type="float" office:value="2122399999">
            <text:p>2122399999</text:p>
          </table:table-cell>
          <table:table-cell table:number-columns-repeated="3"/>
          <table:table-cell table:formula="of:=[.F517]+1" office:value-type="float" office:value="306">
            <text:p>306</text:p>
          </table:table-cell>
          <table:table-cell/>
          <table:table-cell table:formula="of:=CONCATENATE(&quot;I&quot;;ROW()+1211)" office:value-type="string" office:string-value="I1729">
            <text:p>I1729</text:p>
          </table:table-cell>
          <table:table-cell table:formula="of:=[.I517]+1" office:value-type="float" office:value="203">
            <text:p>203</text:p>
          </table:table-cell>
          <table:table-cell table:number-columns-repeated="1015"/>
        </table:table-row>
        <table:table-row table:style-name="ro1">
          <table:table-cell office:value-type="float" office:value="2122400000">
            <text:p>2122400000</text:p>
          </table:table-cell>
          <table:table-cell office:value-type="float" office:value="2122799999">
            <text:p>2122799999</text:p>
          </table:table-cell>
          <table:table-cell table:number-columns-repeated="3"/>
          <table:table-cell table:formula="of:=[.F518]+1" office:value-type="float" office:value="307">
            <text:p>307</text:p>
          </table:table-cell>
          <table:table-cell/>
          <table:table-cell table:formula="of:=CONCATENATE(&quot;I&quot;;ROW()+1211)" office:value-type="string" office:string-value="I1730">
            <text:p>I1730</text:p>
          </table:table-cell>
          <table:table-cell table:formula="of:=[.I518]+1" office:value-type="float" office:value="204">
            <text:p>204</text:p>
          </table:table-cell>
          <table:table-cell table:number-columns-repeated="1015"/>
        </table:table-row>
        <table:table-row table:style-name="ro1">
          <table:table-cell office:value-type="float" office:value="2122800000">
            <text:p>2122800000</text:p>
          </table:table-cell>
          <table:table-cell office:value-type="float" office:value="2123199999">
            <text:p>2123199999</text:p>
          </table:table-cell>
          <table:table-cell table:number-columns-repeated="3"/>
          <table:table-cell table:formula="of:=[.F519]+1" office:value-type="float" office:value="308">
            <text:p>308</text:p>
          </table:table-cell>
          <table:table-cell/>
          <table:table-cell table:formula="of:=CONCATENATE(&quot;I&quot;;ROW()+1211)" office:value-type="string" office:string-value="I1731">
            <text:p>I1731</text:p>
          </table:table-cell>
          <table:table-cell table:formula="of:=[.I519]+1" office:value-type="float" office:value="205">
            <text:p>205</text:p>
          </table:table-cell>
          <table:table-cell table:number-columns-repeated="1015"/>
        </table:table-row>
        <table:table-row table:style-name="ro1">
          <table:table-cell office:value-type="float" office:value="2123200000">
            <text:p>2123200000</text:p>
          </table:table-cell>
          <table:table-cell office:value-type="float" office:value="2123599999">
            <text:p>2123599999</text:p>
          </table:table-cell>
          <table:table-cell table:number-columns-repeated="3"/>
          <table:table-cell table:formula="of:=[.F520]+1" office:value-type="float" office:value="309">
            <text:p>309</text:p>
          </table:table-cell>
          <table:table-cell/>
          <table:table-cell table:formula="of:=CONCATENATE(&quot;I&quot;;ROW()+1211)" office:value-type="string" office:string-value="I1732">
            <text:p>I1732</text:p>
          </table:table-cell>
          <table:table-cell table:formula="of:=[.I520]+1" office:value-type="float" office:value="206">
            <text:p>206</text:p>
          </table:table-cell>
          <table:table-cell table:number-columns-repeated="1015"/>
        </table:table-row>
        <table:table-row table:style-name="ro1">
          <table:table-cell office:value-type="float" office:value="2123600000">
            <text:p>2123600000</text:p>
          </table:table-cell>
          <table:table-cell office:value-type="float" office:value="2123999999">
            <text:p>2123999999</text:p>
          </table:table-cell>
          <table:table-cell table:number-columns-repeated="3"/>
          <table:table-cell table:formula="of:=[.F521]+1" office:value-type="float" office:value="310">
            <text:p>310</text:p>
          </table:table-cell>
          <table:table-cell/>
          <table:table-cell table:formula="of:=CONCATENATE(&quot;I&quot;;ROW()+1211)" office:value-type="string" office:string-value="I1733">
            <text:p>I1733</text:p>
          </table:table-cell>
          <table:table-cell table:formula="of:=[.I521]+1" office:value-type="float" office:value="207">
            <text:p>207</text:p>
          </table:table-cell>
          <table:table-cell table:number-columns-repeated="1015"/>
        </table:table-row>
        <table:table-row table:style-name="ro1">
          <table:table-cell office:value-type="float" office:value="2124000000">
            <text:p>2124000000</text:p>
          </table:table-cell>
          <table:table-cell office:value-type="float" office:value="2124399999">
            <text:p>2124399999</text:p>
          </table:table-cell>
          <table:table-cell table:number-columns-repeated="3"/>
          <table:table-cell table:formula="of:=[.F522]+1" office:value-type="float" office:value="311">
            <text:p>311</text:p>
          </table:table-cell>
          <table:table-cell/>
          <table:table-cell table:formula="of:=CONCATENATE(&quot;I&quot;;ROW()+1211)" office:value-type="string" office:string-value="I1734">
            <text:p>I1734</text:p>
          </table:table-cell>
          <table:table-cell table:formula="of:=[.I522]+1" office:value-type="float" office:value="208">
            <text:p>208</text:p>
          </table:table-cell>
          <table:table-cell table:number-columns-repeated="1015"/>
        </table:table-row>
        <table:table-row table:style-name="ro1">
          <table:table-cell office:value-type="float" office:value="2124400000">
            <text:p>2124400000</text:p>
          </table:table-cell>
          <table:table-cell office:value-type="float" office:value="2124799999">
            <text:p>2124799999</text:p>
          </table:table-cell>
          <table:table-cell table:number-columns-repeated="3"/>
          <table:table-cell table:formula="of:=[.F523]+1" office:value-type="float" office:value="312">
            <text:p>312</text:p>
          </table:table-cell>
          <table:table-cell/>
          <table:table-cell table:formula="of:=CONCATENATE(&quot;I&quot;;ROW()+1211)" office:value-type="string" office:string-value="I1735">
            <text:p>I1735</text:p>
          </table:table-cell>
          <table:table-cell table:formula="of:=[.I523]+1" office:value-type="float" office:value="209">
            <text:p>209</text:p>
          </table:table-cell>
          <table:table-cell table:number-columns-repeated="1015"/>
        </table:table-row>
        <table:table-row table:style-name="ro1">
          <table:table-cell office:value-type="float" office:value="2124800000">
            <text:p>2124800000</text:p>
          </table:table-cell>
          <table:table-cell office:value-type="float" office:value="2125199999">
            <text:p>2125199999</text:p>
          </table:table-cell>
          <table:table-cell table:number-columns-repeated="3"/>
          <table:table-cell table:formula="of:=[.F524]+1" office:value-type="float" office:value="313">
            <text:p>313</text:p>
          </table:table-cell>
          <table:table-cell/>
          <table:table-cell table:formula="of:=CONCATENATE(&quot;I&quot;;ROW()+1211)" office:value-type="string" office:string-value="I1736">
            <text:p>I1736</text:p>
          </table:table-cell>
          <table:table-cell table:formula="of:=[.I524]+1" office:value-type="float" office:value="210">
            <text:p>210</text:p>
          </table:table-cell>
          <table:table-cell table:number-columns-repeated="1015"/>
        </table:table-row>
        <table:table-row table:style-name="ro1">
          <table:table-cell office:value-type="float" office:value="2125200000">
            <text:p>2125200000</text:p>
          </table:table-cell>
          <table:table-cell office:value-type="float" office:value="2125599999">
            <text:p>2125599999</text:p>
          </table:table-cell>
          <table:table-cell table:number-columns-repeated="3"/>
          <table:table-cell table:formula="of:=[.F525]+1" office:value-type="float" office:value="314">
            <text:p>314</text:p>
          </table:table-cell>
          <table:table-cell/>
          <table:table-cell table:formula="of:=CONCATENATE(&quot;I&quot;;ROW()+1211)" office:value-type="string" office:string-value="I1737">
            <text:p>I1737</text:p>
          </table:table-cell>
          <table:table-cell table:formula="of:=[.I525]+1" office:value-type="float" office:value="211">
            <text:p>211</text:p>
          </table:table-cell>
          <table:table-cell table:number-columns-repeated="1015"/>
        </table:table-row>
        <table:table-row table:style-name="ro1">
          <table:table-cell office:value-type="float" office:value="2125600000">
            <text:p>2125600000</text:p>
          </table:table-cell>
          <table:table-cell office:value-type="float" office:value="2125999999">
            <text:p>2125999999</text:p>
          </table:table-cell>
          <table:table-cell table:number-columns-repeated="3"/>
          <table:table-cell table:formula="of:=[.F526]+1" office:value-type="float" office:value="315">
            <text:p>315</text:p>
          </table:table-cell>
          <table:table-cell/>
          <table:table-cell table:formula="of:=CONCATENATE(&quot;I&quot;;ROW()+1211)" office:value-type="string" office:string-value="I1738">
            <text:p>I1738</text:p>
          </table:table-cell>
          <table:table-cell table:formula="of:=[.I526]+1" office:value-type="float" office:value="212">
            <text:p>212</text:p>
          </table:table-cell>
          <table:table-cell table:number-columns-repeated="1015"/>
        </table:table-row>
        <table:table-row table:style-name="ro1">
          <table:table-cell office:value-type="float" office:value="2126000000">
            <text:p>2126000000</text:p>
          </table:table-cell>
          <table:table-cell office:value-type="float" office:value="2126399999">
            <text:p>2126399999</text:p>
          </table:table-cell>
          <table:table-cell table:number-columns-repeated="3"/>
          <table:table-cell table:formula="of:=[.F527]+1" office:value-type="float" office:value="316">
            <text:p>316</text:p>
          </table:table-cell>
          <table:table-cell/>
          <table:table-cell table:formula="of:=CONCATENATE(&quot;I&quot;;ROW()+1211)" office:value-type="string" office:string-value="I1739">
            <text:p>I1739</text:p>
          </table:table-cell>
          <table:table-cell table:formula="of:=[.I527]+1" office:value-type="float" office:value="213">
            <text:p>213</text:p>
          </table:table-cell>
          <table:table-cell table:number-columns-repeated="1015"/>
        </table:table-row>
        <table:table-row table:style-name="ro1">
          <table:table-cell office:value-type="string">
            <text:p>=A468+400000</text:p>
          </table:table-cell>
          <table:table-cell office:value-type="string">
            <text:p>=A470-1</text:p>
          </table:table-cell>
          <table:table-cell table:number-columns-repeated="1022"/>
        </table:table-row>
        <table:table-row table:style-name="ro1" table:number-rows-repeated="1048046">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table:table-column table:style-name="co4" table:number-columns-repeated="27" table:default-cell-style-name="Default"/>
        <table:table-column table:style-name="co16" table:default-cell-style-name="Default"/>
        <table:table-column table:style-name="co17" table:default-cell-style-name="Default"/>
        <table:table-column table:style-name="co4" table:default-cell-style-name="Default"/>
        <table:table-column table:style-name="co4" table:number-columns-repeated="4" table:default-cell-style-name="ce7"/>
        <table:table-row table:style-name="ro1" table:number-rows-repeated="3">
          <table:table-cell table:number-columns-repeated="34"/>
        </table:table-row>
        <table:table-row table:style-name="ro1">
          <table:table-cell table:number-columns-repeated="27"/>
          <table:table-cell office:value-type="string">
            <text:p>? &gt;</text:p>
          </table:table-cell>
          <table:table-cell office:value-type="string">
            <text:p>UT22084-037-007-TU-3509</text:p>
          </table:table-cell>
          <table:table-cell table:number-columns-repeated="4"/>
          <table:table-cell office:value-type="string">
            <text:p>།དེ་ནས་ཚོང་དཔོན་གྱི་བུ་ནོར་བཟངས་ཀྱིས་ཁྱིམ་བདག་ནན་ཁུགས་ཀྱི་རྐང་པ་གཉིས་ལ་སྤྱི་བོས་ཕྱག་འཚལ་ནས། ཁྱིམ་བདག་ནན་ཁུགས་ལ་ལན་བརྒྱ་སྟོང་དུ་མར་གཡས་ཕྱོགས་སུ་བསྐོར་བ་བྱས་ཏེ། ཡང་དང་ཡང་བལྟས་ནས་ཁྱིམ་བདག་ནན་ཁུགས་ཀྱི་དྲུང་ནས་སོང་ངོ་།། །།སངས་རྒྱས་རྨད་གཅད་ཅེས་བྱ་བ་ཤིན་ཏུ་རྒྱས་པ་ཆེན་པོའི་མདོ།།</text:p>
          </table:table-cell>
        </table:table-row>
        <table:table-row table:style-name="ro1">
          <table:table-cell table:number-columns-repeated="34"/>
        </table:table-row>
        <table:table-row table:style-name="ro1">
          <table:table-cell table:number-columns-repeated="27"/>
          <table:table-cell office:value-type="float" office:value="30" table:number-columns-spanned="1" table:number-rows-spanned="2">
            <text:p>30</text:p>
          </table:table-cell>
          <table:table-cell office:value-type="string">
            <text:p>UT22084-037-007-TU-3510</text:p>
          </table:table-cell>
          <table:table-cell table:number-columns-repeated="4"/>
          <table:table-cell office:value-type="string">
            <text:p>བམ་པོ་ལྔ་པ།</text:p>
          </table:table-cell>
        </table:table-row>
        <table:table-row table:style-name="ro1">
          <table:table-cell table:number-columns-repeated="27"/>
          <table:covered-table-cell/>
          <table:table-cell table:number-columns-repeated="5"/>
          <table:table-cell table:style-name="ce8" office:value-type="string">
            <text:p>Avalokiteśvara</text:p>
          </table:table-cell>
        </table:table-row>
        <table:table-row table:style-name="ro1">
          <table:table-cell table:number-columns-repeated="34"/>
        </table:table-row>
        <table:table-row table:style-name="ro1">
          <table:table-cell table:number-columns-repeated="27"/>
          <table:table-cell office:value-type="float" office:value="30.1" table:number-columns-spanned="1" table:number-rows-spanned="5">
            <text:p>30.1</text:p>
          </table:table-cell>
          <table:table-cell office:value-type="string">
            <text:p>UT22084-037-007-TU-3511</text:p>
          </table:table-cell>
          <table:table-cell table:number-columns-repeated="4"/>
          <table:table-cell office:value-type="string">
            <text:p>།དེ་ནས་ཚོང་དཔོན་གྱི་བུ་ནོར་བཟངས་ཁྱིམ་བདག་ནན་ཁུགས་ཀྱི་གདམས་ངག་རྗེས་སུ་སེམས་ཤིང་། བྱང་ཆུབ་སེམས་དཔའི་མོས་པའི་མཛོད་དེ་ནི་ཤེས་པར་བྱེད། བྱང་ཆུབ་སེམས་དཔའི་རྗེས་སུ་དྲན་པའི་སྟོབས་དེ་ནི་རྗེས་སུ་དྲན་པར་བྱེད། སངས་རྒྱས་ཀྱི་ཚུལ་གཅིག་ནས་གཅིག་ཏུ་བརྒྱུད་པའི་སྟོབས་ནི་ཡང་དག་པར་འཛིན། སངས་རྒྱས་གཅིག་ནས་གཅིག་ཏུ་བརྒྱུད་པའི་མཚམས་ནི་ཁོང་དུ་ཆུད་པར་བྱེད། རྣས་ཐོས་པའི་སངས་རྒྱས་ཀྱི་མཚན་དེ་དག་གི་རྗེས་སུ་ནི་འབྲང་། སངས་རྒྱས་ཀྱི་ཆོས་བསྟན་པའི་ཚུལ་དེ་དང་ནི་འཐུན་པར་བྱེད། སངས་རྒྱས་ཀྱིས་ཡང་དག་པར་བསྒྲུབ་པའི་རྒྱན་དེ་ནི་ཁོང་དུ་ཆུད་པར་བྱེད། སངས་རྒྱས་མངོན་པར་རྫོགས་པར་འཚང་རྒྱ་བའི་ཁྱུ་མཆོག་གི་མཐུ་ཕྱུང་བ་དེ་ལ་ནི་ཡིད་ཆེས་པར་བྱེད། དེ་བཞིན་གཤེགས་པའི་ཕྲིན་ལས་བསམ་གྱིས་མི་ཁྱབ་པ་དེ་ནི་མངོན་དུ་བྱེད་ཅིང་།</text:p>
          </table:table-cell>
        </table:table-row>
        <table:table-row table:style-name="ro1">
          <table:table-cell table:number-columns-repeated="27"/>
          <table:covered-table-cell/>
          <table:table-cell table:number-columns-repeated="5"/>
          <table:table-cell table:style-name="ce8" office:value-type="string">
            <text:p>Then Sudhana, the head merchant’s son, contemplating the instruction of the householder Veṣṭhila, knowing that treasury of bodhisattva aspiration, remembering that power of bodhisattva memory, keeping in his mind the power of that successive lineage of the way of the buddhas, comprehending the continuous succession of the lineage of the buddhas, remembering the names of the buddhas that he had heard, being in accord with the way of the Dharma taught by the buddhas, comprehending the array of attainments through the Dharma of the buddhas, having confidence in the proclamation of complete buddhahood by the buddhas, and focused on the inconceivable activity of the tathāgatas, eventually came to the Potalaka Mountain.</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2</text:p>
          </table:table-cell>
          <table:table-cell table:number-columns-repeated="4"/>
          <table:table-cell office:value-type="string">
            <text:p>མཐར་གྱིས་རི་གྲུ་འཛིན་གང་ན་བ་དེར་སོང་ནས། རི་གྲུ་འཛིན་གྱི་སྟེང་དུ་ཕྱིན་ཏེ། བྱང་ཆུབ་སེམས་དཔའི་སྤྱན་རས་གཟིགས་ཀྱི་དབང་པོ་ཡོངས་སུ་རྨེད་ཅིང་ཚོལ་ཚོལ་བ་ལས།</text:p>
          </table:table-cell>
        </table:table-row>
        <table:table-row table:style-name="ro1">
          <table:table-cell table:number-columns-repeated="27"/>
          <table:covered-table-cell/>
          <table:table-cell table:number-columns-repeated="5"/>
          <table:table-cell table:style-name="ce8" office:value-type="string">
            <text:p>He ascended the Potalaka Mountain and searched and searched for the bodhisattva Avalokiteśvara.</text:p>
          </table:table-cell>
        </table:table-row>
        <table:table-row table:style-name="ro1">
          <table:table-cell table:number-columns-repeated="34"/>
        </table:table-row>
        <table:table-row table:style-name="ro1">
          <table:table-cell table:number-columns-repeated="27"/>
          <table:table-cell office:value-type="float" office:value="30.2" table:number-columns-spanned="1" table:number-rows-spanned="8">
            <text:p>30.2</text:p>
          </table:table-cell>
          <table:table-cell office:value-type="string">
            <text:p>UT22084-037-007-TU-3513</text:p>
          </table:table-cell>
          <table:table-cell table:number-columns-repeated="4"/>
          <table:table-cell office:value-type="string">
            <text:p>ནུབ་ཕྱོགས་ལོགས་ཀྱི་རིའི་སྨན་ལྗོངས་མཚོ་དང་། མཚེའུ་དང་འབབ་ཆུས་མཛེས་པར་གྱུར་པ། བཻཌཱུརྱ་སྔོན་པོའི་དཀྱིལ་འཁོར་ལྟར་སྔོ་ཞིང་འཇམ་ལ་གཞོན་པའི་སྤང་། ནགས་ཚལ་ཆེན་པོའི་མཐོངས་ན་འདུག་པ་ཞིག་ན།</text:p>
          </table:table-cell>
        </table:table-row>
        <table:table-row table:style-name="ro1">
          <table:table-cell table:number-columns-repeated="27"/>
          <table:covered-table-cell/>
          <table:table-cell table:number-columns-repeated="5"/>
          <table:table-cell table:style-name="ce8" office:value-type="string">
            <text:p>He saw Avalokiteśvara on the upper slope of the western side of the mountain. It was a fresh, gentle, verdant pasture like a circular area of blue beryl and was beautified by springs, waterfalls, and streams, an open grove within a great forest.</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4</text:p>
          </table:table-cell>
          <table:table-cell table:number-columns-repeated="4"/>
          <table:table-cell office:value-type="string">
            <text:p>རིན་པོ་ཆེའི་རྡོ་རྗེའི་རྡོ་སྟེགསཤིག་ལ་སྐྱིལ་མོ་ཀྲུང་བཅས་ཏེ་འདུག་ཅིང་། རིན་པོ་ཆེ་སྣ་ཚོགས་ཀྱི་རྡོ་སྟེགས་ལ་འཁོད་པའི་བྱང་ཆུབ་སེམས་དཔའི་ཚོགས་དཔག་ཏུ་མེད་པས། ཀུན་ནས་བསྐོར་ཅིང་ཆོས་སྟོན་ཏེ།</text:p>
          </table:table-cell>
        </table:table-row>
        <table:table-row table:style-name="ro1">
          <table:table-cell table:number-columns-repeated="27"/>
          <table:covered-table-cell/>
          <table:table-cell table:number-columns-repeated="5"/>
          <table:table-cell table:style-name="ce8" office:value-type="string">
            <text:p>He was teaching the Dharma, seated cross-legged upon a diamond rock encircled by a countless assembly of bodhisattvas seated upon rocks that were various jewels.</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5</text:p>
          </table:table-cell>
          <table:table-cell table:number-columns-repeated="4"/>
          <table:table-cell office:value-type="string">
            <text:p>ཆོས་ཀྱི་རྣམ་གྲངས་འགྲོ་བ་ཐམས་ཅད་ཡོངས་སུ་སྡུད་པའི་ཡུལ་བྱམས་པ་ཆེན་པོ་དང་། སྙིང་རྗེ་ཆེན་པོའི་སྒོ་གསལ་བར་སྟོན་པ་ཞེས་བ་བ་ཡང་དག་པར་སྟོན་ཅིང་འདུག་པ་མཐོང་ངོ་།</text:p>
          </table:table-cell>
        </table:table-row>
        <table:table-row table:style-name="ro1">
          <table:table-cell table:number-columns-repeated="27"/>
          <table:covered-table-cell/>
          <table:table-cell table:number-columns-repeated="5"/>
          <table:table-cell table:style-name="ce8" office:value-type="string">
            <text:p>He was giving the Dharma teaching called The Clear Teaching of the Gateway to Love and Compassion , which has as its scope the gathering of all beings into the Dharma.</text:p>
          </table:table-cell>
        </table:table-row>
        <table:table-row table:style-name="ro1">
          <table:table-cell table:number-columns-repeated="34"/>
        </table:table-row>
        <table:table-row table:style-name="ro1">
          <table:table-cell table:number-columns-repeated="27"/>
          <table:table-cell office:value-type="float" office:value="30.3" table:number-columns-spanned="1" table:number-rows-spanned="35">
            <text:p>30.3</text:p>
          </table:table-cell>
          <table:table-cell office:value-type="string">
            <text:p>UT22084-037-007-TU-3516</text:p>
          </table:table-cell>
          <table:table-cell table:number-columns-repeated="4"/>
          <table:table-cell office:value-type="string">
            <text:p>།མཐོང་ནས་ཀྱང་དགའ་རངས་ཏེ་མགུ་ཞིང་ཉམས་བདེ་ལ་ཚིམ་ཞིང་ཡིད་བདེ་བ་སྐྱེས་ནས་དགའ་བས་རྒྱས་ཞིང་མི་འཛུམ་པའི་མིག་གིས་ཐལ་མོ་སྦྱར་ནས།</text:p>
          </table:table-cell>
        </table:table-row>
        <table:table-row table:style-name="ro1">
          <table:table-cell table:number-columns-repeated="27"/>
          <table:covered-table-cell/>
          <table:table-cell table:number-columns-repeated="5"/>
          <table:table-cell table:style-name="ce8" office:value-type="string">
            <text:p>On seeing him, Sudhana was filled with joy, delighted, elated, pleased, and happy. With increasing rapture, he kept his eyes wide open. He placed his hands together in homage.</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7</text:p>
          </table:table-cell>
          <table:table-cell table:number-columns-repeated="4"/>
          <table:table-cell office:value-type="string">
            <text:p>དགེ་བའི་བཤེས་གཉེན་ལ་དད་པའི་ཤུགས་དང་ལྡན་པས་སེམས་མི་འཁྲུག་པ།</text:p>
          </table:table-cell>
        </table:table-row>
        <table:table-row table:style-name="ro1">
          <table:table-cell table:number-columns-repeated="27"/>
          <table:covered-table-cell/>
          <table:table-cell table:number-columns-repeated="5"/>
          <table:table-cell table:style-name="ce8" office:value-type="string">
            <text:p>His mind was at peace through being endowed with the power of faith in kalyāṇamitras.</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8</text:p>
          </table:table-cell>
          <table:table-cell table:number-columns-repeated="4"/>
          <table:table-cell office:value-type="string">
            <text:p>དགེ་བའི་བཤེས་གཉེན་མཐོང་ན། སངས་རྒྱས་ཐམས་ཅད་མཐོང་བར་འཛིན་པ།</text:p>
          </table:table-cell>
        </table:table-row>
        <table:table-row table:style-name="ro1">
          <table:table-cell table:number-columns-repeated="27"/>
          <table:covered-table-cell/>
          <table:table-cell table:number-columns-repeated="5"/>
          <table:table-cell table:style-name="ce8" office:value-type="string">
            <text:p>He believed that to see kalyāṇamitras was to see all the buddhas.</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office:value-type="string">
            <text:p>UT22084-037-007-TU-3519</text:p>
          </table:table-cell>
          <table:table-cell table:number-columns-repeated="4"/>
          <table:table-cell office:value-type="string">
            <text:p>དགེ་བའི་བཤེས་གཉེན་ལས་བྱུང་བའི་ཆོས་ཀྱི་སྤྲིན་ཐམས་ཅད་ཡང་དག་པར་གཟུང་བའི་འདུ་ཤེས་དང་ལྡན་པ།</text:p>
          </table:table-cell>
        </table:table-row>
        <table:table-row table:style-name="ro1">
          <table:table-cell table:number-columns-repeated="27"/>
          <table:covered-table-cell/>
          <table:table-cell table:number-columns-repeated="5"/>
          <table:table-cell table:style-name="ce8" office:value-type="string">
            <text:p>He believed that the acquisition of the entire cloud of Dharma originated from the kalyāṇamitras.</text:p>
          </table:table-cell>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table-cell table:number-columns-repeated="27"/>
          <table:covered-table-cell/>
          <table:table-cell table:number-columns-repeated="6"/>
        </table:table-row>
        <table:table-row table:style-name="ro1" table:number-rows-repeated="1048517">
          <table:table-cell table:number-columns-repeated="34"/>
        </table:table-row>
        <table:table-row table:style-name="ro1">
          <table:table-cell table:number-columns-repeated="34"/>
        </table:table-row>
      </table:table>
      <table:table table:name="Sheet3" table:style-name="ta1" table:print="false">
        <office:forms form:automatic-focus="false" form:apply-design-mode="false"/>
        <table:table-column table:style-name="co3" table:default-cell-style-name="Default"/>
        <table:table-column table:style-name="co19" table:default-cell-style-name="Default"/>
        <table:table-column table:style-name="co20" table:default-cell-style-name="Default"/>
        <table:table-column table:style-name="co6" table:default-cell-style-name="Default"/>
        <table:table-column table:style-name="co21" table:default-cell-style-name="Default"/>
        <table:table-column table:style-name="co22" table:default-cell-style-name="Default"/>
        <table:table-column table:style-name="co9" table:default-cell-style-name="Default"/>
        <table:table-column table:style-name="co23" table:default-cell-style-name="Default"/>
        <table:table-column table:style-name="co24" table:default-cell-style-name="Default"/>
        <table:table-column table:style-name="co5" table:default-cell-style-name="Default"/>
        <table:table-column table:style-name="co25" table:number-columns-repeated="2" table:default-cell-style-name="ce9"/>
        <table:table-row table:style-name="ro1">
          <table:table-cell/>
          <table:table-cell office:value-type="string">
            <text:p>EtextChunk</text:p>
          </table:table-cell>
          <table:table-cell table:number-columns-repeated="4"/>
          <table:table-cell office:value-type="string">
            <text:p>tu id</text:p>
          </table:table-cell>
          <table:table-cell office:value-type="string">
            <text:p>sliceStartChar</text:p>
          </table:table-cell>
          <table:table-cell office:value-type="string">
            <text:p>sliceEndChar</text:p>
          </table:table-cell>
          <table:table-cell/>
          <table:table-cell office:value-type="string">
            <text:p>chunkContents</text:p>
          </table:table-cell>
          <table:table-cell/>
        </table:table-row>
        <table:table-row table:style-name="ro1">
          <table:table-cell table:number-columns-repeated="12"/>
        </table:table-row>
        <table:table-row table:style-name="ro2">
          <table:table-cell table:number-columns-repeated="12"/>
        </table:table-row>
        <table:table-row table:style-name="ro1" table:number-rows-repeated="2">
          <table:table-cell table:number-columns-repeated="12"/>
        </table:table-row>
        <table:table-row table:style-name="ro1">
          <table:table-cell office:value-type="float" office:value="2014854120">
            <text:p>2014854120</text:p>
          </table:table-cell>
          <table:table-cell table:number-columns-repeated="2"/>
          <table:table-cell table:formula="of:=[.I9]-[.H6]" office:value-type="float" office:value="175">
            <text:p>175</text:p>
          </table:table-cell>
          <table:table-cell table:formula="of:=LEN([.L6])+LEN([.L7])+LEN([.K8])+LEN([.K9])+2" office:value-type="float" office:value="175">
            <text:p>175</text:p>
          </table:table-cell>
          <table:table-cell office:value-type="string">
            <text:p>68b.4</text:p>
          </table:table-cell>
          <table:table-cell/>
          <table:table-cell office:value-type="float" office:value="205439">
            <text:p>205439</text:p>
          </table:table-cell>
          <table:table-cell table:number-columns-repeated="3"/>
          <table:table-cell office:value-type="string">
            <text:p>དྲུང་ནས་སོང་ངོ་།། །།</text:p>
          </table:table-cell>
        </table:table-row>
        <table:table-row table:style-name="ro1">
          <table:table-cell/>
          <table:table-cell office:value-type="string">
            <text:p>bdr:EC99193BEF80B2B4EF</text:p>
          </table:table-cell>
          <table:table-cell table:number-columns-repeated="5"/>
          <table:table-cell office:value-type="float" office:value="205459">
            <text:p>205459</text:p>
          </table:table-cell>
          <table:table-cell table:number-columns-repeated="3"/>
          <table:table-cell office:value-type="string">
            <text:p>སངས་རྒྱས་རྨད་གཅད་ཅེས་བྱ་བ་ཤིན་ཏུ་རྒྱས་པ་ཆེན་པོའི་མདོ།།</text:p>
          </table:table-cell>
        </table:table-row>
        <table:table-row table:style-name="ro1">
          <table:table-cell table:number-columns-repeated="4"/>
          <table:table-cell office:value-type="string">
            <text:p>(+2)</text:p>
          </table:table-cell>
          <table:table-cell/>
          <table:table-cell office:value-type="float" office:value="3510">
            <text:p>3510</text:p>
          </table:table-cell>
          <table:table-cell table:number-columns-repeated="3"/>
          <table:table-cell office:value-type="string">
            <text:p>བམ་པོ་ལྔ་པ།</text:p>
          </table:table-cell>
          <table:table-cell/>
        </table:table-row>
        <table:table-row table:style-name="ro1">
          <table:table-cell table:number-columns-repeated="6"/>
          <table:table-cell office:value-type="float" office:value="3511">
            <text:p>3511</text:p>
          </table:table-cell>
          <table:table-cell/>
          <table:table-cell office:value-type="float" office:value="205614">
            <text:p>205614</text:p>
          </table:table-cell>
          <table:table-cell/>
          <table:table-cell office:value-type="string">
            <text:p>།དེ་ནས་ཚོང་དཔོན་གྱི་བུ་ནོར་བཟངས་ཁྱིམ་བདག་ནན་ཁུགས་ཀྱི་གདམས་ངག་རྗེས་སུ་སེམས་ཤིང་། བྱང་ཆུབ་</text:p>
          </table:table-cell>
          <table:table-cell/>
        </table:table-row>
        <table:table-row table:style-name="ro1">
          <table:table-cell office:value-type="float" office:value="2014854160">
            <text:p>2014854160</text:p>
          </table:table-cell>
          <table:table-cell/>
          <table:table-cell office:value-type="string">
            <text:p>line</text:p>
          </table:table-cell>
          <table:table-cell table:formula="of:=[.I10]-[.H10]" office:value-type="float" office:value="194">
            <text:p>194</text:p>
          </table:table-cell>
          <table:table-cell table:formula="of:=LEN([.L10])" office:value-type="float" office:value="194">
            <text:p>194</text:p>
          </table:table-cell>
          <table:table-cell office:value-type="string">
            <text:p>68b.5</text:p>
          </table:table-cell>
          <table:table-cell/>
          <table:table-cell office:value-type="float" office:value="205615">
            <text:p>205615</text:p>
          </table:table-cell>
          <table:table-cell office:value-type="float" office:value="205809">
            <text:p>205809</text:p>
          </table:table-cell>
          <table:table-cell table:number-columns-repeated="2"/>
          <table:table-cell office:value-type="string">
            <text:p>སེམས་དཔའི་མོས་པའི་མཛོད་དེ་ནི་ཤེས་པར་བྱེད། བྱང་ཆུབ་སེམས་དཔའི་རྗེས་སུ་དྲན་པའི་སྟོབས་དེ་ནི་རྗེས་སུ་དྲན་པར་བྱེད། སངས་རྒྱས་ཀྱི་ཚུལ་གཅིག་ནས་གཅིག་ཏུ་བརྒྱུད་པའི་སྟོབས་ནི་ཡང་དག་པར་འཛིན། སངས་རྒྱས་གཅིག་ནས་</text:p>
          </table:table-cell>
        </table:table-row>
        <table:table-row table:style-name="ro1">
          <table:table-cell table:number-columns-repeated="4"/>
          <table:table-cell table:formula="of:=LEN([.L11])" office:value-type="float" office:value="42">
            <text:p>42</text:p>
          </table:table-cell>
          <table:table-cell table:number-columns-repeated="6"/>
          <table:table-cell table:style-name="ce5" office:value-type="string">
            <text:p>སེམས་དཔའི་མོས་པའི་མཛོད་དེ་ནི་ཤེས་པར་བྱེད། </text:p>
          </table:table-cell>
        </table:table-row>
        <table:table-row table:style-name="ro1">
          <table:table-cell table:formula="of:=[.A10]+5" office:value-type="float" office:value="2014854165">
            <text:p>2014854165</text:p>
          </table:table-cell>
          <table:table-cell/>
          <table:table-cell office:value-type="string">
            <text:p>sent</text:p>
          </table:table-cell>
          <table:table-cell/>
          <table:table-cell table:formula="of:=LEN([.L12])" office:value-type="float" office:value="67">
            <text:p>67</text:p>
          </table:table-cell>
          <table:table-cell table:number-columns-repeated="6"/>
          <table:table-cell table:style-name="ce5" office:value-type="string">
            <text:p>བྱང་ཆུབ་སེམས་དཔའི་རྗེས་སུ་དྲན་པའི་སྟོབས་དེ་ནི་རྗེས་སུ་དྲན་པར་བྱེད། </text:p>
          </table:table-cell>
        </table:table-row>
        <table:table-row table:style-name="ro1">
          <table:table-cell table:number-columns-repeated="12"/>
        </table:table-row>
        <table:table-row table:style-name="ro1">
          <table:table-cell table:formula="of:=[.A12]+5" office:value-type="float" office:value="2014854170">
            <text:p>2014854170</text:p>
          </table:table-cell>
          <table:table-cell/>
          <table:table-cell office:value-type="string">
            <text:p>sent</text:p>
          </table:table-cell>
          <table:table-cell/>
          <table:table-cell table:formula="of:=LEN([.L14])" office:value-type="float" office:value="68">
            <text:p>68</text:p>
          </table:table-cell>
          <table:table-cell table:number-columns-repeated="6"/>
          <table:table-cell table:style-name="ce5" office:value-type="string">
            <text:p>སངས་རྒྱས་ཀྱི་ཚུལ་གཅིག་ནས་གཅིག་ཏུ་བརྒྱུད་པའི་སྟོབས་ནི་ཡང་དག་པར་འཛིན། </text:p>
          </table:table-cell>
        </table:table-row>
        <table:table-row table:style-name="ro1">
          <table:table-cell table:number-columns-repeated="12"/>
        </table:table-row>
        <table:table-row table:style-name="ro1">
          <table:table-cell table:formula="of:=[.A14]+5" office:value-type="float" office:value="2014854175">
            <text:p>2014854175</text:p>
          </table:table-cell>
          <table:table-cell table:number-columns-repeated="11"/>
        </table:table-row>
        <table:table-row table:style-name="ro1">
          <table:table-cell table:number-columns-repeated="12"/>
        </table:table-row>
        <table:table-row table:style-name="ro1">
          <table:table-cell table:formula="of:=[.A16]+5" office:value-type="float" office:value="2014854180">
            <text:p>2014854180</text:p>
          </table:table-cell>
          <table:table-cell table:number-columns-repeated="11"/>
        </table:table-row>
        <table:table-row table:style-name="ro1">
          <table:table-cell table:number-columns-repeated="12"/>
        </table:table-row>
        <table:table-row table:style-name="ro1">
          <table:table-cell table:formula="of:=[.A18]+5" office:value-type="float" office:value="2014854185">
            <text:p>2014854185</text:p>
          </table:table-cell>
          <table:table-cell table:number-columns-repeated="11"/>
        </table:table-row>
        <table:table-row table:style-name="ro1">
          <table:table-cell table:number-columns-repeated="12"/>
        </table:table-row>
        <table:table-row table:style-name="ro1">
          <table:table-cell table:formula="of:=[.A20]+5" office:value-type="float" office:value="2014854190">
            <text:p>2014854190</text:p>
          </table:table-cell>
          <table:table-cell table:number-columns-repeated="11"/>
        </table:table-row>
        <table:table-row table:style-name="ro1">
          <table:table-cell table:number-columns-repeated="2"/>
          <table:table-cell office:value-type="string">
            <text:p>frag</text:p>
          </table:table-cell>
          <table:table-cell/>
          <table:table-cell table:formula="of:=LEN([.L23])" office:value-type="float" office:value="17">
            <text:p>17</text:p>
          </table:table-cell>
          <table:table-cell table:number-columns-repeated="6"/>
          <table:table-cell table:style-name="ce5" office:value-type="string">
            <text:p>སངས་རྒྱས་གཅིག་ནས་</text:p>
          </table:table-cell>
        </table:table-row>
        <table:table-row table:style-name="ro1">
          <table:table-cell table:formula="of:=[.A22]+5" office:value-type="float" office:value="2014854195">
            <text:p>2014854195</text:p>
          </table:table-cell>
          <table:table-cell/>
          <table:table-cell office:value-type="string">
            <text:p>sent</text:p>
          </table:table-cell>
          <table:table-cell table:number-columns-repeated="8"/>
          <table:table-cell office:value-type="string">
            <text:p>སངས་རྒྱས་གཅིག་ནས་གཅིག་ཏུ་བརྒྱུད་པའི་མཚམས་ནི་ཁོང་དུ་ཆུད་པར་བྱེད། </text:p>
          </table:table-cell>
        </table:table-row>
        <table:table-row table:style-name="ro1">
          <table:table-cell table:number-columns-repeated="12"/>
        </table:table-row>
        <table:table-row table:style-name="ro1">
          <table:table-cell office:value-type="float" office:value="2014854200">
            <text:p>2014854200</text:p>
          </table:table-cell>
          <table:table-cell table:number-columns-repeated="2"/>
          <table:table-cell table:formula="of:=[.I26]-[.H26]" office:value-type="float" office:value="212">
            <text:p>212</text:p>
          </table:table-cell>
          <table:table-cell table:formula="of:=LEN([.L26])" office:value-type="float" office:value="212">
            <text:p>212</text:p>
          </table:table-cell>
          <table:table-cell office:value-type="string">
            <text:p>68b.6</text:p>
          </table:table-cell>
          <table:table-cell/>
          <table:table-cell office:value-type="float" office:value="205810">
            <text:p>205810</text:p>
          </table:table-cell>
          <table:table-cell office:value-type="float" office:value="206022">
            <text:p>206022</text:p>
          </table:table-cell>
          <table:table-cell table:number-columns-repeated="2"/>
          <table:table-cell office:value-type="string">
            <text:p>གཅིག་ཏུ་བརྒྱུད་པའི་མཚམས་ནི་ཁོང་དུ་ཆུད་པར་བྱེད། རྣས་ཐོས་པའི་སངས་རྒྱས་ཀྱི་མཚན་དེ་དག་གི་རྗེས་སུ་ནི་འབྲང་། སངས་རྒྱས་ཀྱི་ཆོས་བསྟན་པའི་ཚུལ་དེ་དང་ནི་འཐུན་པར་བྱེད། སངས་རྒྱས་ཀྱིས་ཡང་དག་པར་བསྒྲུབ་པའི་རྒྱན་དེ་ནི་ཁོང་དུ་ཆུད་</text:p>
          </table:table-cell>
        </table:table-row>
        <table:table-row table:style-name="ro1">
          <table:table-cell table:number-columns-repeated="12"/>
        </table:table-row>
        <table:table-row table:style-name="ro1">
          <table:table-cell table:formula="of:=[.A26]+5" office:value-type="float" office:value="2014854205">
            <text:p>2014854205</text:p>
          </table:table-cell>
          <table:table-cell table:number-columns-repeated="11"/>
        </table:table-row>
        <table:table-row table:style-name="ro1">
          <table:table-cell table:number-columns-repeated="12"/>
        </table:table-row>
        <table:table-row table:style-name="ro1">
          <table:table-cell table:formula="of:=[.A28]+5" office:value-type="float" office:value="2014854210">
            <text:p>2014854210</text:p>
          </table:table-cell>
          <table:table-cell table:number-columns-repeated="11"/>
        </table:table-row>
        <table:table-row table:style-name="ro1">
          <table:table-cell table:number-columns-repeated="12"/>
        </table:table-row>
        <table:table-row table:style-name="ro1">
          <table:table-cell table:formula="of:=[.A30]+5" office:value-type="float" office:value="2014854215">
            <text:p>2014854215</text:p>
          </table:table-cell>
          <table:table-cell table:number-columns-repeated="11"/>
        </table:table-row>
        <table:table-row table:style-name="ro1">
          <table:table-cell table:number-columns-repeated="12"/>
        </table:table-row>
        <table:table-row table:style-name="ro1">
          <table:table-cell table:formula="of:=[.A32]+5" office:value-type="float" office:value="2014854220">
            <text:p>2014854220</text:p>
          </table:table-cell>
          <table:table-cell table:number-columns-repeated="11"/>
        </table:table-row>
        <table:table-row table:style-name="ro1">
          <table:table-cell table:number-columns-repeated="12"/>
        </table:table-row>
        <table:table-row table:style-name="ro1">
          <table:table-cell table:formula="of:=[.A34]+5" office:value-type="float" office:value="2014854225">
            <text:p>2014854225</text:p>
          </table:table-cell>
          <table:table-cell table:number-columns-repeated="11"/>
        </table:table-row>
        <table:table-row table:style-name="ro1">
          <table:table-cell table:number-columns-repeated="12"/>
        </table:table-row>
        <table:table-row table:style-name="ro1">
          <table:table-cell table:formula="of:=[.A36]+5" office:value-type="float" office:value="2014854230">
            <text:p>2014854230</text:p>
          </table:table-cell>
          <table:table-cell table:number-columns-repeated="11"/>
        </table:table-row>
        <table:table-row table:style-name="ro1">
          <table:table-cell table:number-columns-repeated="12"/>
        </table:table-row>
        <table:table-row table:style-name="ro1">
          <table:table-cell table:formula="of:=[.A38]+5" office:value-type="float" office:value="2014854235">
            <text:p>2014854235</text:p>
          </table:table-cell>
          <table:table-cell table:number-columns-repeated="11"/>
        </table:table-row>
        <table:table-row table:style-name="ro1">
          <table:table-cell table:number-columns-repeated="12"/>
        </table:table-row>
        <table:table-row table:style-name="ro1">
          <table:table-cell office:value-type="float" office:value="2014854240">
            <text:p>2014854240</text:p>
          </table:table-cell>
          <table:table-cell table:number-columns-repeated="2"/>
          <table:table-cell table:formula="of:=[.I43]-[.H42]" office:value-type="float" office:value="196">
            <text:p>196</text:p>
          </table:table-cell>
          <table:table-cell/>
          <table:table-cell office:value-type="string">
            <text:p>68b.7</text:p>
          </table:table-cell>
          <table:table-cell/>
          <table:table-cell office:value-type="float" office:value="206023">
            <text:p>206023</text:p>
          </table:table-cell>
          <table:table-cell table:number-columns-repeated="3"/>
          <table:table-cell office:value-type="string">
            <text:p>པར་བྱེད། སངས་རྒྱས་མངོན་པར་རྫོགས་པར་འཚང་རྒྱ་བའི་ཁྱུ་མཆོག་གི་མཐུ་ཕྱུང་བ་དེ་ལ་ནི་ཡིད་ཆེས་པར་བྱེད། དེ་བཞིན་གཤེགས་པའི་ཕྲིན་ལས་བསམ་གྱིས་མི་ཁྱབ་པ་དེ་ནི་མངོན་དུ་བྱེད་ཅིང་།</text:p>
          </table:table-cell>
        </table:table-row>
        <table:table-row table:style-name="ro1">
          <table:table-cell table:number-columns-repeated="6"/>
          <table:table-cell office:value-type="float" office:value="3512">
            <text:p>3512</text:p>
          </table:table-cell>
          <table:table-cell/>
          <table:table-cell office:value-type="float" office:value="206219">
            <text:p>206219</text:p>
          </table:table-cell>
          <table:table-cell/>
          <table:table-cell office:value-type="string">
            <text:p>མཐར་གྱིས་རི་གྲུ་འཛིན་གང་ན་བ་དེར་</text:p>
          </table:table-cell>
          <table:table-cell/>
        </table:table-row>
        <table:table-row table:style-name="ro1">
          <table:table-cell table:number-columns-repeated="3"/>
          <table:table-cell table:formula="of:=[.I45]-[.H44]" office:value-type="float" office:value="199">
            <text:p>199</text:p>
          </table:table-cell>
          <table:table-cell/>
          <table:table-cell office:value-type="string">
            <text:p>69a.1</text:p>
          </table:table-cell>
          <table:table-cell/>
          <table:table-cell office:value-type="float" office:value="206221">
            <text:p>206221</text:p>
          </table:table-cell>
          <table:table-cell table:number-columns-repeated="3"/>
          <table:table-cell office:value-type="string">
            <text:p>སོང་ནས། རི་གྲུ་འཛིན་གྱི་སྟེང་དུ་ཕྱིན་ཏེ། བྱང་ཆུབ་སེམས་དཔའི་སྤྱན་རས་གཟིགས་ཀྱི་དབང་པོ་ཡོངས་སུ་རྨེད་ཅིང་ཚོལ་ཚོལ་བ་ལས།</text:p>
          </table:table-cell>
        </table:table-row>
        <table:table-row table:style-name="ro1">
          <table:table-cell table:number-columns-repeated="6"/>
          <table:table-cell office:value-type="float" office:value="3513">
            <text:p>3513</text:p>
          </table:table-cell>
          <table:table-cell/>
          <table:table-cell office:value-type="float" office:value="206420">
            <text:p>206420</text:p>
          </table:table-cell>
          <table:table-cell/>
          <table:table-cell office:value-type="string">
            <text:p>ནུབ་ཕྱོགས་ལོགས་ཀྱི་རིའི་སྨན་ལྗོངས་མཚོ་དང་། མཚེའུ་དང་འབབ་ཆུས་མཛེས་པར་གྱུར་པ། བཻཌཱུརྱ་</text:p>
          </table:table-cell>
          <table:table-cell/>
        </table:table-row>
        <table:table-row table:style-name="ro1">
          <table:table-cell table:number-columns-repeated="3"/>
          <table:table-cell table:formula="of:=[.I47]-[.H46]" office:value-type="float" office:value="217">
            <text:p>217</text:p>
          </table:table-cell>
          <table:table-cell/>
          <table:table-cell office:value-type="string">
            <text:p>69a.2</text:p>
          </table:table-cell>
          <table:table-cell/>
          <table:table-cell office:value-type="float" office:value="206421">
            <text:p>206421</text:p>
          </table:table-cell>
          <table:table-cell table:number-columns-repeated="3"/>
          <table:table-cell office:value-type="string">
            <text:p>སྔོན་པོའི་དཀྱིལ་འཁོར་ལྟར་སྔོ་ཞིང་འཇམ་ལ་གཞོན་པའི་སྤང་། ནགས་ཚལ་ཆེན་པོའི་མཐོངས་ན་འདུག་པ་ཞིག་ན།</text:p>
          </table:table-cell>
        </table:table-row>
        <table:table-row table:style-name="ro1">
          <table:table-cell table:number-columns-repeated="6"/>
          <table:table-cell office:value-type="float" office:value="3514">
            <text:p>3514</text:p>
          </table:table-cell>
          <table:table-cell/>
          <table:table-cell office:value-type="float" office:value="206638">
            <text:p>206638</text:p>
          </table:table-cell>
          <table:table-cell/>
          <table:table-cell office:value-type="string">
            <text:p>རིན་པོ་ཆེའི་རྡོ་རྗེའི་རྡོ་སྟེགསཤིག་ལ་སྐྱིལ་མོ་ཀྲུང་བཅས་ཏེ་འདུག་ཅིང་། རིན་པོ་ཆེ་སྣ་ཚོགས་ཀྱི་རྡོ་སྟེགས་ལ་འཁོད་པའི་བྱང་ཆུབ་སེམས་</text:p>
          </table:table-cell>
          <table:table-cell/>
        </table:table-row>
        <table:table-row table:style-name="ro1">
          <table:table-cell table:number-columns-repeated="3"/>
          <table:table-cell table:formula="of:=[.I48]-[.H48]" office:value-type="float" office:value="25">
            <text:p>25</text:p>
          </table:table-cell>
          <table:table-cell table:formula="of:=LEN([.L48])" office:value-type="float" office:value="25">
            <text:p>25</text:p>
          </table:table-cell>
          <table:table-cell office:value-type="string">
            <text:p>69a.3</text:p>
          </table:table-cell>
          <table:table-cell/>
          <table:table-cell office:value-type="float" office:value="206639">
            <text:p>206639</text:p>
          </table:table-cell>
          <table:table-cell office:value-type="float" office:value="206664">
            <text:p>206664</text:p>
          </table:table-cell>
          <table:table-cell table:number-columns-repeated="2"/>
          <table:table-cell office:value-type="string">
            <text:p>དཔའི་ཚོགས་དཔག་ཏུ་མེད་པས། </text:p>
          </table:table-cell>
        </table:table-row>
        <table:table-row table:style-name="ro1">
          <table:table-cell/>
          <table:table-cell office:value-type="string">
            <text:p>bdr:ECD16EAC5328B50DCD</text:p>
          </table:table-cell>
          <table:table-cell table:number-columns-repeated="5"/>
          <table:table-cell office:value-type="float" office:value="206664">
            <text:p>206664</text:p>
          </table:table-cell>
          <table:table-cell table:number-columns-repeated="3"/>
          <table:table-cell office:value-type="string">
            <text:p>ཀུན་ནས་བསྐོར་ཅིང་ཆོས་སྟོན་ཏེ།</text:p>
          </table:table-cell>
        </table:table-row>
        <table:table-row table:style-name="ro1" table:number-rows-repeated="1048526">
          <table:table-cell table:number-columns-repeated="12"/>
        </table:table-row>
        <table:table-row table:style-name="ro1">
          <table:table-cell table:number-columns-repeated="12"/>
        </table:table-row>
      </table:table>
      <table:database-ranges>
        <table:database-range table:target-range-address="Sheet3.K1:Sheet3.K104857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oto Serif Tibetan" svg:font-family="'Noto Serif Tibet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vertical-align="middle"/>
      <style:paragraph-properties fo:text-align="center"/>
      <style:text-properties fo:font-size="10.5pt"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1-06">01/06/2024</text:date>, <text:time>21:3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5T14:06:00</meta:creation-date>
    <meta:generator>OpenOffice/4.1.10$Win32 OpenOffice.org_project/4110m2$Build-9807</meta:generator>
    <dc:date>2024-01-06T21:33:57.53</dc:date>
    <meta:editing-duration>PT9H50M16S</meta:editing-duration>
    <meta:editing-cycles>82</meta:editing-cycles>
    <meta:document-statistic meta:table-count="3" meta:cell-count="2506" meta:object-count="0"/>
  </office:meta>
</office:document-meta>
</file>